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6" style:family="paragraph" style:parent-style-name="Standard">
      <style:paragraph-properties fo:margin-top="0cm" fo:margin-bottom="0cm" style:line-height-at-least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767171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9" style:family="paragraph" style:parent-style-name="Standard">
      <style:paragraph-properties fo:margin-top="0cm" fo:margin-bottom="0cm" fo:line-height="100%"/>
      <style:text-properties fo:color="#767171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70ad47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11" style:family="paragraph" style:parent-style-name="Standard">
      <style:paragraph-properties fo:margin-top="0cm" fo:margin-bottom="0cm" fo:line-height="100%"/>
      <style:text-properties fo:color="#70ad47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38135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13" style:family="paragraph" style:parent-style-name="Standard">
      <style:paragraph-properties fo:margin-top="0cm" fo:margin-bottom="0cm" fo:line-height="100%"/>
      <style:text-properties fo:color="#538135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1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ed7d31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15" style:family="paragraph" style:parent-style-name="Standard">
      <style:paragraph-properties fo:margin-top="0cm" fo:margin-bottom="0cm" fo:line-height="100%"/>
      <style:text-properties fo:color="#ed7d31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0404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17" style:family="paragraph" style:parent-style-name="Standard">
      <style:paragraph-properties fo:margin-top="0cm" fo:margin-bottom="0cm" fo:line-height="100%"/>
      <style:text-properties fo:color="#404040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472c4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19" style:family="paragraph" style:parent-style-name="Standard">
      <style:paragraph-properties fo:margin-top="0cm" fo:margin-bottom="0cm" fo:line-height="100%"/>
      <style:text-properties fo:color="#4472c4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2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f5496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21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c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22" style:family="paragraph" style:parent-style-name="Standard">
      <style:paragraph-properties fo:margin-top="0cm" fo:margin-bottom="0cm" fo:line-height="100%"/>
      <style:text-properties fo:color="#ffc000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23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24" style:family="paragraph" style:parent-style-name="Standard">
      <style:paragraph-properties fo:margin-top="0cm" fo:margin-bottom="0cm" fo:line-height="100%"/>
      <style:text-properties fo:color="#808080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66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26" style:family="paragraph" style:parent-style-name="Standard">
      <style:paragraph-properties fo:margin-top="0cm" fo:margin-bottom="0cm" fo:line-height="100%"/>
      <style:text-properties fo:color="#006600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27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33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2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ffff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29" style:family="paragraph" style:parent-style-name="Standard">
      <style:paragraph-properties fo:margin-top="0cm" fo:margin-bottom="0cm" fo:line-height="100%"/>
      <style:text-properties fo:color="#ffffff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3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e7e6e6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31" style:family="paragraph" style:parent-style-name="Standard">
      <style:paragraph-properties fo:margin-top="0cm" fo:margin-bottom="0cm" fo:line-height="100%"/>
      <style:text-properties fo:color="#e7e6e6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P32" style:family="paragraph" style:parent-style-name="Standard">
      <style:paragraph-properties fo:margin-top="0.176cm" fo:margin-bottom="0.176cm" style:line-height-at-least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3" style:family="paragraph" style:parent-style-name="Standard" style:master-page-name="MP0">
      <style:paragraph-properties fo:margin-top="0cm" fo:margin-bottom="0cm" fo:line-height="100%" style:page-number="auto" fo:break-before="page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66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99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3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cc33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37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66cc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P39" style:family="paragraph" style:parent-style-name="Standard">
      <style:paragraph-properties fo:margin-top="0cm" fo:margin-bottom="0cm" fo:line-height="100%"/>
      <style:text-properties fo:color="#808080"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T1" style:family="text">
      <style:text-properties fo:color="#40404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2" style:family="text">
      <style:text-properties fo:color="#404040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3" style:family="text">
      <style:text-properties fo:color="#404040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" style:family="text">
      <style:text-properties fo:color="#404040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" style:family="text">
      <style:text-properties fo:color="#538135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6" style:family="text">
      <style:text-properties fo:color="#538135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7" style:family="text">
      <style:text-properties fo:color="#538135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8" style:family="text">
      <style:text-properties fo:color="#538135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9" style:family="text">
      <style:text-properties fo:color="#c45911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10" style:family="text">
      <style:text-properties fo:color="#ff0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11" style:family="text">
      <style:text-properties fo:color="#ffc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12" style:family="text">
      <style:text-properties fo:color="#ffc000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13" style:family="text">
      <style:text-properties fo:color="#ffc000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14" style:family="text">
      <style:text-properties fo:color="#ffc000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15" style:family="text">
      <style:text-properties fo:color="#2f5496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16" style:family="text">
      <style:text-properties fo:color="#2f5496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17" style:family="text">
      <style:text-properties fo:color="#2f5496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18" style:family="text">
      <style:text-properties fo:color="#000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19" style:family="text">
      <style:text-properties fo:color="#000000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20" style:family="text">
      <style:text-properties fo:color="#000000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22" style:family="text">
      <style:text-properties fo:color="#000000" style:font-name="Times New Roman" fo:font-size="10pt" fo:language="en" fo:country="US" style:font-name-asian="Times New Roman" style:font-size-asian="10pt" style:language-asian="fr" style:country-asian="FR" style:font-name-complex="Times New Roman" style:font-size-complex="10pt"/>
    </style:style>
    <style:style style:name="T23" style:family="text">
      <style:text-properties fo:color="#000000" style:font-name="Times New Roman" fo:font-size="7.5pt" fo:language="en" fo:country="US" style:font-name-asian="Times New Roman" style:font-size-asian="7.5pt" style:language-asian="fr" style:country-asian="FR" style:font-name-complex="Times New Roman" style:font-size-complex="7.5pt"/>
    </style:style>
    <style:style style:name="T24" style:family="text">
      <style:text-properties fo:color="#0000ff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25" style:family="text">
      <style:text-properties fo:color="#0000ff" style:font-name="Times New Roman" fo:font-size="7.5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7.5pt" style:language-asian="fr" style:country-asian="FR" style:font-name-complex="Times New Roman" style:font-size-complex="7.5pt"/>
    </style:style>
    <style:style style:name="T26" style:family="text">
      <style:text-properties fo:color="#cc00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27" style:family="text">
      <style:text-properties fo:color="#777777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28" style:family="text">
      <style:text-properties fo:color="#777777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29" style:family="text">
      <style:text-properties fo:color="#ffffff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30" style:family="text">
      <style:text-properties fo:color="#ffffff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31" style:family="text">
      <style:text-properties fo:color="#ffffff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32" style:family="text">
      <style:text-properties fo:color="#ffffff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33" style:family="text">
      <style:text-properties fo:color="#767171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34" style:family="text">
      <style:text-properties fo:color="#767171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35" style:family="text">
      <style:text-properties fo:color="#767171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36" style:family="text">
      <style:text-properties fo:color="#767171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37" style:family="text">
      <style:text-properties fo:color="#70ad47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38" style:family="text">
      <style:text-properties fo:color="#70ad47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39" style:family="text">
      <style:text-properties fo:color="#70ad47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0" style:family="text">
      <style:text-properties fo:color="#70ad47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41" style:family="text">
      <style:text-properties fo:color="#ed7d31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2" style:family="text">
      <style:text-properties fo:color="#ed7d31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43" style:family="text">
      <style:text-properties fo:color="#ed7d31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4" style:family="text">
      <style:text-properties fo:color="#ed7d31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45" style:family="text">
      <style:text-properties fo:color="#4472c4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6" style:family="text">
      <style:text-properties fo:color="#4472c4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47" style:family="text">
      <style:text-properties fo:color="#4472c4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8" style:family="text">
      <style:text-properties fo:color="#4472c4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49" style:family="text">
      <style:text-properties fo:color="#595959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50" style:family="text">
      <style:text-properties fo:color="#aeaaaa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51" style:family="text">
      <style:text-properties fo:color="#aeaaaa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808080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3" style:family="text">
      <style:text-properties fo:color="#808080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54" style:family="text">
      <style:text-properties fo:color="#808080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5" style:family="text">
      <style:text-properties fo:color="#80808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56" style:family="text">
      <style:text-properties fo:color="#006600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7" style:family="text">
      <style:text-properties fo:color="#006600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58" style:family="text">
      <style:text-properties fo:color="#006600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9" style:family="text">
      <style:text-properties fo:color="#0066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60" style:family="text">
      <style:text-properties fo:color="#004586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61" style:family="text">
      <style:text-properties fo:color="#c5000b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62" style:family="text">
      <style:text-properties fo:color="#e7e6e6"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63" style:family="text">
      <style:text-properties fo:color="#e7e6e6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64" style:family="text">
      <style:text-properties fo:color="#e7e6e6"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65" style:family="text">
      <style:text-properties fo:color="#e7e6e6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66" style:family="text">
      <style:text-properties style:font-name="Courier New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67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language-asian="fr" style:country-asian="FR" style:font-name-complex="Courier New" style:font-size-complex="10pt"/>
    </style:style>
    <style:style style:name="T68" style:family="text">
      <style:text-properties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69" style:family="text">
      <style:text-properties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0" style:family="text">
      <style:text-properties fo:color="#ffff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1" style:family="text">
      <style:text-properties fo:color="#ffcc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2" style:family="text">
      <style:text-properties fo:color="#ff99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3" style:family="text">
      <style:text-properties fo:color="#009900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4" style:family="text">
      <style:text-properties fo:color="#ff950e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5" style:family="text">
      <style:text-properties fo:color="#00cc33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6" style:family="text">
      <style:text-properties fo:color="#0066cc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77" style:family="text">
      <style:text-properties fo:color="#007826"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Police_20_par_20_défaut"><text:span text:style-name="T1">Ignoré</text:span></text:span></text:p>
      <text:p text:style-name="P1"><text:span text:style-name="Police_20_par_20_défaut"><text:span text:style-name="T5">Fait</text:span></text:span></text:p>
      <text:p text:style-name="P1"><text:span text:style-name="Police_20_par_20_défaut"><text:span text:style-name="T9">A faire</text:span></text:span></text:p>
      <text:p text:style-name="P1"><text:span text:style-name="Police_20_par_20_défaut"><text:span text:style-name="T10">Non fait</text:span></text:span></text:p>
      <text:p text:style-name="P1"><text:span text:style-name="Police_20_par_20_défaut"><text:span text:style-name="T11">Client implementation</text:span></text:span></text:p>
      <text:p text:style-name="P1"><text:span text:style-name="Police_20_par_20_défaut"><text:span text:style-name="T15">Server implementation</text:span></text:span></text:p>
      <text:p text:style-name="P3"/>
      <text:p text:style-name="P3"/>
      <text:p text:style-name="P3"/>
      <text:p text:style-name="P1"><text:span text:style-name="Police_20_par_20_défaut"><text:span text:style-name="T18"><text:s text:c="72"/></text:span></text:span></text:p>
      <text:p text:style-name="P1"><text:span text:style-name="Police_20_par_20_défaut"><text:span text:style-name="T18">[</text:span></text:span><text:a xlink:type="simple" xlink:href="https://tools.ietf.org/html/" office:target-frame-name="_top" xlink:show="replace" text:style-name="Internet_20_link" text:visited-style-name="Visited_20_Internet_20_Link"><text:span text:style-name="Police_20_par_20_défaut"><text:span text:style-name="T24">Docs</text:span></text:span></text:a><text:span text:style-name="Police_20_par_20_défaut"><text:span text:style-name="T18">] [</text:span></text:span><text:a xlink:type="simple" xlink:href="https://tools.ietf.org/rfc/rfc6749.txt" office:target-frame-name="_top" xlink:show="replace" text:style-name="Internet_20_link" text:visited-style-name="Visited_20_Internet_20_Link"><text:span text:style-name="Police_20_par_20_défaut"><text:span text:style-name="T24">txt</text:span></text:span></text:a><text:span text:style-name="Police_20_par_20_défaut"><text:span text:style-name="T18">|</text:span></text:span><text:a xlink:type="simple" xlink:href="https://tools.ietf.org/pdf/rfc6749" office:target-frame-name="_top" xlink:show="replace" text:style-name="Internet_20_link" text:visited-style-name="Visited_20_Internet_20_Link"><text:span text:style-name="Police_20_par_20_défaut"><text:span text:style-name="T24">pdf</text:span></text:span></text:a><text:span text:style-name="Police_20_par_20_défaut"><text:span text:style-name="T18">] [</text:span></text:span><text:a xlink:type="simple" xlink:href="https://tools.ietf.org/html/draft-ietf-oauth-v2" office:target-frame-name="_top" xlink:show="replace" text:style-name="Internet_20_link" text:visited-style-name="Visited_20_Internet_20_Link"><text:span text:style-name="Police_20_par_20_défaut"><text:span text:style-name="T24">draft-ietf-oauth-v2</text:span></text:span></text:a><text:span text:style-name="Police_20_par_20_défaut"><text:span text:style-name="T18">] [</text:span></text:span><text:a xlink:type="simple" xlink:href="https://tools.ietf.org/rfcdiff?difftype=--hwdiff&amp;url2=rfc6749" office:target-frame-name="_top" xlink:show="replace" text:style-name="Internet_20_link" text:visited-style-name="Visited_20_Internet_20_Link"><text:span text:style-name="Police_20_par_20_défaut"><text:span text:style-name="T24">Diff1</text:span></text:span></text:a><text:span text:style-name="Police_20_par_20_défaut"><text:span text:style-name="T18">] [</text:span></text:span><text:a xlink:type="simple" xlink:href="https://tools.ietf.org/rfcdiff?url2=rfc6749" office:target-frame-name="_top" xlink:show="replace" text:style-name="Internet_20_link" text:visited-style-name="Visited_20_Internet_20_Link"><text:span text:style-name="Police_20_par_20_défaut"><text:span text:style-name="T24">Diff2</text:span></text:span></text:a><text:span text:style-name="Police_20_par_20_défaut"><text:span text:style-name="T18">] [</text:span></text:span><text:a xlink:type="simple" xlink:href="https://datatracker.ietf.org/ipr/search/?rfc=6749&amp;submit=rfc" office:target-frame-name="_top" xlink:show="replace" text:style-name="Internet_20_link" text:visited-style-name="Visited_20_Internet_20_Link"><text:span text:style-name="Police_20_par_20_défaut"><text:span text:style-name="T24">IPR</text:span></text:span></text:a><text:span text:style-name="Police_20_par_20_défaut"><text:span text:style-name="T18">] [</text:span></text:span><text:a xlink:type="simple" xlink:href="https://www.rfc-editor.org/errata_search.php?rfc=6749" office:target-frame-name="_top" xlink:show="replace" text:style-name="Internet_20_link" text:visited-style-name="Visited_20_Internet_20_Link"><text:span text:style-name="Police_20_par_20_défaut"><text:span text:style-name="T24">Errata</text:span></text:span></text:a><text:span text:style-name="Police_20_par_20_défaut"><text:span text:style-name="T18">] <text:s text:c="2"/></text:span></text:span><text:span text:style-name="Police_20_par_20_défaut"><text:span text:style-name="T22"><text:line-break/></text:span></text:span><text:span text:style-name="Police_20_par_20_défaut"><text:span text:style-name="T18"> <text:s text:c="71"/></text:span></text:span><text:span text:style-name="Police_20_par_20_défaut"><text:span text:style-name="T22"><text:line-break/></text:span></text:span><text:span text:style-name="Police_20_par_20_défaut"><text:span text:style-name="T18">Updated by: </text:span></text:span><text:a xlink:type="simple" xlink:href="https://tools.ietf.org/html/rfc8252" office:target-frame-name="_top" xlink:show="replace" text:style-name="Internet_20_link" text:visited-style-name="Visited_20_Internet_20_Link"><text:span text:style-name="Police_20_par_20_défaut"><text:span text:style-name="T24">8252</text:span></text:span></text:a><text:span text:style-name="Police_20_par_20_défaut"><text:span text:style-name="T18"> <text:s text:c="38"/>PROPOSED STANDARD</text:span></text:span><text:span text:style-name="Police_20_par_20_défaut"><text:span text:style-name="T22"><text:line-break/></text:span></text:span><text:span text:style-name="Police_20_par_20_défaut"><text:span text:style-name="T18"> <text:s text:c="59"/></text:span></text:span><text:span text:style-name="Police_20_par_20_défaut"><text:span text:style-name="T26">Errata Exist</text:span></text:span><text:span text:style-name="Police_20_par_20_défaut"><text:span text:style-name="T22"><text:line-break/></text:span></text:span></text:p>
      <text:p text:style-name="P2"><text:span text:style-name="Police_20_par_20_défaut"><text:span text:style-name="T18">Internet Engineering Task Force (IETF) <text:s text:c="20"/>D. Hardt, Ed.</text:span></text:span></text:p>
      <text:p text:style-name="P2"><text:span text:style-name="Police_20_par_20_défaut"><text:span text:style-name="T18">Request for Comments: 6749 <text:s text:c="36"/>Microsoft</text:span></text:span></text:p>
      <text:p text:style-name="P2"><text:span text:style-name="Police_20_par_20_défaut"><text:span text:style-name="T18">Obsoletes: </text:span></text:span><text:a xlink:type="simple" xlink:href="https://tools.ietf.org/html/rfc5849" office:target-frame-name="_top" xlink:show="replace" text:style-name="Internet_20_link" text:visited-style-name="Visited_20_Internet_20_Link"><text:span text:style-name="Police_20_par_20_défaut"><text:span text:style-name="T24">5849</text:span></text:span></text:a><text:span text:style-name="Police_20_par_20_défaut"><text:span text:style-name="T18"> <text:s text:c="44"/>October 2012</text:span></text:span></text:p>
      <text:p text:style-name="P2"><text:span text:style-name="Police_20_par_20_défaut"><text:span text:style-name="T18">Category: Standards Track</text:span></text:span></text:p>
      <text:p text:style-name="P2"><text:span text:style-name="Police_20_par_20_défaut"><text:span text:style-name="T18">ISSN: 2070-1721</text:span></text:span></text:p>
      <text:p text:style-name="P4"/>
      <text:p text:style-name="P4"/>
      <text:p text:style-name="P6"><text:span text:style-name="Police_20_par_20_défaut"><text:span text:style-name="T18"><text:s text:c="17"/></text:span></text:span></text:p>
      <text:p text:style-name="P32"><text:span text:style-name="Police_20_par_20_défaut"><text:span text:style-name="T19">The OAuth 2.0 Authorization Framework</text:span></text:span></text:p>
      <text:p text:style-name="P4"/>
      <text:p text:style-name="P4"/>
      <text:p text:style-name="P2"><text:span text:style-name="Police_20_par_20_défaut"><text:span text:style-name="T18">Abstract</text:span></text:span></text:p>
      <text:p text:style-name="P4"/>
      <text:p text:style-name="P2"><text:span text:style-name="Police_20_par_20_défaut"><text:span text:style-name="T18"><text:s text:c="3"/>The OAuth 2.0 authorization framework enables a third-party</text:span></text:span></text:p>
      <text:p text:style-name="P2"><text:span text:style-name="Police_20_par_20_défaut"><text:span text:style-name="T18"><text:s text:c="3"/>application to obtain limited access to an HTTP service, either on</text:span></text:span></text:p>
      <text:p text:style-name="P2"><text:span text:style-name="Police_20_par_20_défaut"><text:span text:style-name="T18"><text:s text:c="3"/>behalf of a resource owner by orchestrating an approval interaction</text:span></text:span></text:p>
      <text:p text:style-name="P2"><text:span text:style-name="Police_20_par_20_défaut"><text:span text:style-name="T18"><text:s text:c="3"/>between the resource owner and the HTTP service, or by allowing the</text:span></text:span></text:p>
      <text:p text:style-name="P2"><text:span text:style-name="Police_20_par_20_défaut"><text:span text:style-name="T18"><text:s text:c="3"/>third-party application to obtain access on its own behalf. <text:s/>This</text:span></text:span></text:p>
      <text:p text:style-name="P2"><text:span text:style-name="Police_20_par_20_défaut"><text:span text:style-name="T18"><text:s text:c="3"/>specification replaces and obsoletes the OAuth 1.0 protocol described</text:span></text:span></text:p>
      <text:p text:style-name="P2"><text:span text:style-name="Police_20_par_20_défaut"><text:span text:style-name="T18"><text:s text:c="3"/>in </text:span></text:span><text:a xlink:type="simple" xlink:href="https://tools.ietf.org/html/rfc5849" office:target-frame-name="_top" xlink:show="replace" text:style-name="Internet_20_link" text:visited-style-name="Visited_20_Internet_20_Link"><text:span text:style-name="Police_20_par_20_défaut"><text:span text:style-name="T24">RFC 5849</text:span></text:span></text:a><text:span text:style-name="Police_20_par_20_défaut"><text:span text:style-name="T18">.</text:span></text:span></text:p>
      <text:p text:style-name="P4"/>
      <text:p text:style-name="P2"><text:span text:style-name="Police_20_par_20_défaut"><text:span text:style-name="T18">Status of This Memo</text:span></text:span></text:p>
      <text:p text:style-name="P4"/>
      <text:p text:style-name="P2"><text:span text:style-name="Police_20_par_20_défaut"><text:span text:style-name="T18"><text:s text:c="3"/>This is an Internet Standards Track document.</text:span></text:span></text:p>
      <text:p text:style-name="P4"/>
      <text:p text:style-name="P2"><text:span text:style-name="Police_20_par_20_défaut"><text:span text:style-name="T18"><text:s text:c="3"/>This document is a product of the Internet Engineering Task Force</text:span></text:span></text:p>
      <text:p text:style-name="P2"><text:span text:style-name="Police_20_par_20_défaut"><text:span text:style-name="T18"><text:s text:c="3"/>(IETF). <text:s/>It represents the consensus of the IETF community. <text:s/>It has</text:span></text:span></text:p>
      <text:p text:style-name="P2"><text:span text:style-name="Police_20_par_20_défaut"><text:span text:style-name="T18"><text:s text:c="3"/>received public review and has been approved for publication by the</text:span></text:span></text:p>
      <text:p text:style-name="P2"><text:span text:style-name="Police_20_par_20_défaut"><text:span text:style-name="T18"><text:s text:c="3"/>Internet Engineering Steering Group (IESG). <text:s/>Further information on</text:span></text:span></text:p>
      <text:p text:style-name="P2"><text:span text:style-name="Police_20_par_20_défaut"><text:span text:style-name="T18"><text:s text:c="3"/>Internet Standards is available in </text:span></text:span><text:a xlink:type="simple" xlink:href="#section-2" office:target-frame-name="_top" xlink:show="replace" text:style-name="Internet_20_link" text:visited-style-name="Visited_20_Internet_20_Link"><text:span text:style-name="Police_20_par_20_défaut"><text:span text:style-name="T24">Section 2 of RFC 5741</text:span></text:span></text:a><text:span text:style-name="Police_20_par_20_défaut"><text:span text:style-name="T18">.</text:span></text:span></text:p>
      <text:p text:style-name="P4"/>
      <text:p text:style-name="P2"><text:span text:style-name="Police_20_par_20_défaut"><text:span text:style-name="T18"><text:s text:c="3"/>Information about the current status of this document, any errata,</text:span></text:span></text:p>
      <text:p text:style-name="P2"><text:span text:style-name="Police_20_par_20_défaut"><text:span text:style-name="T18"><text:s text:c="3"/>and how to provide feedback on it may be obtained at</text:span></text:span></text:p>
      <text:p text:style-name="P2"><text:span text:style-name="Police_20_par_20_défaut"><text:span text:style-name="T18"><text:s text:c="3"/></text:span></text:span><text:a xlink:type="simple" xlink:href="http://www.rfc-editor.org/info/rfc6749" office:target-frame-name="_top" xlink:show="replace" text:style-name="Internet_20_link" text:visited-style-name="Visited_20_Internet_20_Link"><text:span text:style-name="Police_20_par_20_défaut"><text:span text:style-name="T24">http://www.rfc-editor.org/info/rfc6749</text:span></text:span></text:a><text:span text:style-name="Police_20_par_20_défaut"><text:span text:style-name="T18">.</text:span></text:span></text:p>
      <text:p text:style-name="P4"/>
      <text:p text:style-name="P2"><text:span text:style-name="Police_20_par_20_défaut"><text:span text:style-name="T18">Copyright Notice</text:span></text:span></text:p>
      <text:p text:style-name="P4"/>
      <text:p text:style-name="P2"><text:span text:style-name="Police_20_par_20_défaut"><text:span text:style-name="T18"><text:s text:c="3"/>Copyright (c) 2012 IETF Trust and the persons identified as the</text:span></text:span></text:p>
      <text:p text:style-name="P2"><text:span text:style-name="Police_20_par_20_défaut"><text:span text:style-name="T18"><text:s text:c="3"/>document authors. <text:s/>All rights reserved.</text:span></text:span></text:p>
      <text:p text:style-name="P4"/>
      <text:p text:style-name="P2"><text:span text:style-name="Police_20_par_20_défaut"><text:span text:style-name="T18"><text:s text:c="3"/>This document is subject to </text:span></text:span><text:a xlink:type="simple" xlink:href="https://tools.ietf.org/html/bcp78" office:target-frame-name="_top" xlink:show="replace" text:style-name="Internet_20_link" text:visited-style-name="Visited_20_Internet_20_Link"><text:span text:style-name="Police_20_par_20_défaut"><text:span text:style-name="T24">BCP 78</text:span></text:span></text:a><text:span text:style-name="Police_20_par_20_défaut"><text:span text:style-name="T18"> and the IETF Trust's Legal</text:span></text:span></text:p>
      <text:p text:style-name="P2"><text:span text:style-name="Police_20_par_20_défaut"><text:span text:style-name="T18"><text:s text:c="3"/>Provisions Relating to IETF Documents</text:span></text:span></text:p>
      <text:p text:style-name="P2"><text:span text:style-name="Police_20_par_20_défaut"><text:span text:style-name="T18"><text:s text:c="3"/>(</text:span></text:span><text:a xlink:type="simple" xlink:href="http://trustee.ietf.org/license-info" office:target-frame-name="_top" xlink:show="replace" text:style-name="Internet_20_link" text:visited-style-name="Visited_20_Internet_20_Link"><text:span text:style-name="Police_20_par_20_défaut"><text:span text:style-name="T24">http://trustee.ietf.org/license-info</text:span></text:span></text:a><text:span text:style-name="Police_20_par_20_défaut"><text:span text:style-name="T18">) in effect on the date of</text:span></text:span></text:p>
      <text:p text:style-name="P2"><text:span text:style-name="Police_20_par_20_défaut"><text:span text:style-name="T18"><text:s text:c="3"/>publication of this document. <text:s/>Please review these documents</text:span></text:span></text:p>
      <text:p text:style-name="P2"><text:span text:style-name="Police_20_par_20_défaut"><text:span text:style-name="T18"><text:s text:c="3"/>carefully, as they describe your rights and restrictions with respect</text:span></text:span></text:p>
      <text:p text:style-name="P2"><text:soft-page-break/><text:span text:style-name="Police_20_par_20_défaut"><text:span text:style-name="T18"><text:s text:c="3"/>to this document. <text:s/>Code Components extracted from this document must</text:span></text:span></text:p>
      <text:p text:style-name="P2"><text:span text:style-name="Police_20_par_20_défaut"><text:span text:style-name="T18"><text:s text:c="3"/>include Simplified BSD License text as described in Section 4.e of</text:span></text:span></text:p>
      <text:p text:style-name="P2"><text:span text:style-name="Police_20_par_20_défaut"><text:span text:style-name="T18"><text:s text:c="3"/>the Trust Legal Provisions and are provided without warranty as</text:span></text:span></text:p>
      <text:p text:style-name="P2"><text:span text:style-name="Police_20_par_20_défaut"><text:span text:style-name="T18"><text:s text:c="3"/>described in the Simplified BSD License.</text:span></text:span></text:p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9"/>[Page 1]</text:span></text:span></text:p>
      <text:p text:style-name="P7"/>
      <text:p text:style-name="P2"><text:bookmark-start text:name="page-2"/><text:a xlink:type="simple" xlink:href="#page-2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Table of Contents</text:span></text:span></text:p>
      <text:p text:style-name="P4"/>
      <text:p text:style-name="P2"><text:span text:style-name="Police_20_par_20_défaut"><text:span text:style-name="T18"><text:s text:c="3"/></text:span></text:span><text:a xlink:type="simple" xlink:href="#section-1" office:target-frame-name="_top" xlink:show="replace" text:style-name="Internet_20_link" text:visited-style-name="Visited_20_Internet_20_Link"><text:span text:style-name="Police_20_par_20_défaut"><text:span text:style-name="T24">1</text:span></text:span></text:a><text:span text:style-name="Police_20_par_20_défaut"><text:span text:style-name="T18">. Introduction ....................................................</text:span></text:span><text:a xlink:type="simple" xlink:href="#page-4" office:target-frame-name="_top" xlink:show="replace" text:style-name="Internet_20_link" text:visited-style-name="Visited_20_Internet_20_Link"><text:span text:style-name="Police_20_par_20_défaut"><text:span text:style-name="T24">4</text:span></text:span></text:a></text:p>
      <text:p text:style-name="P2"><text:span text:style-name="Police_20_par_20_défaut"><text:span text:style-name="T18"><text:s text:c="6"/></text:span></text:span><text:a xlink:type="simple" xlink:href="#section-1.1" office:target-frame-name="_top" xlink:show="replace" text:style-name="Internet_20_link" text:visited-style-name="Visited_20_Internet_20_Link"><text:span text:style-name="Police_20_par_20_défaut"><text:span text:style-name="T24">1.1</text:span></text:span></text:a><text:span text:style-name="Police_20_par_20_défaut"><text:span text:style-name="T18">. Roles ......................................................</text:span></text:span><text:a xlink:type="simple" xlink:href="#page-6" office:target-frame-name="_top" xlink:show="replace" text:style-name="Internet_20_link" text:visited-style-name="Visited_20_Internet_20_Link"><text:span text:style-name="Police_20_par_20_défaut"><text:span text:style-name="T24">6</text:span></text:span></text:a></text:p>
      <text:p text:style-name="P2"><text:span text:style-name="Police_20_par_20_défaut"><text:span text:style-name="T18"><text:s text:c="6"/></text:span></text:span><text:a xlink:type="simple" xlink:href="#section-1.2" office:target-frame-name="_top" xlink:show="replace" text:style-name="Internet_20_link" text:visited-style-name="Visited_20_Internet_20_Link"><text:span text:style-name="Police_20_par_20_défaut"><text:span text:style-name="T24">1.2</text:span></text:span></text:a><text:span text:style-name="Police_20_par_20_défaut"><text:span text:style-name="T18">. Protocol Flow ..............................................</text:span></text:span><text:a xlink:type="simple" xlink:href="#page-7" office:target-frame-name="_top" xlink:show="replace" text:style-name="Internet_20_link" text:visited-style-name="Visited_20_Internet_20_Link"><text:span text:style-name="Police_20_par_20_défaut"><text:span text:style-name="T24">7</text:span></text:span></text:a></text:p>
      <text:p text:style-name="P2"><text:span text:style-name="Police_20_par_20_défaut"><text:span text:style-name="T18"><text:s text:c="6"/></text:span></text:span><text:a xlink:type="simple" xlink:href="#section-1.3" office:target-frame-name="_top" xlink:show="replace" text:style-name="Internet_20_link" text:visited-style-name="Visited_20_Internet_20_Link"><text:span text:style-name="Police_20_par_20_défaut"><text:span text:style-name="T24">1.3</text:span></text:span></text:a><text:span text:style-name="Police_20_par_20_défaut"><text:span text:style-name="T18">. Authorization Grant ........................................</text:span></text:span><text:a xlink:type="simple" xlink:href="#page-8" office:target-frame-name="_top" xlink:show="replace" text:style-name="Internet_20_link" text:visited-style-name="Visited_20_Internet_20_Link"><text:span text:style-name="Police_20_par_20_défaut"><text:span text:style-name="T24">8</text:span></text:span></text:a></text:p>
      <text:p text:style-name="P2"><text:span text:style-name="Police_20_par_20_défaut"><text:span text:style-name="T18"><text:s text:c="11"/></text:span></text:span><text:a xlink:type="simple" xlink:href="#section-1.3.1" office:target-frame-name="_top" xlink:show="replace" text:style-name="Internet_20_link" text:visited-style-name="Visited_20_Internet_20_Link"><text:span text:style-name="Police_20_par_20_défaut"><text:span text:style-name="T24">1.3.1</text:span></text:span></text:a><text:span text:style-name="Police_20_par_20_défaut"><text:span text:style-name="T18">. Authorization Code ..................................</text:span></text:span><text:a xlink:type="simple" xlink:href="#page-8" office:target-frame-name="_top" xlink:show="replace" text:style-name="Internet_20_link" text:visited-style-name="Visited_20_Internet_20_Link"><text:span text:style-name="Police_20_par_20_défaut"><text:span text:style-name="T24">8</text:span></text:span></text:a></text:p>
      <text:p text:style-name="P2"><text:span text:style-name="Police_20_par_20_défaut"><text:span text:style-name="T18"><text:s text:c="11"/></text:span></text:span><text:a xlink:type="simple" xlink:href="#section-1.3.2" office:target-frame-name="_top" xlink:show="replace" text:style-name="Internet_20_link" text:visited-style-name="Visited_20_Internet_20_Link"><text:span text:style-name="Police_20_par_20_défaut"><text:span text:style-name="T24">1.3.2</text:span></text:span></text:a><text:span text:style-name="Police_20_par_20_défaut"><text:span text:style-name="T18">. Implicit ............................................</text:span></text:span><text:a xlink:type="simple" xlink:href="#page-8" office:target-frame-name="_top" xlink:show="replace" text:style-name="Internet_20_link" text:visited-style-name="Visited_20_Internet_20_Link"><text:span text:style-name="Police_20_par_20_défaut"><text:span text:style-name="T24">8</text:span></text:span></text:a></text:p>
      <text:p text:style-name="P2"><text:span text:style-name="Police_20_par_20_défaut"><text:span text:style-name="T18"><text:s text:c="11"/></text:span></text:span><text:a xlink:type="simple" xlink:href="#section-1.3.3" office:target-frame-name="_top" xlink:show="replace" text:style-name="Internet_20_link" text:visited-style-name="Visited_20_Internet_20_Link"><text:span text:style-name="Police_20_par_20_défaut"><text:span text:style-name="T24">1.3.3</text:span></text:span></text:a><text:span text:style-name="Police_20_par_20_défaut"><text:span text:style-name="T18">. Resource Owner Password Credentials .................</text:span></text:span><text:a xlink:type="simple" xlink:href="#page-9" office:target-frame-name="_top" xlink:show="replace" text:style-name="Internet_20_link" text:visited-style-name="Visited_20_Internet_20_Link"><text:span text:style-name="Police_20_par_20_défaut"><text:span text:style-name="T24">9</text:span></text:span></text:a></text:p>
      <text:p text:style-name="P2"><text:span text:style-name="Police_20_par_20_défaut"><text:span text:style-name="T18"><text:s text:c="11"/></text:span></text:span><text:a xlink:type="simple" xlink:href="#section-1.3.4" office:target-frame-name="_top" xlink:show="replace" text:style-name="Internet_20_link" text:visited-style-name="Visited_20_Internet_20_Link"><text:span text:style-name="Police_20_par_20_défaut"><text:span text:style-name="T24">1.3.4</text:span></text:span></text:a><text:span text:style-name="Police_20_par_20_défaut"><text:span text:style-name="T18">. Client Credentials ..................................</text:span></text:span><text:a xlink:type="simple" xlink:href="#page-9" office:target-frame-name="_top" xlink:show="replace" text:style-name="Internet_20_link" text:visited-style-name="Visited_20_Internet_20_Link"><text:span text:style-name="Police_20_par_20_défaut"><text:span text:style-name="T24">9</text:span></text:span></text:a></text:p>
      <text:p text:style-name="P2"><text:span text:style-name="Police_20_par_20_défaut"><text:span text:style-name="T18"><text:s text:c="6"/></text:span></text:span><text:a xlink:type="simple" xlink:href="#section-1.4" office:target-frame-name="_top" xlink:show="replace" text:style-name="Internet_20_link" text:visited-style-name="Visited_20_Internet_20_Link"><text:span text:style-name="Police_20_par_20_défaut"><text:span text:style-name="T24">1.4</text:span></text:span></text:a><text:span text:style-name="Police_20_par_20_défaut"><text:span text:style-name="T18">. Access Token ..............................................</text:span></text:span><text:a xlink:type="simple" xlink:href="#page-10" office:target-frame-name="_top" xlink:show="replace" text:style-name="Internet_20_link" text:visited-style-name="Visited_20_Internet_20_Link"><text:span text:style-name="Police_20_par_20_défaut"><text:span text:style-name="T24">10</text:span></text:span></text:a></text:p>
      <text:p text:style-name="P2"><text:span text:style-name="Police_20_par_20_défaut"><text:span text:style-name="T18"><text:s text:c="6"/></text:span></text:span><text:a xlink:type="simple" xlink:href="#section-1.5" office:target-frame-name="_top" xlink:show="replace" text:style-name="Internet_20_link" text:visited-style-name="Visited_20_Internet_20_Link"><text:span text:style-name="Police_20_par_20_défaut"><text:span text:style-name="T24">1.5</text:span></text:span></text:a><text:span text:style-name="Police_20_par_20_défaut"><text:span text:style-name="T18">. Refresh Token .............................................</text:span></text:span><text:a xlink:type="simple" xlink:href="#page-10" office:target-frame-name="_top" xlink:show="replace" text:style-name="Internet_20_link" text:visited-style-name="Visited_20_Internet_20_Link"><text:span text:style-name="Police_20_par_20_défaut"><text:span text:style-name="T24">10</text:span></text:span></text:a></text:p>
      <text:p text:style-name="P2"><text:span text:style-name="Police_20_par_20_défaut"><text:span text:style-name="T18"><text:s text:c="6"/>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24">1.6</text:span></text:span></text:a><text:span text:style-name="Police_20_par_20_défaut"><text:span text:style-name="T18">. TLS Version ...............................................</text:span></text:span><text:a xlink:type="simple" xlink:href="#page-12" office:target-frame-name="_top" xlink:show="replace" text:style-name="Internet_20_link" text:visited-style-name="Visited_20_Internet_20_Link"><text:span text:style-name="Police_20_par_20_défaut"><text:span text:style-name="T24">12</text:span></text:span></text:a></text:p>
      <text:p text:style-name="P2"><text:span text:style-name="Police_20_par_20_défaut"><text:span text:style-name="T18"><text:s text:c="6"/></text:span></text:span><text:a xlink:type="simple" xlink:href="#section-1.7" office:target-frame-name="_top" xlink:show="replace" text:style-name="Internet_20_link" text:visited-style-name="Visited_20_Internet_20_Link"><text:span text:style-name="Police_20_par_20_défaut"><text:span text:style-name="T24">1.7</text:span></text:span></text:a><text:span text:style-name="Police_20_par_20_défaut"><text:span text:style-name="T18">. HTTP Redirections .........................................</text:span></text:span><text:a xlink:type="simple" xlink:href="#page-12" office:target-frame-name="_top" xlink:show="replace" text:style-name="Internet_20_link" text:visited-style-name="Visited_20_Internet_20_Link"><text:span text:style-name="Police_20_par_20_défaut"><text:span text:style-name="T24">12</text:span></text:span></text:a></text:p>
      <text:p text:style-name="P2"><text:span text:style-name="Police_20_par_20_défaut"><text:span text:style-name="T18"><text:s text:c="6"/></text:span></text:span><text:a xlink:type="simple" xlink:href="#section-1.8" office:target-frame-name="_top" xlink:show="replace" text:style-name="Internet_20_link" text:visited-style-name="Visited_20_Internet_20_Link"><text:span text:style-name="Police_20_par_20_défaut"><text:span text:style-name="T24">1.8</text:span></text:span></text:a><text:span text:style-name="Police_20_par_20_défaut"><text:span text:style-name="T18">. Interoperability ..........................................</text:span></text:span><text:a xlink:type="simple" xlink:href="#page-12" office:target-frame-name="_top" xlink:show="replace" text:style-name="Internet_20_link" text:visited-style-name="Visited_20_Internet_20_Link"><text:span text:style-name="Police_20_par_20_défaut"><text:span text:style-name="T24">12</text:span></text:span></text:a></text:p>
      <text:p text:style-name="P2"><text:span text:style-name="Police_20_par_20_défaut"><text:span text:style-name="T18"><text:s text:c="6"/></text:span></text:span><text:a xlink:type="simple" xlink:href="#section-1.9" office:target-frame-name="_top" xlink:show="replace" text:style-name="Internet_20_link" text:visited-style-name="Visited_20_Internet_20_Link"><text:span text:style-name="Police_20_par_20_défaut"><text:span text:style-name="T24">1.9</text:span></text:span></text:a><text:span text:style-name="Police_20_par_20_défaut"><text:span text:style-name="T18">. Notational Conventions ....................................</text:span></text:span><text:a xlink:type="simple" xlink:href="#page-13" office:target-frame-name="_top" xlink:show="replace" text:style-name="Internet_20_link" text:visited-style-name="Visited_20_Internet_20_Link"><text:span text:style-name="Police_20_par_20_défaut"><text:span text:style-name="T24">13</text:span></text:span></text:a></text:p>
      <text:p text:style-name="P2"><text:span text:style-name="Police_20_par_20_défaut"><text:span text:style-name="T18"><text:s text:c="3"/></text:span></text:span><text:a xlink:type="simple" xlink:href="#section-2" office:target-frame-name="_top" xlink:show="replace" text:style-name="Internet_20_link" text:visited-style-name="Visited_20_Internet_20_Link"><text:span text:style-name="Police_20_par_20_défaut"><text:span text:style-name="T24">2</text:span></text:span></text:a><text:span text:style-name="Police_20_par_20_défaut"><text:span text:style-name="T18">. Client Registration ............................................</text:span></text:span><text:a xlink:type="simple" xlink:href="#page-13" office:target-frame-name="_top" xlink:show="replace" text:style-name="Internet_20_link" text:visited-style-name="Visited_20_Internet_20_Link"><text:span text:style-name="Police_20_par_20_défaut"><text:span text:style-name="T24">13</text:span></text:span></text:a></text:p>
      <text:p text:style-name="P2"><text:span text:style-name="Police_20_par_20_défaut"><text:span text:style-name="T18"><text:s text:c="6"/></text:span></text:span><text:a xlink:type="simple" xlink:href="#section-2.1" office:target-frame-name="_top" xlink:show="replace" text:style-name="Internet_20_link" text:visited-style-name="Visited_20_Internet_20_Link"><text:span text:style-name="Police_20_par_20_défaut"><text:span text:style-name="T24">2.1</text:span></text:span></text:a><text:span text:style-name="Police_20_par_20_défaut"><text:span text:style-name="T18">. Client Types ..............................................</text:span></text:span><text:a xlink:type="simple" xlink:href="#page-14" office:target-frame-name="_top" xlink:show="replace" text:style-name="Internet_20_link" text:visited-style-name="Visited_20_Internet_20_Link"><text:span text:style-name="Police_20_par_20_défaut"><text:span text:style-name="T24">14</text:span></text:span></text:a></text:p>
      <text:p text:style-name="P2"><text:span text:style-name="Police_20_par_20_défaut"><text:span text:style-name="T18"><text:s text:c="6"/></text:span></text:span><text:a xlink:type="simple" xlink:href="#section-2.2" office:target-frame-name="_top" xlink:show="replace" text:style-name="Internet_20_link" text:visited-style-name="Visited_20_Internet_20_Link"><text:span text:style-name="Police_20_par_20_défaut"><text:span text:style-name="T24">2.2</text:span></text:span></text:a><text:span text:style-name="Police_20_par_20_défaut"><text:span text:style-name="T18">. Client Identifier .........................................</text:span></text:span><text:a xlink:type="simple" xlink:href="#page-15" office:target-frame-name="_top" xlink:show="replace" text:style-name="Internet_20_link" text:visited-style-name="Visited_20_Internet_20_Link"><text:span text:style-name="Police_20_par_20_défaut"><text:span text:style-name="T24">15</text:span></text:span></text:a></text:p>
      <text:p text:style-name="P2"><text:span text:style-name="Police_20_par_20_défaut"><text:span text:style-name="T18"><text:s text:c="6"/></text:span></text:span><text:a xlink:type="simple" xlink:href="#section-2.3" office:target-frame-name="_top" xlink:show="replace" text:style-name="Internet_20_link" text:visited-style-name="Visited_20_Internet_20_Link"><text:span text:style-name="Police_20_par_20_défaut"><text:span text:style-name="T24">2.3</text:span></text:span></text:a><text:span text:style-name="Police_20_par_20_défaut"><text:span text:style-name="T18">. Client Authentication .....................................</text:span></text:span><text:a xlink:type="simple" xlink:href="#page-16" office:target-frame-name="_top" xlink:show="replace" text:style-name="Internet_20_link" text:visited-style-name="Visited_20_Internet_20_Link"><text:span text:style-name="Police_20_par_20_défaut"><text:span text:style-name="T24">16</text:span></text:span></text:a></text:p>
      <text:p text:style-name="P2"><text:span text:style-name="Police_20_par_20_défaut"><text:span text:style-name="T18"><text:s text:c="11"/></text:span></text:span><text:a xlink:type="simple" xlink:href="#section-2.3.1" office:target-frame-name="_top" xlink:show="replace" text:style-name="Internet_20_link" text:visited-style-name="Visited_20_Internet_20_Link"><text:span text:style-name="Police_20_par_20_défaut"><text:span text:style-name="T24">2.3.1</text:span></text:span></text:a><text:span text:style-name="Police_20_par_20_défaut"><text:span text:style-name="T18">. Client Password ....................................</text:span></text:span><text:a xlink:type="simple" xlink:href="#page-16" office:target-frame-name="_top" xlink:show="replace" text:style-name="Internet_20_link" text:visited-style-name="Visited_20_Internet_20_Link"><text:span text:style-name="Police_20_par_20_défaut"><text:span text:style-name="T24">16</text:span></text:span></text:a></text:p>
      <text:p text:style-name="P2"><text:span text:style-name="Police_20_par_20_défaut"><text:span text:style-name="T18"><text:s text:c="11"/></text:span></text:span><text:a xlink:type="simple" xlink:href="#section-2.3.2" office:target-frame-name="_top" xlink:show="replace" text:style-name="Internet_20_link" text:visited-style-name="Visited_20_Internet_20_Link"><text:span text:style-name="Police_20_par_20_défaut"><text:span text:style-name="T24">2.3.2</text:span></text:span></text:a><text:span text:style-name="Police_20_par_20_défaut"><text:span text:style-name="T18">. Other Authentication Methods .......................</text:span></text:span><text:a xlink:type="simple" xlink:href="#page-17" office:target-frame-name="_top" xlink:show="replace" text:style-name="Internet_20_link" text:visited-style-name="Visited_20_Internet_20_Link"><text:span text:style-name="Police_20_par_20_défaut"><text:span text:style-name="T24">17</text:span></text:span></text:a></text:p>
      <text:p text:style-name="P2"><text:span text:style-name="Police_20_par_20_défaut"><text:span text:style-name="T18"><text:s text:c="6"/></text:span></text:span><text:a xlink:type="simple" xlink:href="#section-2.4" office:target-frame-name="_top" xlink:show="replace" text:style-name="Internet_20_link" text:visited-style-name="Visited_20_Internet_20_Link"><text:span text:style-name="Police_20_par_20_défaut"><text:span text:style-name="T24">2.4</text:span></text:span></text:a><text:span text:style-name="Police_20_par_20_défaut"><text:span text:style-name="T18">. Unregistered Clients ......................................</text:span></text:span><text:a xlink:type="simple" xlink:href="#page-17" office:target-frame-name="_top" xlink:show="replace" text:style-name="Internet_20_link" text:visited-style-name="Visited_20_Internet_20_Link"><text:span text:style-name="Police_20_par_20_défaut"><text:span text:style-name="T24">17</text:span></text:span></text:a></text:p>
      <text:p text:style-name="P2"><text:span text:style-name="Police_20_par_20_défaut"><text:span text:style-name="T18"><text:s text:c="3"/></text:span></text:span><text:a xlink:type="simple" xlink:href="#section-3" office:target-frame-name="_top" xlink:show="replace" text:style-name="Internet_20_link" text:visited-style-name="Visited_20_Internet_20_Link"><text:span text:style-name="Police_20_par_20_défaut"><text:span text:style-name="T24">3</text:span></text:span></text:a><text:span text:style-name="Police_20_par_20_défaut"><text:span text:style-name="T18">. Protocol Endpoints .............................................</text:span></text:span><text:a xlink:type="simple" xlink:href="#page-18" office:target-frame-name="_top" xlink:show="replace" text:style-name="Internet_20_link" text:visited-style-name="Visited_20_Internet_20_Link"><text:span text:style-name="Police_20_par_20_défaut"><text:span text:style-name="T24">18</text:span></text:span></text:a></text:p>
      <text:p text:style-name="P2"><text:span text:style-name="Police_20_par_20_défaut"><text:span text:style-name="T18"><text:s text:c="6"/></text:span></text:span><text:a xlink:type="simple" xlink:href="#section-3.1" office:target-frame-name="_top" xlink:show="replace" text:style-name="Internet_20_link" text:visited-style-name="Visited_20_Internet_20_Link"><text:span text:style-name="Police_20_par_20_défaut"><text:span text:style-name="T24">3.1</text:span></text:span></text:a><text:span text:style-name="Police_20_par_20_défaut"><text:span text:style-name="T18">. Authorization Endpoint ....................................</text:span></text:span><text:a xlink:type="simple" xlink:href="#page-18" office:target-frame-name="_top" xlink:show="replace" text:style-name="Internet_20_link" text:visited-style-name="Visited_20_Internet_20_Link"><text:span text:style-name="Police_20_par_20_défaut"><text:span text:style-name="T24">18</text:span></text:span></text:a></text:p>
      <text:p text:style-name="P2"><text:span text:style-name="Police_20_par_20_défaut"><text:span text:style-name="T18"><text:s text:c="11"/></text:span></text:span><text:a xlink:type="simple" xlink:href="#section-3.1.1" office:target-frame-name="_top" xlink:show="replace" text:style-name="Internet_20_link" text:visited-style-name="Visited_20_Internet_20_Link"><text:span text:style-name="Police_20_par_20_défaut"><text:span text:style-name="T24">3.1.1</text:span></text:span></text:a><text:span text:style-name="Police_20_par_20_défaut"><text:span text:style-name="T18">. Response Type ......................................</text:span></text:span><text:a xlink:type="simple" xlink:href="#page-19" office:target-frame-name="_top" xlink:show="replace" text:style-name="Internet_20_link" text:visited-style-name="Visited_20_Internet_20_Link"><text:span text:style-name="Police_20_par_20_défaut"><text:span text:style-name="T24">19</text:span></text:span></text:a></text:p>
      <text:p text:style-name="P2"><text:span text:style-name="Police_20_par_20_défaut"><text:span text:style-name="T18"><text:s text:c="11"/></text:span></text:span><text:a xlink:type="simple" xlink:href="#section-3.1.2" office:target-frame-name="_top" xlink:show="replace" text:style-name="Internet_20_link" text:visited-style-name="Visited_20_Internet_20_Link"><text:span text:style-name="Police_20_par_20_défaut"><text:span text:style-name="T24">3.1.2</text:span></text:span></text:a><text:span text:style-name="Police_20_par_20_défaut"><text:span text:style-name="T18">. Redirection Endpoint ...............................</text:span></text:span><text:a xlink:type="simple" xlink:href="#page-19" office:target-frame-name="_top" xlink:show="replace" text:style-name="Internet_20_link" text:visited-style-name="Visited_20_Internet_20_Link"><text:span text:style-name="Police_20_par_20_défaut"><text:span text:style-name="T24">19</text:span></text:span></text:a></text:p>
      <text:p text:style-name="P2"><text:span text:style-name="Police_20_par_20_défaut"><text:span text:style-name="T18"><text:s text:c="6"/></text:span></text:span><text:a xlink:type="simple" xlink:href="#section-3.2" office:target-frame-name="_top" xlink:show="replace" text:style-name="Internet_20_link" text:visited-style-name="Visited_20_Internet_20_Link"><text:span text:style-name="Police_20_par_20_défaut"><text:span text:style-name="T24">3.2</text:span></text:span></text:a><text:span text:style-name="Police_20_par_20_défaut"><text:span text:style-name="T18">. Token Endpoint ............................................</text:span></text:span><text:a xlink:type="simple" xlink:href="#page-21" office:target-frame-name="_top" xlink:show="replace" text:style-name="Internet_20_link" text:visited-style-name="Visited_20_Internet_20_Link"><text:span text:style-name="Police_20_par_20_défaut"><text:span text:style-name="T24">21</text:span></text:span></text:a></text:p>
      <text:p text:style-name="P2"><text:span text:style-name="Police_20_par_20_défaut"><text:span text:style-name="T18"><text:s text:c="11"/></text:span></text:span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24">3.2.1</text:span></text:span></text:a><text:span text:style-name="Police_20_par_20_défaut"><text:span text:style-name="T18">. Client Authentication ..............................</text:span></text:span><text:a xlink:type="simple" xlink:href="#page-22" office:target-frame-name="_top" xlink:show="replace" text:style-name="Internet_20_link" text:visited-style-name="Visited_20_Internet_20_Link"><text:span text:style-name="Police_20_par_20_défaut"><text:span text:style-name="T24">22</text:span></text:span></text:a></text:p>
      <text:p text:style-name="P2"><text:span text:style-name="Police_20_par_20_défaut"><text:span text:style-name="T18"><text:s text:c="6"/>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24">3.3</text:span></text:span></text:a><text:span text:style-name="Police_20_par_20_défaut"><text:span text:style-name="T18">. Access Token Scope ........................................</text:span></text:span><text:a xlink:type="simple" xlink:href="#page-23" office:target-frame-name="_top" xlink:show="replace" text:style-name="Internet_20_link" text:visited-style-name="Visited_20_Internet_20_Link"><text:span text:style-name="Police_20_par_20_défaut"><text:span text:style-name="T24">23</text:span></text:span></text:a></text:p>
      <text:p text:style-name="P2"><text:span text:style-name="Police_20_par_20_défaut"><text:span text:style-name="T18"><text:s text:c="3"/></text:span></text:span><text:a xlink:type="simple" xlink:href="#section-4" office:target-frame-name="_top" xlink:show="replace" text:style-name="Internet_20_link" text:visited-style-name="Visited_20_Internet_20_Link"><text:span text:style-name="Police_20_par_20_défaut"><text:span text:style-name="T24">4</text:span></text:span></text:a><text:span text:style-name="Police_20_par_20_défaut"><text:span text:style-name="T18">. Obtaining Authorization ........................................</text:span></text:span><text:a xlink:type="simple" xlink:href="#page-23" office:target-frame-name="_top" xlink:show="replace" text:style-name="Internet_20_link" text:visited-style-name="Visited_20_Internet_20_Link"><text:span text:style-name="Police_20_par_20_défaut"><text:span text:style-name="T24">23</text:span></text:span></text:a></text:p>
      <text:p text:style-name="P2"><text:span text:style-name="Police_20_par_20_défaut"><text:span text:style-name="T18"><text:s text:c="6"/></text:span></text:span><text:a xlink:type="simple" xlink:href="#section-4.1" office:target-frame-name="_top" xlink:show="replace" text:style-name="Internet_20_link" text:visited-style-name="Visited_20_Internet_20_Link"><text:span text:style-name="Police_20_par_20_défaut"><text:span text:style-name="T24">4.1</text:span></text:span></text:a><text:span text:style-name="Police_20_par_20_défaut"><text:span text:style-name="T18">. Authorization Code Grant ..................................</text:span></text:span><text:a xlink:type="simple" xlink:href="#page-24" office:target-frame-name="_top" xlink:show="replace" text:style-name="Internet_20_link" text:visited-style-name="Visited_20_Internet_20_Link"><text:span text:style-name="Police_20_par_20_défaut"><text:span text:style-name="T24">24</text:span></text:span></text:a></text:p>
      <text:p text:style-name="P2"><text:span text:style-name="Police_20_par_20_défaut"><text:span text:style-name="T18"><text:s text:c="11"/></text:span></text:span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24">4.1.1</text:span></text:span></text:a><text:span text:style-name="Police_20_par_20_défaut"><text:span text:style-name="T18">. Authorization Request ..............................</text:span></text:span><text:a xlink:type="simple" xlink:href="#page-25" office:target-frame-name="_top" xlink:show="replace" text:style-name="Internet_20_link" text:visited-style-name="Visited_20_Internet_20_Link"><text:span text:style-name="Police_20_par_20_défaut"><text:span text:style-name="T24">25</text:span></text:span></text:a></text:p>
      <text:p text:style-name="P2"><text:span text:style-name="Police_20_par_20_défaut"><text:span text:style-name="T18"><text:s text:c="11"/></text:span></text:span><text:a xlink:type="simple" xlink:href="#section-4.1.2" office:target-frame-name="_top" xlink:show="replace" text:style-name="Internet_20_link" text:visited-style-name="Visited_20_Internet_20_Link"><text:span text:style-name="Police_20_par_20_défaut"><text:span text:style-name="T24">4.1.2</text:span></text:span></text:a><text:span text:style-name="Police_20_par_20_défaut"><text:span text:style-name="T18">. Authorization Response .............................</text:span></text:span><text:a xlink:type="simple" xlink:href="#page-26" office:target-frame-name="_top" xlink:show="replace" text:style-name="Internet_20_link" text:visited-style-name="Visited_20_Internet_20_Link"><text:span text:style-name="Police_20_par_20_défaut"><text:span text:style-name="T24">26</text:span></text:span></text:a></text:p>
      <text:p text:style-name="P2"><text:span text:style-name="Police_20_par_20_défaut"><text:span text:style-name="T18"><text:s text:c="11"/></text:span></text:span><text:a xlink:type="simple" xlink:href="#section-4.1.3" office:target-frame-name="_top" xlink:show="replace" text:style-name="Internet_20_link" text:visited-style-name="Visited_20_Internet_20_Link"><text:span text:style-name="Police_20_par_20_défaut"><text:span text:style-name="T24">4.1.3</text:span></text:span></text:a><text:span text:style-name="Police_20_par_20_défaut"><text:span text:style-name="T18">. Access Token Request ...............................</text:span></text:span><text:a xlink:type="simple" xlink:href="#page-29" office:target-frame-name="_top" xlink:show="replace" text:style-name="Internet_20_link" text:visited-style-name="Visited_20_Internet_20_Link"><text:span text:style-name="Police_20_par_20_défaut"><text:span text:style-name="T24">29</text:span></text:span></text:a></text:p>
      <text:p text:style-name="P2"><text:span text:style-name="Police_20_par_20_défaut"><text:span text:style-name="T18"><text:s text:c="11"/></text:span></text:span><text:a xlink:type="simple" xlink:href="#section-4.1.4" office:target-frame-name="_top" xlink:show="replace" text:style-name="Internet_20_link" text:visited-style-name="Visited_20_Internet_20_Link"><text:span text:style-name="Police_20_par_20_défaut"><text:span text:style-name="T24">4.1.4</text:span></text:span></text:a><text:span text:style-name="Police_20_par_20_défaut"><text:span text:style-name="T18">. Access Token Response ..............................</text:span></text:span><text:a xlink:type="simple" xlink:href="#page-30" office:target-frame-name="_top" xlink:show="replace" text:style-name="Internet_20_link" text:visited-style-name="Visited_20_Internet_20_Link"><text:span text:style-name="Police_20_par_20_défaut"><text:span text:style-name="T24">30</text:span></text:span></text:a></text:p>
      <text:p text:style-name="P2"><text:span text:style-name="Police_20_par_20_défaut"><text:span text:style-name="T18"><text:s text:c="6"/></text:span></text:span><text:a xlink:type="simple" xlink:href="#section-4.2" office:target-frame-name="_top" xlink:show="replace" text:style-name="Internet_20_link" text:visited-style-name="Visited_20_Internet_20_Link"><text:span text:style-name="Police_20_par_20_défaut"><text:span text:style-name="T24">4.2</text:span></text:span></text:a><text:span text:style-name="Police_20_par_20_défaut"><text:span text:style-name="T18">. Implicit Grant ............................................</text:span></text:span><text:a xlink:type="simple" xlink:href="#page-31" office:target-frame-name="_top" xlink:show="replace" text:style-name="Internet_20_link" text:visited-style-name="Visited_20_Internet_20_Link"><text:span text:style-name="Police_20_par_20_défaut"><text:span text:style-name="T24">31</text:span></text:span></text:a></text:p>
      <text:p text:style-name="P2"><text:span text:style-name="Police_20_par_20_défaut"><text:span text:style-name="T18"><text:s text:c="11"/></text:span></text:span><text:a xlink:type="simple" xlink:href="#section-4.2.1" office:target-frame-name="_top" xlink:show="replace" text:style-name="Internet_20_link" text:visited-style-name="Visited_20_Internet_20_Link"><text:span text:style-name="Police_20_par_20_défaut"><text:span text:style-name="T24">4.2.1</text:span></text:span></text:a><text:span text:style-name="Police_20_par_20_défaut"><text:span text:style-name="T18">. Authorization Request ..............................</text:span></text:span><text:a xlink:type="simple" xlink:href="#page-33" office:target-frame-name="_top" xlink:show="replace" text:style-name="Internet_20_link" text:visited-style-name="Visited_20_Internet_20_Link"><text:span text:style-name="Police_20_par_20_défaut"><text:span text:style-name="T24">33</text:span></text:span></text:a></text:p>
      <text:p text:style-name="P2"><text:span text:style-name="Police_20_par_20_défaut"><text:span text:style-name="T18"><text:s text:c="11"/></text:span></text:span><text:a xlink:type="simple" xlink:href="#section-4.2.2" office:target-frame-name="_top" xlink:show="replace" text:style-name="Internet_20_link" text:visited-style-name="Visited_20_Internet_20_Link"><text:span text:style-name="Police_20_par_20_défaut"><text:span text:style-name="T24">4.2.2</text:span></text:span></text:a><text:span text:style-name="Police_20_par_20_défaut"><text:span text:style-name="T18">. Access Token Response ..............................</text:span></text:span><text:a xlink:type="simple" xlink:href="#page-35" office:target-frame-name="_top" xlink:show="replace" text:style-name="Internet_20_link" text:visited-style-name="Visited_20_Internet_20_Link"><text:span text:style-name="Police_20_par_20_défaut"><text:span text:style-name="T24">35</text:span></text:span></text:a></text:p>
      <text:p text:style-name="P2"><text:span text:style-name="Police_20_par_20_défaut"><text:span text:style-name="T18"><text:s text:c="6"/></text:span></text:span><text:a xlink:type="simple" xlink:href="#section-4.3" office:target-frame-name="_top" xlink:show="replace" text:style-name="Internet_20_link" text:visited-style-name="Visited_20_Internet_20_Link"><text:span text:style-name="Police_20_par_20_défaut"><text:span text:style-name="T24">4.3</text:span></text:span></text:a><text:span text:style-name="Police_20_par_20_défaut"><text:span text:style-name="T18">. Resource Owner Password Credentials Grant .................</text:span></text:span><text:a xlink:type="simple" xlink:href="#page-37" office:target-frame-name="_top" xlink:show="replace" text:style-name="Internet_20_link" text:visited-style-name="Visited_20_Internet_20_Link"><text:span text:style-name="Police_20_par_20_défaut"><text:span text:style-name="T24">37</text:span></text:span></text:a></text:p>
      <text:p text:style-name="P2"><text:span text:style-name="Police_20_par_20_défaut"><text:span text:style-name="T18"><text:s text:c="11"/></text:span></text:span><text:a xlink:type="simple" xlink:href="#section-4.3.1" office:target-frame-name="_top" xlink:show="replace" text:style-name="Internet_20_link" text:visited-style-name="Visited_20_Internet_20_Link"><text:span text:style-name="Police_20_par_20_défaut"><text:span text:style-name="T24">4.3.1</text:span></text:span></text:a><text:span text:style-name="Police_20_par_20_défaut"><text:span text:style-name="T18">. Authorization Request and Response .................</text:span></text:span><text:a xlink:type="simple" xlink:href="#page-39" office:target-frame-name="_top" xlink:show="replace" text:style-name="Internet_20_link" text:visited-style-name="Visited_20_Internet_20_Link"><text:span text:style-name="Police_20_par_20_défaut"><text:span text:style-name="T24">39</text:span></text:span></text:a></text:p>
      <text:p text:style-name="P2"><text:span text:style-name="Police_20_par_20_défaut"><text:span text:style-name="T18"><text:s text:c="11"/></text:span></text:span><text:a xlink:type="simple" xlink:href="#section-4.3.2" office:target-frame-name="_top" xlink:show="replace" text:style-name="Internet_20_link" text:visited-style-name="Visited_20_Internet_20_Link"><text:span text:style-name="Police_20_par_20_défaut"><text:span text:style-name="T24">4.3.2</text:span></text:span></text:a><text:span text:style-name="Police_20_par_20_défaut"><text:span text:style-name="T18">. Access Token Request ...............................</text:span></text:span><text:a xlink:type="simple" xlink:href="#page-39" office:target-frame-name="_top" xlink:show="replace" text:style-name="Internet_20_link" text:visited-style-name="Visited_20_Internet_20_Link"><text:span text:style-name="Police_20_par_20_défaut"><text:span text:style-name="T24">39</text:span></text:span></text:a></text:p>
      <text:p text:style-name="P2"><text:span text:style-name="Police_20_par_20_défaut"><text:span text:style-name="T18"><text:s text:c="11"/></text:span></text:span><text:a xlink:type="simple" xlink:href="#section-4.3.3" office:target-frame-name="_top" xlink:show="replace" text:style-name="Internet_20_link" text:visited-style-name="Visited_20_Internet_20_Link"><text:span text:style-name="Police_20_par_20_défaut"><text:span text:style-name="T24">4.3.3</text:span></text:span></text:a><text:span text:style-name="Police_20_par_20_défaut"><text:span text:style-name="T18">. Access Token Response ..............................</text:span></text:span><text:a xlink:type="simple" xlink:href="#page-40" office:target-frame-name="_top" xlink:show="replace" text:style-name="Internet_20_link" text:visited-style-name="Visited_20_Internet_20_Link"><text:span text:style-name="Police_20_par_20_défaut"><text:span text:style-name="T24">40</text:span></text:span></text:a></text:p>
      <text:p text:style-name="P2"><text:span text:style-name="Police_20_par_20_défaut"><text:span text:style-name="T18"><text:s text:c="6"/></text:span></text:span><text:a xlink:type="simple" xlink:href="#section-4.4" office:target-frame-name="_top" xlink:show="replace" text:style-name="Internet_20_link" text:visited-style-name="Visited_20_Internet_20_Link"><text:span text:style-name="Police_20_par_20_défaut"><text:span text:style-name="T24">4.4</text:span></text:span></text:a><text:span text:style-name="Police_20_par_20_défaut"><text:span text:style-name="T18">. Client Credentials Grant ..................................</text:span></text:span><text:a xlink:type="simple" xlink:href="#page-40" office:target-frame-name="_top" xlink:show="replace" text:style-name="Internet_20_link" text:visited-style-name="Visited_20_Internet_20_Link"><text:span text:style-name="Police_20_par_20_défaut"><text:span text:style-name="T24">40</text:span></text:span></text:a></text:p>
      <text:p text:style-name="P2"><text:span text:style-name="Police_20_par_20_défaut"><text:span text:style-name="T18"><text:s text:c="11"/></text:span></text:span><text:a xlink:type="simple" xlink:href="#section-4.4.1" office:target-frame-name="_top" xlink:show="replace" text:style-name="Internet_20_link" text:visited-style-name="Visited_20_Internet_20_Link"><text:span text:style-name="Police_20_par_20_défaut"><text:span text:style-name="T24">4.4.1</text:span></text:span></text:a><text:span text:style-name="Police_20_par_20_défaut"><text:span text:style-name="T18">. Authorization Request and Response .................</text:span></text:span><text:a xlink:type="simple" xlink:href="#page-41" office:target-frame-name="_top" xlink:show="replace" text:style-name="Internet_20_link" text:visited-style-name="Visited_20_Internet_20_Link"><text:span text:style-name="Police_20_par_20_défaut"><text:span text:style-name="T24">41</text:span></text:span></text:a></text:p>
      <text:p text:style-name="P2"><text:span text:style-name="Police_20_par_20_défaut"><text:span text:style-name="T18"><text:s text:c="11"/></text:span></text:span><text:a xlink:type="simple" xlink:href="#section-4.4.2" office:target-frame-name="_top" xlink:show="replace" text:style-name="Internet_20_link" text:visited-style-name="Visited_20_Internet_20_Link"><text:span text:style-name="Police_20_par_20_défaut"><text:span text:style-name="T24">4.4.2</text:span></text:span></text:a><text:span text:style-name="Police_20_par_20_défaut"><text:span text:style-name="T18">. Access Token Request ...............................</text:span></text:span><text:a xlink:type="simple" xlink:href="#page-41" office:target-frame-name="_top" xlink:show="replace" text:style-name="Internet_20_link" text:visited-style-name="Visited_20_Internet_20_Link"><text:span text:style-name="Police_20_par_20_défaut"><text:span text:style-name="T24">41</text:span></text:span></text:a></text:p>
      <text:p text:style-name="P2"><text:span text:style-name="Police_20_par_20_défaut"><text:span text:style-name="T18"><text:s text:c="11"/></text:span></text:span><text:a xlink:type="simple" xlink:href="#section-4.4.3" office:target-frame-name="_top" xlink:show="replace" text:style-name="Internet_20_link" text:visited-style-name="Visited_20_Internet_20_Link"><text:span text:style-name="Police_20_par_20_défaut"><text:span text:style-name="T24">4.4.3</text:span></text:span></text:a><text:span text:style-name="Police_20_par_20_défaut"><text:span text:style-name="T18">. Access Token Response ..............................</text:span></text:span><text:a xlink:type="simple" xlink:href="#page-42" office:target-frame-name="_top" xlink:show="replace" text:style-name="Internet_20_link" text:visited-style-name="Visited_20_Internet_20_Link"><text:span text:style-name="Police_20_par_20_défaut"><text:span text:style-name="T24">42</text:span></text:span></text:a></text:p>
      <text:p text:style-name="P2"><text:soft-page-break/><text:span text:style-name="Police_20_par_20_défaut"><text:span text:style-name="T18"><text:s text:c="6"/></text:span></text:span><text:a xlink:type="simple" xlink:href="#section-4.5" office:target-frame-name="_top" xlink:show="replace" text:style-name="Internet_20_link" text:visited-style-name="Visited_20_Internet_20_Link"><text:span text:style-name="Police_20_par_20_défaut"><text:span text:style-name="T24">4.5</text:span></text:span></text:a><text:span text:style-name="Police_20_par_20_défaut"><text:span text:style-name="T18">. Extension Grants ..........................................</text:span></text:span><text:a xlink:type="simple" xlink:href="#page-42" office:target-frame-name="_top" xlink:show="replace" text:style-name="Internet_20_link" text:visited-style-name="Visited_20_Internet_20_Link"><text:span text:style-name="Police_20_par_20_défaut"><text:span text:style-name="T24">42</text:span></text:span></text:a></text:p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9"/>[Page 2]</text:span></text:span></text:p>
      <text:p text:style-name="P7"/>
      <text:p text:style-name="P2"><text:bookmark-start text:name="page-3"/><text:a xlink:type="simple" xlink:href="#page-3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3"/></text:span></text:span><text:a xlink:type="simple" xlink:href="#section-5" office:target-frame-name="_top" xlink:show="replace" text:style-name="Internet_20_link" text:visited-style-name="Visited_20_Internet_20_Link"><text:span text:style-name="Police_20_par_20_défaut"><text:span text:style-name="T24">5</text:span></text:span></text:a><text:span text:style-name="Police_20_par_20_défaut"><text:span text:style-name="T18">. Issuing an Access Token ........................................</text:span></text:span><text:a xlink:type="simple" xlink:href="#page-43" office:target-frame-name="_top" xlink:show="replace" text:style-name="Internet_20_link" text:visited-style-name="Visited_20_Internet_20_Link"><text:span text:style-name="Police_20_par_20_défaut"><text:span text:style-name="T24">43</text:span></text:span></text:a></text:p>
      <text:p text:style-name="P2"><text:span text:style-name="Police_20_par_20_défaut"><text:span text:style-name="T18"><text:s text:c="6"/>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24">5.1</text:span></text:span></text:a><text:span text:style-name="Police_20_par_20_défaut"><text:span text:style-name="T18">. Successful Response .......................................</text:span></text:span><text:a xlink:type="simple" xlink:href="#page-43" office:target-frame-name="_top" xlink:show="replace" text:style-name="Internet_20_link" text:visited-style-name="Visited_20_Internet_20_Link"><text:span text:style-name="Police_20_par_20_défaut"><text:span text:style-name="T24">43</text:span></text:span></text:a></text:p>
      <text:p text:style-name="P2"><text:span text:style-name="Police_20_par_20_défaut"><text:span text:style-name="T18"><text:s text:c="6"/>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24">5.2</text:span></text:span></text:a><text:span text:style-name="Police_20_par_20_défaut"><text:span text:style-name="T18">. Error Response ............................................</text:span></text:span><text:a xlink:type="simple" xlink:href="#page-45" office:target-frame-name="_top" xlink:show="replace" text:style-name="Internet_20_link" text:visited-style-name="Visited_20_Internet_20_Link"><text:span text:style-name="Police_20_par_20_défaut"><text:span text:style-name="T24">45</text:span></text:span></text:a></text:p>
      <text:p text:style-name="P2"><text:span text:style-name="Police_20_par_20_défaut"><text:span text:style-name="T18"><text:s text:c="3"/></text:span></text:span><text:a xlink:type="simple" xlink:href="#section-6" office:target-frame-name="_top" xlink:show="replace" text:style-name="Internet_20_link" text:visited-style-name="Visited_20_Internet_20_Link"><text:span text:style-name="Police_20_par_20_défaut"><text:span text:style-name="T24">6</text:span></text:span></text:a><text:span text:style-name="Police_20_par_20_défaut"><text:span text:style-name="T18">. Refreshing an Access Token .....................................</text:span></text:span><text:a xlink:type="simple" xlink:href="#page-47" office:target-frame-name="_top" xlink:show="replace" text:style-name="Internet_20_link" text:visited-style-name="Visited_20_Internet_20_Link"><text:span text:style-name="Police_20_par_20_défaut"><text:span text:style-name="T24">47</text:span></text:span></text:a></text:p>
      <text:p text:style-name="P2"><text:span text:style-name="Police_20_par_20_défaut"><text:span text:style-name="T18"><text:s text:c="3"/></text:span></text:span><text:a xlink:type="simple" xlink:href="#section-7" office:target-frame-name="_top" xlink:show="replace" text:style-name="Internet_20_link" text:visited-style-name="Visited_20_Internet_20_Link"><text:span text:style-name="Police_20_par_20_défaut"><text:span text:style-name="T24">7</text:span></text:span></text:a><text:span text:style-name="Police_20_par_20_défaut"><text:span text:style-name="T18">. Accessing Protected Resources ..................................</text:span></text:span><text:a xlink:type="simple" xlink:href="#page-48" office:target-frame-name="_top" xlink:show="replace" text:style-name="Internet_20_link" text:visited-style-name="Visited_20_Internet_20_Link"><text:span text:style-name="Police_20_par_20_défaut"><text:span text:style-name="T24">48</text:span></text:span></text:a></text:p>
      <text:p text:style-name="P2"><text:span text:style-name="Police_20_par_20_défaut"><text:span text:style-name="T18"><text:s text:c="6"/></text:span></text:span><text:a xlink:type="simple" xlink:href="#section-7.1" office:target-frame-name="_top" xlink:show="replace" text:style-name="Internet_20_link" text:visited-style-name="Visited_20_Internet_20_Link"><text:span text:style-name="Police_20_par_20_défaut"><text:span text:style-name="T24">7.1</text:span></text:span></text:a><text:span text:style-name="Police_20_par_20_défaut"><text:span text:style-name="T18">. Access Token Types ........................................</text:span></text:span><text:a xlink:type="simple" xlink:href="#page-49" office:target-frame-name="_top" xlink:show="replace" text:style-name="Internet_20_link" text:visited-style-name="Visited_20_Internet_20_Link"><text:span text:style-name="Police_20_par_20_défaut"><text:span text:style-name="T24">49</text:span></text:span></text:a></text:p>
      <text:p text:style-name="P2"><text:span text:style-name="Police_20_par_20_défaut"><text:span text:style-name="T18"><text:s text:c="6"/></text:span></text:span><text:a xlink:type="simple" xlink:href="#section-7.2" office:target-frame-name="_top" xlink:show="replace" text:style-name="Internet_20_link" text:visited-style-name="Visited_20_Internet_20_Link"><text:span text:style-name="Police_20_par_20_défaut"><text:span text:style-name="T24">7.2</text:span></text:span></text:a><text:span text:style-name="Police_20_par_20_défaut"><text:span text:style-name="T18">. Error Response ............................................</text:span></text:span><text:a xlink:type="simple" xlink:href="#page-49" office:target-frame-name="_top" xlink:show="replace" text:style-name="Internet_20_link" text:visited-style-name="Visited_20_Internet_20_Link"><text:span text:style-name="Police_20_par_20_défaut"><text:span text:style-name="T24">49</text:span></text:span></text:a></text:p>
      <text:p text:style-name="P2"><text:span text:style-name="Police_20_par_20_défaut"><text:span text:style-name="T18"><text:s text:c="3"/></text:span></text:span><text:a xlink:type="simple" xlink:href="#section-8" office:target-frame-name="_top" xlink:show="replace" text:style-name="Internet_20_link" text:visited-style-name="Visited_20_Internet_20_Link"><text:span text:style-name="Police_20_par_20_défaut"><text:span text:style-name="T24">8</text:span></text:span></text:a><text:span text:style-name="Police_20_par_20_défaut"><text:span text:style-name="T18">. Extensibility ..................................................</text:span></text:span><text:a xlink:type="simple" xlink:href="#page-50" office:target-frame-name="_top" xlink:show="replace" text:style-name="Internet_20_link" text:visited-style-name="Visited_20_Internet_20_Link"><text:span text:style-name="Police_20_par_20_défaut"><text:span text:style-name="T24">50</text:span></text:span></text:a></text:p>
      <text:p text:style-name="P2"><text:span text:style-name="Police_20_par_20_défaut"><text:span text:style-name="T18"><text:s text:c="6"/></text:span></text:span><text:a xlink:type="simple" xlink:href="#section-8.1" office:target-frame-name="_top" xlink:show="replace" text:style-name="Internet_20_link" text:visited-style-name="Visited_20_Internet_20_Link"><text:span text:style-name="Police_20_par_20_défaut"><text:span text:style-name="T24">8.1</text:span></text:span></text:a><text:span text:style-name="Police_20_par_20_défaut"><text:span text:style-name="T18">. Defining Access Token Types ...............................</text:span></text:span><text:a xlink:type="simple" xlink:href="#page-50" office:target-frame-name="_top" xlink:show="replace" text:style-name="Internet_20_link" text:visited-style-name="Visited_20_Internet_20_Link"><text:span text:style-name="Police_20_par_20_défaut"><text:span text:style-name="T24">50</text:span></text:span></text:a></text:p>
      <text:p text:style-name="P2"><text:span text:style-name="Police_20_par_20_défaut"><text:span text:style-name="T18"><text:s text:c="6"/></text:span></text:span><text:a xlink:type="simple" xlink:href="#section-8.2" office:target-frame-name="_top" xlink:show="replace" text:style-name="Internet_20_link" text:visited-style-name="Visited_20_Internet_20_Link"><text:span text:style-name="Police_20_par_20_défaut"><text:span text:style-name="T24">8.2</text:span></text:span></text:a><text:span text:style-name="Police_20_par_20_défaut"><text:span text:style-name="T18">. Defining New Endpoint Parameters ..........................</text:span></text:span><text:a xlink:type="simple" xlink:href="#page-50" office:target-frame-name="_top" xlink:show="replace" text:style-name="Internet_20_link" text:visited-style-name="Visited_20_Internet_20_Link"><text:span text:style-name="Police_20_par_20_défaut"><text:span text:style-name="T24">50</text:span></text:span></text:a></text:p>
      <text:p text:style-name="P2"><text:span text:style-name="Police_20_par_20_défaut"><text:span text:style-name="T18"><text:s text:c="6"/></text:span></text:span><text:a xlink:type="simple" xlink:href="#section-8.3" office:target-frame-name="_top" xlink:show="replace" text:style-name="Internet_20_link" text:visited-style-name="Visited_20_Internet_20_Link"><text:span text:style-name="Police_20_par_20_défaut"><text:span text:style-name="T24">8.3</text:span></text:span></text:a><text:span text:style-name="Police_20_par_20_défaut"><text:span text:style-name="T18">. Defining New Authorization Grant Types ....................</text:span></text:span><text:a xlink:type="simple" xlink:href="#page-51" office:target-frame-name="_top" xlink:show="replace" text:style-name="Internet_20_link" text:visited-style-name="Visited_20_Internet_20_Link"><text:span text:style-name="Police_20_par_20_défaut"><text:span text:style-name="T24">51</text:span></text:span></text:a></text:p>
      <text:p text:style-name="P2"><text:span text:style-name="Police_20_par_20_défaut"><text:span text:style-name="T18"><text:s text:c="6"/></text:span></text:span><text:a xlink:type="simple" xlink:href="#section-8.4" office:target-frame-name="_top" xlink:show="replace" text:style-name="Internet_20_link" text:visited-style-name="Visited_20_Internet_20_Link"><text:span text:style-name="Police_20_par_20_défaut"><text:span text:style-name="T24">8.4</text:span></text:span></text:a><text:span text:style-name="Police_20_par_20_défaut"><text:span text:style-name="T18">. Defining New Authorization Endpoint Response Types ........</text:span></text:span><text:a xlink:type="simple" xlink:href="#page-51" office:target-frame-name="_top" xlink:show="replace" text:style-name="Internet_20_link" text:visited-style-name="Visited_20_Internet_20_Link"><text:span text:style-name="Police_20_par_20_défaut"><text:span text:style-name="T24">51</text:span></text:span></text:a></text:p>
      <text:p text:style-name="P2"><text:span text:style-name="Police_20_par_20_défaut"><text:span text:style-name="T18"><text:s text:c="6"/></text:span></text:span><text:a xlink:type="simple" xlink:href="#section-8.5" office:target-frame-name="_top" xlink:show="replace" text:style-name="Internet_20_link" text:visited-style-name="Visited_20_Internet_20_Link"><text:span text:style-name="Police_20_par_20_défaut"><text:span text:style-name="T24">8.5</text:span></text:span></text:a><text:span text:style-name="Police_20_par_20_défaut"><text:span text:style-name="T18">. Defining Additional Error Codes ...........................</text:span></text:span><text:a xlink:type="simple" xlink:href="#page-51" office:target-frame-name="_top" xlink:show="replace" text:style-name="Internet_20_link" text:visited-style-name="Visited_20_Internet_20_Link"><text:span text:style-name="Police_20_par_20_défaut"><text:span text:style-name="T24">51</text:span></text:span></text:a></text:p>
      <text:p text:style-name="P2"><text:span text:style-name="Police_20_par_20_défaut"><text:span text:style-name="T18"><text:s text:c="3"/></text:span></text:span><text:a xlink:type="simple" xlink:href="#section-9" office:target-frame-name="_top" xlink:show="replace" text:style-name="Internet_20_link" text:visited-style-name="Visited_20_Internet_20_Link"><text:span text:style-name="Police_20_par_20_défaut"><text:span text:style-name="T24">9</text:span></text:span></text:a><text:span text:style-name="Police_20_par_20_défaut"><text:span text:style-name="T18">. Native Applications ............................................</text:span></text:span><text:a xlink:type="simple" xlink:href="#page-52" office:target-frame-name="_top" xlink:show="replace" text:style-name="Internet_20_link" text:visited-style-name="Visited_20_Internet_20_Link"><text:span text:style-name="Police_20_par_20_défaut"><text:span text:style-name="T24">52</text:span></text:span></text:a></text:p>
      <text:p text:style-name="P2"><text:span text:style-name="Police_20_par_20_défaut"><text:span text:style-name="T18"><text:s text:c="3"/></text:span></text:span><text:a xlink:type="simple" xlink:href="#section-10" office:target-frame-name="_top" xlink:show="replace" text:style-name="Internet_20_link" text:visited-style-name="Visited_20_Internet_20_Link"><text:span text:style-name="Police_20_par_20_défaut"><text:span text:style-name="T24">10</text:span></text:span></text:a><text:span text:style-name="Police_20_par_20_défaut"><text:span text:style-name="T18">. Security Considerations .......................................</text:span></text:span><text:a xlink:type="simple" xlink:href="#page-53" office:target-frame-name="_top" xlink:show="replace" text:style-name="Internet_20_link" text:visited-style-name="Visited_20_Internet_20_Link"><text:span text:style-name="Police_20_par_20_défaut"><text:span text:style-name="T24">53</text:span></text:span></text:a></text:p>
      <text:p text:style-name="P2"><text:span text:style-name="Police_20_par_20_défaut"><text:span text:style-name="T18"><text:s text:c="6"/></text:span></text:span><text:a xlink:type="simple" xlink:href="#section-10.1" office:target-frame-name="_top" xlink:show="replace" text:style-name="Internet_20_link" text:visited-style-name="Visited_20_Internet_20_Link"><text:span text:style-name="Police_20_par_20_défaut"><text:span text:style-name="T24">10.1</text:span></text:span></text:a><text:span text:style-name="Police_20_par_20_défaut"><text:span text:style-name="T18">. Client Authentication ....................................</text:span></text:span><text:a xlink:type="simple" xlink:href="#page-53" office:target-frame-name="_top" xlink:show="replace" text:style-name="Internet_20_link" text:visited-style-name="Visited_20_Internet_20_Link"><text:span text:style-name="Police_20_par_20_défaut"><text:span text:style-name="T24">53</text:span></text:span></text:a></text:p>
      <text:p text:style-name="P2"><text:span text:style-name="Police_20_par_20_défaut"><text:span text:style-name="T18"><text:s text:c="6"/></text:span></text:span><text:a xlink:type="simple" xlink:href="#section-10.2" office:target-frame-name="_top" xlink:show="replace" text:style-name="Internet_20_link" text:visited-style-name="Visited_20_Internet_20_Link"><text:span text:style-name="Police_20_par_20_défaut"><text:span text:style-name="T24">10.2</text:span></text:span></text:a><text:span text:style-name="Police_20_par_20_défaut"><text:span text:style-name="T18">. Client Impersonation .....................................</text:span></text:span><text:a xlink:type="simple" xlink:href="#page-54" office:target-frame-name="_top" xlink:show="replace" text:style-name="Internet_20_link" text:visited-style-name="Visited_20_Internet_20_Link"><text:span text:style-name="Police_20_par_20_défaut"><text:span text:style-name="T24">54</text:span></text:span></text:a></text:p>
      <text:p text:style-name="P2"><text:span text:style-name="Police_20_par_20_défaut"><text:span text:style-name="T18"><text:s text:c="6"/></text:span></text:span><text:a xlink:type="simple" xlink:href="#section-10.3" office:target-frame-name="_top" xlink:show="replace" text:style-name="Internet_20_link" text:visited-style-name="Visited_20_Internet_20_Link"><text:span text:style-name="Police_20_par_20_défaut"><text:span text:style-name="T24">10.3</text:span></text:span></text:a><text:span text:style-name="Police_20_par_20_défaut"><text:span text:style-name="T18">. Access Tokens ............................................</text:span></text:span><text:a xlink:type="simple" xlink:href="#page-55" office:target-frame-name="_top" xlink:show="replace" text:style-name="Internet_20_link" text:visited-style-name="Visited_20_Internet_20_Link"><text:span text:style-name="Police_20_par_20_défaut"><text:span text:style-name="T24">55</text:span></text:span></text:a></text:p>
      <text:p text:style-name="P2"><text:span text:style-name="Police_20_par_20_défaut"><text:span text:style-name="T18"><text:s text:c="6"/></text:span></text:span><text:a xlink:type="simple" xlink:href="#section-10.4" office:target-frame-name="_top" xlink:show="replace" text:style-name="Internet_20_link" text:visited-style-name="Visited_20_Internet_20_Link"><text:span text:style-name="Police_20_par_20_défaut"><text:span text:style-name="T24">10.4</text:span></text:span></text:a><text:span text:style-name="Police_20_par_20_défaut"><text:span text:style-name="T18">. Refresh Tokens ...........................................</text:span></text:span><text:a xlink:type="simple" xlink:href="#page-55" office:target-frame-name="_top" xlink:show="replace" text:style-name="Internet_20_link" text:visited-style-name="Visited_20_Internet_20_Link"><text:span text:style-name="Police_20_par_20_défaut"><text:span text:style-name="T24">55</text:span></text:span></text:a></text:p>
      <text:p text:style-name="P2"><text:span text:style-name="Police_20_par_20_défaut"><text:span text:style-name="T18"><text:s text:c="6"/></text:span></text:span><text:a xlink:type="simple" xlink:href="#section-10.5" office:target-frame-name="_top" xlink:show="replace" text:style-name="Internet_20_link" text:visited-style-name="Visited_20_Internet_20_Link"><text:span text:style-name="Police_20_par_20_défaut"><text:span text:style-name="T24">10.5</text:span></text:span></text:a><text:span text:style-name="Police_20_par_20_défaut"><text:span text:style-name="T18">. Authorization Codes ......................................</text:span></text:span><text:a xlink:type="simple" xlink:href="#page-56" office:target-frame-name="_top" xlink:show="replace" text:style-name="Internet_20_link" text:visited-style-name="Visited_20_Internet_20_Link"><text:span text:style-name="Police_20_par_20_défaut"><text:span text:style-name="T24">56</text:span></text:span></text:a></text:p>
      <text:p text:style-name="P2"><text:span text:style-name="Police_20_par_20_défaut"><text:span text:style-name="T18"><text:s text:c="6"/></text:span></text:span><text:a xlink:type="simple" xlink:href="#section-10.6" office:target-frame-name="_top" xlink:show="replace" text:style-name="Internet_20_link" text:visited-style-name="Visited_20_Internet_20_Link"><text:span text:style-name="Police_20_par_20_défaut"><text:span text:style-name="T24">10.6</text:span></text:span></text:a><text:span text:style-name="Police_20_par_20_défaut"><text:span text:style-name="T18">. Authorization Code Redirection URI Manipulation ..........</text:span></text:span><text:a xlink:type="simple" xlink:href="#page-56" office:target-frame-name="_top" xlink:show="replace" text:style-name="Internet_20_link" text:visited-style-name="Visited_20_Internet_20_Link"><text:span text:style-name="Police_20_par_20_défaut"><text:span text:style-name="T24">56</text:span></text:span></text:a></text:p>
      <text:p text:style-name="P2"><text:span text:style-name="Police_20_par_20_défaut"><text:span text:style-name="T18"><text:s text:c="6"/></text:span></text:span><text:a xlink:type="simple" xlink:href="#section-10.7" office:target-frame-name="_top" xlink:show="replace" text:style-name="Internet_20_link" text:visited-style-name="Visited_20_Internet_20_Link"><text:span text:style-name="Police_20_par_20_défaut"><text:span text:style-name="T24">10.7</text:span></text:span></text:a><text:span text:style-name="Police_20_par_20_défaut"><text:span text:style-name="T18">. Resource Owner Password Credentials ......................</text:span></text:span><text:a xlink:type="simple" xlink:href="#page-57" office:target-frame-name="_top" xlink:show="replace" text:style-name="Internet_20_link" text:visited-style-name="Visited_20_Internet_20_Link"><text:span text:style-name="Police_20_par_20_défaut"><text:span text:style-name="T24">57</text:span></text:span></text:a></text:p>
      <text:p text:style-name="P2"><text:span text:style-name="Police_20_par_20_défaut"><text:span text:style-name="T18"><text:s text:c="6"/></text:span></text:span><text:a xlink:type="simple" xlink:href="#section-10.8" office:target-frame-name="_top" xlink:show="replace" text:style-name="Internet_20_link" text:visited-style-name="Visited_20_Internet_20_Link"><text:span text:style-name="Police_20_par_20_défaut"><text:span text:style-name="T24">10.8</text:span></text:span></text:a><text:span text:style-name="Police_20_par_20_défaut"><text:span text:style-name="T18">. Request Confidentiality ..................................</text:span></text:span><text:a xlink:type="simple" xlink:href="#page-58" office:target-frame-name="_top" xlink:show="replace" text:style-name="Internet_20_link" text:visited-style-name="Visited_20_Internet_20_Link"><text:span text:style-name="Police_20_par_20_défaut"><text:span text:style-name="T24">58</text:span></text:span></text:a></text:p>
      <text:p text:style-name="P2"><text:span text:style-name="Police_20_par_20_défaut"><text:span text:style-name="T18"><text:s text:c="6"/></text:span></text:span><text:a xlink:type="simple" xlink:href="#section-10.9" office:target-frame-name="_top" xlink:show="replace" text:style-name="Internet_20_link" text:visited-style-name="Visited_20_Internet_20_Link"><text:span text:style-name="Police_20_par_20_défaut"><text:span text:style-name="T24">10.9</text:span></text:span></text:a><text:span text:style-name="Police_20_par_20_défaut"><text:span text:style-name="T18">. Ensuring Endpoint Authenticity ...........................</text:span></text:span><text:a xlink:type="simple" xlink:href="#page-58" office:target-frame-name="_top" xlink:show="replace" text:style-name="Internet_20_link" text:visited-style-name="Visited_20_Internet_20_Link"><text:span text:style-name="Police_20_par_20_défaut"><text:span text:style-name="T24">58</text:span></text:span></text:a></text:p>
      <text:p text:style-name="P2"><text:span text:style-name="Police_20_par_20_défaut"><text:span text:style-name="T18"><text:s text:c="6"/></text:span></text:span><text:a xlink:type="simple" xlink:href="#section-10.10" office:target-frame-name="_top" xlink:show="replace" text:style-name="Internet_20_link" text:visited-style-name="Visited_20_Internet_20_Link"><text:span text:style-name="Police_20_par_20_défaut"><text:span text:style-name="T24">10.10</text:span></text:span></text:a><text:span text:style-name="Police_20_par_20_défaut"><text:span text:style-name="T18">. Credentials-Guessing Attacks ............................</text:span></text:span><text:a xlink:type="simple" xlink:href="#page-58" office:target-frame-name="_top" xlink:show="replace" text:style-name="Internet_20_link" text:visited-style-name="Visited_20_Internet_20_Link"><text:span text:style-name="Police_20_par_20_défaut"><text:span text:style-name="T24">58</text:span></text:span></text:a></text:p>
      <text:p text:style-name="P2"><text:span text:style-name="Police_20_par_20_défaut"><text:span text:style-name="T18"><text:s text:c="6"/></text:span></text:span><text:a xlink:type="simple" xlink:href="#section-10.11" office:target-frame-name="_top" xlink:show="replace" text:style-name="Internet_20_link" text:visited-style-name="Visited_20_Internet_20_Link"><text:span text:style-name="Police_20_par_20_défaut"><text:span text:style-name="T24">10.11</text:span></text:span></text:a><text:span text:style-name="Police_20_par_20_défaut"><text:span text:style-name="T18">. Phishing Attacks ........................................</text:span></text:span><text:a xlink:type="simple" xlink:href="#page-58" office:target-frame-name="_top" xlink:show="replace" text:style-name="Internet_20_link" text:visited-style-name="Visited_20_Internet_20_Link"><text:span text:style-name="Police_20_par_20_défaut"><text:span text:style-name="T24">58</text:span></text:span></text:a></text:p>
      <text:p text:style-name="P2"><text:span text:style-name="Police_20_par_20_défaut"><text:span text:style-name="T18"><text:s text:c="6"/></text:span></text:span><text:a xlink:type="simple" xlink:href="#section-10.12" office:target-frame-name="_top" xlink:show="replace" text:style-name="Internet_20_link" text:visited-style-name="Visited_20_Internet_20_Link"><text:span text:style-name="Police_20_par_20_défaut"><text:span text:style-name="T24">10.12</text:span></text:span></text:a><text:span text:style-name="Police_20_par_20_défaut"><text:span text:style-name="T18">. Cross-Site Request Forgery ..............................</text:span></text:span><text:a xlink:type="simple" xlink:href="#page-59" office:target-frame-name="_top" xlink:show="replace" text:style-name="Internet_20_link" text:visited-style-name="Visited_20_Internet_20_Link"><text:span text:style-name="Police_20_par_20_défaut"><text:span text:style-name="T24">59</text:span></text:span></text:a></text:p>
      <text:p text:style-name="P2"><text:span text:style-name="Police_20_par_20_défaut"><text:span text:style-name="T18"><text:s text:c="6"/></text:span></text:span><text:a xlink:type="simple" xlink:href="#section-10.13" office:target-frame-name="_top" xlink:show="replace" text:style-name="Internet_20_link" text:visited-style-name="Visited_20_Internet_20_Link"><text:span text:style-name="Police_20_par_20_défaut"><text:span text:style-name="T24">10.13</text:span></text:span></text:a><text:span text:style-name="Police_20_par_20_défaut"><text:span text:style-name="T18">. Clickjacking ............................................</text:span></text:span><text:a xlink:type="simple" xlink:href="#page-60" office:target-frame-name="_top" xlink:show="replace" text:style-name="Internet_20_link" text:visited-style-name="Visited_20_Internet_20_Link"><text:span text:style-name="Police_20_par_20_défaut"><text:span text:style-name="T24">60</text:span></text:span></text:a></text:p>
      <text:p text:style-name="P2"><text:span text:style-name="Police_20_par_20_défaut"><text:span text:style-name="T18"><text:s text:c="6"/></text:span></text:span><text:a xlink:type="simple" xlink:href="#section-10.14" office:target-frame-name="_top" xlink:show="replace" text:style-name="Internet_20_link" text:visited-style-name="Visited_20_Internet_20_Link"><text:span text:style-name="Police_20_par_20_défaut"><text:span text:style-name="T24">10.14</text:span></text:span></text:a><text:span text:style-name="Police_20_par_20_défaut"><text:span text:style-name="T18">. Code Injection and Input Validation .....................</text:span></text:span><text:a xlink:type="simple" xlink:href="#page-60" office:target-frame-name="_top" xlink:show="replace" text:style-name="Internet_20_link" text:visited-style-name="Visited_20_Internet_20_Link"><text:span text:style-name="Police_20_par_20_défaut"><text:span text:style-name="T24">60</text:span></text:span></text:a></text:p>
      <text:p text:style-name="P2"><text:span text:style-name="Police_20_par_20_défaut"><text:span text:style-name="T18"><text:s text:c="6"/></text:span></text:span><text:a xlink:type="simple" xlink:href="#section-10.15" office:target-frame-name="_top" xlink:show="replace" text:style-name="Internet_20_link" text:visited-style-name="Visited_20_Internet_20_Link"><text:span text:style-name="Police_20_par_20_défaut"><text:span text:style-name="T24">10.15</text:span></text:span></text:a><text:span text:style-name="Police_20_par_20_défaut"><text:span text:style-name="T18">. Open Redirectors ........................................</text:span></text:span><text:a xlink:type="simple" xlink:href="#page-60" office:target-frame-name="_top" xlink:show="replace" text:style-name="Internet_20_link" text:visited-style-name="Visited_20_Internet_20_Link"><text:span text:style-name="Police_20_par_20_défaut"><text:span text:style-name="T24">60</text:span></text:span></text:a></text:p>
      <text:p text:style-name="P2"><text:span text:style-name="Police_20_par_20_défaut"><text:span text:style-name="T18"><text:s text:c="6"/>10.16. Misuse of Access Token to Impersonate Resource</text:span></text:span></text:p>
      <text:p text:style-name="P2"><text:span text:style-name="Police_20_par_20_défaut"><text:span text:style-name="T18"><text:s text:c="13"/>Owner in Implicit Flow ..................................</text:span></text:span><text:a xlink:type="simple" xlink:href="#page-61" office:target-frame-name="_top" xlink:show="replace" text:style-name="Internet_20_link" text:visited-style-name="Visited_20_Internet_20_Link"><text:span text:style-name="Police_20_par_20_défaut"><text:span text:style-name="T24">61</text:span></text:span></text:a></text:p>
      <text:p text:style-name="P2"><text:span text:style-name="Police_20_par_20_défaut"><text:span text:style-name="T18"><text:s text:c="3"/></text:span></text:span><text:a xlink:type="simple" xlink:href="#section-11" office:target-frame-name="_top" xlink:show="replace" text:style-name="Internet_20_link" text:visited-style-name="Visited_20_Internet_20_Link"><text:span text:style-name="Police_20_par_20_défaut"><text:span text:style-name="T24">11</text:span></text:span></text:a><text:span text:style-name="Police_20_par_20_défaut"><text:span text:style-name="T18">. IANA Considerations ...........................................</text:span></text:span><text:a xlink:type="simple" xlink:href="#page-62" office:target-frame-name="_top" xlink:show="replace" text:style-name="Internet_20_link" text:visited-style-name="Visited_20_Internet_20_Link"><text:span text:style-name="Police_20_par_20_défaut"><text:span text:style-name="T24">62</text:span></text:span></text:a></text:p>
      <text:p text:style-name="P2"><text:span text:style-name="Police_20_par_20_défaut"><text:span text:style-name="T18"><text:s text:c="6"/></text:span></text:span><text:a xlink:type="simple" xlink:href="#section-11.1" office:target-frame-name="_top" xlink:show="replace" text:style-name="Internet_20_link" text:visited-style-name="Visited_20_Internet_20_Link"><text:span text:style-name="Police_20_par_20_défaut"><text:span text:style-name="T24">11.1</text:span></text:span></text:a><text:span text:style-name="Police_20_par_20_défaut"><text:span text:style-name="T18">. OAuth Access Token Types Registry ........................</text:span></text:span><text:a xlink:type="simple" xlink:href="#page-62" office:target-frame-name="_top" xlink:show="replace" text:style-name="Internet_20_link" text:visited-style-name="Visited_20_Internet_20_Link"><text:span text:style-name="Police_20_par_20_défaut"><text:span text:style-name="T24">62</text:span></text:span></text:a></text:p>
      <text:p text:style-name="P2"><text:span text:style-name="Police_20_par_20_défaut"><text:span text:style-name="T18"><text:s text:c="11"/></text:span></text:span><text:a xlink:type="simple" xlink:href="#section-11.1.1" office:target-frame-name="_top" xlink:show="replace" text:style-name="Internet_20_link" text:visited-style-name="Visited_20_Internet_20_Link"><text:span text:style-name="Police_20_par_20_défaut"><text:span text:style-name="T24">11.1.1</text:span></text:span></text:a><text:span text:style-name="Police_20_par_20_défaut"><text:span text:style-name="T18">. Registration Template .............................</text:span></text:span><text:a xlink:type="simple" xlink:href="#page-62" office:target-frame-name="_top" xlink:show="replace" text:style-name="Internet_20_link" text:visited-style-name="Visited_20_Internet_20_Link"><text:span text:style-name="Police_20_par_20_défaut"><text:span text:style-name="T24">62</text:span></text:span></text:a></text:p>
      <text:p text:style-name="P2"><text:span text:style-name="Police_20_par_20_défaut"><text:span text:style-name="T18"><text:s text:c="6"/></text:span></text:span><text:a xlink:type="simple" xlink:href="#section-11.2" office:target-frame-name="_top" xlink:show="replace" text:style-name="Internet_20_link" text:visited-style-name="Visited_20_Internet_20_Link"><text:span text:style-name="Police_20_par_20_défaut"><text:span text:style-name="T24">11.2</text:span></text:span></text:a><text:span text:style-name="Police_20_par_20_défaut"><text:span text:style-name="T18">. OAuth Parameters Registry ................................</text:span></text:span><text:a xlink:type="simple" xlink:href="#page-63" office:target-frame-name="_top" xlink:show="replace" text:style-name="Internet_20_link" text:visited-style-name="Visited_20_Internet_20_Link"><text:span text:style-name="Police_20_par_20_défaut"><text:span text:style-name="T24">63</text:span></text:span></text:a></text:p>
      <text:p text:style-name="P2"><text:span text:style-name="Police_20_par_20_défaut"><text:span text:style-name="T18"><text:s text:c="11"/></text:span></text:span><text:a xlink:type="simple" xlink:href="#section-11.2.1" office:target-frame-name="_top" xlink:show="replace" text:style-name="Internet_20_link" text:visited-style-name="Visited_20_Internet_20_Link"><text:span text:style-name="Police_20_par_20_défaut"><text:span text:style-name="T24">11.2.1</text:span></text:span></text:a><text:span text:style-name="Police_20_par_20_défaut"><text:span text:style-name="T18">. Registration Template .............................</text:span></text:span><text:a xlink:type="simple" xlink:href="#page-63" office:target-frame-name="_top" xlink:show="replace" text:style-name="Internet_20_link" text:visited-style-name="Visited_20_Internet_20_Link"><text:span text:style-name="Police_20_par_20_défaut"><text:span text:style-name="T24">63</text:span></text:span></text:a></text:p>
      <text:p text:style-name="P2"><text:span text:style-name="Police_20_par_20_défaut"><text:span text:style-name="T18"><text:s text:c="11"/></text:span></text:span><text:a xlink:type="simple" xlink:href="#section-11.2.2" office:target-frame-name="_top" xlink:show="replace" text:style-name="Internet_20_link" text:visited-style-name="Visited_20_Internet_20_Link"><text:span text:style-name="Police_20_par_20_défaut"><text:span text:style-name="T24">11.2.2</text:span></text:span></text:a><text:span text:style-name="Police_20_par_20_défaut"><text:span text:style-name="T18">. Initial Registry Contents .........................</text:span></text:span><text:a xlink:type="simple" xlink:href="#page-64" office:target-frame-name="_top" xlink:show="replace" text:style-name="Internet_20_link" text:visited-style-name="Visited_20_Internet_20_Link"><text:span text:style-name="Police_20_par_20_défaut"><text:span text:style-name="T24">64</text:span></text:span></text:a></text:p>
      <text:p text:style-name="P2"><text:span text:style-name="Police_20_par_20_défaut"><text:span text:style-name="T18"><text:s text:c="6"/></text:span></text:span><text:a xlink:type="simple" xlink:href="#section-11.3" office:target-frame-name="_top" xlink:show="replace" text:style-name="Internet_20_link" text:visited-style-name="Visited_20_Internet_20_Link"><text:span text:style-name="Police_20_par_20_défaut"><text:span text:style-name="T24">11.3</text:span></text:span></text:a><text:span text:style-name="Police_20_par_20_défaut"><text:span text:style-name="T18">. OAuth Authorization Endpoint Response Types Registry .....</text:span></text:span><text:a xlink:type="simple" xlink:href="#page-66" office:target-frame-name="_top" xlink:show="replace" text:style-name="Internet_20_link" text:visited-style-name="Visited_20_Internet_20_Link"><text:span text:style-name="Police_20_par_20_défaut"><text:span text:style-name="T24">66</text:span></text:span></text:a></text:p>
      <text:p text:style-name="P2"><text:span text:style-name="Police_20_par_20_défaut"><text:span text:style-name="T18"><text:s text:c="11"/></text:span></text:span><text:a xlink:type="simple" xlink:href="#section-11.3.1" office:target-frame-name="_top" xlink:show="replace" text:style-name="Internet_20_link" text:visited-style-name="Visited_20_Internet_20_Link"><text:span text:style-name="Police_20_par_20_défaut"><text:span text:style-name="T24">11.3.1</text:span></text:span></text:a><text:span text:style-name="Police_20_par_20_défaut"><text:span text:style-name="T18">. Registration Template .............................</text:span></text:span><text:a xlink:type="simple" xlink:href="#page-66" office:target-frame-name="_top" xlink:show="replace" text:style-name="Internet_20_link" text:visited-style-name="Visited_20_Internet_20_Link"><text:span text:style-name="Police_20_par_20_défaut"><text:span text:style-name="T24">66</text:span></text:span></text:a></text:p>
      <text:p text:style-name="P2"><text:span text:style-name="Police_20_par_20_défaut"><text:span text:style-name="T18"><text:s text:c="11"/></text:span></text:span><text:a xlink:type="simple" xlink:href="#section-11.3.2" office:target-frame-name="_top" xlink:show="replace" text:style-name="Internet_20_link" text:visited-style-name="Visited_20_Internet_20_Link"><text:span text:style-name="Police_20_par_20_défaut"><text:span text:style-name="T24">11.3.2</text:span></text:span></text:a><text:span text:style-name="Police_20_par_20_défaut"><text:span text:style-name="T18">. Initial Registry Contents .........................</text:span></text:span><text:a xlink:type="simple" xlink:href="#page-67" office:target-frame-name="_top" xlink:show="replace" text:style-name="Internet_20_link" text:visited-style-name="Visited_20_Internet_20_Link"><text:span text:style-name="Police_20_par_20_défaut"><text:span text:style-name="T24">67</text:span></text:span></text:a></text:p>
      <text:p text:style-name="P2"><text:span text:style-name="Police_20_par_20_défaut"><text:span text:style-name="T18"><text:s text:c="6"/></text:span></text:span><text:a xlink:type="simple" xlink:href="#section-11.4" office:target-frame-name="_top" xlink:show="replace" text:style-name="Internet_20_link" text:visited-style-name="Visited_20_Internet_20_Link"><text:span text:style-name="Police_20_par_20_défaut"><text:span text:style-name="T24">11.4</text:span></text:span></text:a><text:span text:style-name="Police_20_par_20_défaut"><text:span text:style-name="T18">. OAuth Extensions Error Registry ..........................</text:span></text:span><text:a xlink:type="simple" xlink:href="#page-67" office:target-frame-name="_top" xlink:show="replace" text:style-name="Internet_20_link" text:visited-style-name="Visited_20_Internet_20_Link"><text:span text:style-name="Police_20_par_20_défaut"><text:span text:style-name="T24">67</text:span></text:span></text:a></text:p>
      <text:p text:style-name="P2"><text:span text:style-name="Police_20_par_20_défaut"><text:span text:style-name="T18"><text:s text:c="11"/></text:span></text:span><text:a xlink:type="simple" xlink:href="#section-11.4.1" office:target-frame-name="_top" xlink:show="replace" text:style-name="Internet_20_link" text:visited-style-name="Visited_20_Internet_20_Link"><text:span text:style-name="Police_20_par_20_défaut"><text:span text:style-name="T24">11.4.1</text:span></text:span></text:a><text:span text:style-name="Police_20_par_20_défaut"><text:span text:style-name="T18">. Registration Template .............................</text:span></text:span><text:a xlink:type="simple" xlink:href="#page-68" office:target-frame-name="_top" xlink:show="replace" text:style-name="Internet_20_link" text:visited-style-name="Visited_20_Internet_20_Link"><text:span text:style-name="Police_20_par_20_défaut"><text:span text:style-name="T24">68</text:span></text:span></text:a></text:p>
      <text:p text:style-name="P2"><text:span text:style-name="Police_20_par_20_défaut"><text:span text:style-name="T18"><text:s text:c="3"/></text:span></text:span><text:a xlink:type="simple" xlink:href="#section-12" office:target-frame-name="_top" xlink:show="replace" text:style-name="Internet_20_link" text:visited-style-name="Visited_20_Internet_20_Link"><text:span text:style-name="Police_20_par_20_défaut"><text:span text:style-name="T24">12</text:span></text:span></text:a><text:span text:style-name="Police_20_par_20_défaut"><text:span text:style-name="T18">. References ....................................................</text:span></text:span><text:a xlink:type="simple" xlink:href="#page-68" office:target-frame-name="_top" xlink:show="replace" text:style-name="Internet_20_link" text:visited-style-name="Visited_20_Internet_20_Link"><text:span text:style-name="Police_20_par_20_défaut"><text:span text:style-name="T24">68</text:span></text:span></text:a></text:p>
      <text:p text:style-name="P2"><text:span text:style-name="Police_20_par_20_défaut"><text:span text:style-name="T18"><text:s text:c="6"/></text:span></text:span><text:a xlink:type="simple" xlink:href="#section-12.1" office:target-frame-name="_top" xlink:show="replace" text:style-name="Internet_20_link" text:visited-style-name="Visited_20_Internet_20_Link"><text:span text:style-name="Police_20_par_20_défaut"><text:span text:style-name="T24">12.1</text:span></text:span></text:a><text:span text:style-name="Police_20_par_20_défaut"><text:span text:style-name="T18">. Normative References .....................................</text:span></text:span><text:a xlink:type="simple" xlink:href="#page-68" office:target-frame-name="_top" xlink:show="replace" text:style-name="Internet_20_link" text:visited-style-name="Visited_20_Internet_20_Link"><text:span text:style-name="Police_20_par_20_défaut"><text:span text:style-name="T24">68</text:span></text:span></text:a></text:p>
      <text:p text:style-name="P2"><text:span text:style-name="Police_20_par_20_défaut"><text:span text:style-name="T18"><text:s text:c="6"/></text:span></text:span><text:a xlink:type="simple" xlink:href="#section-12.2" office:target-frame-name="_top" xlink:show="replace" text:style-name="Internet_20_link" text:visited-style-name="Visited_20_Internet_20_Link"><text:span text:style-name="Police_20_par_20_défaut"><text:span text:style-name="T24">12.2</text:span></text:span></text:a><text:span text:style-name="Police_20_par_20_défaut"><text:span text:style-name="T18">. Informative References ...................................</text:span></text:span><text:a xlink:type="simple" xlink:href="#page-70" office:target-frame-name="_top" xlink:show="replace" text:style-name="Internet_20_link" text:visited-style-name="Visited_20_Internet_20_Link"><text:span text:style-name="Police_20_par_20_défaut"><text:span text:style-name="T24">70</text:span></text:span></text:a></text:p>
      <text:p text:style-name="P4"/>
      <text:p text:style-name="P4"/>
      <text:p text:style-name="P4"/>
      <text:p text:style-name="P4"/>
      <text:p text:style-name="P4"/>
      <text:p text:style-name="P2"><text:soft-page-break/><text:span text:style-name="Police_20_par_20_défaut"><text:span text:style-name="T27">Hardt <text:s text:c="23"/>Standards Track <text:s text:c="19"/>[Page 3]</text:span></text:span></text:p>
      <text:p text:style-name="P7"/>
      <text:p text:style-name="P2"><text:bookmark-start text:name="page-4"/><text:a xlink:type="simple" xlink:href="#page-4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3"/></text:span></text:span><text:a xlink:type="simple" xlink:href="#appendix-A" office:target-frame-name="_top" xlink:show="replace" text:style-name="Internet_20_link" text:visited-style-name="Visited_20_Internet_20_Link"><text:span text:style-name="Police_20_par_20_défaut"><text:span text:style-name="T24">Appendix A</text:span></text:span></text:a><text:span text:style-name="Police_20_par_20_défaut"><text:span text:style-name="T18">. Augmented Backus-Naur Form (ABNF) Syntax ..............</text:span></text:span><text:a xlink:type="simple" xlink:href="#page-71" office:target-frame-name="_top" xlink:show="replace" text:style-name="Internet_20_link" text:visited-style-name="Visited_20_Internet_20_Link"><text:span text:style-name="Police_20_par_20_défaut"><text:span text:style-name="T24">71</text:span></text:span></text:a></text:p>
      <text:p text:style-name="P2"><text:span text:style-name="Police_20_par_20_défaut"><text:span text:style-name="T18"><text:s text:c="5"/></text:span></text:span><text:a xlink:type="simple" xlink:href="#appendix-A.1" office:target-frame-name="_top" xlink:show="replace" text:style-name="Internet_20_link" text:visited-style-name="Visited_20_Internet_20_Link"><text:span text:style-name="Police_20_par_20_défaut"><text:span text:style-name="T24">A.1</text:span></text:span></text:a><text:span text:style-name="Police_20_par_20_défaut"><text:span text:style-name="T18">. <text:s/>"client_id" Syntax ........................................</text:span></text:span><text:a xlink:type="simple" xlink:href="#page-71" office:target-frame-name="_top" xlink:show="replace" text:style-name="Internet_20_link" text:visited-style-name="Visited_20_Internet_20_Link"><text:span text:style-name="Police_20_par_20_défaut"><text:span text:style-name="T24">71</text:span></text:span></text:a></text:p>
      <text:p text:style-name="P2"><text:span text:style-name="Police_20_par_20_défaut"><text:span text:style-name="T18"><text:s text:c="5"/></text:span></text:span><text:a xlink:type="simple" xlink:href="#appendix-A.2" office:target-frame-name="_top" xlink:show="replace" text:style-name="Internet_20_link" text:visited-style-name="Visited_20_Internet_20_Link"><text:span text:style-name="Police_20_par_20_défaut"><text:span text:style-name="T24">A.2</text:span></text:span></text:a><text:span text:style-name="Police_20_par_20_défaut"><text:span text:style-name="T18">. <text:s/>"client_secret" Syntax ....................................</text:span></text:span><text:a xlink:type="simple" xlink:href="#page-71" office:target-frame-name="_top" xlink:show="replace" text:style-name="Internet_20_link" text:visited-style-name="Visited_20_Internet_20_Link"><text:span text:style-name="Police_20_par_20_défaut"><text:span text:style-name="T24">71</text:span></text:span></text:a></text:p>
      <text:p text:style-name="P2"><text:span text:style-name="Police_20_par_20_défaut"><text:span text:style-name="T18"><text:s text:c="5"/></text:span></text:span><text:a xlink:type="simple" xlink:href="#appendix-A.3" office:target-frame-name="_top" xlink:show="replace" text:style-name="Internet_20_link" text:visited-style-name="Visited_20_Internet_20_Link"><text:span text:style-name="Police_20_par_20_défaut"><text:span text:style-name="T24">A.3</text:span></text:span></text:a><text:span text:style-name="Police_20_par_20_défaut"><text:span text:style-name="T18">. <text:s/>"response_type" Syntax ....................................</text:span></text:span><text:a xlink:type="simple" xlink:href="#page-71" office:target-frame-name="_top" xlink:show="replace" text:style-name="Internet_20_link" text:visited-style-name="Visited_20_Internet_20_Link"><text:span text:style-name="Police_20_par_20_défaut"><text:span text:style-name="T24">71</text:span></text:span></text:a></text:p>
      <text:p text:style-name="P2"><text:span text:style-name="Police_20_par_20_défaut"><text:span text:style-name="T18"><text:s text:c="5"/></text:span></text:span><text:a xlink:type="simple" xlink:href="#appendix-A.4" office:target-frame-name="_top" xlink:show="replace" text:style-name="Internet_20_link" text:visited-style-name="Visited_20_Internet_20_Link"><text:span text:style-name="Police_20_par_20_défaut"><text:span text:style-name="T24">A.4</text:span></text:span></text:a><text:span text:style-name="Police_20_par_20_défaut"><text:span text:style-name="T18">. <text:s/>"scope" Syntax ............................................</text:span></text:span><text:a xlink:type="simple" xlink:href="#page-72" office:target-frame-name="_top" xlink:show="replace" text:style-name="Internet_20_link" text:visited-style-name="Visited_20_Internet_20_Link"><text:span text:style-name="Police_20_par_20_défaut"><text:span text:style-name="T24">72</text:span></text:span></text:a></text:p>
      <text:p text:style-name="P2"><text:span text:style-name="Police_20_par_20_défaut"><text:span text:style-name="T18"><text:s text:c="5"/></text:span></text:span><text:a xlink:type="simple" xlink:href="#appendix-A.5" office:target-frame-name="_top" xlink:show="replace" text:style-name="Internet_20_link" text:visited-style-name="Visited_20_Internet_20_Link"><text:span text:style-name="Police_20_par_20_défaut"><text:span text:style-name="T24">A.5</text:span></text:span></text:a><text:span text:style-name="Police_20_par_20_défaut"><text:span text:style-name="T18">. <text:s/>"state" Syntax ............................................</text:span></text:span><text:a xlink:type="simple" xlink:href="#page-72" office:target-frame-name="_top" xlink:show="replace" text:style-name="Internet_20_link" text:visited-style-name="Visited_20_Internet_20_Link"><text:span text:style-name="Police_20_par_20_défaut"><text:span text:style-name="T24">72</text:span></text:span></text:a></text:p>
      <text:p text:style-name="P2"><text:span text:style-name="Police_20_par_20_défaut"><text:span text:style-name="T18"><text:s text:c="5"/></text:span></text:span><text:a xlink:type="simple" xlink:href="#appendix-A.6" office:target-frame-name="_top" xlink:show="replace" text:style-name="Internet_20_link" text:visited-style-name="Visited_20_Internet_20_Link"><text:span text:style-name="Police_20_par_20_défaut"><text:span text:style-name="T24">A.6</text:span></text:span></text:a><text:span text:style-name="Police_20_par_20_défaut"><text:span text:style-name="T18">. <text:s/>"redirect_uri" Syntax .....................................</text:span></text:span><text:a xlink:type="simple" xlink:href="#page-72" office:target-frame-name="_top" xlink:show="replace" text:style-name="Internet_20_link" text:visited-style-name="Visited_20_Internet_20_Link"><text:span text:style-name="Police_20_par_20_défaut"><text:span text:style-name="T24">72</text:span></text:span></text:a></text:p>
      <text:p text:style-name="P2"><text:span text:style-name="Police_20_par_20_défaut"><text:span text:style-name="T18"><text:s text:c="5"/></text:span></text:span><text:a xlink:type="simple" xlink:href="#appendix-A.7" office:target-frame-name="_top" xlink:show="replace" text:style-name="Internet_20_link" text:visited-style-name="Visited_20_Internet_20_Link"><text:span text:style-name="Police_20_par_20_défaut"><text:span text:style-name="T24">A.7</text:span></text:span></text:a><text:span text:style-name="Police_20_par_20_défaut"><text:span text:style-name="T18">. <text:s/>"error" Syntax ............................................</text:span></text:span><text:a xlink:type="simple" xlink:href="#page-72" office:target-frame-name="_top" xlink:show="replace" text:style-name="Internet_20_link" text:visited-style-name="Visited_20_Internet_20_Link"><text:span text:style-name="Police_20_par_20_défaut"><text:span text:style-name="T24">72</text:span></text:span></text:a></text:p>
      <text:p text:style-name="P2"><text:span text:style-name="Police_20_par_20_défaut"><text:span text:style-name="T18"><text:s text:c="5"/></text:span></text:span><text:a xlink:type="simple" xlink:href="#appendix-A.8" office:target-frame-name="_top" xlink:show="replace" text:style-name="Internet_20_link" text:visited-style-name="Visited_20_Internet_20_Link"><text:span text:style-name="Police_20_par_20_défaut"><text:span text:style-name="T24">A.8</text:span></text:span></text:a><text:span text:style-name="Police_20_par_20_défaut"><text:span text:style-name="T18">. <text:s/>"error_description" Syntax ................................</text:span></text:span><text:a xlink:type="simple" xlink:href="#page-72" office:target-frame-name="_top" xlink:show="replace" text:style-name="Internet_20_link" text:visited-style-name="Visited_20_Internet_20_Link"><text:span text:style-name="Police_20_par_20_défaut"><text:span text:style-name="T24">72</text:span></text:span></text:a></text:p>
      <text:p text:style-name="P2"><text:span text:style-name="Police_20_par_20_défaut"><text:span text:style-name="T18"><text:s text:c="5"/></text:span></text:span><text:a xlink:type="simple" xlink:href="#appendix-A.9" office:target-frame-name="_top" xlink:show="replace" text:style-name="Internet_20_link" text:visited-style-name="Visited_20_Internet_20_Link"><text:span text:style-name="Police_20_par_20_défaut"><text:span text:style-name="T24">A.9</text:span></text:span></text:a><text:span text:style-name="Police_20_par_20_défaut"><text:span text:style-name="T18">. <text:s/>"error_uri" Syntax ........................................</text:span></text:span><text:a xlink:type="simple" xlink:href="#page-72" office:target-frame-name="_top" xlink:show="replace" text:style-name="Internet_20_link" text:visited-style-name="Visited_20_Internet_20_Link"><text:span text:style-name="Police_20_par_20_défaut"><text:span text:style-name="T24">72</text:span></text:span></text:a></text:p>
      <text:p text:style-name="P2"><text:span text:style-name="Police_20_par_20_défaut"><text:span text:style-name="T18"><text:s text:c="5"/></text:span></text:span><text:a xlink:type="simple" xlink:href="#appendix-A.10" office:target-frame-name="_top" xlink:show="replace" text:style-name="Internet_20_link" text:visited-style-name="Visited_20_Internet_20_Link"><text:span text:style-name="Police_20_par_20_défaut"><text:span text:style-name="T24">A.10</text:span></text:span></text:a><text:span text:style-name="Police_20_par_20_défaut"><text:span text:style-name="T18">. "grant_type" Syntax ..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1" office:target-frame-name="_top" xlink:show="replace" text:style-name="Internet_20_link" text:visited-style-name="Visited_20_Internet_20_Link"><text:span text:style-name="Police_20_par_20_défaut"><text:span text:style-name="T24">A.11</text:span></text:span></text:a><text:span text:style-name="Police_20_par_20_défaut"><text:span text:style-name="T18">. "code" Syntax ........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2" office:target-frame-name="_top" xlink:show="replace" text:style-name="Internet_20_link" text:visited-style-name="Visited_20_Internet_20_Link"><text:span text:style-name="Police_20_par_20_défaut"><text:span text:style-name="T24">A.12</text:span></text:span></text:a><text:span text:style-name="Police_20_par_20_défaut"><text:span text:style-name="T18">. "access_token" Syntax 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3" office:target-frame-name="_top" xlink:show="replace" text:style-name="Internet_20_link" text:visited-style-name="Visited_20_Internet_20_Link"><text:span text:style-name="Police_20_par_20_défaut"><text:span text:style-name="T24">A.13</text:span></text:span></text:a><text:span text:style-name="Police_20_par_20_défaut"><text:span text:style-name="T18">. "token_type" Syntax ..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4" office:target-frame-name="_top" xlink:show="replace" text:style-name="Internet_20_link" text:visited-style-name="Visited_20_Internet_20_Link"><text:span text:style-name="Police_20_par_20_défaut"><text:span text:style-name="T24">A.14</text:span></text:span></text:a><text:span text:style-name="Police_20_par_20_défaut"><text:span text:style-name="T18">. "expires_in" Syntax ..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5" office:target-frame-name="_top" xlink:show="replace" text:style-name="Internet_20_link" text:visited-style-name="Visited_20_Internet_20_Link"><text:span text:style-name="Police_20_par_20_défaut"><text:span text:style-name="T24">A.15</text:span></text:span></text:a><text:span text:style-name="Police_20_par_20_défaut"><text:span text:style-name="T18">. "username" Syntax ....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6" office:target-frame-name="_top" xlink:show="replace" text:style-name="Internet_20_link" text:visited-style-name="Visited_20_Internet_20_Link"><text:span text:style-name="Police_20_par_20_défaut"><text:span text:style-name="T24">A.16</text:span></text:span></text:a><text:span text:style-name="Police_20_par_20_défaut"><text:span text:style-name="T18">. "password" Syntax .........................................</text:span></text:span><text:a xlink:type="simple" xlink:href="#page-73" office:target-frame-name="_top" xlink:show="replace" text:style-name="Internet_20_link" text:visited-style-name="Visited_20_Internet_20_Link"><text:span text:style-name="Police_20_par_20_défaut"><text:span text:style-name="T24">73</text:span></text:span></text:a></text:p>
      <text:p text:style-name="P2"><text:span text:style-name="Police_20_par_20_défaut"><text:span text:style-name="T18"><text:s text:c="5"/></text:span></text:span><text:a xlink:type="simple" xlink:href="#appendix-A.17" office:target-frame-name="_top" xlink:show="replace" text:style-name="Internet_20_link" text:visited-style-name="Visited_20_Internet_20_Link"><text:span text:style-name="Police_20_par_20_défaut"><text:span text:style-name="T24">A.17</text:span></text:span></text:a><text:span text:style-name="Police_20_par_20_défaut"><text:span text:style-name="T18">. "refresh_token" Syntax ....................................</text:span></text:span><text:a xlink:type="simple" xlink:href="#page-74" office:target-frame-name="_top" xlink:show="replace" text:style-name="Internet_20_link" text:visited-style-name="Visited_20_Internet_20_Link"><text:span text:style-name="Police_20_par_20_défaut"><text:span text:style-name="T24">74</text:span></text:span></text:a></text:p>
      <text:p text:style-name="P2"><text:span text:style-name="Police_20_par_20_défaut"><text:span text:style-name="T18"><text:s text:c="5"/></text:span></text:span><text:a xlink:type="simple" xlink:href="#appendix-A.18" office:target-frame-name="_top" xlink:show="replace" text:style-name="Internet_20_link" text:visited-style-name="Visited_20_Internet_20_Link"><text:span text:style-name="Police_20_par_20_défaut"><text:span text:style-name="T24">A.18</text:span></text:span></text:a><text:span text:style-name="Police_20_par_20_défaut"><text:span text:style-name="T18">. Endpoint Parameter Syntax .................................</text:span></text:span><text:a xlink:type="simple" xlink:href="#page-74" office:target-frame-name="_top" xlink:show="replace" text:style-name="Internet_20_link" text:visited-style-name="Visited_20_Internet_20_Link"><text:span text:style-name="Police_20_par_20_défaut"><text:span text:style-name="T24">74</text:span></text:span></text:a></text:p>
      <text:p text:style-name="P2"><text:span text:style-name="Police_20_par_20_défaut"><text:span text:style-name="T18"><text:s text:c="3"/>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24">Appendix B</text:span></text:span></text:a><text:span text:style-name="Police_20_par_20_défaut"><text:span text:style-name="T18">. Use of application/x-www-form-urlencoded Media Type ...</text:span></text:span><text:a xlink:type="simple" xlink:href="#page-74" office:target-frame-name="_top" xlink:show="replace" text:style-name="Internet_20_link" text:visited-style-name="Visited_20_Internet_20_Link"><text:span text:style-name="Police_20_par_20_défaut"><text:span text:style-name="T24">74</text:span></text:span></text:a></text:p>
      <text:p text:style-name="P2"><text:span text:style-name="Police_20_par_20_défaut"><text:span text:style-name="T18"><text:s text:c="3"/></text:span></text:span><text:a xlink:type="simple" xlink:href="#appendix-C" office:target-frame-name="_top" xlink:show="replace" text:style-name="Internet_20_link" text:visited-style-name="Visited_20_Internet_20_Link"><text:span text:style-name="Police_20_par_20_défaut"><text:span text:style-name="T24">Appendix C</text:span></text:span></text:a><text:span text:style-name="Police_20_par_20_défaut"><text:span text:style-name="T18">. Acknowledgements ......................................</text:span></text:span><text:a xlink:type="simple" xlink:href="#page-75" office:target-frame-name="_top" xlink:show="replace" text:style-name="Internet_20_link" text:visited-style-name="Visited_20_Internet_20_Link"><text:span text:style-name="Police_20_par_20_défaut"><text:span text:style-name="T24">75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32"><text:bookmark-start text:name="section-1"/><text:a xlink:type="simple" xlink:href="#section-1" office:target-frame-name="_top" xlink:show="replace" text:style-name="Internet_20_link" text:visited-style-name="Visited_20_Internet_20_Link"><text:span text:style-name="Police_20_par_20_défaut"><text:span text:style-name="T33">1</text:span></text:span></text:a><text:bookmark-end text:name="section-1"/><text:span text:style-name="Police_20_par_20_défaut"><text:span text:style-name="T35">. <text:s/>Introduction</text:span></text:span></text:p>
      <text:p text:style-name="P8"/>
      <text:p text:style-name="P8"/>
      <text:p text:style-name="P2"><text:span text:style-name="Police_20_par_20_défaut"><text:span text:style-name="T36"><text:s text:c="3"/>In the traditional client-server authentication model, the client</text:span></text:span></text:p>
      <text:p text:style-name="P2"><text:span text:style-name="Police_20_par_20_défaut"><text:span text:style-name="T36"><text:s text:c="3"/>requests an access-restricted resource (protected resource) on the</text:span></text:span></text:p>
      <text:p text:style-name="P2"><text:span text:style-name="Police_20_par_20_défaut"><text:span text:style-name="T36"><text:s text:c="3"/>server by authenticating with the server using the resource owner's</text:span></text:span></text:p>
      <text:p text:style-name="P2"><text:span text:style-name="Police_20_par_20_défaut"><text:span text:style-name="T36"><text:s text:c="3"/>credentials. <text:s/>In order to provide third-party applications access to</text:span></text:span></text:p>
      <text:p text:style-name="P2"><text:span text:style-name="Police_20_par_20_défaut"><text:span text:style-name="T36"><text:s text:c="3"/>restricted resources, the resource owner shares its credentials with</text:span></text:span></text:p>
      <text:p text:style-name="P2"><text:span text:style-name="Police_20_par_20_défaut"><text:span text:style-name="T36"><text:s text:c="3"/>the third party. <text:s/>This creates several problems and limitations:</text:span></text:span></text:p>
      <text:p text:style-name="P8"/>
      <text:p text:style-name="P2"><text:span text:style-name="Police_20_par_20_défaut"><text:span text:style-name="T36"><text:s text:c="3"/>o <text:s/>Third-party applications are required to store the resource</text:span></text:span></text:p>
      <text:p text:style-name="P2"><text:span text:style-name="Police_20_par_20_défaut"><text:span text:style-name="T36"><text:s text:c="6"/>owner's credentials for future use, typically a password in</text:span></text:span></text:p>
      <text:p text:style-name="P2"><text:span text:style-name="Police_20_par_20_défaut"><text:span text:style-name="T36"><text:s text:c="6"/>clear-text.</text:span></text:span></text:p>
      <text:p text:style-name="P8"/>
      <text:p text:style-name="P2"><text:span text:style-name="Police_20_par_20_défaut"><text:span text:style-name="T36"><text:s text:c="3"/>o <text:s/>Servers are required to support password authentication, despite</text:span></text:span></text:p>
      <text:p text:style-name="P2"><text:span text:style-name="Police_20_par_20_défaut"><text:span text:style-name="T36"><text:s text:c="6"/>the security weaknesses inherent in passwords.</text:span></text:span></text:p>
      <text:p text:style-name="P8"/>
      <text:p text:style-name="P2"><text:span text:style-name="Police_20_par_20_défaut"><text:span text:style-name="T36"><text:s text:c="3"/>o <text:s/>Third-party applications gain overly broad access to the resource</text:span></text:span></text:p>
      <text:p text:style-name="P2"><text:span text:style-name="Police_20_par_20_défaut"><text:span text:style-name="T36"><text:s text:c="6"/>owner's protected resources, leaving resource owners without any</text:span></text:span></text:p>
      <text:p text:style-name="P2"><text:span text:style-name="Police_20_par_20_défaut"><text:span text:style-name="T36"><text:s text:c="6"/>ability to restrict duration or access to a limited subset of</text:span></text:span></text:p>
      <text:p text:style-name="P2"><text:span text:style-name="Police_20_par_20_défaut"><text:span text:style-name="T36"><text:s text:c="6"/>resources.</text:span></text:span></text:p>
      <text:p text:style-name="P8"/>
      <text:p text:style-name="P2"><text:span text:style-name="Police_20_par_20_défaut"><text:span text:style-name="T36"><text:s text:c="3"/>o <text:s/>Resource owners cannot revoke access to an individual third party</text:span></text:span></text:p>
      <text:p text:style-name="P2"><text:span text:style-name="Police_20_par_20_défaut"><text:span text:style-name="T36"><text:s text:c="6"/>without revoking access to all third parties, and must do so by</text:span></text:span></text:p>
      <text:p text:style-name="P2"><text:span text:style-name="Police_20_par_20_défaut"><text:span text:style-name="T36"><text:s text:c="6"/>changing the third party's password.</text:span></text:span></text:p>
      <text:p text:style-name="P8"/>
      <text:p text:style-name="P8"/>
      <text:p text:style-name="P8"/>
      <text:p text:style-name="P8"/>
      <text:p text:style-name="P8"/>
      <text:p text:style-name="P2"><text:span text:style-name="Police_20_par_20_défaut"><text:span text:style-name="T36">Hardt <text:s text:c="23"/>Standards Track <text:s text:c="19"/>[Page 4]</text:span></text:span></text:p>
      <text:p text:style-name="P9"/>
      <text:p text:style-name="P2"><text:bookmark-start text:name="page-5"/><text:a xlink:type="simple" xlink:href="#page-5" office:target-frame-name="_top" xlink:show="replace" text:style-name="Internet_20_link" text:visited-style-name="Visited_20_Internet_20_Link"><text:span text:style-name="Police_20_par_20_défaut"><text:span text:style-name="T34"><text:s/></text:span></text:span></text:a><text:bookmark-end text:name="page-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4">RFC 6749</text:span></text:span></text:a><text:span text:style-name="Police_20_par_20_défaut"><text:span text:style-name="T36"> <text:s text:c="23"/>OAuth 2.0 <text:s text:c="18"/>October 2012</text:span></text:span></text:p>
      <text:p text:style-name="P8"/>
      <text:p text:style-name="P8"/>
      <text:p text:style-name="P2"><text:span text:style-name="Police_20_par_20_défaut"><text:span text:style-name="T36"><text:s text:c="3"/>o <text:s/>Compromise of any third-party application results in compromise of</text:span></text:span></text:p>
      <text:p text:style-name="P2"><text:span text:style-name="Police_20_par_20_défaut"><text:span text:style-name="T36"><text:s text:c="6"/>the end-user's password and all of the data protected by that</text:span></text:span></text:p>
      <text:p text:style-name="P2"><text:span text:style-name="Police_20_par_20_défaut"><text:span text:style-name="T36"><text:s text:c="6"/>password.</text:span></text:span></text:p>
      <text:p text:style-name="P8"/>
      <text:p text:style-name="P2"><text:span text:style-name="Police_20_par_20_défaut"><text:span text:style-name="T36"><text:s text:c="3"/>OAuth addresses these issues by introducing an authorization layer</text:span></text:span></text:p>
      <text:p text:style-name="P2"><text:span text:style-name="Police_20_par_20_défaut"><text:span text:style-name="T36"><text:s text:c="3"/>and separating the role of the client from that of the resource</text:span></text:span></text:p>
      <text:p text:style-name="P2"><text:span text:style-name="Police_20_par_20_défaut"><text:span text:style-name="T36"><text:s text:c="3"/>owner. <text:s/>In OAuth, the client requests access to resources controlled</text:span></text:span></text:p>
      <text:p text:style-name="P2"><text:span text:style-name="Police_20_par_20_défaut"><text:span text:style-name="T36"><text:s text:c="3"/>by the resource owner and hosted by the resource server, and is</text:span></text:span></text:p>
      <text:p text:style-name="P2"><text:span text:style-name="Police_20_par_20_défaut"><text:span text:style-name="T36"><text:s text:c="3"/>issued a different set of credentials than those of the resource</text:span></text:span></text:p>
      <text:p text:style-name="P2"><text:span text:style-name="Police_20_par_20_défaut"><text:span text:style-name="T36"><text:s text:c="3"/>owner.</text:span></text:span></text:p>
      <text:p text:style-name="P8"/>
      <text:p text:style-name="P2"><text:span text:style-name="Police_20_par_20_défaut"><text:span text:style-name="T36"><text:s text:c="3"/>Instead of using the resource owner's credentials to access protected</text:span></text:span></text:p>
      <text:p text:style-name="P2"><text:span text:style-name="Police_20_par_20_défaut"><text:span text:style-name="T36"><text:s text:c="3"/>resources, the client obtains an access token -- a string denoting a</text:span></text:span></text:p>
      <text:p text:style-name="P2"><text:span text:style-name="Police_20_par_20_défaut"><text:span text:style-name="T36"><text:s text:c="3"/>specific scope, lifetime, and other access attributes. <text:s/>Access tokens</text:span></text:span></text:p>
      <text:p text:style-name="P2"><text:span text:style-name="Police_20_par_20_défaut"><text:span text:style-name="T36"><text:s text:c="3"/>are issued to third-party clients by an authorization server with the</text:span></text:span></text:p>
      <text:p text:style-name="P2"><text:span text:style-name="Police_20_par_20_défaut"><text:span text:style-name="T36"><text:s text:c="3"/>approval of the resource owner. <text:s/>The client uses the access token to</text:span></text:span></text:p>
      <text:p text:style-name="P2"><text:span text:style-name="Police_20_par_20_défaut"><text:span text:style-name="T36"><text:s text:c="3"/>access the protected resources hosted by the resource server.</text:span></text:span></text:p>
      <text:p text:style-name="P8"/>
      <text:p text:style-name="P2"><text:soft-page-break/><text:span text:style-name="Police_20_par_20_défaut"><text:span text:style-name="T36"><text:s text:c="3"/>For example, an end-user (resource owner) can grant a printing</text:span></text:span></text:p>
      <text:p text:style-name="P2"><text:span text:style-name="Police_20_par_20_défaut"><text:span text:style-name="T36"><text:s text:c="3"/>service (client) access to her protected photos stored at a photo-</text:span></text:span></text:p>
      <text:p text:style-name="P2"><text:span text:style-name="Police_20_par_20_défaut"><text:span text:style-name="T36"><text:s text:c="3"/>sharing service (resource server), without sharing her username and</text:span></text:span></text:p>
      <text:p text:style-name="P2"><text:span text:style-name="Police_20_par_20_défaut"><text:span text:style-name="T36"><text:s text:c="3"/>password with the printing service. <text:s/>Instead, she authenticates</text:span></text:span></text:p>
      <text:p text:style-name="P2"><text:span text:style-name="Police_20_par_20_défaut"><text:span text:style-name="T36"><text:s text:c="3"/>directly with a server trusted by the photo-sharing service</text:span></text:span></text:p>
      <text:p text:style-name="P2"><text:span text:style-name="Police_20_par_20_défaut"><text:span text:style-name="T36"><text:s text:c="3"/>(authorization server), which issues the printing service delegation-</text:span></text:span></text:p>
      <text:p text:style-name="P2"><text:span text:style-name="Police_20_par_20_défaut"><text:span text:style-name="T36"><text:s text:c="3"/>specific credentials (access token).</text:span></text:span></text:p>
      <text:p text:style-name="P8"/>
      <text:p text:style-name="P2"><text:span text:style-name="Police_20_par_20_défaut"><text:span text:style-name="T36"><text:s text:c="3"/>This specification is designed for use with HTTP ([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34">RFC2616</text:span></text:span></text:a><text:span text:style-name="Police_20_par_20_défaut"><text:span text:style-name="T36">]). <text:s/>The</text:span></text:span></text:p>
      <text:p text:style-name="P2"><text:span text:style-name="Police_20_par_20_défaut"><text:span text:style-name="T36"><text:s text:c="3"/>use of OAuth over any protocol other than HTTP is out of scope.</text:span></text:span></text:p>
      <text:p text:style-name="P8"/>
      <text:p text:style-name="P2"><text:span text:style-name="Police_20_par_20_défaut"><text:span text:style-name="T36"><text:s text:c="3"/>The OAuth 1.0 protocol ([</text:span></text:span><text:a xlink:type="simple" xlink:href="https://tools.ietf.org/html/rfc5849" office:target-frame-name="_top" xlink:show="replace" text:style-name="Internet_20_link" text:visited-style-name="Visited_20_Internet_20_Link"><text:span text:style-name="Police_20_par_20_défaut"><text:span text:style-name="T34">RFC5849</text:span></text:span></text:a><text:span text:style-name="Police_20_par_20_défaut"><text:span text:style-name="T36">]), published as an informational</text:span></text:span></text:p>
      <text:p text:style-name="P2"><text:span text:style-name="Police_20_par_20_défaut"><text:span text:style-name="T36"><text:s text:c="3"/>document, was the result of a small ad hoc community effort. <text:s/>This</text:span></text:span></text:p>
      <text:p text:style-name="P2"><text:span text:style-name="Police_20_par_20_défaut"><text:span text:style-name="T36"><text:s text:c="3"/>Standards Track specification builds on the OAuth 1.0 deployment</text:span></text:span></text:p>
      <text:p text:style-name="P2"><text:span text:style-name="Police_20_par_20_défaut"><text:span text:style-name="T36"><text:s text:c="3"/>experience, as well as additional use cases and extensibility</text:span></text:span></text:p>
      <text:p text:style-name="P2"><text:span text:style-name="Police_20_par_20_défaut"><text:span text:style-name="T36"><text:s text:c="3"/>requirements gathered from the wider IETF community. <text:s/>The OAuth 2.0</text:span></text:span></text:p>
      <text:p text:style-name="P2"><text:span text:style-name="Police_20_par_20_défaut"><text:span text:style-name="T36"><text:s text:c="3"/>protocol is not backward compatible with OAuth 1.0. <text:s/>The two versions</text:span></text:span></text:p>
      <text:p text:style-name="P2"><text:span text:style-name="Police_20_par_20_défaut"><text:span text:style-name="T36"><text:s text:c="3"/>may co-exist on the network, and implementations may choose to</text:span></text:span></text:p>
      <text:p text:style-name="P2"><text:span text:style-name="Police_20_par_20_défaut"><text:span text:style-name="T36"><text:s text:c="3"/>support both. <text:s/>However, it is the intention of this specification</text:span></text:span></text:p>
      <text:p text:style-name="P2"><text:span text:style-name="Police_20_par_20_défaut"><text:span text:style-name="T36"><text:s text:c="3"/>that new implementations support OAuth 2.0 as specified in this</text:span></text:span></text:p>
      <text:p text:style-name="P2"><text:span text:style-name="Police_20_par_20_défaut"><text:span text:style-name="T36"><text:s text:c="3"/>document and that OAuth 1.0 is used only to support existing</text:span></text:span></text:p>
      <text:p text:style-name="P2"><text:span text:style-name="Police_20_par_20_défaut"><text:span text:style-name="T36"><text:s text:c="3"/>deployments. <text:s/>The OAuth 2.0 protocol shares very few implementation</text:span></text:span></text:p>
      <text:p text:style-name="P2"><text:span text:style-name="Police_20_par_20_défaut"><text:span text:style-name="T36"><text:s text:c="3"/>details with the OAuth 1.0 protocol. <text:s/>Implementers familiar with</text:span></text:span></text:p>
      <text:p text:style-name="P2"><text:span text:style-name="Police_20_par_20_défaut"><text:span text:style-name="T36"><text:s text:c="3"/>OAuth 1.0 should approach this document without any assumptions as to</text:span></text:span></text:p>
      <text:p text:style-name="P2"><text:span text:style-name="Police_20_par_20_défaut"><text:span text:style-name="T36"><text:s text:c="3"/>its structure and details.</text:span></text:span>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9"/>[Page 5]</text:span></text:span></text:p>
      <text:p text:style-name="P7"/>
      <text:p text:style-name="P2"><text:bookmark-start text:name="page-6"/><text:a xlink:type="simple" xlink:href="#page-6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1.1"/><text:a xlink:type="simple" xlink:href="#section-1.1" office:target-frame-name="_top" xlink:show="replace" text:style-name="Internet_20_link" text:visited-style-name="Visited_20_Internet_20_Link"><text:span text:style-name="Police_20_par_20_défaut"><text:span text:style-name="T37">1.1</text:span></text:span></text:a><text:bookmark-end text:name="section-1.1"/><text:span text:style-name="Police_20_par_20_défaut"><text:span text:style-name="T39">. <text:s/>Roles</text:span></text:span></text:p>
      <text:p text:style-name="P10"/>
      <text:p text:style-name="P10"/>
      <text:p text:style-name="P2"><text:span text:style-name="Police_20_par_20_défaut"><text:span text:style-name="T40"><text:s text:c="3"/>OAuth defines four roles:</text:span></text:span></text:p>
      <text:p text:style-name="P10"/>
      <text:p text:style-name="P2"><text:span text:style-name="Police_20_par_20_défaut"><text:span text:style-name="T40"><text:s text:c="3"/>resource owner</text:span></text:span></text:p>
      <text:p text:style-name="P2"><text:span text:style-name="Police_20_par_20_défaut"><text:span text:style-name="T40"><text:s text:c="6"/>An entity capable of granting access to a protected resource.</text:span></text:span></text:p>
      <text:p text:style-name="P2"><text:span text:style-name="Police_20_par_20_défaut"><text:span text:style-name="T40"><text:s text:c="6"/>When the resource owner is a person, it is referred to as an</text:span></text:span></text:p>
      <text:p text:style-name="P2"><text:span text:style-name="Police_20_par_20_défaut"><text:span text:style-name="T40"><text:s text:c="6"/>end-user.</text:span></text:span></text:p>
      <text:p text:style-name="P10"/>
      <text:p text:style-name="P2"><text:span text:style-name="Police_20_par_20_défaut"><text:span text:style-name="T40"><text:s text:c="3"/>resource server</text:span></text:span></text:p>
      <text:p text:style-name="P2"><text:span text:style-name="Police_20_par_20_défaut"><text:span text:style-name="T40"><text:s text:c="6"/>The server hosting the protected resources, capable of accepting</text:span></text:span></text:p>
      <text:p text:style-name="P2"><text:span text:style-name="Police_20_par_20_défaut"><text:span text:style-name="T40"><text:s text:c="6"/>and responding to protected resource requests using access tokens.</text:span></text:span></text:p>
      <text:p text:style-name="P10"/>
      <text:p text:style-name="P2"><text:span text:style-name="Police_20_par_20_défaut"><text:span text:style-name="T40"><text:s text:c="3"/>client</text:span></text:span></text:p>
      <text:p text:style-name="P2"><text:span text:style-name="Police_20_par_20_défaut"><text:span text:style-name="T40"><text:s text:c="6"/>An application making protected resource requests on behalf of the</text:span></text:span></text:p>
      <text:p text:style-name="P2"><text:span text:style-name="Police_20_par_20_défaut"><text:span text:style-name="T40"><text:s text:c="6"/>resource owner and with its authorization. <text:s/>The term "client" does</text:span></text:span></text:p>
      <text:p text:style-name="P2"><text:span text:style-name="Police_20_par_20_défaut"><text:span text:style-name="T40"><text:s text:c="6"/>not imply any particular implementation characteristics (e.g.,</text:span></text:span></text:p>
      <text:p text:style-name="P2"><text:span text:style-name="Police_20_par_20_défaut"><text:span text:style-name="T40"><text:s text:c="6"/>whether the application executes on a server, a desktop, or other</text:span></text:span></text:p>
      <text:p text:style-name="P2"><text:span text:style-name="Police_20_par_20_défaut"><text:span text:style-name="T40"><text:s text:c="6"/>devices).</text:span></text:span></text:p>
      <text:p text:style-name="P10"/>
      <text:p text:style-name="P2"><text:soft-page-break/><text:span text:style-name="Police_20_par_20_défaut"><text:span text:style-name="T40"><text:s text:c="3"/>authorization server</text:span></text:span></text:p>
      <text:p text:style-name="P2"><text:span text:style-name="Police_20_par_20_défaut"><text:span text:style-name="T40"><text:s text:c="6"/>The server issuing access tokens to the client after successfully</text:span></text:span></text:p>
      <text:p text:style-name="P2"><text:span text:style-name="Police_20_par_20_défaut"><text:span text:style-name="T40"><text:s text:c="6"/>authenticating the resource owner and obtaining authorization.</text:span></text:span></text:p>
      <text:p text:style-name="P10"/>
      <text:p text:style-name="P2"><text:span text:style-name="Police_20_par_20_défaut"><text:span text:style-name="T18"><text:s text:c="2"/></text:span></text:span></text:p>
      <text:p text:style-name="P2"><text:span text:style-name="Police_20_par_20_défaut"><text:span text:style-name="T36"><text:s/>The interaction between the authorization server and resource server</text:span></text:span></text:p>
      <text:p text:style-name="P2"><text:span text:style-name="Police_20_par_20_défaut"><text:span text:style-name="T36"><text:s text:c="3"/>is beyond the scope of this specification. <text:s/>The authorization server</text:span></text:span></text:p>
      <text:p text:style-name="P2"><text:span text:style-name="Police_20_par_20_défaut"><text:span text:style-name="T36"><text:s text:c="3"/>may be the same server as the resource server or a separate entity.</text:span></text:span></text:p>
      <text:p text:style-name="P2"><text:span text:style-name="Police_20_par_20_défaut"><text:span text:style-name="T36"><text:s text:c="3"/>A single authorization server may issue access tokens accepted by</text:span></text:span></text:p>
      <text:p text:style-name="P2"><text:span text:style-name="Police_20_par_20_défaut"><text:span text:style-name="T36"><text:s text:c="3"/>multiple resource servers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Police_20_par_20_défaut"><text:span text:style-name="T36">Hardt <text:s text:c="23"/>Standards Track <text:s text:c="19"/>[Page 6]</text:span></text:span></text:p>
      <text:p text:style-name="P9"/>
      <text:p text:style-name="P2"><text:bookmark-start text:name="page-7"/><text:a xlink:type="simple" xlink:href="#page-7" office:target-frame-name="_top" xlink:show="replace" text:style-name="Internet_20_link" text:visited-style-name="Visited_20_Internet_20_Link"><text:span text:style-name="Police_20_par_20_défaut"><text:span text:style-name="T34"><text:s/></text:span></text:span></text:a><text:bookmark-end text:name="page-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4">RFC 6749</text:span></text:span></text:a><text:span text:style-name="Police_20_par_20_défaut"><text:span text:style-name="T36"> <text:s text:c="23"/>OAuth 2.0 <text:s text:c="18"/>October 2012</text:span></text:span></text:p>
      <text:p text:style-name="P8"/>
      <text:p text:style-name="P8"/>
      <text:p text:style-name="P32"><text:bookmark-start text:name="section-1.2"/><text:a xlink:type="simple" xlink:href="#section-1.2" office:target-frame-name="_top" xlink:show="replace" text:style-name="Internet_20_link" text:visited-style-name="Visited_20_Internet_20_Link"><text:span text:style-name="Police_20_par_20_défaut"><text:span text:style-name="T33">1.2</text:span></text:span></text:a><text:bookmark-end text:name="section-1.2"/><text:span text:style-name="Police_20_par_20_défaut"><text:span text:style-name="T35">. <text:s/>Protocol Flow</text:span></text:span></text:p>
      <text:p text:style-name="P8"/>
      <text:p text:style-name="P8"/>
      <text:p text:style-name="P2"><text:span text:style-name="Police_20_par_20_défaut"><text:span text:style-name="T36"><text:s text:c="5"/>+--------+ <text:s text:c="30"/>+---------------+</text:span></text:span></text:p>
      <text:p text:style-name="P2"><text:span text:style-name="Police_20_par_20_défaut"><text:span text:style-name="T36"><text:s text:c="5"/>| <text:s text:c="7"/>|--(A)- Authorization Request -&gt;| <text:s text:c="2"/>Resource <text:s text:c="3"/>|</text:span></text:span></text:p>
      <text:p text:style-name="P2"><text:span text:style-name="Police_20_par_20_défaut"><text:span text:style-name="T36"><text:s text:c="5"/>| <text:s text:c="7"/>| <text:s text:c="30"/>| <text:s text:c="4"/>Owner <text:s text:c="4"/>|</text:span></text:span></text:p>
      <text:p text:style-name="P2"><text:span text:style-name="Police_20_par_20_défaut"><text:span text:style-name="T36"><text:s text:c="5"/>| <text:s text:c="7"/>|&lt;-(B)-- Authorization Grant ---| <text:s text:c="14"/>|</text:span></text:span></text:p>
      <text:p text:style-name="P2"><text:span text:style-name="Police_20_par_20_défaut"><text:span text:style-name="T36"><text:s text:c="5"/>| <text:s text:c="7"/>| <text:s text:c="30"/>+---------------+</text:span></text:span></text:p>
      <text:p text:style-name="P2"><text:span text:style-name="Police_20_par_20_défaut"><text:span text:style-name="T36"><text:s text:c="5"/>| <text:s text:c="7"/>|</text:span></text:span></text:p>
      <text:p text:style-name="P2"><text:span text:style-name="Police_20_par_20_défaut"><text:span text:style-name="T36"><text:s text:c="5"/>| <text:s text:c="7"/>| <text:s text:c="30"/>+---------------+</text:span></text:span></text:p>
      <text:p text:style-name="P2"><text:span text:style-name="Police_20_par_20_défaut"><text:span text:style-name="T36"><text:s text:c="5"/>| <text:s text:c="7"/>|--(C)-- Authorization Grant --&gt;| Authorization |</text:span></text:span></text:p>
      <text:p text:style-name="P2"><text:span text:style-name="Police_20_par_20_défaut"><text:span text:style-name="T36"><text:s text:c="5"/>| Client | <text:s text:c="30"/>| <text:s text:c="4"/>Server <text:s text:c="3"/>|</text:span></text:span></text:p>
      <text:p text:style-name="P2"><text:span text:style-name="Police_20_par_20_défaut"><text:span text:style-name="T36"><text:s text:c="5"/>| <text:s text:c="7"/>|&lt;-(D)----- Access Token -------| <text:s text:c="14"/>|</text:span></text:span></text:p>
      <text:p text:style-name="P2"><text:span text:style-name="Police_20_par_20_défaut"><text:span text:style-name="T36"><text:s text:c="5"/>| <text:s text:c="7"/>| <text:s text:c="30"/>+---------------+</text:span></text:span></text:p>
      <text:p text:style-name="P2"><text:span text:style-name="Police_20_par_20_défaut"><text:span text:style-name="T36"><text:s text:c="5"/>| <text:s text:c="7"/>|</text:span></text:span></text:p>
      <text:p text:style-name="P2"><text:span text:style-name="Police_20_par_20_défaut"><text:span text:style-name="T36"><text:s text:c="5"/>| <text:s text:c="7"/>| <text:s text:c="30"/>+---------------+</text:span></text:span></text:p>
      <text:p text:style-name="P2"><text:span text:style-name="Police_20_par_20_défaut"><text:span text:style-name="T36"><text:s text:c="5"/>| <text:s text:c="7"/>|--(E)----- Access Token ------&gt;| <text:s text:c="3"/>Resource <text:s text:c="2"/>|</text:span></text:span></text:p>
      <text:p text:style-name="P2"><text:span text:style-name="Police_20_par_20_défaut"><text:span text:style-name="T36"><text:s text:c="5"/>| <text:s text:c="7"/>| <text:s text:c="30"/>| <text:s text:c="4"/>Server <text:s text:c="3"/>|</text:span></text:span></text:p>
      <text:p text:style-name="P2"><text:span text:style-name="Police_20_par_20_défaut"><text:span text:style-name="T36"><text:s text:c="5"/>| <text:s text:c="7"/>|&lt;-(F)--- Protected Resource ---| <text:s text:c="14"/>|</text:span></text:span></text:p>
      <text:p text:style-name="P2"><text:span text:style-name="Police_20_par_20_défaut"><text:span text:style-name="T36"><text:s text:c="5"/>+--------+ <text:s text:c="30"/>+---------------+</text:span></text:span></text:p>
      <text:p text:style-name="P8"/>
      <text:p text:style-name="P2"><text:span text:style-name="Police_20_par_20_défaut"><text:span text:style-name="T36"><text:s text:c="21"/>Figure 1: Abstract Protocol Flow</text:span></text:span></text:p>
      <text:p text:style-name="P8"><text:soft-page-break/></text:p>
      <text:p text:style-name="P2"><text:span text:style-name="Police_20_par_20_défaut"><text:span text:style-name="T36"><text:s text:c="3"/>The abstract OAuth 2.0 flow illustrated in Figure 1 describes the</text:span></text:span></text:p>
      <text:p text:style-name="P2"><text:span text:style-name="Police_20_par_20_défaut"><text:span text:style-name="T36"><text:s text:c="3"/>interaction between the four roles and includes the following steps:</text:span></text:span></text:p>
      <text:p text:style-name="P8"/>
      <text:p text:style-name="P2"><text:span text:style-name="Police_20_par_20_défaut"><text:span text:style-name="T36"><text:s text:c="3"/>(A) <text:s/>The client requests authorization from the resource owner. <text:s/>The</text:span></text:span></text:p>
      <text:p text:style-name="P2"><text:span text:style-name="Police_20_par_20_défaut"><text:span text:style-name="T36"><text:s text:c="8"/>authorization request can be made directly to the resource owner</text:span></text:span></text:p>
      <text:p text:style-name="P2"><text:span text:style-name="Police_20_par_20_défaut"><text:span text:style-name="T36"><text:s text:c="8"/>(as shown), or preferably indirectly via the authorization</text:span></text:span></text:p>
      <text:p text:style-name="P2"><text:span text:style-name="Police_20_par_20_défaut"><text:span text:style-name="T36"><text:s text:c="8"/>server as an intermediary.</text:span></text:span></text:p>
      <text:p text:style-name="P8"/>
      <text:p text:style-name="P2"><text:span text:style-name="Police_20_par_20_défaut"><text:span text:style-name="T36"><text:s text:c="3"/>(B) <text:s/>The client receives an authorization grant, which is a</text:span></text:span></text:p>
      <text:p text:style-name="P2"><text:span text:style-name="Police_20_par_20_défaut"><text:span text:style-name="T36"><text:s text:c="8"/>credential representing the resource owner's authorization,</text:span></text:span></text:p>
      <text:p text:style-name="P2"><text:span text:style-name="Police_20_par_20_défaut"><text:span text:style-name="T36"><text:s text:c="8"/>expressed using one of four grant types defined in this</text:span></text:span></text:p>
      <text:p text:style-name="P2"><text:span text:style-name="Police_20_par_20_défaut"><text:span text:style-name="T36"><text:s text:c="8"/>specification or using an extension grant type. <text:s/>The</text:span></text:span></text:p>
      <text:p text:style-name="P2"><text:span text:style-name="Police_20_par_20_défaut"><text:span text:style-name="T36"><text:s text:c="8"/>authorization grant type depends on the method used by the</text:span></text:span></text:p>
      <text:p text:style-name="P2"><text:span text:style-name="Police_20_par_20_défaut"><text:span text:style-name="T36"><text:s text:c="8"/>client to request authorization and the types supported by the</text:span></text:span></text:p>
      <text:p text:style-name="P2"><text:span text:style-name="Police_20_par_20_défaut"><text:span text:style-name="T36"><text:s text:c="8"/>authorization server.</text:span></text:span></text:p>
      <text:p text:style-name="P8"/>
      <text:p text:style-name="P2"><text:span text:style-name="Police_20_par_20_défaut"><text:span text:style-name="T36"><text:s text:c="3"/>(C) <text:s/>The client requests an access token by authenticating with the</text:span></text:span></text:p>
      <text:p text:style-name="P2"><text:span text:style-name="Police_20_par_20_défaut"><text:span text:style-name="T36"><text:s text:c="8"/>authorization server and presenting the authorization grant.</text:span></text:span></text:p>
      <text:p text:style-name="P8"/>
      <text:p text:style-name="P2"><text:span text:style-name="Police_20_par_20_défaut"><text:span text:style-name="T36"><text:s text:c="3"/>(D) <text:s/>The authorization server authenticates the client and validates</text:span></text:span></text:p>
      <text:p text:style-name="P2"><text:span text:style-name="Police_20_par_20_défaut"><text:span text:style-name="T36"><text:s text:c="8"/>the authorization grant, and if valid, issues an access token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Police_20_par_20_défaut"><text:span text:style-name="T36">Hardt <text:s text:c="23"/>Standards Track <text:s text:c="19"/>[Page 7]</text:span></text:span></text:p>
      <text:p text:style-name="P9"/>
      <text:p text:style-name="P2"><text:bookmark-start text:name="page-8"/><text:a xlink:type="simple" xlink:href="#page-8" office:target-frame-name="_top" xlink:show="replace" text:style-name="Internet_20_link" text:visited-style-name="Visited_20_Internet_20_Link"><text:span text:style-name="Police_20_par_20_défaut"><text:span text:style-name="T34"><text:s/></text:span></text:span></text:a><text:bookmark-end text:name="page-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4">RFC 6749</text:span></text:span></text:a><text:span text:style-name="Police_20_par_20_défaut"><text:span text:style-name="T36"> <text:s text:c="23"/>OAuth 2.0 <text:s text:c="18"/>October 2012</text:span></text:span></text:p>
      <text:p text:style-name="P8"/>
      <text:p text:style-name="P8"/>
      <text:p text:style-name="P2"><text:span text:style-name="Police_20_par_20_défaut"><text:span text:style-name="T36"><text:s text:c="3"/>(E) <text:s/>The client requests the protected resource from the resource</text:span></text:span></text:p>
      <text:p text:style-name="P2"><text:span text:style-name="Police_20_par_20_défaut"><text:span text:style-name="T36"><text:s text:c="8"/>server and authenticates by presenting the access token.</text:span></text:span></text:p>
      <text:p text:style-name="P8"/>
      <text:p text:style-name="P2"><text:span text:style-name="Police_20_par_20_défaut"><text:span text:style-name="T36"><text:s text:c="3"/>(F) <text:s/>The resource server validates the access token, and if valid,</text:span></text:span></text:p>
      <text:p text:style-name="P2"><text:span text:style-name="Police_20_par_20_défaut"><text:span text:style-name="T36"><text:s text:c="8"/>serves the request.</text:span></text:span></text:p>
      <text:p text:style-name="P8"/>
      <text:p text:style-name="P2"><text:span text:style-name="Police_20_par_20_défaut"><text:span text:style-name="T36"><text:s text:c="3"/>The preferred method for the client to obtain an authorization grant</text:span></text:span></text:p>
      <text:p text:style-name="P2"><text:span text:style-name="Police_20_par_20_défaut"><text:span text:style-name="T36"><text:s text:c="3"/>from the resource owner (depicted in steps (A) and (B)) is to use the</text:span></text:span></text:p>
      <text:p text:style-name="P2"><text:span text:style-name="Police_20_par_20_défaut"><text:span text:style-name="T36"><text:s text:c="3"/>authorization server as an intermediary, which is illustrated in</text:span></text:span></text:p>
      <text:p text:style-name="P2"><text:span text:style-name="Police_20_par_20_défaut"><text:span text:style-name="T36"><text:s text:c="3"/>Figure 3 in </text:span></text:span><text:a xlink:type="simple" xlink:href="#section-4.1" office:target-frame-name="_top" xlink:show="replace" text:style-name="Internet_20_link" text:visited-style-name="Visited_20_Internet_20_Link"><text:span text:style-name="Police_20_par_20_défaut"><text:span text:style-name="T34">Section 4.1</text:span></text:span></text:a><text:span text:style-name="Police_20_par_20_défaut"><text:span text:style-name="T36">.</text:span></text:span></text:p>
      <text:p text:style-name="P8"/>
      <text:p text:style-name="P32"><text:bookmark-start text:name="section-1.3"/><text:a xlink:type="simple" xlink:href="#section-1.3" office:target-frame-name="_top" xlink:show="replace" text:style-name="Internet_20_link" text:visited-style-name="Visited_20_Internet_20_Link"><text:span text:style-name="Police_20_par_20_défaut"><text:span text:style-name="T6">1.3</text:span></text:span></text:a><text:bookmark-end text:name="section-1.3"/><text:span text:style-name="Police_20_par_20_défaut"><text:span text:style-name="T8">. <text:s/>Authorization Grant</text:span></text:span></text:p>
      <text:p text:style-name="P12"/>
      <text:p text:style-name="P12"/>
      <text:p text:style-name="P2"><text:span text:style-name="Police_20_par_20_défaut"><text:span text:style-name="T5"><text:s text:c="3"/>An authorization grant is a credential representing the resource</text:span></text:span></text:p>
      <text:p text:style-name="P2"><text:span text:style-name="Police_20_par_20_défaut"><text:span text:style-name="T5"><text:s text:c="3"/>owner's authorization (to access its protected resources) used by the</text:span></text:span></text:p>
      <text:p text:style-name="P2"><text:span text:style-name="Police_20_par_20_défaut"><text:span text:style-name="T5"><text:s text:c="3"/>client to obtain an access token. <text:s/>This specification defines four</text:span></text:span></text:p>
      <text:p text:style-name="P2"><text:span text:style-name="Police_20_par_20_défaut"><text:span text:style-name="T5"><text:s text:c="3"/>grant types -- authorization code, implicit, resource owner password</text:span></text:span></text:p>
      <text:p text:style-name="P2"><text:span text:style-name="Police_20_par_20_défaut"><text:span text:style-name="T5"><text:s text:c="3"/>credentials, and client credentials -- as well as an extensibility</text:span></text:span></text:p>
      <text:p text:style-name="P2"><text:span text:style-name="Police_20_par_20_défaut"><text:span text:style-name="T5"><text:s text:c="3"/>mechanism for defining additional types.</text:span></text:span></text:p>
      <text:p text:style-name="P12"/>
      <text:p text:style-name="P32"><text:bookmark-start text:name="section-1.3.1"/><text:a xlink:type="simple" xlink:href="#section-1.3.1" office:target-frame-name="_top" xlink:show="replace" text:style-name="Internet_20_link" text:visited-style-name="Visited_20_Internet_20_Link"><text:span text:style-name="Police_20_par_20_défaut"><text:span text:style-name="T6">1.3.1</text:span></text:span></text:a><text:bookmark-end text:name="section-1.3.1"/><text:span text:style-name="Police_20_par_20_défaut"><text:span text:style-name="T8">. <text:s/>Authorization Code</text:span></text:span></text:p>
      <text:p text:style-name="P12"/>
      <text:p text:style-name="P12"><text:soft-page-break/></text:p>
      <text:p text:style-name="P2"><text:span text:style-name="Police_20_par_20_défaut"><text:span text:style-name="T5"><text:s text:c="3"/>The authorization code is obtained by using an authorization server</text:span></text:span></text:p>
      <text:p text:style-name="P2"><text:span text:style-name="Police_20_par_20_défaut"><text:span text:style-name="T5"><text:s text:c="3"/>as an intermediary between the client and resource owner. <text:s/>Instead of</text:span></text:span></text:p>
      <text:p text:style-name="P2"><text:span text:style-name="Police_20_par_20_défaut"><text:span text:style-name="T5"><text:s text:c="3"/>requesting authorization directly from the resource owner, the client</text:span></text:span></text:p>
      <text:p text:style-name="P2"><text:span text:style-name="Police_20_par_20_défaut"><text:span text:style-name="T5"><text:s text:c="3"/>directs the resource owner to an authorization server (via its</text:span></text:span></text:p>
      <text:p text:style-name="P2"><text:span text:style-name="Police_20_par_20_défaut"><text:span text:style-name="T5"><text:s text:c="3"/>user-agent as defined in [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7">RFC2616</text:span></text:span></text:a><text:span text:style-name="Police_20_par_20_défaut"><text:span text:style-name="T5">]), which in turn directs the</text:span></text:span></text:p>
      <text:p text:style-name="P2"><text:span text:style-name="Police_20_par_20_défaut"><text:span text:style-name="T5"><text:s text:c="3"/>resource owner back to the client with the authorization code.</text:span></text:span></text:p>
      <text:p text:style-name="P12"/>
      <text:p text:style-name="P2"><text:span text:style-name="Police_20_par_20_défaut"><text:span text:style-name="T5"><text:s text:c="3"/>Before directing the resource owner back to the client with the</text:span></text:span></text:p>
      <text:p text:style-name="P2"><text:span text:style-name="Police_20_par_20_défaut"><text:span text:style-name="T5"><text:s text:c="3"/>authorization code, the authorization server authenticates the</text:span></text:span></text:p>
      <text:p text:style-name="P2"><text:span text:style-name="Police_20_par_20_défaut"><text:span text:style-name="T5"><text:s text:c="3"/>resource owner and obtains authorization. <text:s/>Because the resource owner</text:span></text:span></text:p>
      <text:p text:style-name="P2"><text:span text:style-name="Police_20_par_20_défaut"><text:span text:style-name="T5"><text:s text:c="3"/>only authenticates with the authorization server, the resource</text:span></text:span></text:p>
      <text:p text:style-name="P2"><text:span text:style-name="Police_20_par_20_défaut"><text:span text:style-name="T5"><text:s text:c="3"/>owner's credentials are never shared with the client.</text:span></text:span></text:p>
      <text:p text:style-name="P12"/>
      <text:p text:style-name="P2"><text:span text:style-name="Police_20_par_20_défaut"><text:span text:style-name="T5"><text:s text:c="3"/>The authorization code provides a few important security benefits,</text:span></text:span></text:p>
      <text:p text:style-name="P2"><text:span text:style-name="Police_20_par_20_défaut"><text:span text:style-name="T5"><text:s text:c="3"/>such as the ability to authenticate the client, as well as the</text:span></text:span></text:p>
      <text:p text:style-name="P2"><text:span text:style-name="Police_20_par_20_défaut"><text:span text:style-name="T5"><text:s text:c="3"/>transmission of the access token directly to the client without</text:span></text:span></text:p>
      <text:p text:style-name="P2"><text:span text:style-name="Police_20_par_20_défaut"><text:span text:style-name="T5"><text:s text:c="3"/>passing it through the resource owner's user-agent and potentially</text:span></text:span></text:p>
      <text:p text:style-name="P2"><text:span text:style-name="Police_20_par_20_défaut"><text:span text:style-name="T5"><text:s text:c="3"/>exposing it to others, including the resource owner.</text:span></text:span></text:p>
      <text:p text:style-name="P12"/>
      <text:p text:style-name="P32"><text:bookmark-start text:name="section-1.3.2"/><text:a xlink:type="simple" xlink:href="#section-1.3.2" office:target-frame-name="_top" xlink:show="replace" text:style-name="Internet_20_link" text:visited-style-name="Visited_20_Internet_20_Link"><text:span text:style-name="Police_20_par_20_défaut"><text:span text:style-name="T6">1.3.2</text:span></text:span></text:a><text:bookmark-end text:name="section-1.3.2"/><text:span text:style-name="Police_20_par_20_défaut"><text:span text:style-name="T8">. <text:s/>Implicit</text:span></text:span></text:p>
      <text:p text:style-name="P12"/>
      <text:p text:style-name="P12"/>
      <text:p text:style-name="P2"><text:span text:style-name="Police_20_par_20_défaut"><text:span text:style-name="T5"><text:s text:c="3"/>The implicit grant is a simplified authorization code flow optimized</text:span></text:span></text:p>
      <text:p text:style-name="P2"><text:span text:style-name="Police_20_par_20_défaut"><text:span text:style-name="T5"><text:s text:c="3"/>for clients implemented in a browser using a scripting language such</text:span></text:span></text:p>
      <text:p text:style-name="P2"><text:span text:style-name="Police_20_par_20_défaut"><text:span text:style-name="T5"><text:s text:c="3"/>as JavaScript. <text:s/>In the implicit flow, instead of issuing the client</text:span></text:span></text:p>
      <text:p text:style-name="P2"><text:span text:style-name="Police_20_par_20_défaut"><text:span text:style-name="T5"><text:s text:c="3"/>an authorization code, the client is issued an access token directly</text:span></text:span></text:p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9"/>[Page 8]</text:span></text:span></text:p>
      <text:p text:style-name="P13"/>
      <text:p text:style-name="P2"><text:bookmark-start text:name="page-9"/><text:a xlink:type="simple" xlink:href="#page-9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(as the result of the resource owner authorization). <text:s/>The grant type</text:span></text:span></text:p>
      <text:p text:style-name="P2"><text:span text:style-name="Police_20_par_20_défaut"><text:span text:style-name="T5"><text:s text:c="3"/>is implicit, as no intermediate credentials (such as an authorization</text:span></text:span></text:p>
      <text:p text:style-name="P2"><text:span text:style-name="Police_20_par_20_défaut"><text:span text:style-name="T5"><text:s text:c="3"/>code) are issued (and later used to obtain an access token).</text:span></text:span></text:p>
      <text:p text:style-name="P12"/>
      <text:p text:style-name="P2"><text:span text:style-name="Police_20_par_20_défaut"><text:span text:style-name="T5"><text:s text:c="3"/>When issuing an access token during the implicit grant flow, the</text:span></text:span></text:p>
      <text:p text:style-name="P2"><text:span text:style-name="Police_20_par_20_défaut"><text:span text:style-name="T5"><text:s text:c="3"/>authorization server does not authenticate the client. <text:s/>In some</text:span></text:span></text:p>
      <text:p text:style-name="P2"><text:span text:style-name="Police_20_par_20_défaut"><text:span text:style-name="T5"><text:s text:c="3"/>cases, the client identity can be verified via the redirection URI</text:span></text:span></text:p>
      <text:p text:style-name="P2"><text:span text:style-name="Police_20_par_20_défaut"><text:span text:style-name="T5"><text:s text:c="3"/>used to deliver the access token to the client. <text:s/>The access token may</text:span></text:span></text:p>
      <text:p text:style-name="P2"><text:span text:style-name="Police_20_par_20_défaut"><text:span text:style-name="T5"><text:s text:c="3"/>be exposed to the resource owner or other applications with access to</text:span></text:span></text:p>
      <text:p text:style-name="P2"><text:span text:style-name="Police_20_par_20_défaut"><text:span text:style-name="T5"><text:s text:c="3"/>the resource owner's user-agent.</text:span></text:span></text:p>
      <text:p text:style-name="P12"/>
      <text:p text:style-name="P2"><text:span text:style-name="Police_20_par_20_défaut"><text:span text:style-name="T5"><text:s text:c="3"/>Implicit grants improve the responsiveness and efficiency of some</text:span></text:span></text:p>
      <text:p text:style-name="P2"><text:span text:style-name="Police_20_par_20_défaut"><text:span text:style-name="T5"><text:s text:c="3"/>clients (such as a client implemented as an in-browser application),</text:span></text:span></text:p>
      <text:p text:style-name="P2"><text:span text:style-name="Police_20_par_20_défaut"><text:span text:style-name="T5"><text:s text:c="3"/>since it reduces the number of round trips required to obtain an</text:span></text:span></text:p>
      <text:p text:style-name="P2"><text:span text:style-name="Police_20_par_20_défaut"><text:span text:style-name="T5"><text:s text:c="3"/>access token. <text:s/>However, this convenience should be weighed against</text:span></text:span></text:p>
      <text:p text:style-name="P2"><text:span text:style-name="Police_20_par_20_défaut"><text:span text:style-name="T5"><text:s text:c="3"/>the security implications of using implicit grants, such as those</text:span></text:span></text:p>
      <text:p text:style-name="P2"><text:span text:style-name="Police_20_par_20_défaut"><text:span text:style-name="T5"><text:s text:c="3"/>described in Sections </text:span></text:span><text:a xlink:type="simple" xlink:href="#section-10.3" office:target-frame-name="_top" xlink:show="replace" text:style-name="Internet_20_link" text:visited-style-name="Visited_20_Internet_20_Link"><text:span text:style-name="Police_20_par_20_défaut"><text:span text:style-name="T7">10.3</text:span></text:span></text:a><text:span text:style-name="Police_20_par_20_défaut"><text:span text:style-name="T5"> and </text:span></text:span><text:a xlink:type="simple" xlink:href="#section-10.16" office:target-frame-name="_top" xlink:show="replace" text:style-name="Internet_20_link" text:visited-style-name="Visited_20_Internet_20_Link"><text:span text:style-name="Police_20_par_20_défaut"><text:span text:style-name="T7">10.16</text:span></text:span></text:a><text:span text:style-name="Police_20_par_20_défaut"><text:span text:style-name="T5">, especially when the</text:span></text:span></text:p>
      <text:p text:style-name="P2"><text:span text:style-name="Police_20_par_20_défaut"><text:span text:style-name="T5"><text:s text:c="3"/>authorization code grant type is available.</text:span></text:span></text:p>
      <text:p text:style-name="P4"/>
      <text:p text:style-name="P32"><text:bookmark-start text:name="section-1.3.3"/><text:a xlink:type="simple" xlink:href="#section-1.3.3" office:target-frame-name="_top" xlink:show="replace" text:style-name="Internet_20_link" text:visited-style-name="Visited_20_Internet_20_Link"><text:span text:style-name="Police_20_par_20_défaut"><text:span text:style-name="T56">1.3.3</text:span></text:span></text:a><text:bookmark-end text:name="section-1.3.3"/><text:span text:style-name="Police_20_par_20_défaut"><text:span text:style-name="T58">. <text:s/>Resource Owner Password Credentials</text:span></text:span></text:p>
      <text:p text:style-name="P25"/>
      <text:p text:style-name="P25"/>
      <text:p text:style-name="P2"><text:soft-page-break/><text:span text:style-name="Police_20_par_20_défaut"><text:span text:style-name="T59"><text:s text:c="3"/>The resource owner password credentials (i.e., username and password)</text:span></text:span></text:p>
      <text:p text:style-name="P2"><text:span text:style-name="Police_20_par_20_défaut"><text:span text:style-name="T59"><text:s text:c="3"/>can be used directly as an authorization grant to obtain an access</text:span></text:span></text:p>
      <text:p text:style-name="P2"><text:span text:style-name="Police_20_par_20_défaut"><text:span text:style-name="T59"><text:s text:c="3"/>token. <text:s/>The credentials should only be used when there is a high</text:span></text:span></text:p>
      <text:p text:style-name="P2"><text:span text:style-name="Police_20_par_20_défaut"><text:span text:style-name="T59"><text:s text:c="3"/>degree of trust between the resource owner and the client (e.g., the</text:span></text:span></text:p>
      <text:p text:style-name="P2"><text:span text:style-name="Police_20_par_20_défaut"><text:span text:style-name="T59"><text:s text:c="3"/>client is part of the device operating system or a highly privileged</text:span></text:span></text:p>
      <text:p text:style-name="P2"><text:span text:style-name="Police_20_par_20_défaut"><text:span text:style-name="T59"><text:s text:c="3"/>application), and when other authorization grant types are not</text:span></text:span></text:p>
      <text:p text:style-name="P2"><text:span text:style-name="Police_20_par_20_défaut"><text:span text:style-name="T59"><text:s text:c="3"/>available (such as an authorization code).</text:span></text:span></text:p>
      <text:p text:style-name="P25"/>
      <text:p text:style-name="P2"><text:span text:style-name="Police_20_par_20_défaut"><text:span text:style-name="T59"><text:s text:c="3"/>Even though this grant type requires direct client access to the</text:span></text:span></text:p>
      <text:p text:style-name="P2"><text:span text:style-name="Police_20_par_20_défaut"><text:span text:style-name="T59"><text:s text:c="3"/>resource owner credentials, the resource owner credentials are used</text:span></text:span></text:p>
      <text:p text:style-name="P2"><text:span text:style-name="Police_20_par_20_défaut"><text:span text:style-name="T59"><text:s text:c="3"/>for a single request and are exchanged for an access token. <text:s/>This</text:span></text:span></text:p>
      <text:p text:style-name="P2"><text:span text:style-name="Police_20_par_20_défaut"><text:span text:style-name="T59"><text:s text:c="3"/>grant type can eliminate the need for the client to store the</text:span></text:span></text:p>
      <text:p text:style-name="P2"><text:span text:style-name="Police_20_par_20_défaut"><text:span text:style-name="T59"><text:s text:c="3"/>resource owner credentials for future use, by exchanging the</text:span></text:span></text:p>
      <text:p text:style-name="P2"><text:span text:style-name="Police_20_par_20_défaut"><text:span text:style-name="T59"><text:s text:c="3"/>credentials with a long-lived access token or refresh token.</text:span></text:span></text:p>
      <text:p text:style-name="P25"/>
      <text:p text:style-name="P32"><text:bookmark-start text:name="section-1.3.4"/><text:a xlink:type="simple" xlink:href="#section-1.3.4" office:target-frame-name="_top" xlink:show="replace" text:style-name="Internet_20_link" text:visited-style-name="Visited_20_Internet_20_Link"><text:span text:style-name="Police_20_par_20_défaut"><text:span text:style-name="T56">1.3.4</text:span></text:span></text:a><text:bookmark-end text:name="section-1.3.4"/><text:span text:style-name="Police_20_par_20_défaut"><text:span text:style-name="T58">. <text:s/>Client Credentials</text:span></text:span></text:p>
      <text:p text:style-name="P25"/>
      <text:p text:style-name="P25"/>
      <text:p text:style-name="P2"><text:span text:style-name="Police_20_par_20_défaut"><text:span text:style-name="T59"><text:s text:c="3"/>The client credentials (or other forms of client authentication) can</text:span></text:span></text:p>
      <text:p text:style-name="P2"><text:span text:style-name="Police_20_par_20_défaut"><text:span text:style-name="T59"><text:s text:c="3"/>be used as an authorization grant when the authorization scope is</text:span></text:span></text:p>
      <text:p text:style-name="P2"><text:span text:style-name="Police_20_par_20_défaut"><text:span text:style-name="T59"><text:s text:c="3"/>limited to the protected resources under the control of the client,</text:span></text:span></text:p>
      <text:p text:style-name="P2"><text:span text:style-name="Police_20_par_20_défaut"><text:span text:style-name="T59"><text:s text:c="3"/>or to protected resources previously arranged with the authorization</text:span></text:span></text:p>
      <text:p text:style-name="P2"><text:span text:style-name="Police_20_par_20_défaut"><text:span text:style-name="T59"><text:s text:c="3"/>server. <text:s/>Client credentials are used as an authorization grant</text:span></text:span></text:p>
      <text:p text:style-name="P2"><text:span text:style-name="Police_20_par_20_défaut"><text:span text:style-name="T59"><text:s text:c="3"/>typically when the client is acting on its own behalf (the client is</text:span></text:span></text:p>
      <text:p text:style-name="P2"><text:span text:style-name="Police_20_par_20_défaut"><text:span text:style-name="T59"><text:s text:c="3"/>also the resource owner) or is requesting access to protected</text:span></text:span></text:p>
      <text:p text:style-name="P2"><text:span text:style-name="Police_20_par_20_défaut"><text:span text:style-name="T59"><text:s text:c="3"/>resources based on an authorization previously arranged with the</text:span></text:span></text:p>
      <text:p text:style-name="P2"><text:span text:style-name="Police_20_par_20_défaut"><text:span text:style-name="T59"><text:s text:c="3"/>authorization server.</text:span></text:span></text:p>
      <text:p text:style-name="P25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9"/>[Page 9]</text:span></text:span></text:p>
      <text:p text:style-name="P7"/>
      <text:p text:style-name="P2"><text:bookmark-start text:name="page-10"/><text:a xlink:type="simple" xlink:href="#page-10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1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1.4"/><text:a xlink:type="simple" xlink:href="#section-1.4" office:target-frame-name="_top" xlink:show="replace" text:style-name="Internet_20_link" text:visited-style-name="Visited_20_Internet_20_Link"><text:span text:style-name="Police_20_par_20_défaut"><text:span text:style-name="T6">1.4</text:span></text:span></text:a><text:bookmark-end text:name="section-1.4"/><text:span text:style-name="Police_20_par_20_défaut"><text:span text:style-name="T8">. <text:s/>Access Token</text:span></text:span></text:p>
      <text:p text:style-name="P12"/>
      <text:p text:style-name="P12"/>
      <text:p text:style-name="P2"><text:span text:style-name="Police_20_par_20_défaut"><text:span text:style-name="T5"><text:s text:c="3"/>Access tokens are credentials used to access protected resources. <text:s/>An</text:span></text:span></text:p>
      <text:p text:style-name="P2"><text:span text:style-name="Police_20_par_20_défaut"><text:span text:style-name="T5"><text:s text:c="3"/>access token is a string representing an authorization issued to the</text:span></text:span></text:p>
      <text:p text:style-name="P2"><text:span text:style-name="Police_20_par_20_défaut"><text:span text:style-name="T5"><text:s text:c="3"/>client. <text:s/>The string is usually opaque to the client. <text:s/>Tokens</text:span></text:span></text:p>
      <text:p text:style-name="P2"><text:span text:style-name="Police_20_par_20_défaut"><text:span text:style-name="T5"><text:s text:c="3"/>represent specific scopes and durations of access, granted by the</text:span></text:span></text:p>
      <text:p text:style-name="P2"><text:span text:style-name="Police_20_par_20_défaut"><text:span text:style-name="T5"><text:s text:c="3"/>resource owner, and enforced by the resource server and authorization</text:span></text:span></text:p>
      <text:p text:style-name="P2"><text:span text:style-name="Police_20_par_20_défaut"><text:span text:style-name="T5"><text:s text:c="3"/>server.</text:span></text:span></text:p>
      <text:p text:style-name="P12"/>
      <text:p text:style-name="P2"><text:span text:style-name="Police_20_par_20_défaut"><text:span text:style-name="T5"><text:s text:c="3"/>The token may denote an identifier used to retrieve the authorization</text:span></text:span></text:p>
      <text:p text:style-name="P2"><text:span text:style-name="Police_20_par_20_défaut"><text:span text:style-name="T5"><text:s text:c="3"/>information or may self-contain the authorization information in a</text:span></text:span></text:p>
      <text:p text:style-name="P2"><text:span text:style-name="Police_20_par_20_défaut"><text:span text:style-name="T5"><text:s text:c="3"/>verifiable manner (i.e., a token string consisting of some data and a</text:span></text:span></text:p>
      <text:p text:style-name="P2"><text:span text:style-name="Police_20_par_20_défaut"><text:span text:style-name="T5"><text:s text:c="3"/>signature). <text:s/>Additional authentication credentials, which are beyond</text:span></text:span></text:p>
      <text:p text:style-name="P2"><text:span text:style-name="Police_20_par_20_défaut"><text:span text:style-name="T5"><text:s text:c="3"/>the scope of this specification, may be required in order for the</text:span></text:span></text:p>
      <text:p text:style-name="P2"><text:span text:style-name="Police_20_par_20_défaut"><text:span text:style-name="T5"><text:s text:c="3"/>client to use a token.</text:span></text:span></text:p>
      <text:p text:style-name="P12"/>
      <text:p text:style-name="P2"><text:span text:style-name="Police_20_par_20_défaut"><text:span text:style-name="T5"><text:s text:c="3"/>The access token provides an abstraction layer, replacing different</text:span></text:span></text:p>
      <text:p text:style-name="P2"><text:span text:style-name="Police_20_par_20_défaut"><text:span text:style-name="T5"><text:s text:c="3"/>authorization constructs (e.g., username and password) with a single</text:span></text:span></text:p>
      <text:p text:style-name="P2"><text:span text:style-name="Police_20_par_20_défaut"><text:span text:style-name="T5"><text:s text:c="3"/>token understood by the resource server. <text:s/>This abstraction enables</text:span></text:span></text:p>
      <text:p text:style-name="P2"><text:span text:style-name="Police_20_par_20_défaut"><text:span text:style-name="T5"><text:s text:c="3"/>issuing access tokens more restrictive than the authorization grant</text:span></text:span></text:p>
      <text:p text:style-name="P2"><text:span text:style-name="Police_20_par_20_défaut"><text:span text:style-name="T5"><text:s text:c="3"/>used to obtain them, as well as removing the resource server's need</text:span></text:span></text:p>
      <text:p text:style-name="P2"><text:soft-page-break/><text:span text:style-name="Police_20_par_20_défaut"><text:span text:style-name="T5"><text:s text:c="3"/>to understand a wide range of authentication methods.</text:span></text:span></text:p>
      <text:p text:style-name="P12"/>
      <text:p text:style-name="P2"><text:span text:style-name="Police_20_par_20_défaut"><text:span text:style-name="T5"><text:s text:c="3"/>Access tokens can have different formats, structures, and methods of</text:span></text:span></text:p>
      <text:p text:style-name="P2"><text:span text:style-name="Police_20_par_20_défaut"><text:span text:style-name="T5"><text:s text:c="3"/>utilization (e.g., cryptographic properties) based on the resource</text:span></text:span></text:p>
      <text:p text:style-name="P2"><text:span text:style-name="Police_20_par_20_défaut"><text:span text:style-name="T5"><text:s text:c="3"/>server security requirements. <text:s/>Access token attributes and the</text:span></text:span></text:p>
      <text:p text:style-name="P2"><text:span text:style-name="Police_20_par_20_défaut"><text:span text:style-name="T5"><text:s text:c="3"/>methods used to access protected resources are beyond the scope of</text:span></text:span></text:p>
      <text:p text:style-name="P2"><text:span text:style-name="Police_20_par_20_défaut"><text:span text:style-name="T5"><text:s text:c="3"/>this specification and are defined by companion specifications such</text:span></text:span></text:p>
      <text:p text:style-name="P2"><text:span text:style-name="Police_20_par_20_défaut"><text:span text:style-name="T5"><text:s text:c="3"/>as [</text:span></text:span><text:a xlink:type="simple" xlink:href="https://tools.ietf.org/html/rfc6750" office:target-frame-name="_top" xlink:show="replace" text:style-name="Internet_20_link" text:visited-style-name="Visited_20_Internet_20_Link"><text:span text:style-name="Police_20_par_20_défaut"><text:span text:style-name="T7">RFC6750</text:span></text:span></text:a><text:span text:style-name="Police_20_par_20_défaut"><text:span text:style-name="T5">].</text:span></text:span></text:p>
      <text:p text:style-name="P12"/>
      <text:p text:style-name="P32"><text:bookmark-start text:name="section-1.5"/><text:a xlink:type="simple" xlink:href="#section-1.5" office:target-frame-name="_top" xlink:show="replace" text:style-name="Internet_20_link" text:visited-style-name="Visited_20_Internet_20_Link"><text:span text:style-name="Police_20_par_20_défaut"><text:span text:style-name="T6">1.5</text:span></text:span></text:a><text:bookmark-end text:name="section-1.5"/><text:span text:style-name="Police_20_par_20_défaut"><text:span text:style-name="T8">. <text:s/>Refresh Token</text:span></text:span></text:p>
      <text:p text:style-name="P12"/>
      <text:p text:style-name="P12"/>
      <text:p text:style-name="P2"><text:span text:style-name="Police_20_par_20_défaut"><text:span text:style-name="T5"><text:s text:c="3"/>Refresh tokens are credentials used to obtain access tokens. <text:s/>Refresh</text:span></text:span></text:p>
      <text:p text:style-name="P2"><text:span text:style-name="Police_20_par_20_défaut"><text:span text:style-name="T5"><text:s text:c="3"/>tokens are issued to the client by the authorization server and are</text:span></text:span></text:p>
      <text:p text:style-name="P2"><text:span text:style-name="Police_20_par_20_défaut"><text:span text:style-name="T5"><text:s text:c="3"/>used to obtain a new access token when the current access token</text:span></text:span></text:p>
      <text:p text:style-name="P2"><text:span text:style-name="Police_20_par_20_défaut"><text:span text:style-name="T5"><text:s text:c="3"/>becomes invalid or expires, or to obtain additional access tokens</text:span></text:span></text:p>
      <text:p text:style-name="P2"><text:span text:style-name="Police_20_par_20_défaut"><text:span text:style-name="T5"><text:s text:c="3"/>with identical or narrower scope (access tokens may have a shorter</text:span></text:span></text:p>
      <text:p text:style-name="P2"><text:span text:style-name="Police_20_par_20_défaut"><text:span text:style-name="T5"><text:s text:c="3"/>lifetime and fewer permissions than authorized by the resource</text:span></text:span></text:p>
      <text:p text:style-name="P2"><text:span text:style-name="Police_20_par_20_défaut"><text:span text:style-name="T5"><text:s text:c="3"/>owner). <text:s/>Issuing a refresh token is optional at the discretion of the</text:span></text:span></text:p>
      <text:p text:style-name="P2"><text:span text:style-name="Police_20_par_20_défaut"><text:span text:style-name="T5"><text:s text:c="3"/>authorization server. <text:s/>If the authorization server issues a refresh</text:span></text:span></text:p>
      <text:p text:style-name="P2"><text:span text:style-name="Police_20_par_20_défaut"><text:span text:style-name="T5"><text:s text:c="3"/>token, it is included when issuing an access token (i.e., step (D) in</text:span></text:span></text:p>
      <text:p text:style-name="P2"><text:span text:style-name="Police_20_par_20_défaut"><text:span text:style-name="T5"><text:s text:c="3"/>Figure 1).</text:span></text:span></text:p>
      <text:p text:style-name="P12"/>
      <text:p text:style-name="P2"><text:span text:style-name="Police_20_par_20_défaut"><text:span text:style-name="T5"><text:s text:c="3"/>A refresh token is a string representing the authorization granted to</text:span></text:span></text:p>
      <text:p text:style-name="P2"><text:span text:style-name="Police_20_par_20_défaut"><text:span text:style-name="T5"><text:s text:c="3"/>the client by the resource owner. <text:s/>The string is usually opaque to</text:span></text:span></text:p>
      <text:p text:style-name="P2"><text:span text:style-name="Police_20_par_20_défaut"><text:span text:style-name="T5"><text:s text:c="3"/>the client. <text:s/>The token denotes an identifier used to retrieve the</text:span></text:span></text:p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10]</text:span></text:span></text:p>
      <text:p text:style-name="P13"/>
      <text:p text:style-name="P2"><text:bookmark-start text:name="page-11"/><text:a xlink:type="simple" xlink:href="#page-11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1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authorization information. <text:s/>Unlike access tokens, refresh tokens are</text:span></text:span></text:p>
      <text:p text:style-name="P2"><text:span text:style-name="Police_20_par_20_défaut"><text:span text:style-name="T5"><text:s text:c="3"/>intended for use only with authorization servers and are never sent</text:span></text:span></text:p>
      <text:p text:style-name="P2"><text:span text:style-name="Police_20_par_20_défaut"><text:span text:style-name="T5"><text:s text:c="3"/>to resource servers.</text:span></text:span></text:p>
      <text:p text:style-name="P16"/>
      <text:p text:style-name="P2"><text:span text:style-name="Police_20_par_20_défaut"><text:span text:style-name="T1"><text:s text:c="2"/>+--------+ <text:s text:c="42"/>+---------------+</text:span></text:span></text:p>
      <text:p text:style-name="P2"><text:span text:style-name="Police_20_par_20_défaut"><text:span text:style-name="T1"><text:s text:c="2"/>| <text:s text:c="7"/>|--(A)------- Authorization Grant ---------&gt;| <text:s text:c="14"/>|</text:span></text:span></text:p>
      <text:p text:style-name="P2"><text:span text:style-name="Police_20_par_20_défaut"><text:span text:style-name="T1"><text:s text:c="2"/>| <text:s text:c="7"/>| <text:s text:c="42"/>| <text:s text:c="14"/>|</text:span></text:span></text:p>
      <text:p text:style-name="P2"><text:span text:style-name="Police_20_par_20_défaut"><text:span text:style-name="T1"><text:s text:c="2"/>| <text:s text:c="7"/>|&lt;-(B)----------- Access Token -------------| <text:s text:c="14"/>|</text:span></text:span></text:p>
      <text:p text:style-name="P2"><text:span text:style-name="Police_20_par_20_défaut"><text:span text:style-name="T1"><text:s text:c="2"/>| <text:s text:c="7"/>| <text:s text:c="14"/>&amp; Refresh Token <text:s text:c="12"/>| <text:s text:c="14"/>|</text:span></text:span></text:p>
      <text:p text:style-name="P2"><text:span text:style-name="Police_20_par_20_défaut"><text:span text:style-name="T1"><text:s text:c="2"/>| <text:s text:c="7"/>| <text:s text:c="42"/>| <text:s text:c="14"/>|</text:span></text:span></text:p>
      <text:p text:style-name="P2"><text:span text:style-name="Police_20_par_20_défaut"><text:span text:style-name="T1"><text:s text:c="2"/>| <text:s text:c="7"/>| <text:s text:c="27"/>+----------+ <text:s text:c="2"/>| <text:s text:c="14"/>|</text:span></text:span></text:p>
      <text:p text:style-name="P2"><text:span text:style-name="Police_20_par_20_défaut"><text:span text:style-name="T1"><text:s text:c="2"/>| <text:s text:c="7"/>|--(C)---- Access Token ----&gt;| <text:s text:c="9"/>| <text:s text:c="2"/>| <text:s text:c="14"/>|</text:span></text:span></text:p>
      <text:p text:style-name="P2"><text:span text:style-name="Police_20_par_20_défaut"><text:span text:style-name="T1"><text:s text:c="2"/>| <text:s text:c="7"/>| <text:s text:c="27"/>| <text:s text:c="9"/>| <text:s text:c="2"/>| <text:s text:c="14"/>|</text:span></text:span></text:p>
      <text:p text:style-name="P2"><text:span text:style-name="Police_20_par_20_défaut"><text:span text:style-name="T1"><text:s text:c="2"/>| <text:s text:c="7"/>|&lt;-(D)- Protected Resource --| Resource | <text:s text:c="2"/>| Authorization |</text:span></text:span></text:p>
      <text:p text:style-name="P2"><text:span text:style-name="Police_20_par_20_défaut"><text:span text:style-name="T1"><text:s text:c="2"/>| Client | <text:s text:c="27"/>| <text:s/>Server <text:s/>| <text:s text:c="2"/>| <text:s text:c="4"/>Server <text:s text:c="3"/>|</text:span></text:span></text:p>
      <text:p text:style-name="P2"><text:span text:style-name="Police_20_par_20_défaut"><text:span text:style-name="T1"><text:s text:c="2"/>| <text:s text:c="7"/>|--(E)---- Access Token ----&gt;| <text:s text:c="9"/>| <text:s text:c="2"/>| <text:s text:c="14"/>|</text:span></text:span></text:p>
      <text:p text:style-name="P2"><text:span text:style-name="Police_20_par_20_défaut"><text:span text:style-name="T1"><text:s text:c="2"/>| <text:s text:c="7"/>| <text:s text:c="27"/>| <text:s text:c="9"/>| <text:s text:c="2"/>| <text:s text:c="14"/>|</text:span></text:span></text:p>
      <text:p text:style-name="P2"><text:span text:style-name="Police_20_par_20_défaut"><text:span text:style-name="T1"><text:s text:c="2"/>| <text:s text:c="7"/>|&lt;-(F)- Invalid Token Error -| <text:s text:c="9"/>| <text:s text:c="2"/>| <text:s text:c="14"/>|</text:span></text:span></text:p>
      <text:p text:style-name="P2"><text:span text:style-name="Police_20_par_20_défaut"><text:span text:style-name="T1"><text:s text:c="2"/>| <text:s text:c="7"/>| <text:s text:c="27"/>+----------+ <text:s text:c="2"/>| <text:s text:c="14"/>|</text:span></text:span></text:p>
      <text:p text:style-name="P2"><text:span text:style-name="Police_20_par_20_défaut"><text:span text:style-name="T1"><text:s text:c="2"/>| <text:s text:c="7"/>| <text:s text:c="42"/>| <text:s text:c="14"/>|</text:span></text:span></text:p>
      <text:p text:style-name="P2"><text:span text:style-name="Police_20_par_20_défaut"><text:span text:style-name="T1"><text:s text:c="2"/>| <text:s text:c="7"/>|--(G)----------- Refresh Token -----------&gt;| <text:s text:c="14"/>|</text:span></text:span></text:p>
      <text:p text:style-name="P2"><text:span text:style-name="Police_20_par_20_défaut"><text:span text:style-name="T1"><text:s text:c="2"/>| <text:s text:c="7"/>| <text:s text:c="42"/>| <text:s text:c="14"/>|</text:span></text:span></text:p>
      <text:p text:style-name="P2"><text:span text:style-name="Police_20_par_20_défaut"><text:span text:style-name="T1"><text:s text:c="2"/>| <text:s text:c="7"/>|&lt;-(H)----------- Access Token -------------| <text:s text:c="14"/>|</text:span></text:span></text:p>
      <text:p text:style-name="P2"><text:soft-page-break/><text:span text:style-name="Police_20_par_20_défaut"><text:span text:style-name="T1"><text:s text:c="2"/>+--------+ <text:s text:c="10"/>&amp; Optional Refresh Token <text:s text:c="7"/>+---------------+</text:span></text:span></text:p>
      <text:p text:style-name="P16"/>
      <text:p text:style-name="P2"><text:span text:style-name="Police_20_par_20_défaut"><text:span text:style-name="T1"><text:s text:c="15"/>Figure 2: Refreshing an Expired Access Token</text:span></text:span></text:p>
      <text:p text:style-name="P16"/>
      <text:p text:style-name="P2"><text:span text:style-name="Police_20_par_20_défaut"><text:span text:style-name="T1"><text:s text:c="3"/>The flow illustrated in Figure 2 includes the following steps:</text:span></text:span></text:p>
      <text:p text:style-name="P16"/>
      <text:p text:style-name="P2"><text:span text:style-name="Police_20_par_20_défaut"><text:span text:style-name="T1"><text:s text:c="3"/>(A) <text:s/>The client requests an access token by authenticating with the</text:span></text:span></text:p>
      <text:p text:style-name="P2"><text:span text:style-name="Police_20_par_20_défaut"><text:span text:style-name="T1"><text:s text:c="8"/>authorization server and presenting an authorization grant.</text:span></text:span></text:p>
      <text:p text:style-name="P16"/>
      <text:p text:style-name="P2"><text:span text:style-name="Police_20_par_20_défaut"><text:span text:style-name="T1"><text:s text:c="3"/>(B) <text:s/>The authorization server authenticates the client and validates</text:span></text:span></text:p>
      <text:p text:style-name="P2"><text:span text:style-name="Police_20_par_20_défaut"><text:span text:style-name="T1"><text:s text:c="8"/>the authorization grant, and if valid, issues an access token</text:span></text:span></text:p>
      <text:p text:style-name="P2"><text:span text:style-name="Police_20_par_20_défaut"><text:span text:style-name="T1"><text:s text:c="8"/>and a refresh token.</text:span></text:span></text:p>
      <text:p text:style-name="P16"/>
      <text:p text:style-name="P2"><text:span text:style-name="Police_20_par_20_défaut"><text:span text:style-name="T1"><text:s text:c="3"/>(C) <text:s/>The client makes a protected resource request to the resource</text:span></text:span></text:p>
      <text:p text:style-name="P2"><text:span text:style-name="Police_20_par_20_défaut"><text:span text:style-name="T1"><text:s text:c="8"/>server by presenting the access token.</text:span></text:span></text:p>
      <text:p text:style-name="P16"/>
      <text:p text:style-name="P2"><text:span text:style-name="Police_20_par_20_défaut"><text:span text:style-name="T1"><text:s text:c="3"/>(D) <text:s/>The resource server validates the access token, and if valid,</text:span></text:span></text:p>
      <text:p text:style-name="P2"><text:span text:style-name="Police_20_par_20_défaut"><text:span text:style-name="T1"><text:s text:c="8"/>serves the request.</text:span></text:span></text:p>
      <text:p text:style-name="P16"/>
      <text:p text:style-name="P2"><text:span text:style-name="Police_20_par_20_défaut"><text:span text:style-name="T1"><text:s text:c="3"/>(E) <text:s/>Steps (C) and (D) repeat until the access token expires. <text:s/>If the</text:span></text:span></text:p>
      <text:p text:style-name="P2"><text:span text:style-name="Police_20_par_20_défaut"><text:span text:style-name="T1"><text:s text:c="8"/>client knows the access token expired, it skips to step (G);</text:span></text:span></text:p>
      <text:p text:style-name="P2"><text:span text:style-name="Police_20_par_20_défaut"><text:span text:style-name="T1"><text:s text:c="8"/>otherwise, it makes another protected resource request.</text:span></text:span></text:p>
      <text:p text:style-name="P16"/>
      <text:p text:style-name="P2"><text:span text:style-name="Police_20_par_20_défaut"><text:span text:style-name="T1"><text:s text:c="3"/>(F) <text:s/>Since the access token is invalid, the resource server returns</text:span></text:span></text:p>
      <text:p text:style-name="P2"><text:span text:style-name="Police_20_par_20_défaut"><text:span text:style-name="T1"><text:s text:c="8"/>an invalid token error.</text:span></text:span></text:p>
      <text:p text:style-name="P16"/>
      <text:p text:style-name="P16"/>
      <text:p text:style-name="P16"/>
      <text:p text:style-name="P2"><text:span text:style-name="Police_20_par_20_défaut"><text:span text:style-name="T1">Hardt <text:s text:c="23"/>Standards Track <text:s text:c="18"/>[Page 11]</text:span></text:span></text:p>
      <text:p text:style-name="P17"/>
      <text:p text:style-name="P2"><text:bookmark-start text:name="page-12"/><text:a xlink:type="simple" xlink:href="#page-12" office:target-frame-name="_top" xlink:show="replace" text:style-name="Internet_20_link" text:visited-style-name="Visited_20_Internet_20_Link"><text:span text:style-name="Police_20_par_20_défaut"><text:span text:style-name="T2"><text:s/></text:span></text:span></text:a><text:bookmark-end text:name="page-1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">RFC 6749</text:span></text:span></text:a><text:span text:style-name="Police_20_par_20_défaut"><text:span text:style-name="T1"> <text:s text:c="23"/>OAuth 2.0 <text:s text:c="18"/>October 2012</text:span></text:span></text:p>
      <text:p text:style-name="P16"/>
      <text:p text:style-name="P16"/>
      <text:p text:style-name="P2"><text:span text:style-name="Police_20_par_20_défaut"><text:span text:style-name="T1"><text:s text:c="3"/>(G) <text:s/>The client requests a new access token by authenticating with</text:span></text:span></text:p>
      <text:p text:style-name="P2"><text:span text:style-name="Police_20_par_20_défaut"><text:span text:style-name="T1"><text:s text:c="8"/>the authorization server and presenting the refresh token. <text:s/>The</text:span></text:span></text:p>
      <text:p text:style-name="P2"><text:span text:style-name="Police_20_par_20_défaut"><text:span text:style-name="T1"><text:s text:c="8"/>client authentication requirements are based on the client type</text:span></text:span></text:p>
      <text:p text:style-name="P2"><text:span text:style-name="Police_20_par_20_défaut"><text:span text:style-name="T1"><text:s text:c="8"/>and on the authorization server policies.</text:span></text:span></text:p>
      <text:p text:style-name="P16"/>
      <text:p text:style-name="P2"><text:span text:style-name="Police_20_par_20_défaut"><text:span text:style-name="T1"><text:s text:c="3"/>(H) <text:s/>The authorization server authenticates the client and validates</text:span></text:span></text:p>
      <text:p text:style-name="P2"><text:span text:style-name="Police_20_par_20_défaut"><text:span text:style-name="T1"><text:s text:c="8"/>the refresh token, and if valid, issues a new access token (and,</text:span></text:span></text:p>
      <text:p text:style-name="P2"><text:span text:style-name="Police_20_par_20_défaut"><text:span text:style-name="T1"><text:s text:c="8"/>optionally, a new refresh token).</text:span></text:span></text:p>
      <text:p text:style-name="P16"/>
      <text:p text:style-name="P2"><text:span text:style-name="Police_20_par_20_défaut"><text:span text:style-name="T1"><text:s text:c="3"/>Steps (C), (D), (E), and (F) are outside the scope of this</text:span></text:span></text:p>
      <text:p text:style-name="P2"><text:span text:style-name="Police_20_par_20_défaut"><text:span text:style-name="T1"><text:s text:c="3"/>specification, as described in </text:span></text:span><text:a xlink:type="simple" xlink:href="#section-7" office:target-frame-name="_top" xlink:show="replace" text:style-name="Internet_20_link" text:visited-style-name="Visited_20_Internet_20_Link"><text:span text:style-name="Police_20_par_20_défaut"><text:span text:style-name="T2">Section 7</text:span></text:span></text:a><text:span text:style-name="Police_20_par_20_défaut"><text:span text:style-name="T1">.</text:span></text:span></text:p>
      <text:p text:style-name="P16"/>
      <text:p text:style-name="P32"><text:bookmark-start text:name="section-1.6"/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3">1.6</text:span></text:span></text:a><text:bookmark-end text:name="section-1.6"/><text:span text:style-name="Police_20_par_20_défaut"><text:span text:style-name="T4">. <text:s/>TLS Version</text:span></text:span></text:p>
      <text:p text:style-name="P16"/>
      <text:p text:style-name="P16"/>
      <text:p text:style-name="P2"><text:span text:style-name="Police_20_par_20_défaut"><text:span text:style-name="T1"><text:s text:c="3"/>Whenever Transport Layer Security (TLS) is used by this</text:span></text:span></text:p>
      <text:p text:style-name="P2"><text:span text:style-name="Police_20_par_20_défaut"><text:span text:style-name="T1"><text:s text:c="3"/>specification, the appropriate version (or versions) of TLS will vary</text:span></text:span></text:p>
      <text:p text:style-name="P2"><text:span text:style-name="Police_20_par_20_défaut"><text:span text:style-name="T1"><text:s text:c="3"/>over time, based on the widespread deployment and known security</text:span></text:span></text:p>
      <text:p text:style-name="P2"><text:span text:style-name="Police_20_par_20_défaut"><text:span text:style-name="T1"><text:s text:c="3"/>vulnerabilities. <text:s/>At the time of this writing, TLS version 1.2</text:span></text:span></text:p>
      <text:p text:style-name="P2"><text:span text:style-name="Police_20_par_20_défaut"><text:span text:style-name="T1"><text:s text:c="3"/>[</text:span></text:span><text:a xlink:type="simple" xlink:href="https://tools.ietf.org/html/rfc5246" office:target-frame-name="_top" xlink:show="replace" text:style-name="Internet_20_link" text:visited-style-name="Visited_20_Internet_20_Link"><text:span text:style-name="Police_20_par_20_défaut"><text:span text:style-name="T2">RFC5246</text:span></text:span></text:a><text:span text:style-name="Police_20_par_20_défaut"><text:span text:style-name="T1">] is the most recent version, but has a very limited</text:span></text:span></text:p>
      <text:p text:style-name="P2"><text:span text:style-name="Police_20_par_20_défaut"><text:span text:style-name="T1"><text:s text:c="3"/>deployment base and might not be readily available for</text:span></text:span></text:p>
      <text:p text:style-name="P2"><text:span text:style-name="Police_20_par_20_défaut"><text:span text:style-name="T1"><text:s text:c="3"/>implementation. <text:s/>TLS version 1.0 [</text:span></text:span><text:a xlink:type="simple" xlink:href="https://tools.ietf.org/html/rfc2246" office:target-frame-name="_top" xlink:show="replace" text:style-name="Internet_20_link" text:visited-style-name="Visited_20_Internet_20_Link"><text:span text:style-name="Police_20_par_20_défaut"><text:span text:style-name="T2">RFC2246</text:span></text:span></text:a><text:span text:style-name="Police_20_par_20_défaut"><text:span text:style-name="T1">] is the most widely</text:span></text:span></text:p>
      <text:p text:style-name="P2"><text:span text:style-name="Police_20_par_20_défaut"><text:span text:style-name="T1"><text:s text:c="3"/>deployed version and will provide the broadest interoperability.</text:span></text:span></text:p>
      <text:p text:style-name="P16"/>
      <text:p text:style-name="P2"><text:span text:style-name="Police_20_par_20_défaut"><text:span text:style-name="T1"><text:s text:c="3"/>Implementations MAY also support additional transport-layer security</text:span></text:span></text:p>
      <text:p text:style-name="P2"><text:span text:style-name="Police_20_par_20_défaut"><text:span text:style-name="T1"><text:s text:c="3"/>mechanisms that meet their security requirements.</text:span></text:span></text:p>
      <text:p text:style-name="P4"><text:soft-page-break/></text:p>
      <text:p text:style-name="P32"><text:bookmark-start text:name="section-1.7"/><text:a xlink:type="simple" xlink:href="#section-1.7" office:target-frame-name="_top" xlink:show="replace" text:style-name="Internet_20_link" text:visited-style-name="Visited_20_Internet_20_Link"><text:span text:style-name="Police_20_par_20_défaut"><text:span text:style-name="T6">1.7</text:span></text:span></text:a><text:bookmark-end text:name="section-1.7"/><text:span text:style-name="Police_20_par_20_défaut"><text:span text:style-name="T8">. <text:s/>HTTP Redirections</text:span></text:span></text:p>
      <text:p text:style-name="P12"/>
      <text:p text:style-name="P12"/>
      <text:p text:style-name="P2"><text:span text:style-name="Police_20_par_20_défaut"><text:span text:style-name="T5"><text:s text:c="3"/>This specification makes extensive use of HTTP redirections, in which</text:span></text:span></text:p>
      <text:p text:style-name="P2"><text:span text:style-name="Police_20_par_20_défaut"><text:span text:style-name="T5"><text:s text:c="3"/>the client or the authorization server directs the resource owner's</text:span></text:span></text:p>
      <text:p text:style-name="P2"><text:span text:style-name="Police_20_par_20_défaut"><text:span text:style-name="T5"><text:s text:c="3"/>user-agent to another destination. <text:s/>While the examples in this</text:span></text:span></text:p>
      <text:p text:style-name="P2"><text:span text:style-name="Police_20_par_20_défaut"><text:span text:style-name="T5"><text:s text:c="3"/>specification show the use of the HTTP 302 status code, any other</text:span></text:span></text:p>
      <text:p text:style-name="P2"><text:span text:style-name="Police_20_par_20_défaut"><text:span text:style-name="T5"><text:s text:c="3"/>method available via the user-agent to accomplish this redirection is</text:span></text:span></text:p>
      <text:p text:style-name="P2"><text:span text:style-name="Police_20_par_20_défaut"><text:span text:style-name="T5"><text:s text:c="3"/>allowed and is considered to be an implementation detail</text:span></text:span><text:span text:style-name="Police_20_par_20_défaut"><text:span text:style-name="T18">.</text:span></text:span></text:p>
      <text:p text:style-name="P4"/>
      <text:p text:style-name="P32"><text:bookmark-start text:name="section-1.8"/><text:a xlink:type="simple" xlink:href="#section-1.8" office:target-frame-name="_top" xlink:show="replace" text:style-name="Internet_20_link" text:visited-style-name="Visited_20_Internet_20_Link"><text:span text:style-name="Police_20_par_20_défaut"><text:span text:style-name="T3">1.8</text:span></text:span></text:a><text:bookmark-end text:name="section-1.8"/><text:span text:style-name="Police_20_par_20_défaut"><text:span text:style-name="T4">. <text:s/>Interoperability</text:span></text:span></text:p>
      <text:p text:style-name="P16"/>
      <text:p text:style-name="P16"/>
      <text:p text:style-name="P2"><text:span text:style-name="Police_20_par_20_défaut"><text:span text:style-name="T1"><text:s text:c="3"/>OAuth 2.0 provides a rich authorization framework with well-defined</text:span></text:span></text:p>
      <text:p text:style-name="P2"><text:span text:style-name="Police_20_par_20_défaut"><text:span text:style-name="T1"><text:s text:c="3"/>security properties. <text:s/>However, as a rich and highly extensible</text:span></text:span></text:p>
      <text:p text:style-name="P2"><text:span text:style-name="Police_20_par_20_défaut"><text:span text:style-name="T1"><text:s text:c="3"/>framework with many optional components, on its own, this</text:span></text:span></text:p>
      <text:p text:style-name="P2"><text:span text:style-name="Police_20_par_20_défaut"><text:span text:style-name="T1"><text:s text:c="3"/>specification is likely to produce a wide range of non-interoperable</text:span></text:span></text:p>
      <text:p text:style-name="P2"><text:span text:style-name="Police_20_par_20_défaut"><text:span text:style-name="T1"><text:s text:c="3"/>implementations.</text:span></text:span></text:p>
      <text:p text:style-name="P16"/>
      <text:p text:style-name="P2"><text:span text:style-name="Police_20_par_20_défaut"><text:span text:style-name="T1"><text:s text:c="3"/>In addition, this specification leaves a few required components</text:span></text:span></text:p>
      <text:p text:style-name="P2"><text:span text:style-name="Police_20_par_20_défaut"><text:span text:style-name="T1"><text:s text:c="3"/>partially or fully undefined (e.g., client registration,</text:span></text:span></text:p>
      <text:p text:style-name="P2"><text:span text:style-name="Police_20_par_20_défaut"><text:span text:style-name="T1"><text:s text:c="3"/>authorization server capabilities, endpoint discovery). <text:s/>Without</text:span></text:span></text:p>
      <text:p text:style-name="P16"/>
      <text:p text:style-name="P16"/>
      <text:p text:style-name="P16"/>
      <text:p text:style-name="P16"/>
      <text:p text:style-name="P16"/>
      <text:p text:style-name="P2"><text:span text:style-name="Police_20_par_20_défaut"><text:span text:style-name="T1">Hardt <text:s text:c="23"/>Standards Track <text:s text:c="18"/>[Page 12]</text:span></text:span></text:p>
      <text:p text:style-name="P17"/>
      <text:p text:style-name="P2"><text:bookmark-start text:name="page-13"/><text:a xlink:type="simple" xlink:href="#page-13" office:target-frame-name="_top" xlink:show="replace" text:style-name="Internet_20_link" text:visited-style-name="Visited_20_Internet_20_Link"><text:span text:style-name="Police_20_par_20_défaut"><text:span text:style-name="T2"><text:s/></text:span></text:span></text:a><text:bookmark-end text:name="page-1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">RFC 6749</text:span></text:span></text:a><text:span text:style-name="Police_20_par_20_défaut"><text:span text:style-name="T1"> <text:s text:c="23"/>OAuth 2.0 <text:s text:c="18"/>October 2012</text:span></text:span></text:p>
      <text:p text:style-name="P16"/>
      <text:p text:style-name="P16"/>
      <text:p text:style-name="P2"><text:span text:style-name="Police_20_par_20_défaut"><text:span text:style-name="T1"><text:s text:c="3"/>these components, clients must be manually and specifically</text:span></text:span></text:p>
      <text:p text:style-name="P2"><text:span text:style-name="Police_20_par_20_défaut"><text:span text:style-name="T1"><text:s text:c="3"/>configured against a specific authorization server and resource</text:span></text:span></text:p>
      <text:p text:style-name="P2"><text:span text:style-name="Police_20_par_20_défaut"><text:span text:style-name="T1"><text:s text:c="3"/>server in order to interoperate.</text:span></text:span></text:p>
      <text:p text:style-name="P16"/>
      <text:p text:style-name="P2"><text:span text:style-name="Police_20_par_20_défaut"><text:span text:style-name="T1"><text:s text:c="3"/>This framework was designed with the clear expectation that future</text:span></text:span></text:p>
      <text:p text:style-name="P2"><text:span text:style-name="Police_20_par_20_défaut"><text:span text:style-name="T1"><text:s text:c="3"/>work will define prescriptive profiles and extensions necessary to</text:span></text:span></text:p>
      <text:p text:style-name="P2"><text:span text:style-name="Police_20_par_20_défaut"><text:span text:style-name="T1"><text:s text:c="3"/>achieve full web-scale interoperability.</text:span></text:span></text:p>
      <text:p text:style-name="P16"/>
      <text:p text:style-name="P32"><text:bookmark-start text:name="section-1.9"/><text:a xlink:type="simple" xlink:href="#section-1.9" office:target-frame-name="_top" xlink:show="replace" text:style-name="Internet_20_link" text:visited-style-name="Visited_20_Internet_20_Link"><text:span text:style-name="Police_20_par_20_défaut"><text:span text:style-name="T3">1.9</text:span></text:span></text:a><text:bookmark-end text:name="section-1.9"/><text:span text:style-name="Police_20_par_20_défaut"><text:span text:style-name="T4">. <text:s/>Notational Conventions</text:span></text:span></text:p>
      <text:p text:style-name="P16"/>
      <text:p text:style-name="P16"/>
      <text:p text:style-name="P2"><text:span text:style-name="Police_20_par_20_défaut"><text:span text:style-name="T1"><text:s text:c="3"/>The key words "MUST", "MUST NOT", "REQUIRED", "SHALL", "SHALL NOT",</text:span></text:span></text:p>
      <text:p text:style-name="P2"><text:span text:style-name="Police_20_par_20_défaut"><text:span text:style-name="T1"><text:s text:c="3"/>"SHOULD", "SHOULD NOT", "RECOMMENDED", "MAY", and "OPTIONAL" in this</text:span></text:span></text:p>
      <text:p text:style-name="P2"><text:span text:style-name="Police_20_par_20_défaut"><text:span text:style-name="T1"><text:s text:c="3"/>specification are to be interpreted as described in [</text:span></text:span><text:a xlink:type="simple" xlink:href="https://tools.ietf.org/html/rfc2119" office:target-frame-name="_top" xlink:show="replace" text:style-name="Internet_20_link" text:visited-style-name="Visited_20_Internet_20_Link"><text:span text:style-name="Police_20_par_20_défaut"><text:span text:style-name="T2">RFC2119</text:span></text:span></text:a><text:span text:style-name="Police_20_par_20_défaut"><text:span text:style-name="T1">].</text:span></text:span></text:p>
      <text:p text:style-name="P16"/>
      <text:p text:style-name="P2"><text:span text:style-name="Police_20_par_20_défaut"><text:span text:style-name="T1"><text:s text:c="3"/>This specification uses the Augmented Backus-Naur Form (ABNF)</text:span></text:span></text:p>
      <text:p text:style-name="P2"><text:span text:style-name="Police_20_par_20_défaut"><text:span text:style-name="T1"><text:s text:c="3"/>notation of [</text:span></text:span><text:a xlink:type="simple" xlink:href="https://tools.ietf.org/html/rfc5234" office:target-frame-name="_top" xlink:show="replace" text:style-name="Internet_20_link" text:visited-style-name="Visited_20_Internet_20_Link"><text:span text:style-name="Police_20_par_20_défaut"><text:span text:style-name="T2">RFC5234</text:span></text:span></text:a><text:span text:style-name="Police_20_par_20_défaut"><text:span text:style-name="T1">]. <text:s/>Additionally, the rule URI-reference is</text:span></text:span></text:p>
      <text:p text:style-name="P2"><text:span text:style-name="Police_20_par_20_défaut"><text:span text:style-name="T1"><text:s text:c="3"/>included from "Uniform Resource Identifier (URI): Generic Syntax"</text:span></text:span></text:p>
      <text:p text:style-name="P2"><text:span text:style-name="Police_20_par_20_défaut"><text:span text:style-name="T1"><text:s text:c="3"/>[</text:span></text:span><text:a xlink:type="simple" xlink:href="https://tools.ietf.org/html/rfc3986" office:target-frame-name="_top" xlink:show="replace" text:style-name="Internet_20_link" text:visited-style-name="Visited_20_Internet_20_Link"><text:span text:style-name="Police_20_par_20_défaut"><text:span text:style-name="T2">RFC3986</text:span></text:span></text:a><text:span text:style-name="Police_20_par_20_défaut"><text:span text:style-name="T1">].</text:span></text:span></text:p>
      <text:p text:style-name="P16"/>
      <text:p text:style-name="P2"><text:span text:style-name="Police_20_par_20_défaut"><text:span text:style-name="T1"><text:s text:c="3"/>Certain security-related terms are to be understood in the sense</text:span></text:span></text:p>
      <text:p text:style-name="P2"><text:span text:style-name="Police_20_par_20_défaut"><text:span text:style-name="T1"><text:s text:c="3"/>defined in [</text:span></text:span><text:a xlink:type="simple" xlink:href="https://tools.ietf.org/html/rfc4949" office:target-frame-name="_top" xlink:show="replace" text:style-name="Internet_20_link" text:visited-style-name="Visited_20_Internet_20_Link"><text:span text:style-name="Police_20_par_20_défaut"><text:span text:style-name="T2">RFC4949</text:span></text:span></text:a><text:span text:style-name="Police_20_par_20_défaut"><text:span text:style-name="T1">]. <text:s/>These terms include, but are not limited to,</text:span></text:span></text:p>
      <text:p text:style-name="P2"><text:span text:style-name="Police_20_par_20_défaut"><text:span text:style-name="T1"><text:s text:c="3"/>"attack", "authentication", "authorization", "certificate",</text:span></text:span></text:p>
      <text:p text:style-name="P2"><text:span text:style-name="Police_20_par_20_défaut"><text:span text:style-name="T1"><text:s text:c="3"/>"confidentiality", "credential", "encryption", "identity", "sign",</text:span></text:span></text:p>
      <text:p text:style-name="P2"><text:soft-page-break/><text:span text:style-name="Police_20_par_20_défaut"><text:span text:style-name="T1"><text:s text:c="3"/>"signature", "trust", "validate", and "verify".</text:span></text:span></text:p>
      <text:p text:style-name="P16"/>
      <text:p text:style-name="P2"><text:span text:style-name="Police_20_par_20_défaut"><text:span text:style-name="T1"><text:s text:c="3"/>Unless otherwise noted, all the protocol parameter names and values</text:span></text:span></text:p>
      <text:p text:style-name="P2"><text:span text:style-name="Police_20_par_20_défaut"><text:span text:style-name="T1"><text:s text:c="3"/>are case sensitive.</text:span></text:span></text:p>
      <text:p text:style-name="P4"/>
      <text:p text:style-name="P32"><text:bookmark-start text:name="section-2"/><text:a xlink:type="simple" xlink:href="#section-2" office:target-frame-name="_top" xlink:show="replace" text:style-name="Internet_20_link" text:visited-style-name="Visited_20_Internet_20_Link"><text:span text:style-name="Police_20_par_20_défaut"><text:span text:style-name="T45">2</text:span></text:span></text:a><text:bookmark-end text:name="section-2"/><text:span text:style-name="Police_20_par_20_défaut"><text:span text:style-name="T47">. <text:s/>Client Registration</text:span></text:span></text:p>
      <text:p text:style-name="P18"/>
      <text:p text:style-name="P18"/>
      <text:p text:style-name="P2"><text:span text:style-name="Police_20_par_20_défaut"><text:span text:style-name="T48"><text:s text:c="3"/>Before initiating the protocol, the client registers with the</text:span></text:span></text:p>
      <text:p text:style-name="P2"><text:span text:style-name="Police_20_par_20_défaut"><text:span text:style-name="T48"><text:s text:c="3"/>authorization server. <text:s/>The means through which the client registers</text:span></text:span></text:p>
      <text:p text:style-name="P2"><text:span text:style-name="Police_20_par_20_défaut"><text:span text:style-name="T48"><text:s text:c="3"/>with the authorization server are beyond the scope of this</text:span></text:span></text:p>
      <text:p text:style-name="P2"><text:span text:style-name="Police_20_par_20_défaut"><text:span text:style-name="T48"><text:s text:c="3"/>specification but typically involve end-user interaction with an HTML</text:span></text:span></text:p>
      <text:p text:style-name="P2"><text:span text:style-name="Police_20_par_20_défaut"><text:span text:style-name="T48"><text:s text:c="3"/>registration form.</text:span></text:span></text:p>
      <text:p text:style-name="P18"/>
      <text:p text:style-name="P2"><text:span text:style-name="Police_20_par_20_défaut"><text:span text:style-name="T48"><text:s text:c="3"/>Client registration does not require a direct interaction between the</text:span></text:span></text:p>
      <text:p text:style-name="P2"><text:span text:style-name="Police_20_par_20_défaut"><text:span text:style-name="T48"><text:s text:c="3"/>client and the authorization server. <text:s/>When supported by the</text:span></text:span></text:p>
      <text:p text:style-name="P2"><text:span text:style-name="Police_20_par_20_défaut"><text:span text:style-name="T48"><text:s text:c="3"/>authorization server, registration can rely on other means for</text:span></text:span></text:p>
      <text:p text:style-name="P2"><text:span text:style-name="Police_20_par_20_défaut"><text:span text:style-name="T48"><text:s text:c="3"/>establishing trust and obtaining the required client properties</text:span></text:span></text:p>
      <text:p text:style-name="P2"><text:span text:style-name="Police_20_par_20_défaut"><text:span text:style-name="T48"><text:s text:c="3"/>(e.g., redirection URI, client type). <text:s/>For example, registration can</text:span></text:span></text:p>
      <text:p text:style-name="P2"><text:span text:style-name="Police_20_par_20_défaut"><text:span text:style-name="T48"><text:s text:c="3"/>be accomplished using a self-issued or third-party-issued assertion,</text:span></text:span></text:p>
      <text:p text:style-name="P2"><text:span text:style-name="Police_20_par_20_défaut"><text:span text:style-name="T48"><text:s text:c="3"/>or by the authorization server performing client discovery using a</text:span></text:span></text:p>
      <text:p text:style-name="P2"><text:span text:style-name="Police_20_par_20_défaut"><text:span text:style-name="T48"><text:s text:c="3"/>trusted channel.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pan text:style-name="Police_20_par_20_défaut"><text:span text:style-name="T48">Hardt <text:s text:c="23"/>Standards Track <text:s text:c="18"/>[Page 13]</text:span></text:span></text:p>
      <text:p text:style-name="P19"/>
      <text:p text:style-name="P2"><text:bookmark-start text:name="page-14"/><text:a xlink:type="simple" xlink:href="#page-14" office:target-frame-name="_top" xlink:show="replace" text:style-name="Internet_20_link" text:visited-style-name="Visited_20_Internet_20_Link"><text:span text:style-name="Police_20_par_20_défaut"><text:span text:style-name="T46"><text:s/></text:span></text:span></text:a><text:bookmark-end text:name="page-1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46">RFC 6749</text:span></text:span></text:a><text:span text:style-name="Police_20_par_20_défaut"><text:span text:style-name="T48"> <text:s text:c="23"/>OAuth 2.0 <text:s text:c="18"/>October 2012</text:span></text:span></text:p>
      <text:p text:style-name="P18"/>
      <text:p text:style-name="P18"/>
      <text:p text:style-name="P2"><text:span text:style-name="Police_20_par_20_défaut"><text:span text:style-name="T48"><text:s text:c="3"/>When registering a client, the client developer SHALL:</text:span></text:span></text:p>
      <text:p text:style-name="P18"/>
      <text:p text:style-name="P2"><text:span text:style-name="Police_20_par_20_défaut"><text:span text:style-name="T48"><text:s text:c="3"/>o <text:s/>specify the client type as described in </text:span></text:span><text:a xlink:type="simple" xlink:href="#section-2.1" office:target-frame-name="_top" xlink:show="replace" text:style-name="Internet_20_link" text:visited-style-name="Visited_20_Internet_20_Link"><text:span text:style-name="Police_20_par_20_défaut"><text:span text:style-name="T46">Section 2.1</text:span></text:span></text:a><text:span text:style-name="Police_20_par_20_défaut"><text:span text:style-name="T48">,</text:span></text:span></text:p>
      <text:p text:style-name="P18"/>
      <text:p text:style-name="P2"><text:span text:style-name="Police_20_par_20_défaut"><text:span text:style-name="T48"><text:s text:c="3"/>o <text:s/>provide its client redirection URIs as described in </text:span></text:span><text:a xlink:type="simple" xlink:href="#section-3.1.2" office:target-frame-name="_top" xlink:show="replace" text:style-name="Internet_20_link" text:visited-style-name="Visited_20_Internet_20_Link"><text:span text:style-name="Police_20_par_20_défaut"><text:span text:style-name="T46">Section 3.1.2</text:span></text:span></text:a><text:span text:style-name="Police_20_par_20_défaut"><text:span text:style-name="T48">,</text:span></text:span></text:p>
      <text:p text:style-name="P2"><text:span text:style-name="Police_20_par_20_défaut"><text:span text:style-name="T48"><text:s text:c="6"/>and</text:span></text:span></text:p>
      <text:p text:style-name="P18"/>
      <text:p text:style-name="P2"><text:span text:style-name="Police_20_par_20_défaut"><text:span text:style-name="T48"><text:s text:c="3"/>o <text:s/>include any other information required by the authorization server</text:span></text:span></text:p>
      <text:p text:style-name="P2"><text:span text:style-name="Police_20_par_20_défaut"><text:span text:style-name="T48"><text:s text:c="6"/>(e.g., application name, website, description, logo image, the</text:span></text:span></text:p>
      <text:p text:style-name="P2"><text:span text:style-name="Police_20_par_20_défaut"><text:span text:style-name="T48"><text:s text:c="6"/>acceptance of legal terms).</text:span></text:span></text:p>
      <text:p text:style-name="P18"/>
      <text:p text:style-name="P32"><text:bookmark-start text:name="section-2.1"/><text:a xlink:type="simple" xlink:href="#section-2.1" office:target-frame-name="_top" xlink:show="replace" text:style-name="Internet_20_link" text:visited-style-name="Visited_20_Internet_20_Link"><text:span text:style-name="Police_20_par_20_défaut"><text:span text:style-name="T6">2.1</text:span></text:span></text:a><text:bookmark-end text:name="section-2.1"/><text:span text:style-name="Police_20_par_20_défaut"><text:span text:style-name="T8">. <text:s/>Client Types</text:span></text:span></text:p>
      <text:p text:style-name="P12"/>
      <text:p text:style-name="P12"/>
      <text:p text:style-name="P2"><text:span text:style-name="Police_20_par_20_défaut"><text:span text:style-name="T5"><text:s text:c="3"/>OAuth defines two client types, based on their ability to</text:span></text:span></text:p>
      <text:p text:style-name="P2"><text:span text:style-name="Police_20_par_20_défaut"><text:span text:style-name="T5"><text:s text:c="3"/>authenticate securely with the authorization server (i.e., ability to</text:span></text:span></text:p>
      <text:p text:style-name="P2"><text:span text:style-name="Police_20_par_20_défaut"><text:span text:style-name="T5"><text:s text:c="3"/>maintain the confidentiality of their client credentials):</text:span></text:span></text:p>
      <text:p text:style-name="P12"/>
      <text:p text:style-name="P2"><text:span text:style-name="Police_20_par_20_défaut"><text:span text:style-name="T5"><text:s text:c="3"/>confidential</text:span></text:span></text:p>
      <text:p text:style-name="P2"><text:span text:style-name="Police_20_par_20_défaut"><text:span text:style-name="T5"><text:s text:c="6"/>Clients capable of maintaining the confidentiality of their</text:span></text:span></text:p>
      <text:p text:style-name="P2"><text:span text:style-name="Police_20_par_20_défaut"><text:span text:style-name="T5"><text:s text:c="6"/>credentials (e.g., client implemented on a secure server with</text:span></text:span></text:p>
      <text:p text:style-name="P2"><text:span text:style-name="Police_20_par_20_défaut"><text:span text:style-name="T5"><text:s text:c="6"/>restricted access to the client credentials), or capable of secure</text:span></text:span></text:p>
      <text:p text:style-name="P2"><text:span text:style-name="Police_20_par_20_défaut"><text:span text:style-name="T5"><text:s text:c="6"/>client authentication using other means.</text:span></text:span></text:p>
      <text:p text:style-name="P12"/>
      <text:p text:style-name="P2"><text:soft-page-break/><text:span text:style-name="Police_20_par_20_défaut"><text:span text:style-name="T5"><text:s text:c="3"/>public</text:span></text:span></text:p>
      <text:p text:style-name="P2"><text:span text:style-name="Police_20_par_20_défaut"><text:span text:style-name="T5"><text:s text:c="6"/>Clients incapable of maintaining the confidentiality of their</text:span></text:span></text:p>
      <text:p text:style-name="P2"><text:span text:style-name="Police_20_par_20_défaut"><text:span text:style-name="T5"><text:s text:c="6"/>credentials (e.g., clients executing on the device used by the</text:span></text:span></text:p>
      <text:p text:style-name="P2"><text:span text:style-name="Police_20_par_20_défaut"><text:span text:style-name="T5"><text:s text:c="6"/>resource owner, such as an installed native application or a web</text:span></text:span></text:p>
      <text:p text:style-name="P2"><text:span text:style-name="Police_20_par_20_défaut"><text:span text:style-name="T5"><text:s text:c="6"/>browser-based application), and incapable of secure client</text:span></text:span></text:p>
      <text:p text:style-name="P2"><text:span text:style-name="Police_20_par_20_défaut"><text:span text:style-name="T5"><text:s text:c="6"/>authentication via any other means.</text:span></text:span></text:p>
      <text:p text:style-name="P12"/>
      <text:p text:style-name="P2"><text:span text:style-name="Police_20_par_20_défaut"><text:span text:style-name="T5"><text:s text:c="3"/>The client type designation is based on the authorization server's</text:span></text:span></text:p>
      <text:p text:style-name="P2"><text:span text:style-name="Police_20_par_20_défaut"><text:span text:style-name="T5"><text:s text:c="3"/>definition of secure authentication and its acceptable exposure</text:span></text:span></text:p>
      <text:p text:style-name="P2"><text:span text:style-name="Police_20_par_20_défaut"><text:span text:style-name="T5"><text:s text:c="3"/>levels of client credentials. <text:s/>The authorization server SHOULD NOT</text:span></text:span></text:p>
      <text:p text:style-name="P2"><text:span text:style-name="Police_20_par_20_défaut"><text:span text:style-name="T5"><text:s text:c="3"/>make assumptions about the client type.</text:span></text:span></text:p>
      <text:p text:style-name="P4"/>
      <text:p text:style-name="P2"><text:span text:style-name="Police_20_par_20_défaut"><text:span text:style-name="T10"><text:s text:c="3"/>A client may be implemented as a distributed set of components, each</text:span></text:span></text:p>
      <text:p text:style-name="P2"><text:span text:style-name="Police_20_par_20_défaut"><text:span text:style-name="T10"><text:s text:c="3"/>with a different client type and security context (e.g., a</text:span></text:span></text:p>
      <text:p text:style-name="P2"><text:span text:style-name="Police_20_par_20_défaut"><text:span text:style-name="T10"><text:s text:c="3"/>distributed client with both a confidential server-based component</text:span></text:span></text:p>
      <text:p text:style-name="P2"><text:span text:style-name="Police_20_par_20_défaut"><text:span text:style-name="T10"><text:s text:c="3"/>and a public browser-based component).</text:span></text:span><text:span text:style-name="Police_20_par_20_défaut"><text:span text:style-name="T70"> </text:span></text:span><text:span text:style-name="Police_20_par_20_défaut"><text:span text:style-name="T72"><text:s/>If the authorization server</text:span></text:span></text:p>
      <text:p text:style-name="P2"><text:span text:style-name="Police_20_par_20_défaut"><text:span text:style-name="T72"><text:s text:c="3"/>does not provide support for such clients or does not provide</text:span></text:span></text:p>
      <text:p text:style-name="P2"><text:span text:style-name="Police_20_par_20_défaut"><text:span text:style-name="T72"><text:s text:c="3"/>guidance with regard to their registration, the client SHOULD</text:span></text:span></text:p>
      <text:p text:style-name="P2"><text:span text:style-name="Police_20_par_20_défaut"><text:span text:style-name="T72"><text:s text:c="3"/>register each component as a separate client.</text:span></text:span></text:p>
      <text:p text:style-name="P35"/>
      <text:p text:style-name="P3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14]</text:span></text:span></text:p>
      <text:p text:style-name="P7"/>
      <text:p text:style-name="P2"><text:bookmark-start text:name="page-15"/><text:a xlink:type="simple" xlink:href="#page-15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1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5">This specification has been designed around the following client</text:span></text:span></text:p>
      <text:p text:style-name="P2"><text:span text:style-name="Police_20_par_20_défaut"><text:span text:style-name="T5"><text:s text:c="3"/>profiles:</text:span></text:span></text:p>
      <text:p text:style-name="P12"/>
      <text:p text:style-name="P2"><text:span text:style-name="Police_20_par_20_défaut"><text:span text:style-name="T5"><text:s text:c="3"/>web application</text:span></text:span></text:p>
      <text:p text:style-name="P2"><text:span text:style-name="Police_20_par_20_défaut"><text:span text:style-name="T5"><text:s text:c="6"/>A web application is a confidential client running on a web</text:span></text:span></text:p>
      <text:p text:style-name="P2"><text:span text:style-name="Police_20_par_20_défaut"><text:span text:style-name="T5"><text:s text:c="6"/>server. <text:s/>Resource owners access the client via an HTML user</text:span></text:span></text:p>
      <text:p text:style-name="P2"><text:span text:style-name="Police_20_par_20_défaut"><text:span text:style-name="T5"><text:s text:c="6"/>interface rendered in a user-agent on the device used by the</text:span></text:span></text:p>
      <text:p text:style-name="P2"><text:span text:style-name="Police_20_par_20_défaut"><text:span text:style-name="T5"><text:s text:c="6"/>resource owner. <text:s/>The client credentials as well as any access</text:span></text:span></text:p>
      <text:p text:style-name="P2"><text:span text:style-name="Police_20_par_20_défaut"><text:span text:style-name="T5"><text:s text:c="6"/>token issued to the client are stored on the web server and are</text:span></text:span></text:p>
      <text:p text:style-name="P2"><text:span text:style-name="Police_20_par_20_défaut"><text:span text:style-name="T5"><text:s text:c="6"/>not exposed to or accessible by the resource owner.</text:span></text:span></text:p>
      <text:p text:style-name="P12"/>
      <text:p text:style-name="P2"><text:span text:style-name="Police_20_par_20_défaut"><text:span text:style-name="T5"><text:s text:c="3"/>user-agent-based application</text:span></text:span></text:p>
      <text:p text:style-name="P2"><text:span text:style-name="Police_20_par_20_défaut"><text:span text:style-name="T5"><text:s text:c="6"/>A user-agent-based application is a public client in which the</text:span></text:span></text:p>
      <text:p text:style-name="P2"><text:span text:style-name="Police_20_par_20_défaut"><text:span text:style-name="T5"><text:s text:c="6"/>client code is downloaded from a web server and executes within a</text:span></text:span></text:p>
      <text:p text:style-name="P2"><text:span text:style-name="Police_20_par_20_défaut"><text:span text:style-name="T5"><text:s text:c="6"/>user-agent (e.g., web browser) on the device used by the resource</text:span></text:span></text:p>
      <text:p text:style-name="P2"><text:span text:style-name="Police_20_par_20_défaut"><text:span text:style-name="T5"><text:s text:c="6"/>owner. <text:s/>Protocol data and credentials are easily accessible (and</text:span></text:span></text:p>
      <text:p text:style-name="P2"><text:span text:style-name="Police_20_par_20_défaut"><text:span text:style-name="T5"><text:s text:c="6"/>often visible) to the resource owner. <text:s/>Since such applications</text:span></text:span></text:p>
      <text:p text:style-name="P2"><text:span text:style-name="Police_20_par_20_défaut"><text:span text:style-name="T5"><text:s text:c="6"/>reside within the user-agent, they can make seamless use of the</text:span></text:span></text:p>
      <text:p text:style-name="P2"><text:span text:style-name="Police_20_par_20_défaut"><text:span text:style-name="T5"><text:s text:c="6"/>user-agent capabilities when requesting authorization.</text:span></text:span></text:p>
      <text:p text:style-name="P12"/>
      <text:p text:style-name="P2"><text:span text:style-name="Police_20_par_20_défaut"><text:span text:style-name="T5"><text:s text:c="3"/>native application</text:span></text:span></text:p>
      <text:p text:style-name="P2"><text:span text:style-name="Police_20_par_20_défaut"><text:span text:style-name="T5"><text:s text:c="6"/>A native application is a public client installed and executed on</text:span></text:span></text:p>
      <text:p text:style-name="P2"><text:span text:style-name="Police_20_par_20_défaut"><text:span text:style-name="T5"><text:s text:c="6"/>the device used by the resource owner. <text:s/>Protocol data and</text:span></text:span></text:p>
      <text:p text:style-name="P2"><text:span text:style-name="Police_20_par_20_défaut"><text:span text:style-name="T5"><text:s text:c="6"/>credentials are accessible to the resource owner. <text:s/>It is assumed</text:span></text:span></text:p>
      <text:p text:style-name="P2"><text:span text:style-name="Police_20_par_20_défaut"><text:span text:style-name="T5"><text:s text:c="6"/>that any client authentication credentials included in the</text:span></text:span></text:p>
      <text:p text:style-name="P2"><text:span text:style-name="Police_20_par_20_défaut"><text:span text:style-name="T5"><text:s text:c="6"/>application can be extracted. <text:s/>On the other hand, dynamically</text:span></text:span></text:p>
      <text:p text:style-name="P2"><text:span text:style-name="Police_20_par_20_défaut"><text:span text:style-name="T5"><text:s text:c="6"/>issued credentials such as access tokens or refresh tokens can</text:span></text:span></text:p>
      <text:p text:style-name="P2"><text:soft-page-break/><text:span text:style-name="Police_20_par_20_défaut"><text:span text:style-name="T5"><text:s text:c="6"/>receive an acceptable level of protection. <text:s/>At a minimum, these</text:span></text:span></text:p>
      <text:p text:style-name="P2"><text:span text:style-name="Police_20_par_20_défaut"><text:span text:style-name="T5"><text:s text:c="6"/>credentials are protected from hostile servers with which the</text:span></text:span></text:p>
      <text:p text:style-name="P2"><text:span text:style-name="Police_20_par_20_défaut"><text:span text:style-name="T5"><text:s text:c="6"/>application may interact. <text:s/>On some platforms, these credentials</text:span></text:span></text:p>
      <text:p text:style-name="P2"><text:span text:style-name="Police_20_par_20_défaut"><text:span text:style-name="T5"><text:s text:c="6"/>might be protected from other applications residing on the same</text:span></text:span></text:p>
      <text:p text:style-name="P2"><text:span text:style-name="Police_20_par_20_défaut"><text:span text:style-name="T5"><text:s text:c="6"/>device.</text:span></text:span></text:p>
      <text:p text:style-name="P12"/>
      <text:p text:style-name="P32"><text:bookmark-start text:name="section-2.2"/><text:a xlink:type="simple" xlink:href="#section-2.2" office:target-frame-name="_top" xlink:show="replace" text:style-name="Internet_20_link" text:visited-style-name="Visited_20_Internet_20_Link"><text:span text:style-name="Police_20_par_20_défaut"><text:span text:style-name="T6">2.2</text:span></text:span></text:a><text:bookmark-end text:name="section-2.2"/><text:span text:style-name="Police_20_par_20_défaut"><text:span text:style-name="T8">. <text:s/>Client Identifier</text:span></text:span></text:p>
      <text:p text:style-name="P12"/>
      <text:p text:style-name="P12"/>
      <text:p text:style-name="P2"><text:span text:style-name="Police_20_par_20_défaut"><text:span text:style-name="T5"><text:s text:c="3"/>The authorization server issues the registered client a client</text:span></text:span></text:p>
      <text:p text:style-name="P2"><text:span text:style-name="Police_20_par_20_défaut"><text:span text:style-name="T5"><text:s text:c="3"/>identifier -- a unique string representing the registration</text:span></text:span></text:p>
      <text:p text:style-name="P2"><text:span text:style-name="Police_20_par_20_défaut"><text:span text:style-name="T5"><text:s text:c="3"/>information provided by the client. <text:s/>The client identifier is not a</text:span></text:span></text:p>
      <text:p text:style-name="P2"><text:span text:style-name="Police_20_par_20_défaut"><text:span text:style-name="T5"><text:s text:c="3"/>secret; it is exposed to the resource owner and MUST NOT be used</text:span></text:span></text:p>
      <text:p text:style-name="P2"><text:span text:style-name="Police_20_par_20_défaut"><text:span text:style-name="T5"><text:s text:c="3"/>alone for client authentication. <text:s/>The client identifier is unique to</text:span></text:span></text:p>
      <text:p text:style-name="P2"><text:span text:style-name="Police_20_par_20_défaut"><text:span text:style-name="T5"><text:s text:c="3"/>the authorization server.</text:span></text:span></text:p>
      <text:p text:style-name="P12"/>
      <text:p text:style-name="P2"><text:span text:style-name="Police_20_par_20_défaut"><text:span text:style-name="T5"><text:s text:c="3"/>The client identifier string size is left undefined by this</text:span></text:span></text:p>
      <text:p text:style-name="P2"><text:span text:style-name="Police_20_par_20_défaut"><text:span text:style-name="T5"><text:s text:c="3"/>specification. <text:s/>The client should avoid making assumptions about the</text:span></text:span></text:p>
      <text:p text:style-name="P2"><text:span text:style-name="Police_20_par_20_défaut"><text:span text:style-name="T5"><text:s text:c="3"/>identifier size. <text:s/>The authorization server SHOULD document the size</text:span></text:span></text:p>
      <text:p text:style-name="P2"><text:span text:style-name="Police_20_par_20_défaut"><text:span text:style-name="T5"><text:s text:c="3"/>of any identifier it issues.</text:span></text:span></text:p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15]</text:span></text:span></text:p>
      <text:p text:style-name="P13"/>
      <text:p text:style-name="P2"><text:bookmark-start text:name="page-16"/><text:a xlink:type="simple" xlink:href="#page-16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1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32"><text:bookmark-start text:name="section-2.3"/><text:a xlink:type="simple" xlink:href="#section-2.3" office:target-frame-name="_top" xlink:show="replace" text:style-name="Internet_20_link" text:visited-style-name="Visited_20_Internet_20_Link"><text:span text:style-name="Police_20_par_20_défaut"><text:span text:style-name="T6">2.3</text:span></text:span></text:a><text:bookmark-end text:name="section-2.3"/><text:span text:style-name="Police_20_par_20_défaut"><text:span text:style-name="T8">. <text:s/>Client Authentication</text:span></text:span></text:p>
      <text:p text:style-name="P12"/>
      <text:p text:style-name="P12"/>
      <text:p text:style-name="P2"><text:span text:style-name="Police_20_par_20_défaut"><text:span text:style-name="T5"><text:s text:c="3"/>If the client type is confidential, the client and authorization</text:span></text:span></text:p>
      <text:p text:style-name="P2"><text:span text:style-name="Police_20_par_20_défaut"><text:span text:style-name="T5"><text:s text:c="3"/>server establish a client authentication method suitable for the</text:span></text:span></text:p>
      <text:p text:style-name="P2"><text:span text:style-name="Police_20_par_20_défaut"><text:span text:style-name="T5"><text:s text:c="3"/>security requirements of the authorization server. <text:s/>The authorization</text:span></text:span></text:p>
      <text:p text:style-name="P2"><text:span text:style-name="Police_20_par_20_défaut"><text:span text:style-name="T5"><text:s text:c="3"/>server MAY accept any form of client authentication meeting its</text:span></text:span></text:p>
      <text:p text:style-name="P2"><text:span text:style-name="Police_20_par_20_défaut"><text:span text:style-name="T5"><text:s text:c="3"/>security requirements.</text:span></text:span></text:p>
      <text:p text:style-name="P12"/>
      <text:p text:style-name="P2"><text:span text:style-name="Police_20_par_20_défaut"><text:span text:style-name="T5"><text:s text:c="3"/>Confidential clients are typically issued (or establish) a set of</text:span></text:span></text:p>
      <text:p text:style-name="P2"><text:span text:style-name="Police_20_par_20_défaut"><text:span text:style-name="T5"><text:s text:c="3"/>client credentials used for authenticating with the authorization</text:span></text:span></text:p>
      <text:p text:style-name="P2"><text:span text:style-name="Police_20_par_20_défaut"><text:span text:style-name="T5"><text:s text:c="3"/>server (e.g., password, public/private key pair).</text:span></text:span></text:p>
      <text:p text:style-name="P12"/>
      <text:p text:style-name="P2"><text:span text:style-name="Police_20_par_20_défaut"><text:span text:style-name="T5"><text:s text:c="3"/>The authorization server MAY establish a client authentication method</text:span></text:span></text:p>
      <text:p text:style-name="P2"><text:span text:style-name="Police_20_par_20_défaut"><text:span text:style-name="T5"><text:s text:c="3"/>with public clients. <text:s/>However, the authorization server MUST NOT rely</text:span></text:span></text:p>
      <text:p text:style-name="P2"><text:span text:style-name="Police_20_par_20_défaut"><text:span text:style-name="T5"><text:s text:c="3"/>on public client authentication for the purpose of identifying the</text:span></text:span></text:p>
      <text:p text:style-name="P2"><text:span text:style-name="Police_20_par_20_défaut"><text:span text:style-name="T5"><text:s text:c="3"/>client.</text:span></text:span></text:p>
      <text:p text:style-name="P12"/>
      <text:p text:style-name="P2"><text:span text:style-name="Police_20_par_20_défaut"><text:span text:style-name="T5"><text:s text:c="3"/>The client MUST NOT use more than one authentication method in each</text:span></text:span></text:p>
      <text:p text:style-name="P2"><text:span text:style-name="Police_20_par_20_défaut"><text:span text:style-name="T5"><text:s text:c="3"/>request.</text:span></text:span></text:p>
      <text:p text:style-name="P12"/>
      <text:p text:style-name="P32"><text:bookmark-start text:name="section-2.3.1"/><text:a xlink:type="simple" xlink:href="#section-2.3.1" office:target-frame-name="_top" xlink:show="replace" text:style-name="Internet_20_link" text:visited-style-name="Visited_20_Internet_20_Link"><text:span text:style-name="Police_20_par_20_défaut"><text:span text:style-name="T6">2.3.1</text:span></text:span></text:a><text:bookmark-end text:name="section-2.3.1"/><text:span text:style-name="Police_20_par_20_défaut"><text:span text:style-name="T8">. <text:s/>Client Password</text:span></text:span></text:p>
      <text:p text:style-name="P12"/>
      <text:p text:style-name="P12"/>
      <text:p text:style-name="P2"><text:span text:style-name="Police_20_par_20_défaut"><text:span text:style-name="T5"><text:s text:c="3"/>Clients in possession of a client password MAY use the HTTP Basic</text:span></text:span></text:p>
      <text:p text:style-name="P2"><text:span text:style-name="Police_20_par_20_défaut"><text:span text:style-name="T5"><text:s text:c="3"/>authentication scheme as defined in [</text:span></text:span><text:a xlink:type="simple" xlink:href="https://tools.ietf.org/html/rfc2617" office:target-frame-name="_top" xlink:show="replace" text:style-name="Internet_20_link" text:visited-style-name="Visited_20_Internet_20_Link"><text:span text:style-name="Police_20_par_20_défaut"><text:span text:style-name="T7">RFC2617</text:span></text:span></text:a><text:span text:style-name="Police_20_par_20_défaut"><text:span text:style-name="T5">] to authenticate with</text:span></text:span></text:p>
      <text:p text:style-name="P2"><text:span text:style-name="Police_20_par_20_défaut"><text:span text:style-name="T5"><text:s text:c="3"/>the authorization server. <text:s/>The client identifier is encoded using the</text:span></text:span></text:p>
      <text:p text:style-name="P2"><text:soft-page-break/><text:span text:style-name="Police_20_par_20_défaut"><text:span text:style-name="T5"><text:s text:c="3"/>"application/x-www-form-urlencoded" encoding algorithm per</text:span></text:span></text:p>
      <text:p text:style-name="P2"><text:span text:style-name="Police_20_par_20_défaut"><text:span text:style-name="T5"><text:s text:c="3"/>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, and the encoded value is used as the username; the client</text:span></text:span></text:p>
      <text:p text:style-name="P2"><text:span text:style-name="Police_20_par_20_défaut"><text:span text:style-name="T5"><text:s text:c="3"/>password is encoded using the same algorithm and used as the</text:span></text:span></text:p>
      <text:p text:style-name="P2"><text:span text:style-name="Police_20_par_20_défaut"><text:span text:style-name="T5"><text:s text:c="3"/>password. <text:s/>The authorization server MUST support the HTTP Basic</text:span></text:span></text:p>
      <text:p text:style-name="P2"><text:span text:style-name="Police_20_par_20_défaut"><text:span text:style-name="T5"><text:s text:c="3"/>authentication scheme for authenticating clients that were issued a</text:span></text:span></text:p>
      <text:p text:style-name="P2"><text:span text:style-name="Police_20_par_20_défaut"><text:span text:style-name="T5"><text:s text:c="3"/>client password.</text:span></text:span></text:p>
      <text:p text:style-name="P12"/>
      <text:p text:style-name="P2"><text:span text:style-name="Police_20_par_20_défaut"><text:span text:style-name="T5"><text:s text:c="3"/>For example (with extra line breaks for display purposes only):</text:span></text:span></text:p>
      <text:p text:style-name="P12"/>
      <text:p text:style-name="P2"><text:span text:style-name="Police_20_par_20_défaut"><text:span text:style-name="T5"><text:s text:c="5"/>Authorization: Basic czZCaGRSa3F0Mzo3RmpmcDBaQnIxS3REUmJuZlZkbUl3</text:span></text:span></text:p>
      <text:p text:style-name="P12"/>
      <text:p text:style-name="P2"><text:span text:style-name="Police_20_par_20_défaut"><text:span text:style-name="T5"><text:s text:c="3"/>Alternatively, the authorization server MAY support including the</text:span></text:span></text:p>
      <text:p text:style-name="P2"><text:span text:style-name="Police_20_par_20_défaut"><text:span text:style-name="T5"><text:s text:c="3"/>client credentials in the request-body using the following</text:span></text:span></text:p>
      <text:p text:style-name="P2"><text:span text:style-name="Police_20_par_20_défaut"><text:span text:style-name="T5"><text:s text:c="3"/>parameters:</text:span></text:span></text:p>
      <text:p text:style-name="P12"/>
      <text:p text:style-name="P2"><text:span text:style-name="Police_20_par_20_défaut"><text:span text:style-name="T5"><text:s text:c="3"/>client_id</text:span></text:span></text:p>
      <text:p text:style-name="P2"><text:span text:style-name="Police_20_par_20_défaut"><text:span text:style-name="T5"><text:s text:c="9"/>REQUIRED. <text:s/>The client identifier issued to the client during</text:span></text:span></text:p>
      <text:p text:style-name="P2"><text:span text:style-name="Police_20_par_20_défaut"><text:span text:style-name="T5"><text:s text:c="9"/>the registration process described by </text:span></text:span><text:a xlink:type="simple" xlink:href="#section-2.2" office:target-frame-name="_top" xlink:show="replace" text:style-name="Internet_20_link" text:visited-style-name="Visited_20_Internet_20_Link"><text:span text:style-name="Police_20_par_20_défaut"><text:span text:style-name="T7">Section 2.2</text:span></text:span></text:a><text:span text:style-name="Police_20_par_20_défaut"><text:span text:style-name="T5">.</text:span></text:span></text:p>
      <text:p text:style-name="P12"/>
      <text:p text:style-name="P2"><text:span text:style-name="Police_20_par_20_défaut"><text:span text:style-name="T5"><text:s text:c="3"/>client_secret</text:span></text:span></text:p>
      <text:p text:style-name="P2"><text:span text:style-name="Police_20_par_20_défaut"><text:span text:style-name="T5"><text:s text:c="9"/>REQUIRED. <text:s/>The client secret. <text:s/>The client MAY omit the</text:span></text:span></text:p>
      <text:p text:style-name="P2"><text:span text:style-name="Police_20_par_20_défaut"><text:span text:style-name="T5"><text:s text:c="9"/>parameter if the client secret is an empty string.</text:span></text:span></text:p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16]</text:span></text:span></text:p>
      <text:p text:style-name="P13"/>
      <text:p text:style-name="P2"><text:bookmark-start text:name="page-17"/><text:a xlink:type="simple" xlink:href="#page-17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1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Including the client credentials in the request-body using the two</text:span></text:span></text:p>
      <text:p text:style-name="P2"><text:span text:style-name="Police_20_par_20_défaut"><text:span text:style-name="T5"><text:s text:c="3"/>parameters is NOT RECOMMENDED and SHOULD be limited to clients unable</text:span></text:span></text:p>
      <text:p text:style-name="P2"><text:span text:style-name="Police_20_par_20_défaut"><text:span text:style-name="T5"><text:s text:c="3"/>to directly utilize the HTTP Basic authentication scheme (or other</text:span></text:span></text:p>
      <text:p text:style-name="P2"><text:span text:style-name="Police_20_par_20_défaut"><text:span text:style-name="T5"><text:s text:c="3"/>password-based HTTP authentication schemes). <text:s/>The parameters can only</text:span></text:span></text:p>
      <text:p text:style-name="P2"><text:span text:style-name="Police_20_par_20_défaut"><text:span text:style-name="T5"><text:s text:c="3"/>be transmitted in the request-body and MUST NOT be included in the</text:span></text:span></text:p>
      <text:p text:style-name="P2"><text:span text:style-name="Police_20_par_20_défaut"><text:span text:style-name="T5"><text:s text:c="3"/>request URI.</text:span></text:span></text:p>
      <text:p text:style-name="P12"/>
      <text:p text:style-name="P2"><text:span text:style-name="Police_20_par_20_défaut"><text:span text:style-name="T5"><text:s text:c="3"/>For example, a request to refresh an access token (</text:span></text:span><text:a xlink:type="simple" xlink:href="#section-6" office:target-frame-name="_top" xlink:show="replace" text:style-name="Internet_20_link" text:visited-style-name="Visited_20_Internet_20_Link"><text:span text:style-name="Police_20_par_20_défaut"><text:span text:style-name="T7">Section 6</text:span></text:span></text:a><text:span text:style-name="Police_20_par_20_défaut"><text:span text:style-name="T5">) using</text:span></text:span></text:p>
      <text:p text:style-name="P2"><text:span text:style-name="Police_20_par_20_défaut"><text:span text:style-name="T5"><text:s text:c="3"/>the body parameters (with extra line breaks for display purposes</text:span></text:span></text:p>
      <text:p text:style-name="P2"><text:span text:style-name="Police_20_par_20_défaut"><text:span text:style-name="T5"><text:s text:c="3"/>only):</text:span></text:span></text:p>
      <text:p text:style-name="P12"/>
      <text:p text:style-name="P2"><text:span text:style-name="Police_20_par_20_défaut"><text:span text:style-name="T5"><text:s text:c="5"/>POST /token HTTP/1.1</text:span></text:span></text:p>
      <text:p text:style-name="P2"><text:span text:style-name="Police_20_par_20_défaut"><text:span text:style-name="T5"><text:s text:c="5"/>Host: server.example.com</text:span></text:span></text:p>
      <text:p text:style-name="P2"><text:span text:style-name="Police_20_par_20_défaut"><text:span text:style-name="T5"><text:s text:c="5"/>Content-Type: application/x-www-form-urlencoded</text:span></text:span></text:p>
      <text:p text:style-name="P12"/>
      <text:p text:style-name="P2"><text:span text:style-name="Police_20_par_20_défaut"><text:span text:style-name="T5"><text:s text:c="5"/>grant_type=refresh_token&amp;refresh_token=tGzv3JOkF0XG5Qx2TlKWIA</text:span></text:span></text:p>
      <text:p text:style-name="P2"><text:span text:style-name="Police_20_par_20_défaut"><text:span text:style-name="T5"><text:s text:c="5"/>&amp;client_id=s6BhdRkqt3&amp;client_secret=7Fjfp0ZBr1KtDRbnfVdmIw</text:span></text:span></text:p>
      <text:p text:style-name="P12"/>
      <text:p text:style-name="P2"><text:span text:style-name="Police_20_par_20_défaut"><text:span text:style-name="T5"><text:s text:c="3"/>The authorization server MUST require the use of TLS as described in</text:span></text:span></text:p>
      <text:p text:style-name="P2"><text:span text:style-name="Police_20_par_20_défaut"><text:span text:style-name="T5"><text:s text:c="3"/>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7">Section 1.6</text:span></text:span></text:a><text:span text:style-name="Police_20_par_20_défaut"><text:span text:style-name="T5"> when sending requests using password authentication.</text:span></text:span></text:p>
      <text:p text:style-name="P12"/>
      <text:p text:style-name="P2"><text:span text:style-name="Police_20_par_20_défaut"><text:span text:style-name="T5"><text:s text:c="3"/>Since this client authentication method involves a password, the</text:span></text:span></text:p>
      <text:p text:style-name="P2"><text:span text:style-name="Police_20_par_20_défaut"><text:span text:style-name="T5"><text:s text:c="3"/>authorization server MUST protect any endpoint utilizing it against</text:span></text:span></text:p>
      <text:p text:style-name="P2"><text:span text:style-name="Police_20_par_20_défaut"><text:span text:style-name="T5"><text:s text:c="3"/>brute force attacks.</text:span></text:span></text:p>
      <text:p text:style-name="P4"/>
      <text:p text:style-name="P32"><text:bookmark-start text:name="section-2.3.2"/><text:a xlink:type="simple" xlink:href="#section-2.3.2" office:target-frame-name="_top" xlink:show="replace" text:style-name="Internet_20_link" text:visited-style-name="Visited_20_Internet_20_Link"><text:span text:style-name="Police_20_par_20_défaut"><text:span text:style-name="T16">2.3.2</text:span></text:span></text:a><text:bookmark-end text:name="section-2.3.2"/><text:span text:style-name="Police_20_par_20_défaut"><text:span text:style-name="T17">. <text:s/>Other Authentication Methods</text:span></text:span></text:p>
      <text:p text:style-name="P20"/>
      <text:p text:style-name="P20"/>
      <text:p text:style-name="P2"><text:soft-page-break/><text:span text:style-name="Police_20_par_20_défaut"><text:span text:style-name="T15"><text:s text:c="3"/>The authorization server MAY support any suitable HTTP authentication</text:span></text:span></text:p>
      <text:p text:style-name="P2"><text:span text:style-name="Police_20_par_20_défaut"><text:span text:style-name="T15"><text:s text:c="3"/>scheme matching its security requirements. <text:s/>When using other</text:span></text:span></text:p>
      <text:p text:style-name="P2"><text:span text:style-name="Police_20_par_20_défaut"><text:span text:style-name="T15"><text:s text:c="3"/>authentication methods, the authorization server MUST define a</text:span></text:span></text:p>
      <text:p text:style-name="P2"><text:span text:style-name="Police_20_par_20_défaut"><text:span text:style-name="T15"><text:s text:c="3"/>mapping between the client identifier (registration record) and</text:span></text:span></text:p>
      <text:p text:style-name="P2"><text:span text:style-name="Police_20_par_20_défaut"><text:span text:style-name="T15"><text:s text:c="3"/>authentication scheme.</text:span></text:span></text:p>
      <text:p text:style-name="P4"/>
      <text:p text:style-name="P32"><text:bookmark-start text:name="section-2.4"/><text:a xlink:type="simple" xlink:href="#section-2.4" office:target-frame-name="_top" xlink:show="replace" text:style-name="Internet_20_link" text:visited-style-name="Visited_20_Internet_20_Link"><text:span text:style-name="Police_20_par_20_défaut"><text:span text:style-name="T16">2.4</text:span></text:span></text:a><text:bookmark-end text:name="section-2.4"/><text:span text:style-name="Police_20_par_20_défaut"><text:span text:style-name="T17">. <text:s/>Unregistered Clients</text:span></text:span></text:p>
      <text:p text:style-name="P20"/>
      <text:p text:style-name="P20"/>
      <text:p text:style-name="P2"><text:span text:style-name="Police_20_par_20_défaut"><text:span text:style-name="T15"><text:s text:c="3"/>This specification does not exclude the use of unregistered clients.</text:span></text:span></text:p>
      <text:p text:style-name="P2"><text:span text:style-name="Police_20_par_20_défaut"><text:span text:style-name="T15"><text:s text:c="3"/>However, the use of such clients is beyond the scope of this</text:span></text:span></text:p>
      <text:p text:style-name="P2"><text:span text:style-name="Police_20_par_20_défaut"><text:span text:style-name="T15"><text:s text:c="3"/>specification and requires additional security analysis and review of</text:span></text:span></text:p>
      <text:p text:style-name="P2"><text:span text:style-name="Police_20_par_20_défaut"><text:span text:style-name="T15"><text:s text:c="3"/>its interoperability impact.</text:span></text:span></text:p>
      <text:p text:style-name="P20"/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17]</text:span></text:span></text:p>
      <text:p text:style-name="P7"/>
      <text:p text:style-name="P2"><text:bookmark-start text:name="page-18"/><text:a xlink:type="simple" xlink:href="#page-18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1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3"/><text:a xlink:type="simple" xlink:href="#section-3" office:target-frame-name="_top" xlink:show="replace" text:style-name="Internet_20_link" text:visited-style-name="Visited_20_Internet_20_Link"><text:span text:style-name="Police_20_par_20_défaut"><text:span text:style-name="T6">3</text:span></text:span></text:a><text:bookmark-end text:name="section-3"/><text:span text:style-name="Police_20_par_20_défaut"><text:span text:style-name="T8">. <text:s/>Protocol Endpoints</text:span></text:span></text:p>
      <text:p text:style-name="P12"/>
      <text:p text:style-name="P12"/>
      <text:p text:style-name="P2"><text:span text:style-name="Police_20_par_20_défaut"><text:span text:style-name="T5"><text:s text:c="3"/>The authorization process utilizes two authorization server endpoints</text:span></text:span></text:p>
      <text:p text:style-name="P2"><text:span text:style-name="Police_20_par_20_défaut"><text:span text:style-name="T5"><text:s text:c="3"/>(HTTP resources):</text:span></text:span></text:p>
      <text:p text:style-name="P12"/>
      <text:p text:style-name="P2"><text:span text:style-name="Police_20_par_20_défaut"><text:span text:style-name="T5"><text:s text:c="3"/>o <text:s/>Authorization endpoint - used by the client to obtain</text:span></text:span></text:p>
      <text:p text:style-name="P2"><text:span text:style-name="Police_20_par_20_défaut"><text:span text:style-name="T5"><text:s text:c="6"/>authorization from the resource owner via user-agent redirection.</text:span></text:span></text:p>
      <text:p text:style-name="P12"/>
      <text:p text:style-name="P2"><text:span text:style-name="Police_20_par_20_défaut"><text:span text:style-name="T5"><text:s text:c="3"/>o <text:s/>Token endpoint - used by the client to exchange an authorization</text:span></text:span></text:p>
      <text:p text:style-name="P2"><text:span text:style-name="Police_20_par_20_défaut"><text:span text:style-name="T5"><text:s text:c="6"/>grant for an access token, typically with client authentication.</text:span></text:span></text:p>
      <text:p text:style-name="P12"/>
      <text:p text:style-name="P2"><text:span text:style-name="Police_20_par_20_défaut"><text:span text:style-name="T5"><text:s text:c="3"/>As well as one client endpoint:</text:span></text:span></text:p>
      <text:p text:style-name="P12"/>
      <text:p text:style-name="P2"><text:span text:style-name="Police_20_par_20_défaut"><text:span text:style-name="T5"><text:s text:c="3"/>o <text:s/>Redirection endpoint - used by the authorization server to return</text:span></text:span></text:p>
      <text:p text:style-name="P2"><text:span text:style-name="Police_20_par_20_défaut"><text:span text:style-name="T5"><text:s text:c="6"/>responses containing authorization credentials to the client via</text:span></text:span></text:p>
      <text:p text:style-name="P2"><text:span text:style-name="Police_20_par_20_défaut"><text:span text:style-name="T5"><text:s text:c="6"/>the resource owner user-agent.</text:span></text:span></text:p>
      <text:p text:style-name="P12"/>
      <text:p text:style-name="P2"><text:span text:style-name="Police_20_par_20_défaut"><text:span text:style-name="T5"><text:s text:c="3"/>Not every authorization grant type utilizes both endpoints.</text:span></text:span></text:p>
      <text:p text:style-name="P2"><text:span text:style-name="Police_20_par_20_défaut"><text:span text:style-name="T5"><text:s text:c="3"/></text:span></text:span><text:span text:style-name="Police_20_par_20_défaut"><text:span text:style-name="T48">Extension grant types MAY define additional endpoints as needed</text:span></text:span><text:span text:style-name="Police_20_par_20_défaut"><text:span text:style-name="T5">.</text:span></text:span></text:p>
      <text:p text:style-name="P12"/>
      <text:p text:style-name="P32"><text:bookmark-start text:name="section-3.1"/><text:a xlink:type="simple" xlink:href="#section-3.1" office:target-frame-name="_top" xlink:show="replace" text:style-name="Internet_20_link" text:visited-style-name="Visited_20_Internet_20_Link"><text:span text:style-name="Police_20_par_20_défaut"><text:span text:style-name="T45">3.1</text:span></text:span></text:a><text:bookmark-end text:name="section-3.1"/><text:span text:style-name="Police_20_par_20_défaut"><text:span text:style-name="T47">. <text:s/>Authorization Endpoint</text:span></text:span></text:p>
      <text:p text:style-name="P18"/>
      <text:p text:style-name="P18"/>
      <text:p text:style-name="P2"><text:span text:style-name="Police_20_par_20_défaut"><text:span text:style-name="T48"><text:s text:c="3"/>The authorization endpoint is used to interact with the resource</text:span></text:span></text:p>
      <text:p text:style-name="P2"><text:span text:style-name="Police_20_par_20_défaut"><text:span text:style-name="T48"><text:s text:c="3"/>owner and obtain an authorization grant. <text:s/>The authorization server</text:span></text:span></text:p>
      <text:p text:style-name="P2"><text:span text:style-name="Police_20_par_20_défaut"><text:span text:style-name="T48"><text:s text:c="3"/>MUST first verify the identity of the resource owner. <text:s/>The way in</text:span></text:span></text:p>
      <text:p text:style-name="P2"><text:soft-page-break/><text:span text:style-name="Police_20_par_20_défaut"><text:span text:style-name="T48"><text:s text:c="3"/>which the authorization server authenticates the resource owner</text:span></text:span></text:p>
      <text:p text:style-name="P2"><text:span text:style-name="Police_20_par_20_défaut"><text:span text:style-name="T48"><text:s text:c="3"/>(e.g., username and password login, session cookies) is beyond the</text:span></text:span></text:p>
      <text:p text:style-name="P2"><text:span text:style-name="Police_20_par_20_défaut"><text:span text:style-name="T48"><text:s text:c="3"/>scope of this specification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8">The means through which the client obtains the location of the</text:span></text:span></text:p>
      <text:p text:style-name="P2"><text:span text:style-name="Police_20_par_20_défaut"><text:span text:style-name="T48"><text:s text:c="3"/>authorization endpoint are beyond the scope of this specification,</text:span></text:span></text:p>
      <text:p text:style-name="P2"><text:span text:style-name="Police_20_par_20_défaut"><text:span text:style-name="T48"><text:s text:c="3"/>but the location is typically provided in the service documentation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5">The endpoint URI MAY include an "application/x-www-form-urlencoded"</text:span></text:span></text:p>
      <text:p text:style-name="P2"><text:span text:style-name="Police_20_par_20_défaut"><text:span text:style-name="T5"><text:s text:c="3"/>formatted (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) query component (</text:span></text:span><text:a xlink:type="simple" xlink:href="#section-3.4" office:target-frame-name="_top" xlink:show="replace" text:style-name="Internet_20_link" text:visited-style-name="Visited_20_Internet_20_Link"><text:span text:style-name="Police_20_par_20_défaut"><text:span text:style-name="T7">[RFC3986] Section 3.4</text:span></text:span></text:a><text:span text:style-name="Police_20_par_20_défaut"><text:span text:style-name="T5">),</text:span></text:span></text:p>
      <text:p text:style-name="P2"><text:span text:style-name="Police_20_par_20_défaut"><text:span text:style-name="T5"><text:s text:c="3"/>which MUST be retained when adding additional query parameters. <text:s/>The</text:span></text:span></text:p>
      <text:p text:style-name="P2"><text:span text:style-name="Police_20_par_20_défaut"><text:span text:style-name="T5"><text:s text:c="3"/>endpoint URI MUST NOT include a fragment component.</text:span></text:span></text:p>
      <text:p text:style-name="P12"/>
      <text:p text:style-name="P2"><text:span text:style-name="Police_20_par_20_défaut"><text:span text:style-name="T5"><text:s text:c="3"/>Since requests to the authorization endpoint result in user</text:span></text:span></text:p>
      <text:p text:style-name="P2"><text:span text:style-name="Police_20_par_20_défaut"><text:span text:style-name="T5"><text:s text:c="3"/>authentication and the transmission of clear-text credentials (in the</text:span></text:span></text:p>
      <text:p text:style-name="P2"><text:span text:style-name="Police_20_par_20_défaut"><text:span text:style-name="T5"><text:s text:c="3"/>HTTP response), the authorization server MUST require the use of TLS</text:span></text:span></text:p>
      <text:p text:style-name="P2"><text:span text:style-name="Police_20_par_20_défaut"><text:span text:style-name="T5"><text:s text:c="3"/>as described in 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7">Section 1.6</text:span></text:span></text:a><text:span text:style-name="Police_20_par_20_défaut"><text:span text:style-name="T5"> when sending requests to the</text:span></text:span></text:p>
      <text:p text:style-name="P2"><text:span text:style-name="Police_20_par_20_défaut"><text:span text:style-name="T5"><text:s text:c="3"/>authorization endpoint.</text:span></text:span></text:p>
      <text:p text:style-name="P12"/>
      <text:p text:style-name="P2"><text:span text:style-name="Police_20_par_20_défaut"><text:span text:style-name="T5"><text:s text:c="3"/>The authorization server MUST support the use of the HTTP "GET"</text:span></text:span></text:p>
      <text:p text:style-name="P2"><text:span text:style-name="Police_20_par_20_défaut"><text:span text:style-name="T5"><text:s text:c="3"/>method [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7">RFC2616</text:span></text:span></text:a><text:span text:style-name="Police_20_par_20_défaut"><text:span text:style-name="T5">] for the authorization endpoint and MAY support the</text:span></text:span></text:p>
      <text:p text:style-name="P2"><text:span text:style-name="Police_20_par_20_défaut"><text:span text:style-name="T5"><text:s text:c="3"/>use of the "POST" method as well.</text:span></text:span></text:p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18]</text:span></text:span></text:p>
      <text:p text:style-name="P13"/>
      <text:p text:style-name="P2"><text:bookmark-start text:name="page-19"/><text:a xlink:type="simple" xlink:href="#page-19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1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Parameters sent without a value MUST be treated as if they were</text:span></text:span></text:p>
      <text:p text:style-name="P2"><text:span text:style-name="Police_20_par_20_défaut"><text:span text:style-name="T5"><text:s text:c="3"/>omitted from the request. <text:s/>The authorization server MUST ignore</text:span></text:span></text:p>
      <text:p text:style-name="P2"><text:span text:style-name="Police_20_par_20_défaut"><text:span text:style-name="T5"><text:s text:c="3"/>unrecognized request parameters. <text:s/>Request and response parameters</text:span></text:span></text:p>
      <text:p text:style-name="P2"><text:span text:style-name="Police_20_par_20_défaut"><text:span text:style-name="T5"><text:s text:c="3"/>MUST NOT be included more than once.</text:span></text:span></text:p>
      <text:p text:style-name="P12"/>
      <text:p text:style-name="P32"><text:bookmark-start text:name="section-3.1.1"/><text:a xlink:type="simple" xlink:href="#section-3.1.1" office:target-frame-name="_top" xlink:show="replace" text:style-name="Internet_20_link" text:visited-style-name="Visited_20_Internet_20_Link"><text:span text:style-name="Police_20_par_20_défaut"><text:span text:style-name="T6">3.1.1</text:span></text:span></text:a><text:bookmark-end text:name="section-3.1.1"/><text:span text:style-name="Police_20_par_20_défaut"><text:span text:style-name="T8">. <text:s/>Response Type</text:span></text:span></text:p>
      <text:p text:style-name="P12"/>
      <text:p text:style-name="P12"/>
      <text:p text:style-name="P2"><text:span text:style-name="Police_20_par_20_défaut"><text:span text:style-name="T5"><text:s text:c="3"/>The authorization endpoint is used by the authorization code grant</text:span></text:span></text:p>
      <text:p text:style-name="P2"><text:span text:style-name="Police_20_par_20_défaut"><text:span text:style-name="T5"><text:s text:c="3"/>type and implicit grant type flows. <text:s/>The client informs the</text:span></text:span></text:p>
      <text:p text:style-name="P2"><text:span text:style-name="Police_20_par_20_défaut"><text:span text:style-name="T5"><text:s text:c="3"/>authorization server of the desired grant type using the following</text:span></text:span></text:p>
      <text:p text:style-name="P2"><text:span text:style-name="Police_20_par_20_défaut"><text:span text:style-name="T5"><text:s text:c="3"/>parameter:</text:span></text:span></text:p>
      <text:p text:style-name="P12"/>
      <text:p text:style-name="P2"><text:span text:style-name="Police_20_par_20_défaut"><text:span text:style-name="T5"><text:s text:c="3"/>response_type</text:span></text:span></text:p>
      <text:p text:style-name="P2"><text:span text:style-name="Police_20_par_20_défaut"><text:span text:style-name="T5"><text:s text:c="9"/>REQUIRED. <text:s/>The value MUST be one of "code" for requesting an</text:span></text:span></text:p>
      <text:p text:style-name="P2"><text:span text:style-name="Police_20_par_20_défaut"><text:span text:style-name="T5"><text:s text:c="9"/>authorization code as described by </text:span></text:span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7">Section 4.1.1</text:span></text:span></text:a><text:span text:style-name="Police_20_par_20_défaut"><text:span text:style-name="T5">, "token" for</text:span></text:span></text:p>
      <text:p text:style-name="P2"><text:span text:style-name="Police_20_par_20_défaut"><text:span text:style-name="T5"><text:s text:c="9"/>requesting an access token (implicit grant) as described by</text:span></text:span></text:p>
      <text:p text:style-name="P2"><text:span text:style-name="Police_20_par_20_défaut"><text:span text:style-name="T5"><text:s text:c="9"/></text:span></text:span><text:a xlink:type="simple" xlink:href="#section-4.2.1" office:target-frame-name="_top" xlink:show="replace" text:style-name="Internet_20_link" text:visited-style-name="Visited_20_Internet_20_Link"><text:span text:style-name="Police_20_par_20_défaut"><text:span text:style-name="T7">Section 4.2.1</text:span></text:span></text:a><text:span text:style-name="Police_20_par_20_défaut"><text:span text:style-name="T5">, or a registered extension value as described by</text:span></text:span></text:p>
      <text:p text:style-name="P2"><text:span text:style-name="Police_20_par_20_défaut"><text:span text:style-name="T5"><text:s text:c="9"/></text:span></text:span><text:a xlink:type="simple" xlink:href="#section-8.4" office:target-frame-name="_top" xlink:show="replace" text:style-name="Internet_20_link" text:visited-style-name="Visited_20_Internet_20_Link"><text:span text:style-name="Police_20_par_20_défaut"><text:span text:style-name="T7">Section 8.4</text:span></text:span></text:a><text:span text:style-name="Police_20_par_20_défaut"><text:span text:style-name="T5">.</text:span></text:span></text:p>
      <text:p text:style-name="P12"/>
      <text:p text:style-name="P2"><text:span text:style-name="Police_20_par_20_défaut"><text:span text:style-name="T5"><text:s text:c="3"/>Extension response types MAY contain a space-delimited (%x20) list of</text:span></text:span></text:p>
      <text:p text:style-name="P2"><text:span text:style-name="Police_20_par_20_défaut"><text:span text:style-name="T5"><text:s text:c="3"/>values, where the order of values does not matter (e.g., response</text:span></text:span></text:p>
      <text:p text:style-name="P2"><text:span text:style-name="Police_20_par_20_défaut"><text:span text:style-name="T5"><text:s text:c="3"/>type "a b" is the same as "b a"). <text:s/>The meaning of such composite</text:span></text:span></text:p>
      <text:p text:style-name="P2"><text:span text:style-name="Police_20_par_20_défaut"><text:span text:style-name="T5"><text:s text:c="3"/>response types is defined by their respective specifications.</text:span></text:span></text:p>
      <text:p text:style-name="P12"/>
      <text:p text:style-name="P2"><text:span text:style-name="Police_20_par_20_défaut"><text:span text:style-name="T5"><text:s text:c="3"/>If an authorization request is missing the "response_type" parameter,</text:span></text:span></text:p>
      <text:p text:style-name="P2"><text:span text:style-name="Police_20_par_20_défaut"><text:span text:style-name="T5"><text:s text:c="3"/>or if the response type is not understood, the authorization server</text:span></text:span></text:p>
      <text:p text:style-name="P2"><text:span text:style-name="Police_20_par_20_défaut"><text:span text:style-name="T5"><text:s text:c="3"/>MUST return an error response as described in 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7">Section 4.1.2.1</text:span></text:span></text:a><text:span text:style-name="Police_20_par_20_défaut"><text:span text:style-name="T5">.</text:span></text:span></text:p>
      <text:p text:style-name="P12"><text:soft-page-break/></text:p>
      <text:p text:style-name="P32"><text:bookmark-start text:name="section-3.1.2"/><text:a xlink:type="simple" xlink:href="#section-3.1.2" office:target-frame-name="_top" xlink:show="replace" text:style-name="Internet_20_link" text:visited-style-name="Visited_20_Internet_20_Link"><text:span text:style-name="Police_20_par_20_défaut"><text:span text:style-name="T6">3.1.2</text:span></text:span></text:a><text:bookmark-end text:name="section-3.1.2"/><text:span text:style-name="Police_20_par_20_défaut"><text:span text:style-name="T8">. <text:s/>Redirection Endpoint</text:span></text:span></text:p>
      <text:p text:style-name="P12"/>
      <text:p text:style-name="P12"/>
      <text:p text:style-name="P2"><text:span text:style-name="Police_20_par_20_défaut"><text:span text:style-name="T5"><text:s text:c="3"/>After completing its interaction with the resource owner, the</text:span></text:span></text:p>
      <text:p text:style-name="P2"><text:span text:style-name="Police_20_par_20_défaut"><text:span text:style-name="T5"><text:s text:c="3"/>authorization server directs the resource owner's user-agent back to</text:span></text:span></text:p>
      <text:p text:style-name="P2"><text:span text:style-name="Police_20_par_20_défaut"><text:span text:style-name="T5"><text:s text:c="3"/>the client. <text:s/>The authorization server redirects the user-agent to the</text:span></text:span></text:p>
      <text:p text:style-name="P2"><text:span text:style-name="Police_20_par_20_défaut"><text:span text:style-name="T5"><text:s text:c="3"/>client's redirection endpoint previously established with the</text:span></text:span></text:p>
      <text:p text:style-name="P2"><text:span text:style-name="Police_20_par_20_défaut"><text:span text:style-name="T5"><text:s text:c="3"/>authorization server during the client registration process or when</text:span></text:span></text:p>
      <text:p text:style-name="P2"><text:span text:style-name="Police_20_par_20_défaut"><text:span text:style-name="T5"><text:s text:c="3"/>making the authorization request.</text:span></text:span></text:p>
      <text:p text:style-name="P12"/>
      <text:p text:style-name="P2"><text:span text:style-name="Police_20_par_20_défaut"><text:span text:style-name="T5"><text:s text:c="3"/>The redirection endpoint URI MUST be an absolute URI as defined by</text:span></text:span></text:p>
      <text:p text:style-name="P2"><text:span text:style-name="Police_20_par_20_défaut"><text:span text:style-name="T5"><text:s text:c="3"/></text:span></text:span><text:a xlink:type="simple" xlink:href="#section-4.3" office:target-frame-name="_top" xlink:show="replace" text:style-name="Internet_20_link" text:visited-style-name="Visited_20_Internet_20_Link"><text:span text:style-name="Police_20_par_20_défaut"><text:span text:style-name="T7">[RFC3986] Section 4.3</text:span></text:span></text:a><text:span text:style-name="Police_20_par_20_défaut"><text:span text:style-name="T5">. <text:s/>The endpoint URI MAY include an</text:span></text:span></text:p>
      <text:p text:style-name="P2"><text:span text:style-name="Police_20_par_20_défaut"><text:span text:style-name="T5"><text:s text:c="3"/>"application/x-www-form-urlencoded" formatted (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) query</text:span></text:span></text:p>
      <text:p text:style-name="P2"><text:span text:style-name="Police_20_par_20_défaut"><text:span text:style-name="T5"><text:s text:c="3"/>component (</text:span></text:span><text:a xlink:type="simple" xlink:href="#section-3.4" office:target-frame-name="_top" xlink:show="replace" text:style-name="Internet_20_link" text:visited-style-name="Visited_20_Internet_20_Link"><text:span text:style-name="Police_20_par_20_défaut"><text:span text:style-name="T7">[RFC3986] Section 3.4</text:span></text:span></text:a><text:span text:style-name="Police_20_par_20_défaut"><text:span text:style-name="T5">), which MUST be retained when adding</text:span></text:span></text:p>
      <text:p text:style-name="P2"><text:span text:style-name="Police_20_par_20_défaut"><text:span text:style-name="T5"><text:s text:c="3"/>additional query parameters. <text:s/>The endpoint URI MUST NOT include a</text:span></text:span></text:p>
      <text:p text:style-name="P2"><text:span text:style-name="Police_20_par_20_défaut"><text:span text:style-name="T5"><text:s text:c="3"/>fragment component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19]</text:span></text:span></text:p>
      <text:p text:style-name="P13"/>
      <text:p text:style-name="P2"><text:bookmark-start text:name="page-20"/><text:a xlink:type="simple" xlink:href="#page-20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2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32"><text:bookmark-start text:name="section-3.1.2.1"/><text:a xlink:type="simple" xlink:href="#section-3.1.2.1" office:target-frame-name="_top" xlink:show="replace" text:style-name="Internet_20_link" text:visited-style-name="Visited_20_Internet_20_Link"><text:span text:style-name="Police_20_par_20_défaut"><text:span text:style-name="T6">3.1.2.1</text:span></text:span></text:a><text:bookmark-end text:name="section-3.1.2.1"/><text:span text:style-name="Police_20_par_20_défaut"><text:span text:style-name="T8">. <text:s/>Endpoint Request Confidentiality</text:span></text:span></text:p>
      <text:p text:style-name="P12"/>
      <text:p text:style-name="P12"/>
      <text:p text:style-name="P2"><text:span text:style-name="Police_20_par_20_défaut"><text:span text:style-name="T5"><text:s text:c="3"/>The redirection endpoint SHOULD require the use of TLS as described</text:span></text:span></text:p>
      <text:p text:style-name="P2"><text:span text:style-name="Police_20_par_20_défaut"><text:span text:style-name="T5"><text:s text:c="3"/>in 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7">Section 1.6</text:span></text:span></text:a><text:span text:style-name="Police_20_par_20_défaut"><text:span text:style-name="T5"> when the requested response type is "code" or "token",</text:span></text:span></text:p>
      <text:p text:style-name="P2"><text:span text:style-name="Police_20_par_20_défaut"><text:span text:style-name="T5"><text:s text:c="3"/>or when the redirection request will result in the transmission of</text:span></text:span></text:p>
      <text:p text:style-name="P2"><text:span text:style-name="Police_20_par_20_défaut"><text:span text:style-name="T5"><text:s text:c="3"/>sensitive credentials over an open network. <text:s/>This specification does</text:span></text:span></text:p>
      <text:p text:style-name="P2"><text:span text:style-name="Police_20_par_20_défaut"><text:span text:style-name="T5"><text:s text:c="3"/>not mandate the use of TLS because at the time of this writing,</text:span></text:span></text:p>
      <text:p text:style-name="P2"><text:span text:style-name="Police_20_par_20_défaut"><text:span text:style-name="T5"><text:s text:c="3"/>requiring clients to deploy TLS is a significant hurdle for many</text:span></text:span></text:p>
      <text:p text:style-name="P2"><text:span text:style-name="Police_20_par_20_défaut"><text:span text:style-name="T5"><text:s text:c="3"/>client developers. </text:span></text:span><text:span text:style-name="Police_20_par_20_défaut"><text:span text:style-name="T18"><text:s/></text:span></text:span><text:span text:style-name="Police_20_par_20_défaut"><text:span text:style-name="T15">If TLS is not available, the authorization server</text:span></text:span></text:p>
      <text:p text:style-name="P2"><text:span text:style-name="Police_20_par_20_défaut"><text:span text:style-name="T15"><text:s text:c="3"/>SHOULD warn the resource owner about the insecure endpoint prior to</text:span></text:span></text:p>
      <text:p text:style-name="P2"><text:span text:style-name="Police_20_par_20_défaut"><text:span text:style-name="T15"><text:s text:c="3"/>redirection (e.g., display a message during the authorization</text:span></text:span></text:p>
      <text:p text:style-name="P2"><text:span text:style-name="Police_20_par_20_défaut"><text:span text:style-name="T15"><text:s text:c="3"/>request).</text:span></text:span></text:p>
      <text:p text:style-name="P4"/>
      <text:p text:style-name="P2"><text:span text:style-name="Police_20_par_20_défaut"><text:span text:style-name="T49"><text:s text:c="3"/>Lack of transport-layer security can have a severe impact on the</text:span></text:span></text:p>
      <text:p text:style-name="P2"><text:span text:style-name="Police_20_par_20_défaut"><text:span text:style-name="T49"><text:s text:c="3"/>security of the client and the protected resources it is authorized</text:span></text:span></text:p>
      <text:p text:style-name="P2"><text:span text:style-name="Police_20_par_20_défaut"><text:span text:style-name="T49"><text:s text:c="3"/>to access. <text:s/>The use of transport-layer security is particularly</text:span></text:span></text:p>
      <text:p text:style-name="P2"><text:span text:style-name="Police_20_par_20_défaut"><text:span text:style-name="T49"><text:s text:c="3"/>critical when the authorization process is used as a form of</text:span></text:span></text:p>
      <text:p text:style-name="P2"><text:span text:style-name="Police_20_par_20_défaut"><text:span text:style-name="T49"><text:s text:c="3"/>delegated end-user authentication by the client (e.g., third-party</text:span></text:span></text:p>
      <text:p text:style-name="P2"><text:span text:style-name="Police_20_par_20_défaut"><text:span text:style-name="T49"><text:s text:c="3"/>sign-in service).</text:span></text:span></text:p>
      <text:p text:style-name="P4"/>
      <text:p text:style-name="P32"><text:bookmark-start text:name="section-3.1.2.2"/><text:a xlink:type="simple" xlink:href="#section-3.1.2.2" office:target-frame-name="_top" xlink:show="replace" text:style-name="Internet_20_link" text:visited-style-name="Visited_20_Internet_20_Link"><text:span text:style-name="Police_20_par_20_défaut"><text:span text:style-name="T6">3.1.2.2</text:span></text:span></text:a><text:bookmark-end text:name="section-3.1.2.2"/><text:span text:style-name="Police_20_par_20_défaut"><text:span text:style-name="T8">. <text:s/>Registration Requirements</text:span></text:span></text:p>
      <text:p text:style-name="P12"/>
      <text:p text:style-name="P12"/>
      <text:p text:style-name="P2"><text:span text:style-name="Police_20_par_20_défaut"><text:span text:style-name="T5"><text:s text:c="3"/>The authorization server MUST require the following clients to</text:span></text:span></text:p>
      <text:p text:style-name="P2"><text:span text:style-name="Police_20_par_20_défaut"><text:span text:style-name="T5"><text:s text:c="3"/>register their redirection endpoint:</text:span></text:span></text:p>
      <text:p text:style-name="P12"/>
      <text:p text:style-name="P2"><text:soft-page-break/><text:span text:style-name="Police_20_par_20_défaut"><text:span text:style-name="T5"><text:s text:c="3"/>o <text:s/>Public clients.</text:span></text:span></text:p>
      <text:p text:style-name="P12"/>
      <text:p text:style-name="P2"><text:span text:style-name="Police_20_par_20_défaut"><text:span text:style-name="T5"><text:s text:c="3"/>o <text:s/>Confidential clients utilizing the implicit grant type.</text:span></text:span></text:p>
      <text:p text:style-name="P12"/>
      <text:p text:style-name="P2"><text:span text:style-name="Police_20_par_20_défaut"><text:span text:style-name="T5"><text:s text:c="3"/>The authorization server SHOULD require all clients to register their</text:span></text:span></text:p>
      <text:p text:style-name="P2"><text:span text:style-name="Police_20_par_20_défaut"><text:span text:style-name="T5"><text:s text:c="3"/>redirection endpoint prior to utilizing the authorization endpoint.</text:span></text:span></text:p>
      <text:p text:style-name="P12"/>
      <text:p text:style-name="P2"><text:span text:style-name="Police_20_par_20_défaut"><text:span text:style-name="T5"><text:s text:c="3"/>The authorization server SHOULD require the client to provide the</text:span></text:span></text:p>
      <text:p text:style-name="P2"><text:span text:style-name="Police_20_par_20_défaut"><text:span text:style-name="T5"><text:s text:c="3"/>complete redirection URI (the client MAY use the "state" request</text:span></text:span></text:p>
      <text:p text:style-name="P2"><text:span text:style-name="Police_20_par_20_défaut"><text:span text:style-name="T5"><text:s text:c="3"/>parameter to achieve per-request customization</text:span></text:span><text:span text:style-name="Police_20_par_20_défaut"><text:span text:style-name="T10">). <text:s/></text:span></text:span><text:span text:style-name="Police_20_par_20_défaut"><text:span text:style-name="T73">If requiring the</text:span></text:span></text:p>
      <text:p text:style-name="P2"><text:span text:style-name="Police_20_par_20_défaut"><text:span text:style-name="T73"><text:s text:c="3"/>registration of the complete redirection URI is not possible, the</text:span></text:span></text:p>
      <text:p text:style-name="P2"><text:span text:style-name="Police_20_par_20_défaut"><text:span text:style-name="T73"><text:s text:c="3"/>authorization server SHOULD require the registration of the URI</text:span></text:span></text:p>
      <text:p text:style-name="P2"><text:span text:style-name="Police_20_par_20_défaut"><text:span text:style-name="T73"><text:s text:c="3"/>scheme, authority, and path (allowing the client to dynamically vary</text:span></text:span></text:p>
      <text:p text:style-name="P2"><text:span text:style-name="Police_20_par_20_défaut"><text:span text:style-name="T73"><text:s text:c="3"/>only the query component of the redirection URI when requesting</text:span></text:span></text:p>
      <text:p text:style-name="P2"><text:span text:style-name="Police_20_par_20_défaut"><text:span text:style-name="T73"><text:s text:c="3"/>authorization)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5">The authorization server MAY allow the client to register multiple</text:span></text:span></text:p>
      <text:p text:style-name="P2"><text:span text:style-name="Police_20_par_20_défaut"><text:span text:style-name="T5"><text:s text:c="3"/>redirection endpoints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50">Lack of a redirection URI registration requirement can enable an</text:span></text:span></text:p>
      <text:p text:style-name="P2"><text:span text:style-name="Police_20_par_20_défaut"><text:span text:style-name="T50"><text:s text:c="3"/>attacker to use the authorization endpoint as an open redirector as</text:span></text:span></text:p>
      <text:p text:style-name="P2"><text:span text:style-name="Police_20_par_20_défaut"><text:span text:style-name="T50"><text:s text:c="3"/>described in </text:span></text:span><text:a xlink:type="simple" xlink:href="#section-10.15" office:target-frame-name="_top" xlink:show="replace" text:style-name="Internet_20_link" text:visited-style-name="Visited_20_Internet_20_Link"><text:span text:style-name="Police_20_par_20_défaut"><text:span text:style-name="T51">Section 10.15</text:span></text:span></text:a><text:span text:style-name="Police_20_par_20_défaut"><text:span text:style-name="T50">.</text:span></text:span></text:p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20]</text:span></text:span></text:p>
      <text:p text:style-name="P7"/>
      <text:p text:style-name="P2"><text:bookmark-start text:name="page-21"/><text:a xlink:type="simple" xlink:href="#page-21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2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3.1.2.3"/><text:a xlink:type="simple" xlink:href="#section-3.1.2.3" office:target-frame-name="_top" xlink:show="replace" text:style-name="Internet_20_link" text:visited-style-name="Visited_20_Internet_20_Link"><text:span text:style-name="Police_20_par_20_défaut"><text:span text:style-name="T6">3.1.2.3</text:span></text:span></text:a><text:bookmark-end text:name="section-3.1.2.3"/><text:span text:style-name="Police_20_par_20_défaut"><text:span text:style-name="T8">. <text:s/>Dynamic Configuration</text:span></text:span></text:p>
      <text:p text:style-name="P12"/>
      <text:p text:style-name="P12"/>
      <text:p text:style-name="P2"><text:span text:style-name="Police_20_par_20_défaut"><text:span text:style-name="T5"><text:s text:c="3"/>If multiple redirection URIs have been registered, if only part of</text:span></text:span></text:p>
      <text:p text:style-name="P2"><text:span text:style-name="Police_20_par_20_défaut"><text:span text:style-name="T5"><text:s text:c="3"/>the redirection URI has been registered, or if no redirection URI has</text:span></text:span></text:p>
      <text:p text:style-name="P2"><text:span text:style-name="Police_20_par_20_défaut"><text:span text:style-name="T5"><text:s text:c="3"/>been registered, the client MUST include a redirection URI with the</text:span></text:span></text:p>
      <text:p text:style-name="P2"><text:span text:style-name="Police_20_par_20_défaut"><text:span text:style-name="T5"><text:s text:c="3"/>authorization request using the "redirect_uri" request parameter.</text:span></text:span></text:p>
      <text:p text:style-name="P12"/>
      <text:p text:style-name="P2"><text:span text:style-name="Police_20_par_20_défaut"><text:span text:style-name="T5"><text:s text:c="3"/>When a redirection URI is included in an authorization request, the</text:span></text:span></text:p>
      <text:p text:style-name="P2"><text:span text:style-name="Police_20_par_20_défaut"><text:span text:style-name="T5"><text:s text:c="3"/>authorization server MUST compare and match the value received</text:span></text:span></text:p>
      <text:p text:style-name="P2"><text:span text:style-name="Police_20_par_20_défaut"><text:span text:style-name="T5"><text:s text:c="3"/>against at least one of the registered redirection URIs (or URI</text:span></text:span></text:p>
      <text:p text:style-name="P2"><text:span text:style-name="Police_20_par_20_défaut"><text:span text:style-name="T5"><text:s text:c="3"/>components) as defined in </text:span></text:span><text:a xlink:type="simple" xlink:href="#section-6" office:target-frame-name="_top" xlink:show="replace" text:style-name="Internet_20_link" text:visited-style-name="Visited_20_Internet_20_Link"><text:span text:style-name="Police_20_par_20_défaut"><text:span text:style-name="T7">[RFC3986] Section 6</text:span></text:span></text:a><text:span text:style-name="Police_20_par_20_défaut"><text:span text:style-name="T5">, if any redirection</text:span></text:span></text:p>
      <text:p text:style-name="P2"><text:span text:style-name="Police_20_par_20_défaut"><text:span text:style-name="T5"><text:s text:c="3"/>URIs were registered. <text:s/>If the client registration included the full</text:span></text:span></text:p>
      <text:p text:style-name="P2"><text:span text:style-name="Police_20_par_20_défaut"><text:span text:style-name="T5"><text:s text:c="3"/>redirection URI, the authorization server MUST compare the two URIs</text:span></text:span></text:p>
      <text:p text:style-name="P2"><text:span text:style-name="Police_20_par_20_défaut"><text:span text:style-name="T5"><text:s text:c="3"/>using simple string comparison as defined in </text:span></text:span><text:a xlink:type="simple" xlink:href="#section-6.2.1" office:target-frame-name="_top" xlink:show="replace" text:style-name="Internet_20_link" text:visited-style-name="Visited_20_Internet_20_Link"><text:span text:style-name="Police_20_par_20_défaut"><text:span text:style-name="T7">[RFC3986] Section 6.2.1</text:span></text:span></text:a><text:span text:style-name="Police_20_par_20_défaut"><text:span text:style-name="T5">.</text:span></text:span></text:p>
      <text:p text:style-name="P4"/>
      <text:p text:style-name="P32"><text:bookmark-start text:name="section-3.1.2.4"/><text:a xlink:type="simple" xlink:href="#section-3.1.2.4" office:target-frame-name="_top" xlink:show="replace" text:style-name="Internet_20_link" text:visited-style-name="Visited_20_Internet_20_Link"><text:span text:style-name="Police_20_par_20_défaut"><text:span text:style-name="T6">3.1.2.4</text:span></text:span></text:a><text:bookmark-end text:name="section-3.1.2.4"/><text:span text:style-name="Police_20_par_20_défaut"><text:span text:style-name="T8">. <text:s/>Invalid Endpoint</text:span></text:span></text:p>
      <text:p text:style-name="P12"/>
      <text:p text:style-name="P12"/>
      <text:p text:style-name="P2"><text:span text:style-name="Police_20_par_20_défaut"><text:span text:style-name="T5"><text:s text:c="3"/>If an authorization request fails validation due to a missing,</text:span></text:span></text:p>
      <text:p text:style-name="P2"><text:span text:style-name="Police_20_par_20_défaut"><text:span text:style-name="T5"><text:s text:c="3"/>invalid, or mismatching redirection URI, the authorization server</text:span></text:span></text:p>
      <text:p text:style-name="P2"><text:span text:style-name="Police_20_par_20_défaut"><text:span text:style-name="T18"><text:s text:c="3"/></text:span></text:span><text:span text:style-name="Police_20_par_20_défaut"><text:span text:style-name="T15">SHOULD inform the resource owner of the error and MUST </text:span></text:span><text:span text:style-name="Police_20_par_20_défaut"><text:span text:style-name="T5">NOT</text:span></text:span></text:p>
      <text:p text:style-name="P2"><text:span text:style-name="Police_20_par_20_défaut"><text:span text:style-name="T5"><text:s text:c="3"/>automatically redirect the user-agent to the invalid redirection URI.</text:span></text:span></text:p>
      <text:p text:style-name="P12"/>
      <text:p text:style-name="P32"><text:bookmark-start text:name="section-3.1.2.5"/><text:a xlink:type="simple" xlink:href="#section-3.1.2.5" office:target-frame-name="_top" xlink:show="replace" text:style-name="Internet_20_link" text:visited-style-name="Visited_20_Internet_20_Link"><text:span text:style-name="Police_20_par_20_défaut"><text:span text:style-name="T12">3.1.2.5</text:span></text:span></text:a><text:bookmark-end text:name="section-3.1.2.5"/><text:span text:style-name="Police_20_par_20_défaut"><text:span text:style-name="T14">. <text:s/>Endpoint Content</text:span></text:span></text:p>
      <text:p text:style-name="P21"/>
      <text:p text:style-name="P21"><text:soft-page-break/></text:p>
      <text:p text:style-name="P2"><text:span text:style-name="Police_20_par_20_défaut"><text:span text:style-name="T11"><text:s text:c="3"/>The redirection request to the client's endpoint typically results in</text:span></text:span></text:p>
      <text:p text:style-name="P2"><text:span text:style-name="Police_20_par_20_défaut"><text:span text:style-name="T11"><text:s text:c="3"/>an HTML document response, processed by the user-agent. <text:s/>If the HTML</text:span></text:span></text:p>
      <text:p text:style-name="P2"><text:span text:style-name="Police_20_par_20_défaut"><text:span text:style-name="T11"><text:s text:c="3"/>response is served directly as the result of the redirection request,</text:span></text:span></text:p>
      <text:p text:style-name="P2"><text:span text:style-name="Police_20_par_20_défaut"><text:span text:style-name="T11"><text:s text:c="3"/>any script included in the HTML document will execute with full</text:span></text:span></text:p>
      <text:p text:style-name="P2"><text:span text:style-name="Police_20_par_20_défaut"><text:span text:style-name="T11"><text:s text:c="3"/>access to the redirection URI and the credentials it contains.</text:span></text:span></text:p>
      <text:p text:style-name="P21"/>
      <text:p text:style-name="P2"><text:span text:style-name="Police_20_par_20_défaut"><text:span text:style-name="T11"><text:s text:c="3"/>The client SHOULD NOT include any third-party scripts (e.g., third-</text:span></text:span></text:p>
      <text:p text:style-name="P2"><text:span text:style-name="Police_20_par_20_défaut"><text:span text:style-name="T11"><text:s text:c="3"/>party analytics, social plug-ins, ad networks) in the redirection</text:span></text:span></text:p>
      <text:p text:style-name="P2"><text:span text:style-name="Police_20_par_20_défaut"><text:span text:style-name="T11"><text:s text:c="3"/>endpoint response. <text:s/>Instead, it SHOULD extract the credentials from</text:span></text:span></text:p>
      <text:p text:style-name="P2"><text:span text:style-name="Police_20_par_20_défaut"><text:span text:style-name="T11"><text:s text:c="3"/>the URI and redirect the user-agent again to another endpoint without</text:span></text:span></text:p>
      <text:p text:style-name="P2"><text:span text:style-name="Police_20_par_20_défaut"><text:span text:style-name="T11"><text:s text:c="3"/>exposing the credentials (in the URI or elsewhere). <text:s/>If third-party</text:span></text:span></text:p>
      <text:p text:style-name="P2"><text:span text:style-name="Police_20_par_20_défaut"><text:span text:style-name="T11"><text:s text:c="3"/>scripts are included, the client MUST ensure that its own scripts</text:span></text:span></text:p>
      <text:p text:style-name="P2"><text:span text:style-name="Police_20_par_20_défaut"><text:span text:style-name="T11"><text:s text:c="3"/>(used to extract and remove the credentials from the URI) will</text:span></text:span></text:p>
      <text:p text:style-name="P2"><text:span text:style-name="Police_20_par_20_défaut"><text:span text:style-name="T11"><text:s text:c="3"/>execute first.</text:span></text:span></text:p>
      <text:p text:style-name="P4"/>
      <text:p text:style-name="P32"><text:bookmark-start text:name="section-3.2"/><text:a xlink:type="simple" xlink:href="#section-3.2" office:target-frame-name="_top" xlink:show="replace" text:style-name="Internet_20_link" text:visited-style-name="Visited_20_Internet_20_Link"><text:span text:style-name="Police_20_par_20_défaut"><text:span text:style-name="T6">3.2</text:span></text:span></text:a><text:bookmark-end text:name="section-3.2"/><text:span text:style-name="Police_20_par_20_défaut"><text:span text:style-name="T8">. <text:s/>Token Endpoint</text:span></text:span></text:p>
      <text:p text:style-name="P12"/>
      <text:p text:style-name="P12"/>
      <text:p text:style-name="P2"><text:span text:style-name="Police_20_par_20_défaut"><text:span text:style-name="T5"><text:s text:c="3"/>The token endpoint is used by the client to obtain an access token by</text:span></text:span></text:p>
      <text:p text:style-name="P2"><text:span text:style-name="Police_20_par_20_défaut"><text:span text:style-name="T5"><text:s text:c="3"/>presenting its authorization grant or refresh token. <text:s/>The token</text:span></text:span></text:p>
      <text:p text:style-name="P2"><text:span text:style-name="Police_20_par_20_défaut"><text:span text:style-name="T5"><text:s text:c="3"/>endpoint is used with every authorization grant except for the</text:span></text:span></text:p>
      <text:p text:style-name="P2"><text:span text:style-name="Police_20_par_20_défaut"><text:span text:style-name="T5"><text:s text:c="3"/>implicit grant type (since an access token is issued directly)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21]</text:span></text:span></text:p>
      <text:p text:style-name="P13"/>
      <text:p text:style-name="P2"><text:bookmark-start text:name="page-22"/><text:a xlink:type="simple" xlink:href="#page-22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2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The means through which the client obtains the location of the token</text:span></text:span></text:p>
      <text:p text:style-name="P2"><text:span text:style-name="Police_20_par_20_défaut"><text:span text:style-name="T5"><text:s text:c="3"/>endpoint are beyond the scope of this specification, but the location</text:span></text:span></text:p>
      <text:p text:style-name="P2"><text:span text:style-name="Police_20_par_20_défaut"><text:span text:style-name="T5"><text:s text:c="3"/>is typically provided in the service documentation.</text:span></text:span></text:p>
      <text:p text:style-name="P12"/>
      <text:p text:style-name="P2"><text:span text:style-name="Police_20_par_20_défaut"><text:span text:style-name="T5"><text:s text:c="3"/>The endpoint URI MAY include an "application/x-www-form-urlencoded"</text:span></text:span></text:p>
      <text:p text:style-name="P2"><text:span text:style-name="Police_20_par_20_défaut"><text:span text:style-name="T5"><text:s text:c="3"/>formatted (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) query component (</text:span></text:span><text:a xlink:type="simple" xlink:href="#section-3.4" office:target-frame-name="_top" xlink:show="replace" text:style-name="Internet_20_link" text:visited-style-name="Visited_20_Internet_20_Link"><text:span text:style-name="Police_20_par_20_défaut"><text:span text:style-name="T7">[RFC3986] Section 3.4</text:span></text:span></text:a><text:span text:style-name="Police_20_par_20_défaut"><text:span text:style-name="T5">),</text:span></text:span></text:p>
      <text:p text:style-name="P2"><text:span text:style-name="Police_20_par_20_défaut"><text:span text:style-name="T5"><text:s text:c="3"/>which MUST be retained when adding additional query parameters. </text:span></text:span><text:span text:style-name="Police_20_par_20_défaut"><text:span text:style-name="T18"><text:s/></text:span></text:span><text:span text:style-name="Police_20_par_20_défaut"><text:span text:style-name="T15">The</text:span></text:span></text:p>
      <text:p text:style-name="P2"><text:span text:style-name="Police_20_par_20_défaut"><text:span text:style-name="T15"><text:s text:c="3"/>endpoint URI MUST NOT include a fragment component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5">Since requests to the token endpoint result in the transmission of</text:span></text:span></text:p>
      <text:p text:style-name="P2"><text:span text:style-name="Police_20_par_20_défaut"><text:span text:style-name="T5"><text:s text:c="3"/>clear-text credentials (in the HTTP request and response), the</text:span></text:span></text:p>
      <text:p text:style-name="P2"><text:span text:style-name="Police_20_par_20_défaut"><text:span text:style-name="T5"><text:s text:c="3"/>authorization server MUST require the use of TLS as described in</text:span></text:span></text:p>
      <text:p text:style-name="P2"><text:span text:style-name="Police_20_par_20_défaut"><text:span text:style-name="T5"><text:s text:c="3"/>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7">Section 1.6</text:span></text:span></text:a><text:span text:style-name="Police_20_par_20_défaut"><text:span text:style-name="T5"> when sending requests to the token endpoint.</text:span></text:span></text:p>
      <text:p text:style-name="P12"/>
      <text:p text:style-name="P2"><text:span text:style-name="Police_20_par_20_défaut"><text:span text:style-name="T5"><text:s text:c="3"/>The client MUST use the HTTP "POST" method when making access token</text:span></text:span></text:p>
      <text:p text:style-name="P2"><text:span text:style-name="Police_20_par_20_défaut"><text:span text:style-name="T5"><text:s text:c="3"/>requests.</text:span></text:span></text:p>
      <text:p text:style-name="P12"/>
      <text:p text:style-name="P2"><text:span text:style-name="Police_20_par_20_défaut"><text:span text:style-name="T5"><text:s text:c="3"/>Parameters sent without a value MUST be treated as if they were</text:span></text:span></text:p>
      <text:p text:style-name="P2"><text:span text:style-name="Police_20_par_20_défaut"><text:span text:style-name="T5"><text:s text:c="3"/>omitted from the request. <text:s/>The authorization server MUST ignore</text:span></text:span></text:p>
      <text:p text:style-name="P2"><text:span text:style-name="Police_20_par_20_défaut"><text:span text:style-name="T5"><text:s text:c="3"/>unrecognized request parameters. <text:s/>Request and response parameters</text:span></text:span></text:p>
      <text:p text:style-name="P2"><text:span text:style-name="Police_20_par_20_défaut"><text:span text:style-name="T5"><text:s text:c="3"/>MUST NOT be included more than once.</text:span></text:span></text:p>
      <text:p text:style-name="P12"/>
      <text:p text:style-name="P32"><text:bookmark-start text:name="section-3.2.1"/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6">3.2.1</text:span></text:span></text:a><text:bookmark-end text:name="section-3.2.1"/><text:span text:style-name="Police_20_par_20_défaut"><text:span text:style-name="T8">. <text:s/>Client Authentication</text:span></text:span></text:p>
      <text:p text:style-name="P12"/>
      <text:p text:style-name="P12"><text:soft-page-break/></text:p>
      <text:p text:style-name="P2"><text:span text:style-name="Police_20_par_20_défaut"><text:span text:style-name="T5"><text:s text:c="3"/>Confidential clients or other clients issued client credentials MUST</text:span></text:span></text:p>
      <text:p text:style-name="P2"><text:span text:style-name="Police_20_par_20_défaut"><text:span text:style-name="T5"><text:s text:c="3"/>Authenticate with the authorization server as described in</text:span></text:span></text:p>
      <text:p text:style-name="P2"><text:span text:style-name="Police_20_par_20_défaut"><text:span text:style-name="T5"><text:s text:c="3"/></text:span></text:span><text:a xlink:type="simple" xlink:href="#section-2.3" office:target-frame-name="_top" xlink:show="replace" text:style-name="Internet_20_link" text:visited-style-name="Visited_20_Internet_20_Link"><text:span text:style-name="Police_20_par_20_défaut"><text:span text:style-name="T7">Section 2.3</text:span></text:span></text:a><text:span text:style-name="Police_20_par_20_défaut"><text:span text:style-name="T5"> when making requests to the token endpoint. <text:s/>Client</text:span></text:span></text:p>
      <text:p text:style-name="P2"><text:span text:style-name="Police_20_par_20_défaut"><text:span text:style-name="T5"><text:s text:c="3"/>authentication is used for:</text:span></text:span></text:p>
      <text:p text:style-name="P4"/>
      <text:p text:style-name="P2"><text:span text:style-name="Police_20_par_20_défaut"><text:span text:style-name="T18"><text:s text:c="3"/>o </text:span></text:span><text:span text:style-name="Police_20_par_20_défaut"><text:span text:style-name="T74"><text:s/></text:span></text:span><text:span text:style-name="Police_20_par_20_défaut"><text:span text:style-name="T75">Enforcing the binding of refresh tokens and authorization codes to</text:span></text:span></text:p>
      <text:p text:style-name="P2"><text:span text:style-name="Police_20_par_20_défaut"><text:span text:style-name="T75"><text:s text:c="6"/>the client they were issued to. <text:s/>Client authentication is critical</text:span></text:span></text:p>
      <text:p text:style-name="P2"><text:span text:style-name="Police_20_par_20_défaut"><text:span text:style-name="T75"><text:s text:c="6"/>when an authorization code is transmitted to the redirection</text:span></text:span></text:p>
      <text:p text:style-name="P2"><text:span text:style-name="Police_20_par_20_défaut"><text:span text:style-name="T75"><text:s text:c="6"/>endpoint over an insecure channel or when the redirection URI has</text:span></text:span></text:p>
      <text:p text:style-name="P2"><text:span text:style-name="Police_20_par_20_défaut"><text:span text:style-name="T75"><text:s text:c="6"/>not been registered in full.</text:span></text:span></text:p>
      <text:p text:style-name="P36"/>
      <text:p text:style-name="P2"><text:span text:style-name="Police_20_par_20_défaut"><text:span text:style-name="T74"><text:s text:c="3"/>o <text:s/></text:span></text:span><text:span text:style-name="Police_20_par_20_défaut"><text:span text:style-name="T76">Recovering from a compromised client by disabling the client or</text:span></text:span></text:p>
      <text:p text:style-name="P2"><text:span text:style-name="Police_20_par_20_défaut"><text:span text:style-name="T76"><text:s text:c="6"/>changing its credentials, thus preventing an attacker from abusing</text:span></text:span></text:p>
      <text:p text:style-name="P2"><text:span text:style-name="Police_20_par_20_défaut"><text:span text:style-name="T76"><text:s text:c="6"/>stolen refresh tokens. <text:s/>Changing a single set of client</text:span></text:span></text:p>
      <text:p text:style-name="P2"><text:span text:style-name="Police_20_par_20_défaut"><text:span text:style-name="T76"><text:s text:c="6"/>credentials is significantly faster than revoking an entire set of</text:span></text:span></text:p>
      <text:p text:style-name="P2"><text:span text:style-name="Police_20_par_20_défaut"><text:span text:style-name="T76"><text:s text:c="6"/>refresh tokens.</text:span></text:span></text:p>
      <text:p text:style-name="P37"/>
      <text:p text:style-name="P2"><text:span text:style-name="Police_20_par_20_défaut"><text:span text:style-name="T76"><text:s text:c="3"/>o <text:s/>Implementing authentication management best practices, which</text:span></text:span></text:p>
      <text:p text:style-name="P2"><text:span text:style-name="Police_20_par_20_défaut"><text:span text:style-name="T76"><text:s text:c="6"/>require periodic credential rotation. <text:s/>Rotation of an entire set</text:span></text:span></text:p>
      <text:p text:style-name="P2"><text:span text:style-name="Police_20_par_20_défaut"><text:span text:style-name="T76"><text:s text:c="6"/>of refresh tokens can be challenging, while rotation of a single</text:span></text:span></text:p>
      <text:p text:style-name="P2"><text:span text:style-name="Police_20_par_20_défaut"><text:span text:style-name="T76"><text:s text:c="6"/>set of client credentials is significantly easier.</text:span></text:span></text:p>
      <text:p text:style-name="P37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22]</text:span></text:span></text:p>
      <text:p text:style-name="P7"/>
      <text:p text:style-name="P2"><text:bookmark-start text:name="page-23"/><text:a xlink:type="simple" xlink:href="#page-23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2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5"><text:s text:c="3"/>A client MAY use the "client_id" request parameter to identify itself</text:span></text:span></text:p>
      <text:p text:style-name="P2"><text:span text:style-name="Police_20_par_20_défaut"><text:span text:style-name="T5"><text:s text:c="3"/>when sending requests to the token endpoint. <text:s/>In the</text:span></text:span></text:p>
      <text:p text:style-name="P2"><text:span text:style-name="Police_20_par_20_défaut"><text:span text:style-name="T5"><text:s text:c="3"/>"authorization_code" "grant_type" request to the token endpoint, an</text:span></text:span></text:p>
      <text:p text:style-name="P2"><text:span text:style-name="Police_20_par_20_défaut"><text:span text:style-name="T5"><text:s text:c="3"/>unauthenticated client MUST send its "client_id" to prevent itself</text:span></text:span></text:p>
      <text:p text:style-name="P2"><text:span text:style-name="Police_20_par_20_défaut"><text:span text:style-name="T5"><text:s text:c="3"/>from inadvertently accepting a code intended for a client with a</text:span></text:span></text:p>
      <text:p text:style-name="P2"><text:span text:style-name="Police_20_par_20_défaut"><text:span text:style-name="T5"><text:s text:c="3"/>different "client_id". <text:s/>This protects the client from substitution of</text:span></text:span></text:p>
      <text:p text:style-name="P2"><text:span text:style-name="Police_20_par_20_défaut"><text:span text:style-name="T5"><text:s text:c="3"/>the authentication code. <text:s/>(It provides no additional security for the</text:span></text:span></text:p>
      <text:p text:style-name="P2"><text:span text:style-name="Police_20_par_20_défaut"><text:span text:style-name="T5"><text:s text:c="3"/>protected resource.)</text:span></text:span></text:p>
      <text:p text:style-name="P12"/>
      <text:p text:style-name="P32"><text:bookmark-start text:name="section-3.3"/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6">3.3</text:span></text:span></text:a><text:bookmark-end text:name="section-3.3"/><text:span text:style-name="Police_20_par_20_défaut"><text:span text:style-name="T8">. <text:s/>Access Token Scope</text:span></text:span></text:p>
      <text:p text:style-name="P12"/>
      <text:p text:style-name="P12"/>
      <text:p text:style-name="P2"><text:span text:style-name="Police_20_par_20_défaut"><text:span text:style-name="T5"><text:s text:c="3"/>The authorization and token endpoints allow the client to specify the</text:span></text:span></text:p>
      <text:p text:style-name="P2"><text:span text:style-name="Police_20_par_20_défaut"><text:span text:style-name="T5"><text:s text:c="3"/>scope of the access request using the "scope" request parameter. <text:s/>In</text:span></text:span></text:p>
      <text:p text:style-name="P2"><text:span text:style-name="Police_20_par_20_défaut"><text:span text:style-name="T5"><text:s text:c="3"/>turn, the authorization server uses the "scope" response parameter to</text:span></text:span></text:p>
      <text:p text:style-name="P2"><text:span text:style-name="Police_20_par_20_défaut"><text:span text:style-name="T5"><text:s text:c="3"/>inform the client of the scope of the access token issued.</text:span></text:span></text:p>
      <text:p text:style-name="P12"/>
      <text:p text:style-name="P2"><text:span text:style-name="Police_20_par_20_défaut"><text:span text:style-name="T5"><text:s text:c="3"/>The value of the scope parameter is expressed as a list of space-</text:span></text:span></text:p>
      <text:p text:style-name="P2"><text:span text:style-name="Police_20_par_20_défaut"><text:span text:style-name="T5"><text:s text:c="3"/>delimited, case-sensitive strings. <text:s/>The strings are defined by the</text:span></text:span></text:p>
      <text:p text:style-name="P2"><text:span text:style-name="Police_20_par_20_défaut"><text:span text:style-name="T5"><text:s text:c="3"/>authorization server. <text:s/>If the value contains multiple space-delimited</text:span></text:span></text:p>
      <text:p text:style-name="P2"><text:span text:style-name="Police_20_par_20_défaut"><text:span text:style-name="T5"><text:s text:c="3"/>strings, their order does not matter, and each string adds an</text:span></text:span></text:p>
      <text:p text:style-name="P2"><text:span text:style-name="Police_20_par_20_défaut"><text:span text:style-name="T5"><text:s text:c="3"/>additional access range to the requested scope.</text:span></text:span></text:p>
      <text:p text:style-name="P12"/>
      <text:p text:style-name="P2"><text:span text:style-name="Police_20_par_20_défaut"><text:span text:style-name="T5"><text:s text:c="5"/>scope <text:s text:c="6"/>= scope-token *( SP scope-token )</text:span></text:span></text:p>
      <text:p text:style-name="P2"><text:span text:style-name="Police_20_par_20_défaut"><text:span text:style-name="T5"><text:s text:c="5"/>scope-token = 1*( %x21 / %x23-5B / %x5D-7E )</text:span></text:span></text:p>
      <text:p text:style-name="P12"/>
      <text:p text:style-name="P2"><text:soft-page-break/><text:span text:style-name="Police_20_par_20_défaut"><text:span text:style-name="T5"><text:s text:c="3"/>The authorization server MAY fully or partially ignore the scope</text:span></text:span></text:p>
      <text:p text:style-name="P2"><text:span text:style-name="Police_20_par_20_défaut"><text:span text:style-name="T5"><text:s text:c="3"/>requested by the client, based on the authorization server policy or</text:span></text:span></text:p>
      <text:p text:style-name="P2"><text:span text:style-name="Police_20_par_20_défaut"><text:span text:style-name="T5"><text:s text:c="3"/>the resource owner's instructions. <text:s/>If the issued access token scope</text:span></text:span></text:p>
      <text:p text:style-name="P2"><text:span text:style-name="Police_20_par_20_défaut"><text:span text:style-name="T5"><text:s text:c="3"/>is different from the one requested by the client, the authorization</text:span></text:span></text:p>
      <text:p text:style-name="P2"><text:span text:style-name="Police_20_par_20_défaut"><text:span text:style-name="T5"><text:s text:c="3"/>server MUST include the "scope" response parameter to inform the</text:span></text:span></text:p>
      <text:p text:style-name="P2"><text:span text:style-name="Police_20_par_20_défaut"><text:span text:style-name="T5"><text:s text:c="3"/>client of the actual scope granted.</text:span></text:span></text:p>
      <text:p text:style-name="P12"/>
      <text:p text:style-name="P2"><text:span text:style-name="Police_20_par_20_défaut"><text:span text:style-name="T5"><text:s text:c="3"/>If the client omits the scope parameter when requesting</text:span></text:span></text:p>
      <text:p text:style-name="P2"><text:span text:style-name="Police_20_par_20_défaut"><text:span text:style-name="T5"><text:s text:c="3"/>authorization, the authorization server MUST either process the</text:span></text:span></text:p>
      <text:p text:style-name="P2"><text:span text:style-name="Police_20_par_20_défaut"><text:span text:style-name="T5"><text:s text:c="3"/>request using a pre-defined default value or fail the request</text:span></text:span></text:p>
      <text:p text:style-name="P2"><text:span text:style-name="Police_20_par_20_défaut"><text:span text:style-name="T5"><text:s text:c="3"/>indicating an invalid scope. <text:s/>The authorization server SHOULD</text:span></text:span></text:p>
      <text:p text:style-name="P2"><text:span text:style-name="Police_20_par_20_défaut"><text:span text:style-name="T5"><text:s text:c="3"/>document its scope requirements and default value (if defined).</text:span></text:span></text:p>
      <text:p text:style-name="P12"/>
      <text:p text:style-name="P32"><text:bookmark-start text:name="section-4"/><text:a xlink:type="simple" xlink:href="#section-4" office:target-frame-name="_top" xlink:show="replace" text:style-name="Internet_20_link" text:visited-style-name="Visited_20_Internet_20_Link"><text:span text:style-name="Police_20_par_20_défaut"><text:span text:style-name="T20">4</text:span></text:span></text:a><text:bookmark-end text:name="section-4"/><text:span text:style-name="Police_20_par_20_défaut"><text:span text:style-name="T35">. <text:s/>Obtaining Authorization</text:span></text:span></text:p>
      <text:p text:style-name="P8"/>
      <text:p text:style-name="P8"/>
      <text:p text:style-name="P2"><text:span text:style-name="Police_20_par_20_défaut"><text:span text:style-name="T36"><text:s text:c="3"/>To request an access token, the client obtains authorization from the</text:span></text:span></text:p>
      <text:p text:style-name="P2"><text:span text:style-name="Police_20_par_20_défaut"><text:span text:style-name="T36"><text:s text:c="3"/>resource owner. <text:s/>The authorization is expressed in the form of an</text:span></text:span></text:p>
      <text:p text:style-name="P2"><text:span text:style-name="Police_20_par_20_défaut"><text:span text:style-name="T36"><text:s text:c="3"/>authorization grant, which the client uses to request the access</text:span></text:span></text:p>
      <text:p text:style-name="P2"><text:span text:style-name="Police_20_par_20_défaut"><text:span text:style-name="T36"><text:s text:c="3"/>token. <text:s/>OAuth defines four grant types: authorization code, implicit,</text:span></text:span></text:p>
      <text:p text:style-name="P2"><text:span text:style-name="Police_20_par_20_défaut"><text:span text:style-name="T36"><text:s text:c="3"/>resource owner password credentials, and client credentials. <text:s/>It also</text:span></text:span></text:p>
      <text:p text:style-name="P2"><text:span text:style-name="Police_20_par_20_défaut"><text:span text:style-name="T36"><text:s text:c="3"/>provides an extension mechanism for defining additional grant types.</text:span></text:span></text:p>
      <text:p text:style-name="P8"/>
      <text:p text:style-name="P8"/>
      <text:p text:style-name="P8"/>
      <text:p text:style-name="P8"/>
      <text:p text:style-name="P8"/>
      <text:p text:style-name="P2"><text:span text:style-name="Police_20_par_20_défaut"><text:span text:style-name="T36">Hardt <text:s text:c="23"/>Standards Track <text:s text:c="18"/>[Page 23]</text:span></text:span></text:p>
      <text:p text:style-name="P9"/>
      <text:p text:style-name="P2"><text:bookmark-start text:name="page-24"/><text:a xlink:type="simple" xlink:href="#page-24" office:target-frame-name="_top" xlink:show="replace" text:style-name="Internet_20_link" text:visited-style-name="Visited_20_Internet_20_Link"><text:span text:style-name="Police_20_par_20_défaut"><text:span text:style-name="T34"><text:s/></text:span></text:span></text:a><text:bookmark-end text:name="page-2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4">RFC 6749</text:span></text:span></text:a><text:span text:style-name="Police_20_par_20_défaut"><text:span text:style-name="T36"> <text:s text:c="23"/>OAuth 2.0 <text:s text:c="18"/>October 2012</text:span></text:span></text:p>
      <text:p text:style-name="P8"/>
      <text:p text:style-name="P8"/>
      <text:p text:style-name="P32"><text:bookmark-start text:name="section-4.1"/><text:a xlink:type="simple" xlink:href="#section-4.1" office:target-frame-name="_top" xlink:show="replace" text:style-name="Internet_20_link" text:visited-style-name="Visited_20_Internet_20_Link"><text:span text:style-name="Police_20_par_20_défaut"><text:span text:style-name="T33">4.1</text:span></text:span></text:a><text:bookmark-end text:name="section-4.1"/><text:span text:style-name="Police_20_par_20_défaut"><text:span text:style-name="T35">. <text:s/>Authorization Code Grant</text:span></text:span></text:p>
      <text:p text:style-name="P8"/>
      <text:p text:style-name="P8"/>
      <text:p text:style-name="P2"><text:span text:style-name="Police_20_par_20_défaut"><text:span text:style-name="T36"><text:s text:c="3"/>The authorization code grant type is used to obtain both access</text:span></text:span></text:p>
      <text:p text:style-name="P2"><text:span text:style-name="Police_20_par_20_défaut"><text:span text:style-name="T36"><text:s text:c="3"/>tokens and refresh tokens and is optimized for confidential clients.</text:span></text:span></text:p>
      <text:p text:style-name="P2"><text:span text:style-name="Police_20_par_20_défaut"><text:span text:style-name="T36"><text:s text:c="3"/>Since this is a redirection-based flow, the client must be capable of</text:span></text:span></text:p>
      <text:p text:style-name="P2"><text:span text:style-name="Police_20_par_20_défaut"><text:span text:style-name="T36"><text:s text:c="3"/>interacting with the resource owner's user-agent (typically a web</text:span></text:span></text:p>
      <text:p text:style-name="P2"><text:span text:style-name="Police_20_par_20_défaut"><text:span text:style-name="T36"><text:s text:c="3"/>browser) and capable of receiving incoming requests (via redirection)</text:span></text:span></text:p>
      <text:p text:style-name="P2"><text:span text:style-name="Police_20_par_20_défaut"><text:span text:style-name="T36"><text:s text:c="3"/>from the authorization server.</text:span></text:span></text:p>
      <text:p text:style-name="P8"/>
      <text:p text:style-name="P2"><text:span text:style-name="Police_20_par_20_défaut"><text:span text:style-name="T36"><text:s text:c="5"/>+----------+</text:span></text:span></text:p>
      <text:p text:style-name="P2"><text:span text:style-name="Police_20_par_20_défaut"><text:span text:style-name="T36"><text:s text:c="5"/>| Resource |</text:span></text:span></text:p>
      <text:p text:style-name="P2"><text:span text:style-name="Police_20_par_20_défaut"><text:span text:style-name="T36"><text:s text:c="5"/>| <text:s text:c="2"/>Owner <text:s/>|</text:span></text:span></text:p>
      <text:p text:style-name="P2"><text:span text:style-name="Police_20_par_20_défaut"><text:span text:style-name="T36"><text:s text:c="5"/>| <text:s text:c="9"/>|</text:span></text:span></text:p>
      <text:p text:style-name="P2"><text:span text:style-name="Police_20_par_20_défaut"><text:span text:style-name="T36"><text:s text:c="5"/>+----------+</text:span></text:span></text:p>
      <text:p text:style-name="P2"><text:span text:style-name="Police_20_par_20_défaut"><text:span text:style-name="T36"><text:s text:c="10"/>^</text:span></text:span></text:p>
      <text:p text:style-name="P2"><text:span text:style-name="Police_20_par_20_défaut"><text:span text:style-name="T36"><text:s text:c="10"/>|</text:span></text:span></text:p>
      <text:p text:style-name="P2"><text:span text:style-name="Police_20_par_20_défaut"><text:span text:style-name="T36"><text:s text:c="9"/>(B)</text:span></text:span></text:p>
      <text:p text:style-name="P2"><text:span text:style-name="Police_20_par_20_défaut"><text:span text:style-name="T36"><text:s text:c="5"/>+----|-----+ <text:s text:c="9"/>Client Identifier <text:s text:c="5"/>+---------------+</text:span></text:span></text:p>
      <text:p text:style-name="P2"><text:span text:style-name="Police_20_par_20_défaut"><text:span text:style-name="T36"><text:s text:c="5"/>| <text:s text:c="8"/>-+----(A)-- &amp; Redirection URI ----&gt;| <text:s text:c="14"/>|</text:span></text:span></text:p>
      <text:p text:style-name="P2"><text:span text:style-name="Police_20_par_20_défaut"><text:span text:style-name="T36"><text:s text:c="5"/>| <text:s/>User- <text:s text:c="2"/>| <text:s text:c="32"/>| Authorization |</text:span></text:span></text:p>
      <text:p text:style-name="P2"><text:span text:style-name="Police_20_par_20_défaut"><text:span text:style-name="T36"><text:s text:c="5"/>| <text:s/>Agent <text:s/>-+----(B)-- User authenticates ---&gt;| <text:s text:c="4"/>Server <text:s text:c="3"/>|</text:span></text:span></text:p>
      <text:p text:style-name="P2"><text:span text:style-name="Police_20_par_20_défaut"><text:span text:style-name="T36"><text:s text:c="5"/>| <text:s text:c="9"/>| <text:s text:c="32"/>| <text:s text:c="14"/>|</text:span></text:span></text:p>
      <text:p text:style-name="P2"><text:span text:style-name="Police_20_par_20_défaut"><text:span text:style-name="T36"><text:s text:c="5"/>| <text:s text:c="8"/>-+----(C)-- Authorization Code ---&lt;| <text:s text:c="14"/>|</text:span></text:span></text:p>
      <text:p text:style-name="P2"><text:span text:style-name="Police_20_par_20_défaut"><text:span text:style-name="T36"><text:s text:c="5"/>+-|----|---+ <text:s text:c="32"/>+---------------+</text:span></text:span></text:p>
      <text:p text:style-name="P2"><text:span text:style-name="Police_20_par_20_défaut"><text:span text:style-name="T36"><text:s text:c="7"/>| <text:s text:c="3"/>| <text:s text:c="40"/>^ <text:s text:c="5"/>v</text:span></text:span></text:p>
      <text:p text:style-name="P2"><text:soft-page-break/><text:span text:style-name="Police_20_par_20_défaut"><text:span text:style-name="T36"><text:s text:c="6"/>(A) <text:s/>(C) <text:s text:c="39"/>| <text:s text:c="5"/>|</text:span></text:span></text:p>
      <text:p text:style-name="P2"><text:span text:style-name="Police_20_par_20_défaut"><text:span text:style-name="T36"><text:s text:c="7"/>| <text:s text:c="3"/>| <text:s text:c="40"/>| <text:s text:c="5"/>|</text:span></text:span></text:p>
      <text:p text:style-name="P2"><text:span text:style-name="Police_20_par_20_défaut"><text:span text:style-name="T36"><text:s text:c="7"/>^ <text:s text:c="3"/>v <text:s text:c="40"/>| <text:s text:c="5"/>|</text:span></text:span></text:p>
      <text:p text:style-name="P2"><text:span text:style-name="Police_20_par_20_défaut"><text:span text:style-name="T36"><text:s text:c="5"/>+---------+ <text:s text:c="37"/>| <text:s text:c="5"/>|</text:span></text:span></text:p>
      <text:p text:style-name="P2"><text:span text:style-name="Police_20_par_20_défaut"><text:span text:style-name="T36"><text:s text:c="5"/>| <text:s text:c="8"/>|&gt;---(D)-- Authorization Code ---------' <text:s text:c="5"/>|</text:span></text:span></text:p>
      <text:p text:style-name="P2"><text:span text:style-name="Police_20_par_20_défaut"><text:span text:style-name="T36"><text:s text:c="5"/>| <text:s/>Client | <text:s text:c="9"/>&amp; Redirection URI <text:s text:c="17"/>|</text:span></text:span></text:p>
      <text:p text:style-name="P2"><text:span text:style-name="Police_20_par_20_défaut"><text:span text:style-name="T36"><text:s text:c="5"/>| <text:s text:c="8"/>| <text:s text:c="44"/>|</text:span></text:span></text:p>
      <text:p text:style-name="P2"><text:span text:style-name="Police_20_par_20_défaut"><text:span text:style-name="T36"><text:s text:c="5"/>| <text:s text:c="8"/>|&lt;---(E)----- Access Token -------------------'</text:span></text:span></text:p>
      <text:p text:style-name="P2"><text:span text:style-name="Police_20_par_20_défaut"><text:span text:style-name="T36"><text:s text:c="5"/>+---------+ <text:s text:c="6"/>(w/ Optional Refresh Token)</text:span></text:span></text:p>
      <text:p text:style-name="P8"/>
      <text:p text:style-name="P2"><text:span text:style-name="Police_20_par_20_défaut"><text:span text:style-name="T36"><text:s text:c="3"/>Note: The lines illustrating steps (A), (B), and (C) are broken into</text:span></text:span></text:p>
      <text:p text:style-name="P2"><text:span text:style-name="Police_20_par_20_défaut"><text:span text:style-name="T36"><text:s text:c="3"/>two parts as they pass through the user-agent.</text:span></text:span></text:p>
      <text:p text:style-name="P8"/>
      <text:p text:style-name="P2"><text:span text:style-name="Police_20_par_20_défaut"><text:span text:style-name="T36"><text:s text:c="21"/>Figure 3: Authorization Code Flow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Police_20_par_20_défaut"><text:span text:style-name="T36">Hardt <text:s text:c="23"/>Standards Track <text:s text:c="18"/>[Page 24]</text:span></text:span></text:p>
      <text:p text:style-name="P9"/>
      <text:p text:style-name="P2"><text:bookmark-start text:name="page-25"/><text:a xlink:type="simple" xlink:href="#page-25" office:target-frame-name="_top" xlink:show="replace" text:style-name="Internet_20_link" text:visited-style-name="Visited_20_Internet_20_Link"><text:span text:style-name="Police_20_par_20_défaut"><text:span text:style-name="T34"><text:s/></text:span></text:span></text:a><text:bookmark-end text:name="page-2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4">RFC 6749</text:span></text:span></text:a><text:span text:style-name="Police_20_par_20_défaut"><text:span text:style-name="T36"> <text:s text:c="23"/>OAuth 2.0 <text:s text:c="18"/>October 2012</text:span></text:span></text:p>
      <text:p text:style-name="P8"/>
      <text:p text:style-name="P8"/>
      <text:p text:style-name="P2"><text:span text:style-name="Police_20_par_20_défaut"><text:span text:style-name="T36"><text:s text:c="3"/>The flow illustrated in Figure 3 includes the following steps:</text:span></text:span></text:p>
      <text:p text:style-name="P8"/>
      <text:p text:style-name="P2"><text:span text:style-name="Police_20_par_20_défaut"><text:span text:style-name="T36"><text:s text:c="3"/>(A) <text:s/>The client initiates the flow by directing the resource owner's</text:span></text:span></text:p>
      <text:p text:style-name="P2"><text:span text:style-name="Police_20_par_20_défaut"><text:span text:style-name="T36"><text:s text:c="8"/>user-agent to the authorization endpoint. <text:s/>The client includes</text:span></text:span></text:p>
      <text:p text:style-name="P2"><text:span text:style-name="Police_20_par_20_défaut"><text:span text:style-name="T36"><text:s text:c="8"/>its client identifier, requested scope, local state, and a</text:span></text:span></text:p>
      <text:p text:style-name="P2"><text:span text:style-name="Police_20_par_20_défaut"><text:span text:style-name="T36"><text:s text:c="8"/>redirection URI to which the authorization server will send the</text:span></text:span></text:p>
      <text:p text:style-name="P2"><text:span text:style-name="Police_20_par_20_défaut"><text:span text:style-name="T36"><text:s text:c="8"/>user-agent back once access is granted (or denied).</text:span></text:span></text:p>
      <text:p text:style-name="P8"/>
      <text:p text:style-name="P2"><text:span text:style-name="Police_20_par_20_défaut"><text:span text:style-name="T36"><text:s text:c="3"/>(B) <text:s/>The authorization server authenticates the resource owner (via</text:span></text:span></text:p>
      <text:p text:style-name="P2"><text:span text:style-name="Police_20_par_20_défaut"><text:span text:style-name="T36"><text:s text:c="8"/>the user-agent) and establishes whether the resource owner</text:span></text:span></text:p>
      <text:p text:style-name="P2"><text:span text:style-name="Police_20_par_20_défaut"><text:span text:style-name="T36"><text:s text:c="8"/>grants or denies the client's access request.</text:span></text:span></text:p>
      <text:p text:style-name="P8"/>
      <text:p text:style-name="P2"><text:span text:style-name="Police_20_par_20_défaut"><text:span text:style-name="T36"><text:s text:c="3"/>(C) <text:s/>Assuming the resource owner grants access, the authorization</text:span></text:span></text:p>
      <text:p text:style-name="P2"><text:span text:style-name="Police_20_par_20_défaut"><text:span text:style-name="T36"><text:s text:c="8"/>server redirects the user-agent back to the client using the</text:span></text:span></text:p>
      <text:p text:style-name="P2"><text:span text:style-name="Police_20_par_20_défaut"><text:span text:style-name="T36"><text:s text:c="8"/>redirection URI provided earlier (in the request or during</text:span></text:span></text:p>
      <text:p text:style-name="P2"><text:span text:style-name="Police_20_par_20_défaut"><text:span text:style-name="T36"><text:s text:c="8"/>client registration). <text:s/>The redirection URI includes an</text:span></text:span></text:p>
      <text:p text:style-name="P2"><text:span text:style-name="Police_20_par_20_défaut"><text:span text:style-name="T36"><text:s text:c="8"/>authorization code and any local state provided by the client</text:span></text:span></text:p>
      <text:p text:style-name="P2"><text:span text:style-name="Police_20_par_20_défaut"><text:span text:style-name="T36"><text:s text:c="8"/>earlier.</text:span></text:span></text:p>
      <text:p text:style-name="P8"/>
      <text:p text:style-name="P2"><text:span text:style-name="Police_20_par_20_défaut"><text:span text:style-name="T36"><text:s text:c="3"/>(D) <text:s/>The client requests an access token from the authorization</text:span></text:span></text:p>
      <text:p text:style-name="P2"><text:span text:style-name="Police_20_par_20_défaut"><text:span text:style-name="T36"><text:s text:c="8"/>server's token endpoint by including the authorization code</text:span></text:span></text:p>
      <text:p text:style-name="P2"><text:span text:style-name="Police_20_par_20_défaut"><text:span text:style-name="T36"><text:s text:c="8"/>received in the previous step. <text:s/>When making the request, the</text:span></text:span></text:p>
      <text:p text:style-name="P2"><text:span text:style-name="Police_20_par_20_défaut"><text:span text:style-name="T36"><text:s text:c="8"/>client authenticates with the authorization server. <text:s/>The client</text:span></text:span></text:p>
      <text:p text:style-name="P2"><text:span text:style-name="Police_20_par_20_défaut"><text:span text:style-name="T36"><text:s text:c="8"/>includes the redirection URI used to obtain the authorization</text:span></text:span></text:p>
      <text:p text:style-name="P2"><text:span text:style-name="Police_20_par_20_défaut"><text:span text:style-name="T36"><text:s text:c="8"/>code for verification.</text:span></text:span></text:p>
      <text:p text:style-name="P8"/>
      <text:p text:style-name="P2"><text:span text:style-name="Police_20_par_20_défaut"><text:span text:style-name="T36"><text:s text:c="3"/>(E) <text:s/>The authorization server authenticates the client, validates the</text:span></text:span></text:p>
      <text:p text:style-name="P2"><text:span text:style-name="Police_20_par_20_défaut"><text:span text:style-name="T36"><text:s text:c="8"/>authorization code, and ensures that the redirection URI</text:span></text:span></text:p>
      <text:p text:style-name="P2"><text:span text:style-name="Police_20_par_20_défaut"><text:span text:style-name="T36"><text:s text:c="8"/>received matches the URI used to redirect the client in</text:span></text:span></text:p>
      <text:p text:style-name="P2"><text:soft-page-break/><text:span text:style-name="Police_20_par_20_défaut"><text:span text:style-name="T36"><text:s text:c="8"/>step (C). <text:s/>If valid, the authorization server responds back with</text:span></text:span></text:p>
      <text:p text:style-name="P2"><text:span text:style-name="Police_20_par_20_défaut"><text:span text:style-name="T36"><text:s text:c="8"/>an access token and, optionally, a refresh token.</text:span></text:span></text:p>
      <text:p text:style-name="P4"/>
      <text:p text:style-name="P4"/>
      <text:p text:style-name="P32"><text:bookmark-start text:name="section-4.1.1"/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6">4.1.1</text:span></text:span></text:a><text:bookmark-end text:name="section-4.1.1"/><text:span text:style-name="Police_20_par_20_défaut"><text:span text:style-name="T8">. <text:s/>Authorization Request</text:span></text:span></text:p>
      <text:p text:style-name="P12"/>
      <text:p text:style-name="P12"/>
      <text:p text:style-name="P2"><text:span text:style-name="Police_20_par_20_défaut"><text:span text:style-name="T5"><text:s text:c="3"/>The client constructs the request URI by adding the following</text:span></text:span></text:p>
      <text:p text:style-name="P2"><text:span text:style-name="Police_20_par_20_défaut"><text:span text:style-name="T5"><text:s text:c="3"/>parameters to the query component of the authorization endpoint URI</text:span></text:span></text:p>
      <text:p text:style-name="P2"><text:span text:style-name="Police_20_par_20_défaut"><text:span text:style-name="T5"><text:s text:c="3"/>using the "application/x-www-form-urlencoded" format,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:</text:span></text:span></text:p>
      <text:p text:style-name="P12"/>
      <text:p text:style-name="P2"><text:span text:style-name="Police_20_par_20_défaut"><text:span text:style-name="T5"><text:s text:c="3"/>response_type</text:span></text:span></text:p>
      <text:p text:style-name="P2"><text:span text:style-name="Police_20_par_20_défaut"><text:span text:style-name="T5"><text:s text:c="9"/>REQUIRED. <text:s/>Value MUST be set to "code".</text:span></text:span></text:p>
      <text:p text:style-name="P12"/>
      <text:p text:style-name="P2"><text:span text:style-name="Police_20_par_20_défaut"><text:span text:style-name="T5"><text:s text:c="3"/>client_id</text:span></text:span></text:p>
      <text:p text:style-name="P2"><text:span text:style-name="Police_20_par_20_défaut"><text:span text:style-name="T5"><text:s text:c="9"/>REQUIRED. <text:s/>The client identifier as described in </text:span></text:span><text:a xlink:type="simple" xlink:href="#section-2.2" office:target-frame-name="_top" xlink:show="replace" text:style-name="Internet_20_link" text:visited-style-name="Visited_20_Internet_20_Link"><text:span text:style-name="Police_20_par_20_défaut"><text:span text:style-name="T7">Section 2.2</text:span></text:span></text:a><text:span text:style-name="Police_20_par_20_défaut"><text:span text:style-name="T5">.</text:span></text:span></text:p>
      <text:p text:style-name="P12"/>
      <text:p text:style-name="P2"><text:span text:style-name="Police_20_par_20_défaut"><text:span text:style-name="T5"><text:s text:c="3"/>redirect_uri</text:span></text:span></text:p>
      <text:p text:style-name="P2"><text:span text:style-name="Police_20_par_20_défaut"><text:span text:style-name="T5"><text:s text:c="9"/>OPTIONAL. <text:s/>As described in </text:span></text:span><text:a xlink:type="simple" xlink:href="#section-3.1.2" office:target-frame-name="_top" xlink:show="replace" text:style-name="Internet_20_link" text:visited-style-name="Visited_20_Internet_20_Link"><text:span text:style-name="Police_20_par_20_défaut"><text:span text:style-name="T7">Section 3.1.2</text:span></text:span></text:a><text:span text:style-name="Police_20_par_20_défaut"><text:span text:style-name="T5">.</text:span></text:span></text:p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25]</text:span></text:span></text:p>
      <text:p text:style-name="P13"/>
      <text:p text:style-name="P2"><text:bookmark-start text:name="page-26"/><text:a xlink:type="simple" xlink:href="#page-26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2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scope</text:span></text:span></text:p>
      <text:p text:style-name="P2"><text:span text:style-name="Police_20_par_20_défaut"><text:span text:style-name="T5"><text:s text:c="9"/>OPTIONAL. <text:s/>The scope of the access request as described by</text:span></text:span></text:p>
      <text:p text:style-name="P2"><text:span text:style-name="Police_20_par_20_défaut"><text:span text:style-name="T5"><text:s text:c="9"/>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7">Section 3.3</text:span></text:span></text:a><text:span text:style-name="Police_20_par_20_défaut"><text:span text:style-name="T5">.</text:span></text:span></text:p>
      <text:p text:style-name="P12"/>
      <text:p text:style-name="P2"><text:span text:style-name="Police_20_par_20_défaut"><text:span text:style-name="T5"><text:s text:c="3"/>state</text:span></text:span></text:p>
      <text:p text:style-name="P2"><text:span text:style-name="Police_20_par_20_défaut"><text:span text:style-name="T5"><text:s text:c="9"/>RECOMMENDED. <text:s/>An opaque value used by the client to maintain</text:span></text:span></text:p>
      <text:p text:style-name="P2"><text:span text:style-name="Police_20_par_20_défaut"><text:span text:style-name="T5"><text:s text:c="9"/>state between the request and callback. <text:s/>The authorization</text:span></text:span></text:p>
      <text:p text:style-name="P2"><text:span text:style-name="Police_20_par_20_défaut"><text:span text:style-name="T5"><text:s text:c="9"/>server includes this value when redirecting the user-agent back</text:span></text:span></text:p>
      <text:p text:style-name="P2"><text:span text:style-name="Police_20_par_20_défaut"><text:span text:style-name="T5"><text:s text:c="9"/>to the client. <text:s/>The parameter SHOULD be used for preventing</text:span></text:span></text:p>
      <text:p text:style-name="P2"><text:span text:style-name="Police_20_par_20_défaut"><text:span text:style-name="T5"><text:s text:c="9"/>cross-site request forgery as described in </text:span></text:span><text:a xlink:type="simple" xlink:href="#section-10.12" office:target-frame-name="_top" xlink:show="replace" text:style-name="Internet_20_link" text:visited-style-name="Visited_20_Internet_20_Link"><text:span text:style-name="Police_20_par_20_défaut"><text:span text:style-name="T7">Section 10.12</text:span></text:span></text:a><text:span text:style-name="Police_20_par_20_défaut"><text:span text:style-name="T5">.</text:span></text:span></text:p>
      <text:p text:style-name="P12"/>
      <text:p text:style-name="P2"><text:span text:style-name="Police_20_par_20_défaut"><text:span text:style-name="T5"><text:s text:c="3"/>The client directs the resource owner to the constructed URI using an</text:span></text:span></text:p>
      <text:p text:style-name="P2"><text:span text:style-name="Police_20_par_20_défaut"><text:span text:style-name="T5"><text:s text:c="3"/>HTTP redirection response, or by other means available to it via the</text:span></text:span></text:p>
      <text:p text:style-name="P2"><text:span text:style-name="Police_20_par_20_défaut"><text:span text:style-name="T5"><text:s text:c="3"/>user-agent.</text:span></text:span></text:p>
      <text:p text:style-name="P12"/>
      <text:p text:style-name="P2"><text:span text:style-name="Police_20_par_20_défaut"><text:span text:style-name="T5"><text:s text:c="3"/>For example, the client directs the user-agent to make the following</text:span></text:span></text:p>
      <text:p text:style-name="P2"><text:span text:style-name="Police_20_par_20_défaut"><text:span text:style-name="T5"><text:s text:c="3"/>HTTP request using TLS (with extra line breaks for display purposes</text:span></text:span></text:p>
      <text:p text:style-name="P2"><text:span text:style-name="Police_20_par_20_défaut"><text:span text:style-name="T5"><text:s text:c="3"/>only):</text:span></text:span></text:p>
      <text:p text:style-name="P12"/>
      <text:p text:style-name="P2"><text:span text:style-name="Police_20_par_20_défaut"><text:span text:style-name="T5"><text:s text:c="4"/>GET /authorize?response_type=code&amp;client_id=s6BhdRkqt3&amp;state=xyz</text:span></text:span></text:p>
      <text:p text:style-name="P2"><text:span text:style-name="Police_20_par_20_défaut"><text:span text:style-name="T5"><text:s text:c="8"/>&amp;redirect_uri=https%3A%2F%2Fclient%2Eexample%2Ecom%2Fcb HTTP/1.1</text:span></text:span></text:p>
      <text:p text:style-name="P2"><text:span text:style-name="Police_20_par_20_défaut"><text:span text:style-name="T5"><text:s text:c="4"/>Host: server.example.com</text:span></text:span></text:p>
      <text:p text:style-name="P12"/>
      <text:p text:style-name="P2"><text:span text:style-name="Police_20_par_20_défaut"><text:span text:style-name="T5"><text:s text:c="3"/>The authorization server validates the request to ensure that all</text:span></text:span></text:p>
      <text:p text:style-name="P2"><text:span text:style-name="Police_20_par_20_défaut"><text:span text:style-name="T5"><text:s text:c="3"/>required parameters are present and valid. <text:s/>If the request is valid,</text:span></text:span></text:p>
      <text:p text:style-name="P2"><text:span text:style-name="Police_20_par_20_défaut"><text:span text:style-name="T5"><text:s text:c="3"/>the authorization server authenticates the resource owner and obtains</text:span></text:span></text:p>
      <text:p text:style-name="P2"><text:span text:style-name="Police_20_par_20_défaut"><text:span text:style-name="T5"><text:s text:c="3"/>an authorization decision (by asking the resource owner or by</text:span></text:span></text:p>
      <text:p text:style-name="P2"><text:span text:style-name="Police_20_par_20_défaut"><text:span text:style-name="T5"><text:s text:c="3"/>establishing approval via other means).</text:span></text:span></text:p>
      <text:p text:style-name="P12"/>
      <text:p text:style-name="P2"><text:span text:style-name="Police_20_par_20_défaut"><text:span text:style-name="T5"><text:s text:c="3"/>When a decision is established, the authorization server directs the</text:span></text:span></text:p>
      <text:p text:style-name="P2"><text:soft-page-break/><text:span text:style-name="Police_20_par_20_défaut"><text:span text:style-name="T5"><text:s text:c="3"/>user-agent to the provided client redirection URI using an HTTP</text:span></text:span></text:p>
      <text:p text:style-name="P2"><text:span text:style-name="Police_20_par_20_défaut"><text:span text:style-name="T5"><text:s text:c="3"/>redirection response, or by other means available to it via the</text:span></text:span></text:p>
      <text:p text:style-name="P2"><text:span text:style-name="Police_20_par_20_défaut"><text:span text:style-name="T5"><text:s text:c="3"/>user-agent.</text:span></text:span></text:p>
      <text:p text:style-name="P12"/>
      <text:p text:style-name="P32"><text:bookmark-start text:name="section-4.1.2"/><text:a xlink:type="simple" xlink:href="#section-4.1.2" office:target-frame-name="_top" xlink:show="replace" text:style-name="Internet_20_link" text:visited-style-name="Visited_20_Internet_20_Link"><text:span text:style-name="Police_20_par_20_défaut"><text:span text:style-name="T6">4.1.2</text:span></text:span></text:a><text:bookmark-end text:name="section-4.1.2"/><text:span text:style-name="Police_20_par_20_défaut"><text:span text:style-name="T8">. <text:s/>Authorization Response</text:span></text:span></text:p>
      <text:p text:style-name="P12"/>
      <text:p text:style-name="P12"/>
      <text:p text:style-name="P2"><text:span text:style-name="Police_20_par_20_défaut"><text:span text:style-name="T5"><text:s text:c="3"/>If the resource owner grants the access request, the authorization</text:span></text:span></text:p>
      <text:p text:style-name="P2"><text:span text:style-name="Police_20_par_20_défaut"><text:span text:style-name="T5"><text:s text:c="3"/>server issues an authorization code and delivers it to the client by</text:span></text:span></text:p>
      <text:p text:style-name="P2"><text:span text:style-name="Police_20_par_20_défaut"><text:span text:style-name="T5"><text:s text:c="3"/>adding the following parameters to the query component of the</text:span></text:span></text:p>
      <text:p text:style-name="P2"><text:span text:style-name="Police_20_par_20_défaut"><text:span text:style-name="T5"><text:s text:c="3"/>redirection URI using the "application/x-www-form-urlencoded" format,</text:span></text:span></text:p>
      <text:p text:style-name="P2"><text:span text:style-name="Police_20_par_20_défaut"><text:span text:style-name="T5"><text:s text:c="3"/>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:</text:span></text:span></text:p>
      <text:p text:style-name="P12"/>
      <text:p text:style-name="P2"><text:span text:style-name="Police_20_par_20_défaut"><text:span text:style-name="T5"><text:s text:c="3"/>code</text:span></text:span></text:p>
      <text:p text:style-name="P2"><text:span text:style-name="Police_20_par_20_défaut"><text:span text:style-name="T5"><text:s text:c="9"/>REQUIRED. <text:s/>The authorization code generated by the</text:span></text:span></text:p>
      <text:p text:style-name="P2"><text:span text:style-name="Police_20_par_20_défaut"><text:span text:style-name="T5"><text:s text:c="9"/>authorization server. <text:s/>The authorization code MUST expire</text:span></text:span></text:p>
      <text:p text:style-name="P2"><text:span text:style-name="Police_20_par_20_défaut"><text:span text:style-name="T5"><text:s text:c="9"/>shortly after it is issued to mitigate the risk of leaks. <text:s/>A</text:span></text:span></text:p>
      <text:p text:style-name="P2"><text:span text:style-name="Police_20_par_20_défaut"><text:span text:style-name="T5"><text:s text:c="9"/>maximum authorization code lifetime of 10 minutes is</text:span></text:span></text:p>
      <text:p text:style-name="P2"><text:span text:style-name="Police_20_par_20_défaut"><text:span text:style-name="T5"><text:s text:c="9"/>RECOMMENDED. <text:s/>The client MUST NOT use the authorization code</text:span></text:span></text:p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26]</text:span></text:span></text:p>
      <text:p text:style-name="P13"/>
      <text:p text:style-name="P2"><text:bookmark-start text:name="page-27"/><text:a xlink:type="simple" xlink:href="#page-27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2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9"/>more than once. <text:s/>If an authorization code is used more than</text:span></text:span></text:p>
      <text:p text:style-name="P2"><text:span text:style-name="Police_20_par_20_défaut"><text:span text:style-name="T5"><text:s text:c="9"/>once, the authorization server MUST deny the request and SHOULD</text:span></text:span></text:p>
      <text:p text:style-name="P2"><text:span text:style-name="Police_20_par_20_défaut"><text:span text:style-name="T5"><text:s text:c="9"/>revoke (when possible) all tokens previously issued based on</text:span></text:span></text:p>
      <text:p text:style-name="P2"><text:span text:style-name="Police_20_par_20_défaut"><text:span text:style-name="T5"><text:s text:c="9"/>that authorization code. <text:s/>The authorization code is bound to</text:span></text:span></text:p>
      <text:p text:style-name="P2"><text:span text:style-name="Police_20_par_20_défaut"><text:span text:style-name="T5"><text:s text:c="9"/>the client identifier and redirection URI.</text:span></text:span></text:p>
      <text:p text:style-name="P12"/>
      <text:p text:style-name="P2"><text:span text:style-name="Police_20_par_20_défaut"><text:span text:style-name="T5"><text:s text:c="3"/>state</text:span></text:span></text:p>
      <text:p text:style-name="P2"><text:span text:style-name="Police_20_par_20_défaut"><text:span text:style-name="T5"><text:s text:c="9"/>REQUIRED if the "state" parameter was present in the client</text:span></text:span></text:p>
      <text:p text:style-name="P2"><text:span text:style-name="Police_20_par_20_défaut"><text:span text:style-name="T5"><text:s text:c="9"/>authorization request. <text:s/>The exact value received from the</text:span></text:span></text:p>
      <text:p text:style-name="P2"><text:span text:style-name="Police_20_par_20_défaut"><text:span text:style-name="T5"><text:s text:c="9"/>client.</text:span></text:span></text:p>
      <text:p text:style-name="P12"/>
      <text:p text:style-name="P2"><text:span text:style-name="Police_20_par_20_défaut"><text:span text:style-name="T5"><text:s text:c="3"/>For example, the authorization server redirects the user-agent by</text:span></text:span></text:p>
      <text:p text:style-name="P2"><text:span text:style-name="Police_20_par_20_défaut"><text:span text:style-name="T5"><text:s text:c="3"/>sending the following HTTP response:</text:span></text:span></text:p>
      <text:p text:style-name="P12"/>
      <text:p text:style-name="P2"><text:span text:style-name="Police_20_par_20_défaut"><text:span text:style-name="T5"><text:s text:c="5"/>HTTP/1.1 302 Found</text:span></text:span></text:p>
      <text:p text:style-name="P2"><text:span text:style-name="Police_20_par_20_défaut"><text:span text:style-name="T5"><text:s text:c="5"/>Location: https://client.example.com/cb?code=SplxlOBeZQQYbYS6WxSbIA</text:span></text:span></text:p>
      <text:p text:style-name="P2"><text:span text:style-name="Police_20_par_20_défaut"><text:span text:style-name="T5"><text:s text:c="15"/>&amp;state=xyz</text:span></text:span></text:p>
      <text:p text:style-name="P12"/>
      <text:p text:style-name="P2"><text:span text:style-name="Police_20_par_20_défaut"><text:span text:style-name="T5"><text:s text:c="3"/>The client MUST ignore unrecognized response parameters. <text:s/>The</text:span></text:span></text:p>
      <text:p text:style-name="P2"><text:span text:style-name="Police_20_par_20_défaut"><text:span text:style-name="T5"><text:s text:c="3"/>authorization code string size is left undefined by this</text:span></text:span></text:p>
      <text:p text:style-name="P2"><text:span text:style-name="Police_20_par_20_défaut"><text:span text:style-name="T5"><text:s text:c="3"/>specification. <text:s/>The client should avoid making assumptions about code</text:span></text:span></text:p>
      <text:p text:style-name="P2"><text:span text:style-name="Police_20_par_20_défaut"><text:span text:style-name="T5"><text:s text:c="3"/>value sizes. <text:s/>The authorization server SHOULD document the size of</text:span></text:span></text:p>
      <text:p text:style-name="P2"><text:span text:style-name="Police_20_par_20_défaut"><text:span text:style-name="T5"><text:s text:c="3"/>any value it issues.</text:span></text:span></text:p>
      <text:p text:style-name="P12"/>
      <text:p text:style-name="P32"><text:bookmark-start text:name="section-4.1.2.1"/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6">4.1.2.1</text:span></text:span></text:a><text:bookmark-end text:name="section-4.1.2.1"/><text:span text:style-name="Police_20_par_20_défaut"><text:span text:style-name="T8">. <text:s/>Error Response</text:span></text:span></text:p>
      <text:p text:style-name="P12"/>
      <text:p text:style-name="P12"/>
      <text:p text:style-name="P2"><text:span text:style-name="Police_20_par_20_défaut"><text:span text:style-name="T5"><text:s text:c="3"/>If the request fails due to a missing, invalid, or mismatching</text:span></text:span></text:p>
      <text:p text:style-name="P2"><text:span text:style-name="Police_20_par_20_défaut"><text:span text:style-name="T5"><text:s text:c="3"/>redirection URI, or if the client identifier is missing or invalid,</text:span></text:span></text:p>
      <text:p text:style-name="P2"><text:span text:style-name="Police_20_par_20_défaut"><text:span text:style-name="T5"><text:s text:c="3"/>the authorization server SHOULD inform the resource owner of the</text:span></text:span></text:p>
      <text:p text:style-name="P2"><text:span text:style-name="Police_20_par_20_défaut"><text:span text:style-name="T5"><text:s text:c="3"/>error and MUST NOT automatically redirect the user-agent to the</text:span></text:span></text:p>
      <text:p text:style-name="P2"><text:soft-page-break/><text:span text:style-name="Police_20_par_20_défaut"><text:span text:style-name="T5"><text:s text:c="3"/>invalid redirection URI.</text:span></text:span></text:p>
      <text:p text:style-name="P12"/>
      <text:p text:style-name="P2"><text:span text:style-name="Police_20_par_20_défaut"><text:span text:style-name="T5"><text:s text:c="3"/>If the resource owner denies the access request or if the request</text:span></text:span></text:p>
      <text:p text:style-name="P2"><text:span text:style-name="Police_20_par_20_défaut"><text:span text:style-name="T5"><text:s text:c="3"/>fails for reasons other than a missing or invalid redirection URI,</text:span></text:span></text:p>
      <text:p text:style-name="P2"><text:span text:style-name="Police_20_par_20_défaut"><text:span text:style-name="T5"><text:s text:c="3"/>the authorization server informs the client by adding the following</text:span></text:span></text:p>
      <text:p text:style-name="P2"><text:span text:style-name="Police_20_par_20_défaut"><text:span text:style-name="T5"><text:s text:c="3"/>parameters to the query component of the redirection URI using the</text:span></text:span></text:p>
      <text:p text:style-name="P2"><text:span text:style-name="Police_20_par_20_défaut"><text:span text:style-name="T5"><text:s text:c="3"/>"application/x-www-form-urlencoded" format,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:</text:span></text:span></text:p>
      <text:p text:style-name="P12"/>
      <text:p text:style-name="P2"><text:span text:style-name="Police_20_par_20_défaut"><text:span text:style-name="T5"><text:s text:c="3"/>error</text:span></text:span></text:p>
      <text:p text:style-name="P2"><text:span text:style-name="Police_20_par_20_défaut"><text:span text:style-name="T5"><text:s text:c="9"/>REQUIRED. <text:s/>A single ASCII [</text:span></text:span><text:a xlink:type="simple" xlink:href="#ref-USASCII" office:target-frame-name="_top" xlink:show="replace" text:style-name="Internet_20_link" text:visited-style-name="Visited_20_Internet_20_Link"><text:span text:style-name="Police_20_par_20_défaut"><text:span text:style-name="T7">USASCII</text:span></text:span></text:a><text:span text:style-name="Police_20_par_20_défaut"><text:span text:style-name="T5">] error code from the</text:span></text:span></text:p>
      <text:p text:style-name="P2"><text:span text:style-name="Police_20_par_20_défaut"><text:span text:style-name="T5"><text:s text:c="9"/>following:</text:span></text:span></text:p>
      <text:p text:style-name="P12"/>
      <text:p text:style-name="P2"><text:span text:style-name="Police_20_par_20_défaut"><text:span text:style-name="T5"><text:s text:c="9"/>invalid_request</text:span></text:span></text:p>
      <text:p text:style-name="P2"><text:span text:style-name="Police_20_par_20_défaut"><text:span text:style-name="T5"><text:s text:c="15"/>The request is missing a required parameter, includes an</text:span></text:span></text:p>
      <text:p text:style-name="P2"><text:span text:style-name="Police_20_par_20_défaut"><text:span text:style-name="T5"><text:s text:c="15"/>invalid parameter value, includes a parameter more than</text:span></text:span></text:p>
      <text:p text:style-name="P2"><text:span text:style-name="Police_20_par_20_défaut"><text:span text:style-name="T5"><text:s text:c="15"/>once, or is otherwise malformed.</text:span></text:span></text:p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27]</text:span></text:span></text:p>
      <text:p text:style-name="P13"/>
      <text:p text:style-name="P2"><text:bookmark-start text:name="page-28"/><text:a xlink:type="simple" xlink:href="#page-28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2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9"/>unauthorized_client</text:span></text:span></text:p>
      <text:p text:style-name="P2"><text:span text:style-name="Police_20_par_20_défaut"><text:span text:style-name="T5"><text:s text:c="15"/>The client is not authorized to request an authorization</text:span></text:span></text:p>
      <text:p text:style-name="P2"><text:span text:style-name="Police_20_par_20_défaut"><text:span text:style-name="T5"><text:s text:c="15"/>code using this method.</text:span></text:span></text:p>
      <text:p text:style-name="P12"/>
      <text:p text:style-name="P2"><text:span text:style-name="Police_20_par_20_défaut"><text:span text:style-name="T5"><text:s text:c="9"/>access_denied</text:span></text:span></text:p>
      <text:p text:style-name="P2"><text:span text:style-name="Police_20_par_20_défaut"><text:span text:style-name="T5"><text:s text:c="15"/>The resource owner or authorization server denied the</text:span></text:span></text:p>
      <text:p text:style-name="P2"><text:span text:style-name="Police_20_par_20_défaut"><text:span text:style-name="T5"><text:s text:c="15"/>request.</text:span></text:span></text:p>
      <text:p text:style-name="P12"/>
      <text:p text:style-name="P2"><text:span text:style-name="Police_20_par_20_défaut"><text:span text:style-name="T5"><text:s text:c="9"/>unsupported_response_type</text:span></text:span></text:p>
      <text:p text:style-name="P2"><text:span text:style-name="Police_20_par_20_défaut"><text:span text:style-name="T5"><text:s text:c="15"/>The authorization server does not support obtaining an</text:span></text:span></text:p>
      <text:p text:style-name="P2"><text:span text:style-name="Police_20_par_20_défaut"><text:span text:style-name="T5"><text:s text:c="15"/>authorization code using this method.</text:span></text:span></text:p>
      <text:p text:style-name="P12"/>
      <text:p text:style-name="P2"><text:span text:style-name="Police_20_par_20_défaut"><text:span text:style-name="T5"><text:s text:c="9"/>invalid_scope</text:span></text:span></text:p>
      <text:p text:style-name="P2"><text:span text:style-name="Police_20_par_20_défaut"><text:span text:style-name="T5"><text:s text:c="15"/>The requested scope is invalid, unknown, or malformed.</text:span></text:span></text:p>
      <text:p text:style-name="P4"/>
      <text:p text:style-name="P2"><text:span text:style-name="Police_20_par_20_défaut"><text:span text:style-name="T15"><text:s text:c="9"/>server_error</text:span></text:span></text:p>
      <text:p text:style-name="P2"><text:span text:style-name="Police_20_par_20_défaut"><text:span text:style-name="T15"><text:s text:c="15"/>The authorization server encountered an unexpected</text:span></text:span></text:p>
      <text:p text:style-name="P2"><text:span text:style-name="Police_20_par_20_défaut"><text:span text:style-name="T15"><text:s text:c="15"/>condition that prevented it from fulfilling the request.</text:span></text:span></text:p>
      <text:p text:style-name="P2"><text:span text:style-name="Police_20_par_20_défaut"><text:span text:style-name="T15"><text:s text:c="15"/>(This error code is needed because a 500 Internal Server</text:span></text:span></text:p>
      <text:p text:style-name="P2"><text:span text:style-name="Police_20_par_20_défaut"><text:span text:style-name="T15"><text:s text:c="15"/>Error HTTP status code cannot be returned to the client</text:span></text:span></text:p>
      <text:p text:style-name="P2"><text:span text:style-name="Police_20_par_20_défaut"><text:span text:style-name="T15"><text:s text:c="15"/>via an HTTP redirect.)</text:span></text:span></text:p>
      <text:p text:style-name="P20"/>
      <text:p text:style-name="P2"><text:span text:style-name="Police_20_par_20_défaut"><text:span text:style-name="T15"><text:s text:c="9"/>temporarily_unavailable</text:span></text:span></text:p>
      <text:p text:style-name="P2"><text:span text:style-name="Police_20_par_20_défaut"><text:span text:style-name="T15"><text:s text:c="15"/>The authorization server is currently unable to handle</text:span></text:span></text:p>
      <text:p text:style-name="P2"><text:span text:style-name="Police_20_par_20_défaut"><text:span text:style-name="T15"><text:s text:c="15"/>the request due to a temporary overloading or maintenance</text:span></text:span></text:p>
      <text:p text:style-name="P2"><text:span text:style-name="Police_20_par_20_défaut"><text:span text:style-name="T15"><text:s text:c="15"/>of the server. <text:s/>(This error code is needed because a 503</text:span></text:span></text:p>
      <text:p text:style-name="P2"><text:span text:style-name="Police_20_par_20_défaut"><text:span text:style-name="T15"><text:s text:c="15"/>Service Unavailable HTTP status code cannot be returned</text:span></text:span></text:p>
      <text:p text:style-name="P2"><text:span text:style-name="Police_20_par_20_défaut"><text:span text:style-name="T15"><text:s text:c="15"/>to the client via an HTTP redirect.)</text:span></text:span></text:p>
      <text:p text:style-name="P4"/>
      <text:p text:style-name="P2"><text:span text:style-name="Police_20_par_20_défaut"><text:span text:style-name="T18"><text:s text:c="9"/></text:span></text:span><text:span text:style-name="Police_20_par_20_défaut"><text:span text:style-name="T5">Values for the "error" parameter MUST NOT include characters</text:span></text:span></text:p>
      <text:p text:style-name="P2"><text:span text:style-name="Police_20_par_20_défaut"><text:span text:style-name="T5"><text:s text:c="9"/>outside the set %x20-21 / %x23-5B / %x5D-7E.</text:span></text:span></text:p>
      <text:p text:style-name="P12"/>
      <text:p text:style-name="P2"><text:span text:style-name="Police_20_par_20_défaut"><text:span text:style-name="T5"><text:s text:c="3"/>error_description</text:span></text:span></text:p>
      <text:p text:style-name="P2"><text:span text:style-name="Police_20_par_20_défaut"><text:span text:style-name="T5"><text:s text:c="9"/>OPTIONAL. <text:s/>Human-readable ASCII [</text:span></text:span><text:a xlink:type="simple" xlink:href="#ref-USASCII" office:target-frame-name="_top" xlink:show="replace" text:style-name="Internet_20_link" text:visited-style-name="Visited_20_Internet_20_Link"><text:span text:style-name="Police_20_par_20_défaut"><text:span text:style-name="T7">USASCII</text:span></text:span></text:a><text:span text:style-name="Police_20_par_20_défaut"><text:span text:style-name="T5">] text providing</text:span></text:span></text:p>
      <text:p text:style-name="P2"><text:soft-page-break/><text:span text:style-name="Police_20_par_20_défaut"><text:span text:style-name="T5"><text:s text:c="9"/>additional information, used to assist the client developer in</text:span></text:span></text:p>
      <text:p text:style-name="P2"><text:span text:style-name="Police_20_par_20_défaut"><text:span text:style-name="T5"><text:s text:c="9"/>understanding the error that occurred.</text:span></text:span></text:p>
      <text:p text:style-name="P2"><text:span text:style-name="Police_20_par_20_défaut"><text:span text:style-name="T5"><text:s text:c="9"/>Values for the "error_description" parameter MUST NOT include</text:span></text:span></text:p>
      <text:p text:style-name="P2"><text:span text:style-name="Police_20_par_20_défaut"><text:span text:style-name="T5"><text:s text:c="9"/>characters outside the set %x20-21 / %x23-5B / %x5D-7E.</text:span></text:span></text:p>
      <text:p text:style-name="P12"/>
      <text:p text:style-name="P2"><text:span text:style-name="Police_20_par_20_défaut"><text:span text:style-name="T5"><text:s text:c="3"/>error_uri</text:span></text:span></text:p>
      <text:p text:style-name="P2"><text:span text:style-name="Police_20_par_20_défaut"><text:span text:style-name="T5"><text:s text:c="9"/>OPTIONAL. <text:s/>A URI identifying a human-readable web page with</text:span></text:span></text:p>
      <text:p text:style-name="P2"><text:span text:style-name="Police_20_par_20_défaut"><text:span text:style-name="T5"><text:s text:c="9"/>information about the error, used to provide the client</text:span></text:span></text:p>
      <text:p text:style-name="P2"><text:span text:style-name="Police_20_par_20_défaut"><text:span text:style-name="T5"><text:s text:c="9"/>developer with additional information about the error.</text:span></text:span></text:p>
      <text:p text:style-name="P2"><text:span text:style-name="Police_20_par_20_défaut"><text:span text:style-name="T5"><text:s text:c="9"/>Values for the "error_uri" parameter MUST conform to the</text:span></text:span></text:p>
      <text:p text:style-name="P2"><text:span text:style-name="Police_20_par_20_défaut"><text:span text:style-name="T5"><text:s text:c="9"/>URI-reference syntax and thus MUST NOT include characters</text:span></text:span></text:p>
      <text:p text:style-name="P2"><text:span text:style-name="Police_20_par_20_défaut"><text:span text:style-name="T5"><text:s text:c="9"/>outside the set %x21 / %x23-5B / %x5D-7E.</text:span></text:span></text:p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28]</text:span></text:span></text:p>
      <text:p text:style-name="P13"/>
      <text:p text:style-name="P2"><text:bookmark-start text:name="page-29"/><text:a xlink:type="simple" xlink:href="#page-29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2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state</text:span></text:span></text:p>
      <text:p text:style-name="P2"><text:span text:style-name="Police_20_par_20_défaut"><text:span text:style-name="T5"><text:s text:c="9"/>REQUIRED if a "state" parameter was present in the client</text:span></text:span></text:p>
      <text:p text:style-name="P2"><text:span text:style-name="Police_20_par_20_défaut"><text:span text:style-name="T5"><text:s text:c="9"/>authorization request. <text:s/>The exact value received from the</text:span></text:span></text:p>
      <text:p text:style-name="P2"><text:span text:style-name="Police_20_par_20_défaut"><text:span text:style-name="T5"><text:s text:c="9"/>client.</text:span></text:span></text:p>
      <text:p text:style-name="P12"/>
      <text:p text:style-name="P2"><text:span text:style-name="Police_20_par_20_défaut"><text:span text:style-name="T5"><text:s text:c="3"/>For example, the authorization server redirects the user-agent by</text:span></text:span></text:p>
      <text:p text:style-name="P2"><text:span text:style-name="Police_20_par_20_défaut"><text:span text:style-name="T5"><text:s text:c="3"/>sending the following HTTP response:</text:span></text:span></text:p>
      <text:p text:style-name="P12"/>
      <text:p text:style-name="P2"><text:span text:style-name="Police_20_par_20_défaut"><text:span text:style-name="T5"><text:s text:c="3"/>HTTP/1.1 302 Found</text:span></text:span></text:p>
      <text:p text:style-name="P2"><text:span text:style-name="Police_20_par_20_défaut"><text:span text:style-name="T5"><text:s text:c="3"/>Location: https://client.example.com/cb?error=access_denied&amp;state=xyz</text:span></text:span></text:p>
      <text:p text:style-name="P4"/>
      <text:p text:style-name="P32"><text:bookmark-start text:name="section-4.1.3"/><text:a xlink:type="simple" xlink:href="#section-4.1.3" office:target-frame-name="_top" xlink:show="replace" text:style-name="Internet_20_link" text:visited-style-name="Visited_20_Internet_20_Link"><text:span text:style-name="Police_20_par_20_défaut"><text:span text:style-name="T6">4.1.3</text:span></text:span></text:a><text:bookmark-end text:name="section-4.1.3"/><text:span text:style-name="Police_20_par_20_défaut"><text:span text:style-name="T8">. <text:s/>Access Token Request</text:span></text:span></text:p>
      <text:p text:style-name="P12"/>
      <text:p text:style-name="P12"/>
      <text:p text:style-name="P2"><text:span text:style-name="Police_20_par_20_défaut"><text:span text:style-name="T5"><text:s text:c="3"/>The client makes a request to the token endpoint by sending the</text:span></text:span></text:p>
      <text:p text:style-name="P2"><text:span text:style-name="Police_20_par_20_défaut"><text:span text:style-name="T5"><text:s text:c="3"/>following parameters using the "application/x-www-form-urlencoded"</text:span></text:span></text:p>
      <text:p text:style-name="P2"><text:span text:style-name="Police_20_par_20_défaut"><text:span text:style-name="T5"><text:s text:c="3"/>format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7">Appendix B</text:span></text:span></text:a><text:span text:style-name="Police_20_par_20_défaut"><text:span text:style-name="T5"> with a character encoding of UTF-8 in the HTTP</text:span></text:span></text:p>
      <text:p text:style-name="P2"><text:span text:style-name="Police_20_par_20_défaut"><text:span text:style-name="T5"><text:s text:c="3"/>request entity-body:</text:span></text:span></text:p>
      <text:p text:style-name="P12"/>
      <text:p text:style-name="P2"><text:span text:style-name="Police_20_par_20_défaut"><text:span text:style-name="T5"><text:s text:c="3"/>grant_type</text:span></text:span></text:p>
      <text:p text:style-name="P2"><text:span text:style-name="Police_20_par_20_défaut"><text:span text:style-name="T5"><text:s text:c="9"/>REQUIRED. <text:s/>Value MUST be set to "authorization_code".</text:span></text:span></text:p>
      <text:p text:style-name="P12"/>
      <text:p text:style-name="P2"><text:span text:style-name="Police_20_par_20_défaut"><text:span text:style-name="T5"><text:s text:c="3"/>code</text:span></text:span></text:p>
      <text:p text:style-name="P2"><text:span text:style-name="Police_20_par_20_défaut"><text:span text:style-name="T5"><text:s text:c="9"/>REQUIRED. <text:s/>The authorization code received from the</text:span></text:span></text:p>
      <text:p text:style-name="P2"><text:span text:style-name="Police_20_par_20_défaut"><text:span text:style-name="T5"><text:s text:c="9"/>authorization server.</text:span></text:span></text:p>
      <text:p text:style-name="P12"/>
      <text:p text:style-name="P2"><text:span text:style-name="Police_20_par_20_défaut"><text:span text:style-name="T5"><text:s text:c="3"/>redirect_uri</text:span></text:span></text:p>
      <text:p text:style-name="P2"><text:span text:style-name="Police_20_par_20_défaut"><text:span text:style-name="T5"><text:s text:c="9"/>REQUIRED, if the "redirect_uri" parameter was included in the</text:span></text:span></text:p>
      <text:p text:style-name="P2"><text:span text:style-name="Police_20_par_20_défaut"><text:span text:style-name="T5"><text:s text:c="9"/>authorization request as described in </text:span></text:span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7">Section 4.1.1</text:span></text:span></text:a><text:span text:style-name="Police_20_par_20_défaut"><text:span text:style-name="T5">, and their</text:span></text:span></text:p>
      <text:p text:style-name="P2"><text:span text:style-name="Police_20_par_20_défaut"><text:span text:style-name="T5"><text:s text:c="9"/>values MUST be identical.</text:span></text:span></text:p>
      <text:p text:style-name="P12"/>
      <text:p text:style-name="P2"><text:span text:style-name="Police_20_par_20_défaut"><text:span text:style-name="T5"><text:s text:c="3"/>client_id</text:span></text:span></text:p>
      <text:p text:style-name="P2"><text:span text:style-name="Police_20_par_20_défaut"><text:span text:style-name="T5"><text:s text:c="9"/>REQUIRED, if the client is not authenticating with the</text:span></text:span></text:p>
      <text:p text:style-name="P2"><text:span text:style-name="Police_20_par_20_défaut"><text:span text:style-name="T5"><text:s text:c="9"/>authorization server as described in </text:span></text:span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7">Section 3.2.1</text:span></text:span></text:a><text:span text:style-name="Police_20_par_20_défaut"><text:span text:style-name="T5">.</text:span></text:span></text:p>
      <text:p text:style-name="P12"/>
      <text:p text:style-name="P2"><text:span text:style-name="Police_20_par_20_défaut"><text:span text:style-name="T5"><text:s text:c="3"/>If the client type is confidential or the client was issued client</text:span></text:span></text:p>
      <text:p text:style-name="P2"><text:span text:style-name="Police_20_par_20_défaut"><text:span text:style-name="T5"><text:s text:c="3"/>credentials (or assigned other authentication requirements), the</text:span></text:span></text:p>
      <text:p text:style-name="P2"><text:soft-page-break/><text:span text:style-name="Police_20_par_20_défaut"><text:span text:style-name="T5"><text:s text:c="3"/>client MUST authenticate with the authorization server as described</text:span></text:span></text:p>
      <text:p text:style-name="P2"><text:span text:style-name="Police_20_par_20_défaut"><text:span text:style-name="T5"><text:s text:c="3"/>in </text:span></text:span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7">Section 3.2.1</text:span></text:span></text:a><text:span text:style-name="Police_20_par_20_défaut"><text:span text:style-name="T5">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29]</text:span></text:span></text:p>
      <text:p text:style-name="P13"/>
      <text:p text:style-name="P2"><text:bookmark-start text:name="page-30"/><text:a xlink:type="simple" xlink:href="#page-30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3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For example, the client makes the following HTTP request using TLS</text:span></text:span></text:p>
      <text:p text:style-name="P2"><text:span text:style-name="Police_20_par_20_défaut"><text:span text:style-name="T5"><text:s text:c="3"/>(with extra line breaks for display purposes only):</text:span></text:span></text:p>
      <text:p text:style-name="P12"/>
      <text:p text:style-name="P2"><text:span text:style-name="Police_20_par_20_défaut"><text:span text:style-name="T5"><text:s text:c="5"/>POST /token HTTP/1.1</text:span></text:span></text:p>
      <text:p text:style-name="P2"><text:span text:style-name="Police_20_par_20_défaut"><text:span text:style-name="T5"><text:s text:c="5"/>Host: server.example.com</text:span></text:span></text:p>
      <text:p text:style-name="P2"><text:span text:style-name="Police_20_par_20_défaut"><text:span text:style-name="T5"><text:s text:c="5"/>Authorization: Basic czZCaGRSa3F0MzpnWDFmQmF0M2JW</text:span></text:span></text:p>
      <text:p text:style-name="P2"><text:span text:style-name="Police_20_par_20_défaut"><text:span text:style-name="T5"><text:s text:c="5"/>Content-Type: application/x-www-form-urlencoded</text:span></text:span></text:p>
      <text:p text:style-name="P12"/>
      <text:p text:style-name="P2"><text:span text:style-name="Police_20_par_20_défaut"><text:span text:style-name="T5"><text:s text:c="5"/>grant_type=authorization_code&amp;code=SplxlOBeZQQYbYS6WxSbIA</text:span></text:span></text:p>
      <text:p text:style-name="P2"><text:span text:style-name="Police_20_par_20_défaut"><text:span text:style-name="T5"><text:s text:c="5"/>&amp;redirect_uri=https%3A%2F%2Fclient%2Eexample%2Ecom%2Fcb</text:span></text:span></text:p>
      <text:p text:style-name="P12"/>
      <text:p text:style-name="P2"><text:span text:style-name="Police_20_par_20_défaut"><text:span text:style-name="T5"><text:s text:c="3"/>The authorization server MUST:</text:span></text:span></text:p>
      <text:p text:style-name="P12"/>
      <text:p text:style-name="P2"><text:span text:style-name="Police_20_par_20_défaut"><text:span text:style-name="T5"><text:s text:c="3"/>o <text:s/>require client authentication for confidential clients or for any</text:span></text:span></text:p>
      <text:p text:style-name="P2"><text:span text:style-name="Police_20_par_20_défaut"><text:span text:style-name="T5"><text:s text:c="6"/>client that was issued client credentials (or with other</text:span></text:span></text:p>
      <text:p text:style-name="P2"><text:span text:style-name="Police_20_par_20_défaut"><text:span text:style-name="T5"><text:s text:c="6"/>authentication requirements),</text:span></text:span></text:p>
      <text:p text:style-name="P12"/>
      <text:p text:style-name="P2"><text:span text:style-name="Police_20_par_20_défaut"><text:span text:style-name="T5"><text:s text:c="3"/>o <text:s/>authenticate the client if client authentication is included,</text:span></text:span></text:p>
      <text:p text:style-name="P12"/>
      <text:p text:style-name="P2"><text:span text:style-name="Police_20_par_20_défaut"><text:span text:style-name="T5"><text:s text:c="3"/>o <text:s/>ensure that the authorization code was issued to the authenticated</text:span></text:span></text:p>
      <text:p text:style-name="P2"><text:span text:style-name="Police_20_par_20_défaut"><text:span text:style-name="T5"><text:s text:c="6"/>confidential client, or if the client is public, ensure that the</text:span></text:span></text:p>
      <text:p text:style-name="P2"><text:span text:style-name="Police_20_par_20_défaut"><text:span text:style-name="T5"><text:s text:c="6"/>code was issued to "client_id" in the request,</text:span></text:span></text:p>
      <text:p text:style-name="P12"/>
      <text:p text:style-name="P2"><text:span text:style-name="Police_20_par_20_défaut"><text:span text:style-name="T5"><text:s text:c="3"/>o <text:s/>verify that the authorization code is valid, and</text:span></text:span></text:p>
      <text:p text:style-name="P12"/>
      <text:p text:style-name="P2"><text:span text:style-name="Police_20_par_20_défaut"><text:span text:style-name="T5"><text:s text:c="3"/>o <text:s/>ensure that the "redirect_uri" parameter is present if the</text:span></text:span></text:p>
      <text:p text:style-name="P2"><text:span text:style-name="Police_20_par_20_défaut"><text:span text:style-name="T5"><text:s text:c="6"/>"redirect_uri" parameter was included in the initial authorization</text:span></text:span></text:p>
      <text:p text:style-name="P2"><text:span text:style-name="Police_20_par_20_défaut"><text:span text:style-name="T5"><text:s text:c="6"/>request as described in </text:span></text:span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7">Section 4.1.1</text:span></text:span></text:a><text:span text:style-name="Police_20_par_20_défaut"><text:span text:style-name="T5">, and if included ensure that</text:span></text:span></text:p>
      <text:p text:style-name="P2"><text:span text:style-name="Police_20_par_20_défaut"><text:span text:style-name="T5"><text:s text:c="6"/>their values are identical.</text:span></text:span></text:p>
      <text:p text:style-name="P12"/>
      <text:p text:style-name="P32"><text:bookmark-start text:name="section-4.1.4"/><text:a xlink:type="simple" xlink:href="#section-4.1.4" office:target-frame-name="_top" xlink:show="replace" text:style-name="Internet_20_link" text:visited-style-name="Visited_20_Internet_20_Link"><text:span text:style-name="Police_20_par_20_défaut"><text:span text:style-name="T6">4.1.4</text:span></text:span></text:a><text:bookmark-end text:name="section-4.1.4"/><text:span text:style-name="Police_20_par_20_défaut"><text:span text:style-name="T8">. <text:s/>Access Token Response</text:span></text:span></text:p>
      <text:p text:style-name="P12"/>
      <text:p text:style-name="P12"/>
      <text:p text:style-name="P2"><text:span text:style-name="Police_20_par_20_défaut"><text:span text:style-name="T5"><text:s text:c="3"/>If the access token request is valid and authorized, the</text:span></text:span></text:p>
      <text:p text:style-name="P2"><text:span text:style-name="Police_20_par_20_défaut"><text:span text:style-name="T5"><text:s text:c="3"/>authorization server issues an access token and optional refresh</text:span></text:span></text:p>
      <text:p text:style-name="P2"><text:span text:style-name="Police_20_par_20_défaut"><text:span text:style-name="T5"><text:s text:c="3"/>token as described in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7">Section 5.1</text:span></text:span></text:a><text:span text:style-name="Police_20_par_20_défaut"><text:span text:style-name="T5">. <text:s/>If the request client</text:span></text:span></text:p>
      <text:p text:style-name="P2"><text:span text:style-name="Police_20_par_20_défaut"><text:span text:style-name="T5"><text:s text:c="3"/>authentication failed or is invalid, the authorization server returns</text:span></text:span></text:p>
      <text:p text:style-name="P2"><text:span text:style-name="Police_20_par_20_défaut"><text:span text:style-name="T5"><text:s text:c="3"/>an error response as described in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7">Section 5.2</text:span></text:span></text:a><text:span text:style-name="Police_20_par_20_défaut"><text:span text:style-name="T5">.</text:span></text:span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Police_20_par_20_défaut"><text:span text:style-name="T5">Hardt <text:s text:c="23"/>Standards Track <text:s text:c="18"/>[Page 30]</text:span></text:span></text:p>
      <text:p text:style-name="P13"/>
      <text:p text:style-name="P2"><text:bookmark-start text:name="page-31"/><text:a xlink:type="simple" xlink:href="#page-31" office:target-frame-name="_top" xlink:show="replace" text:style-name="Internet_20_link" text:visited-style-name="Visited_20_Internet_20_Link"><text:span text:style-name="Police_20_par_20_défaut"><text:span text:style-name="T7"><text:s/></text:span></text:span></text:a><text:bookmark-end text:name="page-3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7">RFC 6749</text:span></text:span></text:a><text:span text:style-name="Police_20_par_20_défaut"><text:span text:style-name="T5"> <text:s text:c="23"/>OAuth 2.0 <text:s text:c="18"/>October 2012</text:span></text:span></text:p>
      <text:p text:style-name="P12"/>
      <text:p text:style-name="P12"/>
      <text:p text:style-name="P2"><text:span text:style-name="Police_20_par_20_défaut"><text:span text:style-name="T5"><text:s text:c="3"/>An example successful response:</text:span></text:span></text:p>
      <text:p text:style-name="P12"/>
      <text:p text:style-name="P2"><text:span text:style-name="Police_20_par_20_défaut"><text:span text:style-name="T5"><text:s text:c="5"/>HTTP/1.1 200 OK</text:span></text:span></text:p>
      <text:p text:style-name="P2"><text:span text:style-name="Police_20_par_20_défaut"><text:span text:style-name="T5"><text:s text:c="5"/>Content-Type: application/json;charset=UTF-8</text:span></text:span></text:p>
      <text:p text:style-name="P2"><text:span text:style-name="Police_20_par_20_défaut"><text:span text:style-name="T5"><text:s text:c="5"/>Cache-Control: no-store</text:span></text:span></text:p>
      <text:p text:style-name="P2"><text:span text:style-name="Police_20_par_20_défaut"><text:span text:style-name="T5"><text:s text:c="5"/>Pragma: no-cache</text:span></text:span></text:p>
      <text:p text:style-name="P12"/>
      <text:p text:style-name="P2"><text:span text:style-name="Police_20_par_20_défaut"><text:span text:style-name="T5"><text:s text:c="5"/>{</text:span></text:span></text:p>
      <text:p text:style-name="P2"><text:span text:style-name="Police_20_par_20_défaut"><text:span text:style-name="T5"><text:s text:c="7"/>"access_token":"2YotnFZFEjr1zCsicMWpAA",</text:span></text:span></text:p>
      <text:p text:style-name="P2"><text:span text:style-name="Police_20_par_20_défaut"><text:span text:style-name="T5"><text:s text:c="7"/>"token_type":"example",</text:span></text:span></text:p>
      <text:p text:style-name="P2"><text:span text:style-name="Police_20_par_20_défaut"><text:span text:style-name="T5"><text:s text:c="7"/>"expires_in":3600,</text:span></text:span></text:p>
      <text:p text:style-name="P2"><text:span text:style-name="Police_20_par_20_défaut"><text:span text:style-name="T5"><text:s text:c="7"/>"refresh_token":"tGzv3JOkF0XG5Qx2TlKWIA",</text:span></text:span></text:p>
      <text:p text:style-name="P2"><text:span text:style-name="Police_20_par_20_défaut"><text:span text:style-name="T5"><text:s text:c="7"/>"example_parameter":"example_value"</text:span></text:span></text:p>
      <text:p text:style-name="P2"><text:span text:style-name="Police_20_par_20_défaut"><text:span text:style-name="T5"><text:s text:c="5"/>}</text:span></text:span></text:p>
      <text:p text:style-name="P12"/>
      <text:p text:style-name="P32"><text:bookmark-start text:name="section-4.2"/><text:a xlink:type="simple" xlink:href="#section-4.2" office:target-frame-name="_top" xlink:show="replace" text:style-name="Internet_20_link" text:visited-style-name="Visited_20_Internet_20_Link"><text:span text:style-name="Police_20_par_20_défaut"><text:span text:style-name="T52">4.2</text:span></text:span></text:a><text:bookmark-end text:name="section-4.2"/><text:span text:style-name="Police_20_par_20_défaut"><text:span text:style-name="T54">. <text:s/>Implicit Grant</text:span></text:span></text:p>
      <text:p text:style-name="P23"/>
      <text:p text:style-name="P23"/>
      <text:p text:style-name="P2"><text:span text:style-name="Police_20_par_20_défaut"><text:span text:style-name="T55"><text:s text:c="3"/>The implicit grant type is used to obtain access tokens (it does not</text:span></text:span></text:p>
      <text:p text:style-name="P2"><text:span text:style-name="Police_20_par_20_défaut"><text:span text:style-name="T55"><text:s text:c="3"/>support the issuance of refresh tokens) and is optimized for public</text:span></text:span></text:p>
      <text:p text:style-name="P2"><text:span text:style-name="Police_20_par_20_défaut"><text:span text:style-name="T55"><text:s text:c="3"/>clients known to operate a particular redirection URI. <text:s/>These clients</text:span></text:span></text:p>
      <text:p text:style-name="P2"><text:span text:style-name="Police_20_par_20_défaut"><text:span text:style-name="T55"><text:s text:c="3"/>are typically implemented in a browser using a scripting language</text:span></text:span></text:p>
      <text:p text:style-name="P2"><text:span text:style-name="Police_20_par_20_défaut"><text:span text:style-name="T55"><text:s text:c="3"/>such as JavaScript.</text:span></text:span></text:p>
      <text:p text:style-name="P23"/>
      <text:p text:style-name="P2"><text:span text:style-name="Police_20_par_20_défaut"><text:span text:style-name="T55"><text:s text:c="3"/>Since this is a redirection-based flow, the client must be capable of</text:span></text:span></text:p>
      <text:p text:style-name="P2"><text:span text:style-name="Police_20_par_20_défaut"><text:span text:style-name="T55"><text:s text:c="3"/>interacting with the resource owner's user-agent (typically a web</text:span></text:span></text:p>
      <text:p text:style-name="P2"><text:span text:style-name="Police_20_par_20_défaut"><text:span text:style-name="T55"><text:s text:c="3"/>browser) and capable of receiving incoming requests (via redirection)</text:span></text:span></text:p>
      <text:p text:style-name="P2"><text:span text:style-name="Police_20_par_20_défaut"><text:span text:style-name="T55"><text:s text:c="3"/>from the authorization server.</text:span></text:span></text:p>
      <text:p text:style-name="P23"/>
      <text:p text:style-name="P2"><text:span text:style-name="Police_20_par_20_défaut"><text:span text:style-name="T55"><text:s text:c="3"/>Unlike the authorization code grant type, in which the client makes</text:span></text:span></text:p>
      <text:p text:style-name="P2"><text:span text:style-name="Police_20_par_20_défaut"><text:span text:style-name="T55"><text:s text:c="3"/>separate requests for authorization and for an access token, the</text:span></text:span></text:p>
      <text:p text:style-name="P2"><text:span text:style-name="Police_20_par_20_défaut"><text:span text:style-name="T55"><text:s text:c="3"/>client receives the access token as the result of the authorization</text:span></text:span></text:p>
      <text:p text:style-name="P2"><text:span text:style-name="Police_20_par_20_défaut"><text:span text:style-name="T55"><text:s text:c="3"/>request.</text:span></text:span></text:p>
      <text:p text:style-name="P23"/>
      <text:p text:style-name="P2"><text:span text:style-name="Police_20_par_20_défaut"><text:span text:style-name="T55"><text:s text:c="3"/>The implicit grant type does not include client authentication, and</text:span></text:span></text:p>
      <text:p text:style-name="P2"><text:span text:style-name="Police_20_par_20_défaut"><text:span text:style-name="T55"><text:s text:c="3"/>relies on the presence of the resource owner and the registration of</text:span></text:span></text:p>
      <text:p text:style-name="P2"><text:span text:style-name="Police_20_par_20_défaut"><text:span text:style-name="T55"><text:s text:c="3"/>the redirection URI. <text:s/>Because the access token is encoded into the</text:span></text:span></text:p>
      <text:p text:style-name="P2"><text:span text:style-name="Police_20_par_20_défaut"><text:span text:style-name="T55"><text:s text:c="3"/>redirection URI, it may be exposed to the resource owner and other</text:span></text:span></text:p>
      <text:p text:style-name="P2"><text:span text:style-name="Police_20_par_20_défaut"><text:span text:style-name="T55"><text:s text:c="3"/>applications residing on the same device.</text:span></text:span></text:p>
      <text:p text:style-name="P23"/>
      <text:p text:style-name="P23"/>
      <text:p text:style-name="P2"><text:soft-page-break/><text:span text:style-name="Police_20_par_20_défaut"><text:span text:style-name="T55">Hardt <text:s text:c="23"/>Standards Track <text:s text:c="18"/>[Page 31]</text:span></text:span></text:p>
      <text:p text:style-name="P24"/>
      <text:p text:style-name="P2"><text:bookmark-start text:name="page-32"/><text:a xlink:type="simple" xlink:href="#page-32" office:target-frame-name="_top" xlink:show="replace" text:style-name="Internet_20_link" text:visited-style-name="Visited_20_Internet_20_Link"><text:span text:style-name="Police_20_par_20_défaut"><text:span text:style-name="T53"><text:s/></text:span></text:span></text:a><text:bookmark-end text:name="page-3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53">RFC 6749</text:span></text:span></text:a><text:span text:style-name="Police_20_par_20_défaut"><text:span text:style-name="T55"> <text:s text:c="23"/>OAuth 2.0 <text:s text:c="18"/>October 2012</text:span></text:span></text:p>
      <text:p text:style-name="P23"/>
      <text:p text:style-name="P23"/>
      <text:p text:style-name="P2"><text:span text:style-name="Police_20_par_20_défaut"><text:span text:style-name="T55"><text:s text:c="5"/>+----------+</text:span></text:span></text:p>
      <text:p text:style-name="P2"><text:span text:style-name="Police_20_par_20_défaut"><text:span text:style-name="T55"><text:s text:c="5"/>| Resource |</text:span></text:span></text:p>
      <text:p text:style-name="P2"><text:span text:style-name="Police_20_par_20_défaut"><text:span text:style-name="T55"><text:s text:c="5"/>| <text:s/>Owner <text:s text:c="2"/>|</text:span></text:span></text:p>
      <text:p text:style-name="P2"><text:span text:style-name="Police_20_par_20_défaut"><text:span text:style-name="T55"><text:s text:c="5"/>| <text:s text:c="9"/>|</text:span></text:span></text:p>
      <text:p text:style-name="P2"><text:span text:style-name="Police_20_par_20_défaut"><text:span text:style-name="T55"><text:s text:c="5"/>+----------+</text:span></text:span></text:p>
      <text:p text:style-name="P2"><text:span text:style-name="Police_20_par_20_défaut"><text:span text:style-name="T55"><text:s text:c="10"/>^</text:span></text:span></text:p>
      <text:p text:style-name="P2"><text:span text:style-name="Police_20_par_20_défaut"><text:span text:style-name="T55"><text:s text:c="10"/>|</text:span></text:span></text:p>
      <text:p text:style-name="P2"><text:span text:style-name="Police_20_par_20_défaut"><text:span text:style-name="T55"><text:s text:c="9"/>(B)</text:span></text:span></text:p>
      <text:p text:style-name="P2"><text:span text:style-name="Police_20_par_20_défaut"><text:span text:style-name="T55"><text:s text:c="5"/>+----|-----+ <text:s text:c="9"/>Client Identifier <text:s text:c="4"/>+---------------+</text:span></text:span></text:p>
      <text:p text:style-name="P2"><text:span text:style-name="Police_20_par_20_défaut"><text:span text:style-name="T55"><text:s text:c="5"/>| <text:s text:c="8"/>-+----(A)-- &amp; Redirection URI ---&gt;| <text:s text:c="14"/>|</text:span></text:span></text:p>
      <text:p text:style-name="P2"><text:span text:style-name="Police_20_par_20_défaut"><text:span text:style-name="T55"><text:s text:c="5"/>| <text:s/>User- <text:s text:c="2"/>| <text:s text:c="31"/>| Authorization |</text:span></text:span></text:p>
      <text:p text:style-name="P2"><text:span text:style-name="Police_20_par_20_défaut"><text:span text:style-name="T55"><text:s text:c="5"/>| <text:s/>Agent <text:s/>-|----(B)-- User authenticates --&gt;| <text:s text:c="4"/>Server <text:s text:c="3"/>|</text:span></text:span></text:p>
      <text:p text:style-name="P2"><text:span text:style-name="Police_20_par_20_défaut"><text:span text:style-name="T55"><text:s text:c="5"/>| <text:s text:c="9"/>| <text:s text:c="31"/>| <text:s text:c="14"/>|</text:span></text:span></text:p>
      <text:p text:style-name="P2"><text:span text:style-name="Police_20_par_20_défaut"><text:span text:style-name="T55"><text:s text:c="5"/>| <text:s text:c="9"/>|&lt;---(C)--- Redirection URI ----&lt;| <text:s text:c="14"/>|</text:span></text:span></text:p>
      <text:p text:style-name="P2"><text:span text:style-name="Police_20_par_20_défaut"><text:span text:style-name="T55"><text:s text:c="5"/>| <text:s text:c="9"/>| <text:s text:c="9"/>with Access Token <text:s text:c="4"/>+---------------+</text:span></text:span></text:p>
      <text:p text:style-name="P2"><text:span text:style-name="Police_20_par_20_défaut"><text:span text:style-name="T55"><text:s text:c="5"/>| <text:s text:c="9"/>| <text:s text:c="11"/>in Fragment</text:span></text:span></text:p>
      <text:p text:style-name="P2"><text:span text:style-name="Police_20_par_20_défaut"><text:span text:style-name="T55"><text:s text:c="5"/>| <text:s text:c="9"/>| <text:s text:c="31"/>+---------------+</text:span></text:span></text:p>
      <text:p text:style-name="P2"><text:span text:style-name="Police_20_par_20_défaut"><text:span text:style-name="T55"><text:s text:c="5"/>| <text:s text:c="9"/>|----(D)--- Redirection URI ----&gt;| <text:s text:c="2"/>Web-Hosted <text:s/>|</text:span></text:span></text:p>
      <text:p text:style-name="P2"><text:span text:style-name="Police_20_par_20_défaut"><text:span text:style-name="T55"><text:s text:c="5"/>| <text:s text:c="9"/>| <text:s text:c="9"/>without Fragment <text:s text:c="5"/>| <text:s text:c="4"/>Client <text:s text:c="3"/>|</text:span></text:span></text:p>
      <text:p text:style-name="P2"><text:span text:style-name="Police_20_par_20_défaut"><text:span text:style-name="T55"><text:s text:c="5"/>| <text:s text:c="9"/>| <text:s text:c="31"/>| <text:s text:c="3"/>Resource <text:s text:c="2"/>|</text:span></text:span></text:p>
      <text:p text:style-name="P2"><text:span text:style-name="Police_20_par_20_défaut"><text:span text:style-name="T55"><text:s text:c="5"/>| <text:s text:c="4"/>(F) <text:s/>|&lt;---(E)------- Script ---------&lt;| <text:s text:c="14"/>|</text:span></text:span></text:p>
      <text:p text:style-name="P2"><text:span text:style-name="Police_20_par_20_défaut"><text:span text:style-name="T55"><text:s text:c="5"/>| <text:s text:c="9"/>| <text:s text:c="31"/>+---------------+</text:span></text:span></text:p>
      <text:p text:style-name="P2"><text:span text:style-name="Police_20_par_20_défaut"><text:span text:style-name="T55"><text:s text:c="5"/>+-|--------+</text:span></text:span></text:p>
      <text:p text:style-name="P2"><text:span text:style-name="Police_20_par_20_défaut"><text:span text:style-name="T55"><text:s text:c="7"/>| <text:s text:c="3"/>|</text:span></text:span></text:p>
      <text:p text:style-name="P2"><text:span text:style-name="Police_20_par_20_défaut"><text:span text:style-name="T55"><text:s text:c="6"/>(A) <text:s/>(G) Access Token</text:span></text:span></text:p>
      <text:p text:style-name="P2"><text:span text:style-name="Police_20_par_20_défaut"><text:span text:style-name="T55"><text:s text:c="7"/>| <text:s text:c="3"/>|</text:span></text:span></text:p>
      <text:p text:style-name="P2"><text:span text:style-name="Police_20_par_20_défaut"><text:span text:style-name="T55"><text:s text:c="7"/>^ <text:s text:c="3"/>v</text:span></text:span></text:p>
      <text:p text:style-name="P2"><text:span text:style-name="Police_20_par_20_défaut"><text:span text:style-name="T55"><text:s text:c="5"/>+---------+</text:span></text:span></text:p>
      <text:p text:style-name="P2"><text:span text:style-name="Police_20_par_20_défaut"><text:span text:style-name="T55"><text:s text:c="5"/>| <text:s text:c="8"/>|</text:span></text:span></text:p>
      <text:p text:style-name="P2"><text:span text:style-name="Police_20_par_20_défaut"><text:span text:style-name="T55"><text:s text:c="5"/>| <text:s/>Client |</text:span></text:span></text:p>
      <text:p text:style-name="P2"><text:span text:style-name="Police_20_par_20_défaut"><text:span text:style-name="T55"><text:s text:c="5"/>| <text:s text:c="8"/>|</text:span></text:span></text:p>
      <text:p text:style-name="P2"><text:span text:style-name="Police_20_par_20_défaut"><text:span text:style-name="T55"><text:s text:c="5"/>+---------+</text:span></text:span></text:p>
      <text:p text:style-name="P23"/>
      <text:p text:style-name="P2"><text:span text:style-name="Police_20_par_20_défaut"><text:span text:style-name="T55"><text:s text:c="3"/>Note: The lines illustrating steps (A) and (B) are broken into two</text:span></text:span></text:p>
      <text:p text:style-name="P2"><text:span text:style-name="Police_20_par_20_défaut"><text:span text:style-name="T55"><text:s text:c="3"/>parts as they pass through the user-agent.</text:span></text:span></text:p>
      <text:p text:style-name="P23"/>
      <text:p text:style-name="P2"><text:span text:style-name="Police_20_par_20_défaut"><text:span text:style-name="T55"><text:s text:c="23"/>Figure 4: Implicit Grant Flow</text:span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span text:style-name="Police_20_par_20_défaut"><text:span text:style-name="T55">Hardt <text:s text:c="23"/>Standards Track <text:s text:c="18"/>[Page 32]</text:span></text:span></text:p>
      <text:p text:style-name="P24"/>
      <text:p text:style-name="P2"><text:bookmark-start text:name="page-33"/><text:a xlink:type="simple" xlink:href="#page-33" office:target-frame-name="_top" xlink:show="replace" text:style-name="Internet_20_link" text:visited-style-name="Visited_20_Internet_20_Link"><text:span text:style-name="Police_20_par_20_défaut"><text:span text:style-name="T53"><text:s/></text:span></text:span></text:a><text:bookmark-end text:name="page-3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53">RFC 6749</text:span></text:span></text:a><text:span text:style-name="Police_20_par_20_défaut"><text:span text:style-name="T55"> <text:s text:c="23"/>OAuth 2.0 <text:s text:c="18"/>October 2012</text:span></text:span></text:p>
      <text:p text:style-name="P23"><text:soft-page-break/></text:p>
      <text:p text:style-name="P23"/>
      <text:p text:style-name="P2"><text:span text:style-name="Police_20_par_20_défaut"><text:span text:style-name="T55"><text:s text:c="3"/>The flow illustrated in Figure 4 includes the following steps:</text:span></text:span></text:p>
      <text:p text:style-name="P23"/>
      <text:p text:style-name="P2"><text:span text:style-name="Police_20_par_20_défaut"><text:span text:style-name="T55"><text:s text:c="3"/>(A) <text:s/>The client initiates the flow by directing the resource owner's</text:span></text:span></text:p>
      <text:p text:style-name="P2"><text:span text:style-name="Police_20_par_20_défaut"><text:span text:style-name="T55"><text:s text:c="8"/>user-agent to the authorization endpoint. <text:s/>The client includes</text:span></text:span></text:p>
      <text:p text:style-name="P2"><text:span text:style-name="Police_20_par_20_défaut"><text:span text:style-name="T55"><text:s text:c="8"/>its client identifier, requested scope, local state, and a</text:span></text:span></text:p>
      <text:p text:style-name="P2"><text:span text:style-name="Police_20_par_20_défaut"><text:span text:style-name="T55"><text:s text:c="8"/>redirection URI to which the authorization server will send the</text:span></text:span></text:p>
      <text:p text:style-name="P2"><text:span text:style-name="Police_20_par_20_défaut"><text:span text:style-name="T55"><text:s text:c="8"/>user-agent back once access is granted (or denied).</text:span></text:span></text:p>
      <text:p text:style-name="P23"/>
      <text:p text:style-name="P2"><text:span text:style-name="Police_20_par_20_défaut"><text:span text:style-name="T55"><text:s text:c="3"/>(B) <text:s/>The authorization server authenticates the resource owner (via</text:span></text:span></text:p>
      <text:p text:style-name="P2"><text:span text:style-name="Police_20_par_20_défaut"><text:span text:style-name="T55"><text:s text:c="8"/>the user-agent) and establishes whether the resource owner</text:span></text:span></text:p>
      <text:p text:style-name="P2"><text:span text:style-name="Police_20_par_20_défaut"><text:span text:style-name="T55"><text:s text:c="8"/>grants or denies the client's access request.</text:span></text:span></text:p>
      <text:p text:style-name="P23"/>
      <text:p text:style-name="P2"><text:span text:style-name="Police_20_par_20_défaut"><text:span text:style-name="T55"><text:s text:c="3"/>(C) <text:s/>Assuming the resource owner grants access, the authorization</text:span></text:span></text:p>
      <text:p text:style-name="P2"><text:span text:style-name="Police_20_par_20_défaut"><text:span text:style-name="T55"><text:s text:c="8"/>server redirects the user-agent back to the client using the</text:span></text:span></text:p>
      <text:p text:style-name="P2"><text:span text:style-name="Police_20_par_20_défaut"><text:span text:style-name="T55"><text:s text:c="8"/>redirection URI provided earlier. <text:s/>The redirection URI includes</text:span></text:span></text:p>
      <text:p text:style-name="P2"><text:span text:style-name="Police_20_par_20_défaut"><text:span text:style-name="T55"><text:s text:c="8"/>the access token in the URI fragment.</text:span></text:span></text:p>
      <text:p text:style-name="P23"/>
      <text:p text:style-name="P2"><text:span text:style-name="Police_20_par_20_défaut"><text:span text:style-name="T55"><text:s text:c="3"/>(D) <text:s/>The user-agent follows the redirection instructions by making a</text:span></text:span></text:p>
      <text:p text:style-name="P2"><text:span text:style-name="Police_20_par_20_défaut"><text:span text:style-name="T55"><text:s text:c="8"/>request to the web-hosted client resource (which does not</text:span></text:span></text:p>
      <text:p text:style-name="P2"><text:span text:style-name="Police_20_par_20_défaut"><text:span text:style-name="T55"><text:s text:c="8"/>include the fragment per [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53">RFC2616</text:span></text:span></text:a><text:span text:style-name="Police_20_par_20_défaut"><text:span text:style-name="T55">]). <text:s/>The user-agent retains the</text:span></text:span></text:p>
      <text:p text:style-name="P2"><text:span text:style-name="Police_20_par_20_défaut"><text:span text:style-name="T55"><text:s text:c="8"/>fragment information locally.</text:span></text:span></text:p>
      <text:p text:style-name="P23"/>
      <text:p text:style-name="P2"><text:span text:style-name="Police_20_par_20_défaut"><text:span text:style-name="T55"><text:s text:c="3"/>(E) <text:s/>The web-hosted client resource returns a web page (typically an</text:span></text:span></text:p>
      <text:p text:style-name="P2"><text:span text:style-name="Police_20_par_20_défaut"><text:span text:style-name="T55"><text:s text:c="8"/>HTML document with an embedded script) capable of accessing the</text:span></text:span></text:p>
      <text:p text:style-name="P2"><text:span text:style-name="Police_20_par_20_défaut"><text:span text:style-name="T55"><text:s text:c="8"/>full redirection URI including the fragment retained by the</text:span></text:span></text:p>
      <text:p text:style-name="P2"><text:span text:style-name="Police_20_par_20_défaut"><text:span text:style-name="T55"><text:s text:c="8"/>user-agent, and extracting the access token (and other</text:span></text:span></text:p>
      <text:p text:style-name="P2"><text:span text:style-name="Police_20_par_20_défaut"><text:span text:style-name="T55"><text:s text:c="8"/>parameters) contained in the fragment.</text:span></text:span></text:p>
      <text:p text:style-name="P23"/>
      <text:p text:style-name="P2"><text:span text:style-name="Police_20_par_20_défaut"><text:span text:style-name="T55"><text:s text:c="3"/>(F) <text:s/>The user-agent executes the script provided by the web-hosted</text:span></text:span></text:p>
      <text:p text:style-name="P2"><text:span text:style-name="Police_20_par_20_défaut"><text:span text:style-name="T55"><text:s text:c="8"/>client resource locally, which extracts the access token.</text:span></text:span></text:p>
      <text:p text:style-name="P23"/>
      <text:p text:style-name="P2"><text:span text:style-name="Police_20_par_20_défaut"><text:span text:style-name="T55"><text:s text:c="3"/>(G) <text:s/>The user-agent passes the access token to the client.</text:span></text:span></text:p>
      <text:p text:style-name="P23"/>
      <text:p text:style-name="P2"><text:span text:style-name="Police_20_par_20_défaut"><text:span text:style-name="T55"><text:s text:c="3"/>See Sections </text:span></text:span><text:a xlink:type="simple" xlink:href="#section-1.3.2" office:target-frame-name="_top" xlink:show="replace" text:style-name="Internet_20_link" text:visited-style-name="Visited_20_Internet_20_Link"><text:span text:style-name="Police_20_par_20_défaut"><text:span text:style-name="T53">1.3.2</text:span></text:span></text:a><text:span text:style-name="Police_20_par_20_défaut"><text:span text:style-name="T55"> and </text:span></text:span><text:a xlink:type="simple" xlink:href="#section-9" office:target-frame-name="_top" xlink:show="replace" text:style-name="Internet_20_link" text:visited-style-name="Visited_20_Internet_20_Link"><text:span text:style-name="Police_20_par_20_défaut"><text:span text:style-name="T53">9</text:span></text:span></text:a><text:span text:style-name="Police_20_par_20_défaut"><text:span text:style-name="T55"> for background on using the implicit grant.</text:span></text:span></text:p>
      <text:p text:style-name="P2"><text:span text:style-name="Police_20_par_20_défaut"><text:span text:style-name="T55"><text:s text:c="3"/>See Sections </text:span></text:span><text:a xlink:type="simple" xlink:href="#section-10.3" office:target-frame-name="_top" xlink:show="replace" text:style-name="Internet_20_link" text:visited-style-name="Visited_20_Internet_20_Link"><text:span text:style-name="Police_20_par_20_défaut"><text:span text:style-name="T53">10.3</text:span></text:span></text:a><text:span text:style-name="Police_20_par_20_défaut"><text:span text:style-name="T55"> and </text:span></text:span><text:a xlink:type="simple" xlink:href="#section-10.16" office:target-frame-name="_top" xlink:show="replace" text:style-name="Internet_20_link" text:visited-style-name="Visited_20_Internet_20_Link"><text:span text:style-name="Police_20_par_20_défaut"><text:span text:style-name="T53">10.16</text:span></text:span></text:a><text:span text:style-name="Police_20_par_20_défaut"><text:span text:style-name="T55"> for important security considerations</text:span></text:span></text:p>
      <text:p text:style-name="P2"><text:span text:style-name="Police_20_par_20_défaut"><text:span text:style-name="T55"><text:s text:c="3"/>when using the implicit grant.</text:span></text:span></text:p>
      <text:p text:style-name="P23"/>
      <text:p text:style-name="P32"><text:bookmark-start text:name="section-4.2.1"/><text:a xlink:type="simple" xlink:href="#section-4.2.1" office:target-frame-name="_top" xlink:show="replace" text:style-name="Internet_20_link" text:visited-style-name="Visited_20_Internet_20_Link"><text:span text:style-name="Police_20_par_20_défaut"><text:span text:style-name="T56">4.2.1</text:span></text:span></text:a><text:bookmark-end text:name="section-4.2.1"/><text:span text:style-name="Police_20_par_20_défaut"><text:span text:style-name="T58">. <text:s/>Authorization Request</text:span></text:span></text:p>
      <text:p text:style-name="P25"/>
      <text:p text:style-name="P25"/>
      <text:p text:style-name="P2"><text:span text:style-name="Police_20_par_20_défaut"><text:span text:style-name="T59"><text:s text:c="3"/>The client constructs the request URI by adding the following</text:span></text:span></text:p>
      <text:p text:style-name="P2"><text:span text:style-name="Police_20_par_20_défaut"><text:span text:style-name="T59"><text:s text:c="3"/>parameters to the query component of the authorization endpoint URI</text:span></text:span></text:p>
      <text:p text:style-name="P2"><text:span text:style-name="Police_20_par_20_défaut"><text:span text:style-name="T59"><text:s text:c="3"/>using the "application/x-www-form-urlencoded" format,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57">Appendix B</text:span></text:span></text:a><text:span text:style-name="Police_20_par_20_défaut"><text:span text:style-name="T59">:</text:span></text:span></text:p>
      <text:p text:style-name="P25"/>
      <text:p text:style-name="P2"><text:span text:style-name="Police_20_par_20_défaut"><text:span text:style-name="T59"><text:s text:c="3"/>response_type</text:span></text:span></text:p>
      <text:p text:style-name="P2"><text:span text:style-name="Police_20_par_20_défaut"><text:span text:style-name="T59"><text:s text:c="9"/>REQUIRED. <text:s/>Value MUST be set to "token".</text:span></text:span></text:p>
      <text:p text:style-name="P25"/>
      <text:p text:style-name="P2"><text:span text:style-name="Police_20_par_20_défaut"><text:span text:style-name="T59"><text:s text:c="3"/>client_id</text:span></text:span></text:p>
      <text:p text:style-name="P2"><text:span text:style-name="Police_20_par_20_défaut"><text:span text:style-name="T59"><text:s text:c="9"/>REQUIRED. <text:s/>The client identifier as described in </text:span></text:span><text:a xlink:type="simple" xlink:href="#section-2.2" office:target-frame-name="_top" xlink:show="replace" text:style-name="Internet_20_link" text:visited-style-name="Visited_20_Internet_20_Link"><text:span text:style-name="Police_20_par_20_défaut"><text:span text:style-name="T57">Section 2.2</text:span></text:span></text:a><text:span text:style-name="Police_20_par_20_défaut"><text:span text:style-name="T59">.</text:span></text:span></text:p>
      <text:p text:style-name="P25"/>
      <text:p text:style-name="P25"/>
      <text:p text:style-name="P25"/>
      <text:p text:style-name="P2"><text:span text:style-name="Police_20_par_20_défaut"><text:span text:style-name="T59">Hardt <text:s text:c="23"/>Standards Track <text:s text:c="18"/>[Page 33]</text:span></text:span></text:p>
      <text:p text:style-name="P26"/>
      <text:p text:style-name="P2"><text:bookmark-start text:name="page-34"/><text:a xlink:type="simple" xlink:href="#page-34" office:target-frame-name="_top" xlink:show="replace" text:style-name="Internet_20_link" text:visited-style-name="Visited_20_Internet_20_Link"><text:span text:style-name="Police_20_par_20_défaut"><text:span text:style-name="T57"><text:s/></text:span></text:span></text:a><text:bookmark-end text:name="page-3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57">RFC 6749</text:span></text:span></text:a><text:span text:style-name="Police_20_par_20_défaut"><text:span text:style-name="T59"> <text:s text:c="23"/>OAuth 2.0 <text:s text:c="18"/>October 2012</text:span></text:span></text:p>
      <text:p text:style-name="P25"/>
      <text:p text:style-name="P25"/>
      <text:p text:style-name="P2"><text:soft-page-break/><text:span text:style-name="Police_20_par_20_défaut"><text:span text:style-name="T59"><text:s text:c="3"/>redirect_uri</text:span></text:span></text:p>
      <text:p text:style-name="P2"><text:span text:style-name="Police_20_par_20_défaut"><text:span text:style-name="T59"><text:s text:c="9"/>OPTIONAL. <text:s/>As described in </text:span></text:span><text:a xlink:type="simple" xlink:href="#section-3.1.2" office:target-frame-name="_top" xlink:show="replace" text:style-name="Internet_20_link" text:visited-style-name="Visited_20_Internet_20_Link"><text:span text:style-name="Police_20_par_20_défaut"><text:span text:style-name="T57">Section 3.1.2</text:span></text:span></text:a><text:span text:style-name="Police_20_par_20_défaut"><text:span text:style-name="T59">.</text:span></text:span></text:p>
      <text:p text:style-name="P25"/>
      <text:p text:style-name="P2"><text:span text:style-name="Police_20_par_20_défaut"><text:span text:style-name="T59"><text:s text:c="3"/>scope</text:span></text:span></text:p>
      <text:p text:style-name="P2"><text:span text:style-name="Police_20_par_20_défaut"><text:span text:style-name="T59"><text:s text:c="9"/>OPTIONAL. <text:s/>The scope of the access request as described by</text:span></text:span></text:p>
      <text:p text:style-name="P2"><text:span text:style-name="Police_20_par_20_défaut"><text:span text:style-name="T59"><text:s text:c="9"/>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57">Section 3.3</text:span></text:span></text:a><text:span text:style-name="Police_20_par_20_défaut"><text:span text:style-name="T59">.</text:span></text:span></text:p>
      <text:p text:style-name="P25"/>
      <text:p text:style-name="P2"><text:span text:style-name="Police_20_par_20_défaut"><text:span text:style-name="T59"><text:s text:c="3"/>state</text:span></text:span></text:p>
      <text:p text:style-name="P2"><text:span text:style-name="Police_20_par_20_défaut"><text:span text:style-name="T59"><text:s text:c="9"/>RECOMMENDED. <text:s/>An opaque value used by the client to maintain</text:span></text:span></text:p>
      <text:p text:style-name="P2"><text:span text:style-name="Police_20_par_20_défaut"><text:span text:style-name="T59"><text:s text:c="9"/>state between the request and callback. <text:s/>The authorization</text:span></text:span></text:p>
      <text:p text:style-name="P2"><text:span text:style-name="Police_20_par_20_défaut"><text:span text:style-name="T59"><text:s text:c="9"/>server includes this value when redirecting the user-agent back</text:span></text:span></text:p>
      <text:p text:style-name="P2"><text:span text:style-name="Police_20_par_20_défaut"><text:span text:style-name="T59"><text:s text:c="9"/>to the client. <text:s/>The parameter SHOULD be used for preventing</text:span></text:span></text:p>
      <text:p text:style-name="P2"><text:span text:style-name="Police_20_par_20_défaut"><text:span text:style-name="T59"><text:s text:c="9"/>cross-site request forgery as described in </text:span></text:span><text:a xlink:type="simple" xlink:href="#section-10.12" office:target-frame-name="_top" xlink:show="replace" text:style-name="Internet_20_link" text:visited-style-name="Visited_20_Internet_20_Link"><text:span text:style-name="Police_20_par_20_défaut"><text:span text:style-name="T57">Section 10.12</text:span></text:span></text:a><text:span text:style-name="Police_20_par_20_défaut"><text:span text:style-name="T59">.</text:span></text:span></text:p>
      <text:p text:style-name="P25"/>
      <text:p text:style-name="P2"><text:span text:style-name="Police_20_par_20_défaut"><text:span text:style-name="T59"><text:s text:c="3"/>The client directs the resource owner to the constructed URI using an</text:span></text:span></text:p>
      <text:p text:style-name="P2"><text:span text:style-name="Police_20_par_20_défaut"><text:span text:style-name="T59"><text:s text:c="3"/>HTTP redirection response, or by other means available to it via the</text:span></text:span></text:p>
      <text:p text:style-name="P2"><text:span text:style-name="Police_20_par_20_défaut"><text:span text:style-name="T59"><text:s text:c="3"/>user-agent.</text:span></text:span></text:p>
      <text:p text:style-name="P25"/>
      <text:p text:style-name="P2"><text:span text:style-name="Police_20_par_20_défaut"><text:span text:style-name="T59"><text:s text:c="3"/>For example, the client directs the user-agent to make the following</text:span></text:span></text:p>
      <text:p text:style-name="P2"><text:span text:style-name="Police_20_par_20_défaut"><text:span text:style-name="T59"><text:s text:c="3"/>HTTP request using TLS (with extra line breaks for display purposes</text:span></text:span></text:p>
      <text:p text:style-name="P2"><text:span text:style-name="Police_20_par_20_défaut"><text:span text:style-name="T59"><text:s text:c="3"/>only):</text:span></text:span></text:p>
      <text:p text:style-name="P25"/>
      <text:p text:style-name="P2"><text:span text:style-name="Police_20_par_20_défaut"><text:span text:style-name="T59"><text:s text:c="4"/>GET /authorize?response_type=token&amp;client_id=s6BhdRkqt3&amp;state=xyz</text:span></text:span></text:p>
      <text:p text:style-name="P2"><text:span text:style-name="Police_20_par_20_défaut"><text:span text:style-name="T59"><text:s text:c="8"/>&amp;redirect_uri=https%3A%2F%2Fclient%2Eexample%2Ecom%2Fcb HTTP/1.1</text:span></text:span></text:p>
      <text:p text:style-name="P2"><text:span text:style-name="Police_20_par_20_défaut"><text:span text:style-name="T59"><text:s text:c="4"/>Host: server.example.com</text:span></text:span></text:p>
      <text:p text:style-name="P25"/>
      <text:p text:style-name="P2"><text:span text:style-name="Police_20_par_20_défaut"><text:span text:style-name="T59"><text:s text:c="3"/>The authorization server validates the request to ensure that all</text:span></text:span></text:p>
      <text:p text:style-name="P2"><text:span text:style-name="Police_20_par_20_défaut"><text:span text:style-name="T59"><text:s text:c="3"/>required parameters are present and valid. <text:s/>The authorization server</text:span></text:span></text:p>
      <text:p text:style-name="P2"><text:span text:style-name="Police_20_par_20_défaut"><text:span text:style-name="T59"><text:s text:c="3"/>MUST verify that the redirection URI to which it will redirect the</text:span></text:span></text:p>
      <text:p text:style-name="P2"><text:span text:style-name="Police_20_par_20_défaut"><text:span text:style-name="T59"><text:s text:c="3"/>access token matches a redirection URI registered by the client as</text:span></text:span></text:p>
      <text:p text:style-name="P2"><text:span text:style-name="Police_20_par_20_défaut"><text:span text:style-name="T59"><text:s text:c="3"/>described in </text:span></text:span><text:a xlink:type="simple" xlink:href="#section-3.1.2" office:target-frame-name="_top" xlink:show="replace" text:style-name="Internet_20_link" text:visited-style-name="Visited_20_Internet_20_Link"><text:span text:style-name="Police_20_par_20_défaut"><text:span text:style-name="T57">Section 3.1.2</text:span></text:span></text:a><text:span text:style-name="Police_20_par_20_défaut"><text:span text:style-name="T59">.</text:span></text:span></text:p>
      <text:p text:style-name="P25"/>
      <text:p text:style-name="P2"><text:span text:style-name="Police_20_par_20_défaut"><text:span text:style-name="T59"><text:s text:c="3"/>If the request is valid, the authorization server authenticates the</text:span></text:span></text:p>
      <text:p text:style-name="P2"><text:span text:style-name="Police_20_par_20_défaut"><text:span text:style-name="T59"><text:s text:c="3"/>resource owner and obtains an authorization decision (by asking the</text:span></text:span></text:p>
      <text:p text:style-name="P2"><text:span text:style-name="Police_20_par_20_défaut"><text:span text:style-name="T59"><text:s text:c="3"/>resource owner or by establishing approval via other means).</text:span></text:span></text:p>
      <text:p text:style-name="P25"/>
      <text:p text:style-name="P2"><text:span text:style-name="Police_20_par_20_défaut"><text:span text:style-name="T59"><text:s text:c="3"/>When a decision is established, the authorization server directs the</text:span></text:span></text:p>
      <text:p text:style-name="P2"><text:span text:style-name="Police_20_par_20_défaut"><text:span text:style-name="T59"><text:s text:c="3"/>user-agent to the provided client redirection URI using an HTTP</text:span></text:span></text:p>
      <text:p text:style-name="P2"><text:span text:style-name="Police_20_par_20_défaut"><text:span text:style-name="T59"><text:s text:c="3"/>redirection response, or by other means available to it via the</text:span></text:span></text:p>
      <text:p text:style-name="P2"><text:span text:style-name="Police_20_par_20_défaut"><text:span text:style-name="T59"><text:s text:c="3"/>user-agent.</text:span></text:span></text:p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25"/>
      <text:p text:style-name="P25"/>
      <text:p text:style-name="P25"/>
      <text:p text:style-name="P2"><text:span text:style-name="Police_20_par_20_défaut"><text:span text:style-name="T59">Hardt <text:s text:c="23"/>Standards Track <text:s text:c="18"/>[Page 34]</text:span></text:span></text:p>
      <text:p text:style-name="P26"/>
      <text:p text:style-name="P2"><text:bookmark-start text:name="page-35"/><text:a xlink:type="simple" xlink:href="#page-35" office:target-frame-name="_top" xlink:show="replace" text:style-name="Internet_20_link" text:visited-style-name="Visited_20_Internet_20_Link"><text:span text:style-name="Police_20_par_20_défaut"><text:span text:style-name="T57"><text:s/></text:span></text:span></text:a><text:bookmark-end text:name="page-3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57">RFC 6749</text:span></text:span></text:a><text:span text:style-name="Police_20_par_20_défaut"><text:span text:style-name="T59"> <text:s text:c="23"/>OAuth 2.0 <text:s text:c="18"/>October 2012</text:span></text:span></text:p>
      <text:p text:style-name="P25"/>
      <text:p text:style-name="P25"/>
      <text:p text:style-name="P32"><text:bookmark-start text:name="section-4.2.2"/><text:a xlink:type="simple" xlink:href="#section-4.2.2" office:target-frame-name="_top" xlink:show="replace" text:style-name="Internet_20_link" text:visited-style-name="Visited_20_Internet_20_Link"><text:span text:style-name="Police_20_par_20_défaut"><text:span text:style-name="T56">4.2.2</text:span></text:span></text:a><text:bookmark-end text:name="section-4.2.2"/><text:span text:style-name="Police_20_par_20_défaut"><text:span text:style-name="T58">. <text:s/>Access Token Response</text:span></text:span></text:p>
      <text:p text:style-name="P25"/>
      <text:p text:style-name="P25"/>
      <text:p text:style-name="P2"><text:soft-page-break/><text:span text:style-name="Police_20_par_20_défaut"><text:span text:style-name="T59"><text:s text:c="3"/>If the resource owner grants the access request, the authorization</text:span></text:span></text:p>
      <text:p text:style-name="P2"><text:span text:style-name="Police_20_par_20_défaut"><text:span text:style-name="T59"><text:s text:c="3"/>server issues an access token and delivers it to the client by adding</text:span></text:span></text:p>
      <text:p text:style-name="P2"><text:span text:style-name="Police_20_par_20_défaut"><text:span text:style-name="T59"><text:s text:c="3"/>the following parameters to the fragment component of the redirection</text:span></text:span></text:p>
      <text:p text:style-name="P2"><text:span text:style-name="Police_20_par_20_défaut"><text:span text:style-name="T59"><text:s text:c="3"/>URI using the "application/x-www-form-urlencoded" format, per</text:span></text:span></text:p>
      <text:p text:style-name="P2"><text:span text:style-name="Police_20_par_20_défaut"><text:span text:style-name="T59"><text:s text:c="3"/>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57">Appendix B</text:span></text:span></text:a><text:span text:style-name="Police_20_par_20_défaut"><text:span text:style-name="T59">:</text:span></text:span></text:p>
      <text:p text:style-name="P25"/>
      <text:p text:style-name="P2"><text:span text:style-name="Police_20_par_20_défaut"><text:span text:style-name="T59"><text:s text:c="3"/>access_token</text:span></text:span></text:p>
      <text:p text:style-name="P2"><text:span text:style-name="Police_20_par_20_défaut"><text:span text:style-name="T59"><text:s text:c="9"/>REQUIRED. <text:s/>The access token issued by the authorization server.</text:span></text:span></text:p>
      <text:p text:style-name="P25"/>
      <text:p text:style-name="P2"><text:span text:style-name="Police_20_par_20_défaut"><text:span text:style-name="T59"><text:s text:c="3"/>token_type</text:span></text:span></text:p>
      <text:p text:style-name="P2"><text:span text:style-name="Police_20_par_20_défaut"><text:span text:style-name="T59"><text:s text:c="9"/>REQUIRED. <text:s/>The type of the token issued as described in</text:span></text:span></text:p>
      <text:p text:style-name="P2"><text:span text:style-name="Police_20_par_20_défaut"><text:span text:style-name="T59"><text:s text:c="9"/></text:span></text:span><text:a xlink:type="simple" xlink:href="#section-7.1" office:target-frame-name="_top" xlink:show="replace" text:style-name="Internet_20_link" text:visited-style-name="Visited_20_Internet_20_Link"><text:span text:style-name="Police_20_par_20_défaut"><text:span text:style-name="T57">Section 7.1</text:span></text:span></text:a><text:span text:style-name="Police_20_par_20_défaut"><text:span text:style-name="T59">. <text:s/>Value is case insensitive.</text:span></text:span></text:p>
      <text:p text:style-name="P25"/>
      <text:p text:style-name="P2"><text:span text:style-name="Police_20_par_20_défaut"><text:span text:style-name="T59"><text:s text:c="3"/>expires_in</text:span></text:span></text:p>
      <text:p text:style-name="P2"><text:span text:style-name="Police_20_par_20_défaut"><text:span text:style-name="T59"><text:s text:c="9"/>RECOMMENDED. <text:s/>The lifetime in seconds of the access token. <text:s/>For</text:span></text:span></text:p>
      <text:p text:style-name="P2"><text:span text:style-name="Police_20_par_20_défaut"><text:span text:style-name="T59"><text:s text:c="9"/>example, the value "3600" denotes that the access token will</text:span></text:span></text:p>
      <text:p text:style-name="P2"><text:span text:style-name="Police_20_par_20_défaut"><text:span text:style-name="T59"><text:s text:c="9"/>expire in one hour from the time the response was generated.</text:span></text:span></text:p>
      <text:p text:style-name="P2"><text:span text:style-name="Police_20_par_20_défaut"><text:span text:style-name="T59"><text:s text:c="9"/>If omitted, the authorization server SHOULD provide the</text:span></text:span></text:p>
      <text:p text:style-name="P2"><text:span text:style-name="Police_20_par_20_défaut"><text:span text:style-name="T59"><text:s text:c="9"/>expiration time via other means or document the default value.</text:span></text:span></text:p>
      <text:p text:style-name="P25"/>
      <text:p text:style-name="P2"><text:span text:style-name="Police_20_par_20_défaut"><text:span text:style-name="T59"><text:s text:c="3"/>scope</text:span></text:span></text:p>
      <text:p text:style-name="P2"><text:span text:style-name="Police_20_par_20_défaut"><text:span text:style-name="T59"><text:s text:c="9"/>OPTIONAL, if identical to the scope requested by the client;</text:span></text:span></text:p>
      <text:p text:style-name="P2"><text:span text:style-name="Police_20_par_20_défaut"><text:span text:style-name="T59"><text:s text:c="9"/>otherwise, REQUIRED. <text:s/>The scope of the access token as</text:span></text:span></text:p>
      <text:p text:style-name="P2"><text:span text:style-name="Police_20_par_20_défaut"><text:span text:style-name="T59"><text:s text:c="9"/>described by 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57">Section 3.3</text:span></text:span></text:a><text:span text:style-name="Police_20_par_20_défaut"><text:span text:style-name="T59">.</text:span></text:span></text:p>
      <text:p text:style-name="P25"/>
      <text:p text:style-name="P2"><text:span text:style-name="Police_20_par_20_défaut"><text:span text:style-name="T59"><text:s text:c="3"/>state</text:span></text:span></text:p>
      <text:p text:style-name="P2"><text:span text:style-name="Police_20_par_20_défaut"><text:span text:style-name="T59"><text:s text:c="9"/>REQUIRED if the "state" parameter was present in the client</text:span></text:span></text:p>
      <text:p text:style-name="P2"><text:span text:style-name="Police_20_par_20_défaut"><text:span text:style-name="T59"><text:s text:c="9"/>authorization request. <text:s/>The exact value received from the</text:span></text:span></text:p>
      <text:p text:style-name="P2"><text:span text:style-name="Police_20_par_20_défaut"><text:span text:style-name="T59"><text:s text:c="9"/>client.</text:span></text:span></text:p>
      <text:p text:style-name="P25"/>
      <text:p text:style-name="P2"><text:span text:style-name="Police_20_par_20_défaut"><text:span text:style-name="T59"><text:s text:c="3"/>The authorization server MUST NOT issue a refresh token.</text:span></text:span></text:p>
      <text:p text:style-name="P25"/>
      <text:p text:style-name="P2"><text:span text:style-name="Police_20_par_20_défaut"><text:span text:style-name="T59"><text:s text:c="3"/>For example, the authorization server redirects the user-agent by</text:span></text:span></text:p>
      <text:p text:style-name="P2"><text:span text:style-name="Police_20_par_20_défaut"><text:span text:style-name="T59"><text:s text:c="3"/>sending the following HTTP response (with extra line breaks for</text:span></text:span></text:p>
      <text:p text:style-name="P2"><text:span text:style-name="Police_20_par_20_défaut"><text:span text:style-name="T59"><text:s text:c="3"/>display purposes only):</text:span></text:span></text:p>
      <text:p text:style-name="P25"/>
      <text:p text:style-name="P2"><text:span text:style-name="Police_20_par_20_défaut"><text:span text:style-name="T59"><text:s text:c="5"/>HTTP/1.1 302 Found</text:span></text:span></text:p>
      <text:p text:style-name="P2"><text:span text:style-name="Police_20_par_20_défaut"><text:span text:style-name="T59"><text:s text:c="5"/>Location: http://example.com/cb#access_token=2YotnFZFEjr1zCsicMWpAA</text:span></text:span></text:p>
      <text:p text:style-name="P2"><text:span text:style-name="Police_20_par_20_défaut"><text:span text:style-name="T59"><text:s text:c="15"/>&amp;state=xyz&amp;token_type=example&amp;expires_in=3600</text:span></text:span></text:p>
      <text:p text:style-name="P4"/>
      <text:p text:style-name="P2"><text:span text:style-name="Police_20_par_20_défaut"><text:span text:style-name="T18"><text:s/></text:span></text:span><text:span text:style-name="Police_20_par_20_défaut"><text:span text:style-name="T60"><text:s text:c="2"/>Developers should note that some user-agents do not support the</text:span></text:span></text:p>
      <text:p text:style-name="P2"><text:span text:style-name="Police_20_par_20_défaut"><text:span text:style-name="T60"><text:s text:c="3"/>inclusion of a fragment component in the HTTP "Location" response</text:span></text:span></text:p>
      <text:p text:style-name="P2"><text:span text:style-name="Police_20_par_20_défaut"><text:span text:style-name="T60"><text:s text:c="3"/>header field. </text:span></text:span><text:span text:style-name="Police_20_par_20_défaut"><text:span text:style-name="T61"><text:s/>Such clients will require using other methods for</text:span></text:span></text:p>
      <text:p text:style-name="P2"><text:span text:style-name="Police_20_par_20_défaut"><text:span text:style-name="T61"><text:s text:c="3"/>redirecting the client than a 3xx redirection response -- for</text:span></text:span></text:p>
      <text:p text:style-name="P2"><text:span text:style-name="Police_20_par_20_défaut"><text:span text:style-name="T61"><text:s text:c="3"/>example, returning an HTML page that includes a 'continue' button</text:span></text:span></text:p>
      <text:p text:style-name="P2"><text:span text:style-name="Police_20_par_20_défaut"><text:span text:style-name="T61"><text:s text:c="3"/>with an action linked to the redirection URI.</text:span></text:span></text:p>
      <text:p text:style-name="P4"/>
      <text:p text:style-name="P4"/>
      <text:p text:style-name="P10"/>
      <text:p text:style-name="P2"><text:span text:style-name="Police_20_par_20_défaut"><text:span text:style-name="T40">Hardt <text:s text:c="23"/>Standards Track <text:s text:c="18"/>[Page 35]</text:span></text:span></text:p>
      <text:p text:style-name="P11"/>
      <text:p text:style-name="P2"><text:bookmark-start text:name="page-36"/><text:a xlink:type="simple" xlink:href="#page-36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3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3"/>The client MUST ignore unrecognized response parameters. <text:s/>The access</text:span></text:span></text:p>
      <text:p text:style-name="P2"><text:span text:style-name="Police_20_par_20_défaut"><text:span text:style-name="T40"><text:s text:c="3"/>token string size is left undefined by this specification. <text:s/>The</text:span></text:span></text:p>
      <text:p text:style-name="P2"><text:span text:style-name="Police_20_par_20_défaut"><text:span text:style-name="T40"><text:s text:c="3"/>client should avoid making assumptions about value sizes. <text:s/>The</text:span></text:span></text:p>
      <text:p text:style-name="P2"><text:span text:style-name="Police_20_par_20_défaut"><text:span text:style-name="T40"><text:s text:c="3"/>authorization server SHOULD document the size of any value it issues.</text:span></text:span></text:p>
      <text:p text:style-name="P10"/>
      <text:p text:style-name="P32"><text:bookmark-start text:name="section-4.2.2.1"/><text:a xlink:type="simple" xlink:href="#section-4.2.2.1" office:target-frame-name="_top" xlink:show="replace" text:style-name="Internet_20_link" text:visited-style-name="Visited_20_Internet_20_Link"><text:span text:style-name="Police_20_par_20_défaut"><text:span text:style-name="T37">4.2.2.1</text:span></text:span></text:a><text:bookmark-end text:name="section-4.2.2.1"/><text:span text:style-name="Police_20_par_20_défaut"><text:span text:style-name="T39">. <text:s/>Error Response</text:span></text:span></text:p>
      <text:p text:style-name="P10"><text:soft-page-break/></text:p>
      <text:p text:style-name="P10"/>
      <text:p text:style-name="P2"><text:span text:style-name="Police_20_par_20_défaut"><text:span text:style-name="T40"><text:s text:c="3"/>If the request fails due to a missing, invalid, or mismatching</text:span></text:span></text:p>
      <text:p text:style-name="P2"><text:span text:style-name="Police_20_par_20_défaut"><text:span text:style-name="T40"><text:s text:c="3"/>redirection URI, or if the client identifier is missing or invalid,</text:span></text:span></text:p>
      <text:p text:style-name="P2"><text:span text:style-name="Police_20_par_20_défaut"><text:span text:style-name="T40"><text:s text:c="3"/>the authorization server SHOULD inform the resource owner of the</text:span></text:span></text:p>
      <text:p text:style-name="P2"><text:span text:style-name="Police_20_par_20_défaut"><text:span text:style-name="T40"><text:s text:c="3"/>error and MUST NOT automatically redirect the user-agent to the</text:span></text:span></text:p>
      <text:p text:style-name="P2"><text:span text:style-name="Police_20_par_20_défaut"><text:span text:style-name="T40"><text:s text:c="3"/>invalid redirection URI.</text:span></text:span></text:p>
      <text:p text:style-name="P10"/>
      <text:p text:style-name="P2"><text:span text:style-name="Police_20_par_20_défaut"><text:span text:style-name="T40"><text:s text:c="3"/>If the resource owner denies the access request or if the request</text:span></text:span></text:p>
      <text:p text:style-name="P2"><text:span text:style-name="Police_20_par_20_défaut"><text:span text:style-name="T40"><text:s text:c="3"/>fails for reasons other than a missing or invalid redirection URI,</text:span></text:span></text:p>
      <text:p text:style-name="P2"><text:span text:style-name="Police_20_par_20_défaut"><text:span text:style-name="T40"><text:s text:c="3"/>the authorization server informs the client by adding the following</text:span></text:span></text:p>
      <text:p text:style-name="P2"><text:span text:style-name="Police_20_par_20_défaut"><text:span text:style-name="T40"><text:s text:c="3"/>parameters to the fragment component of the redirection URI using the</text:span></text:span></text:p>
      <text:p text:style-name="P2"><text:span text:style-name="Police_20_par_20_défaut"><text:span text:style-name="T40"><text:s text:c="3"/>"application/x-www-form-urlencoded" format,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38">Appendix B</text:span></text:span></text:a><text:span text:style-name="Police_20_par_20_défaut"><text:span text:style-name="T40">:</text:span></text:span></text:p>
      <text:p text:style-name="P10"/>
      <text:p text:style-name="P2"><text:span text:style-name="Police_20_par_20_défaut"><text:span text:style-name="T40"><text:s text:c="3"/>error</text:span></text:span></text:p>
      <text:p text:style-name="P2"><text:span text:style-name="Police_20_par_20_défaut"><text:span text:style-name="T40"><text:s text:c="9"/>REQUIRED. <text:s/>A single ASCII [</text:span></text:span><text:a xlink:type="simple" xlink:href="#ref-USASCII" office:target-frame-name="_top" xlink:show="replace" text:style-name="Internet_20_link" text:visited-style-name="Visited_20_Internet_20_Link"><text:span text:style-name="Police_20_par_20_défaut"><text:span text:style-name="T38">USASCII</text:span></text:span></text:a><text:span text:style-name="Police_20_par_20_défaut"><text:span text:style-name="T40">] error code from the</text:span></text:span></text:p>
      <text:p text:style-name="P2"><text:span text:style-name="Police_20_par_20_défaut"><text:span text:style-name="T40"><text:s text:c="9"/>following:</text:span></text:span></text:p>
      <text:p text:style-name="P10"/>
      <text:p text:style-name="P2"><text:span text:style-name="Police_20_par_20_défaut"><text:span text:style-name="T40"><text:s text:c="9"/>invalid_request</text:span></text:span></text:p>
      <text:p text:style-name="P2"><text:span text:style-name="Police_20_par_20_défaut"><text:span text:style-name="T40"><text:s text:c="15"/>The request is missing a required parameter, includes an</text:span></text:span></text:p>
      <text:p text:style-name="P2"><text:span text:style-name="Police_20_par_20_défaut"><text:span text:style-name="T40"><text:s text:c="15"/>invalid parameter value, includes a parameter more than</text:span></text:span></text:p>
      <text:p text:style-name="P2"><text:span text:style-name="Police_20_par_20_défaut"><text:span text:style-name="T40"><text:s text:c="15"/>once, or is otherwise malformed.</text:span></text:span></text:p>
      <text:p text:style-name="P10"/>
      <text:p text:style-name="P2"><text:span text:style-name="Police_20_par_20_défaut"><text:span text:style-name="T40"><text:s text:c="9"/>unauthorized_client</text:span></text:span></text:p>
      <text:p text:style-name="P2"><text:span text:style-name="Police_20_par_20_défaut"><text:span text:style-name="T40"><text:s text:c="15"/>The client is not authorized to request an access token</text:span></text:span></text:p>
      <text:p text:style-name="P2"><text:span text:style-name="Police_20_par_20_défaut"><text:span text:style-name="T40"><text:s text:c="15"/>using this method.</text:span></text:span></text:p>
      <text:p text:style-name="P10"/>
      <text:p text:style-name="P2"><text:span text:style-name="Police_20_par_20_défaut"><text:span text:style-name="T40"><text:s text:c="9"/>access_denied</text:span></text:span></text:p>
      <text:p text:style-name="P2"><text:span text:style-name="Police_20_par_20_défaut"><text:span text:style-name="T40"><text:s text:c="15"/>The resource owner or authorization server denied the</text:span></text:span></text:p>
      <text:p text:style-name="P2"><text:span text:style-name="Police_20_par_20_défaut"><text:span text:style-name="T40"><text:s text:c="15"/>request.</text:span></text:span></text:p>
      <text:p text:style-name="P10"/>
      <text:p text:style-name="P2"><text:span text:style-name="Police_20_par_20_défaut"><text:span text:style-name="T40"><text:s text:c="9"/>unsupported_response_type</text:span></text:span></text:p>
      <text:p text:style-name="P2"><text:span text:style-name="Police_20_par_20_défaut"><text:span text:style-name="T40"><text:s text:c="15"/>The authorization server does not support obtaining an</text:span></text:span></text:p>
      <text:p text:style-name="P2"><text:span text:style-name="Police_20_par_20_défaut"><text:span text:style-name="T40"><text:s text:c="15"/>access token using this method.</text:span></text:span></text:p>
      <text:p text:style-name="P10"/>
      <text:p text:style-name="P2"><text:span text:style-name="Police_20_par_20_défaut"><text:span text:style-name="T40"><text:s text:c="9"/>invalid_scope</text:span></text:span></text:p>
      <text:p text:style-name="P2"><text:span text:style-name="Police_20_par_20_défaut"><text:span text:style-name="T40"><text:s text:c="15"/>The requested scope is invalid, unknown, or malformed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36]</text:span></text:span></text:p>
      <text:p text:style-name="P11"/>
      <text:p text:style-name="P2"><text:bookmark-start text:name="page-37"/><text:a xlink:type="simple" xlink:href="#page-37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3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9"/>server_error</text:span></text:span></text:p>
      <text:p text:style-name="P2"><text:span text:style-name="Police_20_par_20_défaut"><text:span text:style-name="T40"><text:s text:c="15"/>The authorization server encountered an unexpected</text:span></text:span></text:p>
      <text:p text:style-name="P2"><text:span text:style-name="Police_20_par_20_défaut"><text:span text:style-name="T40"><text:s text:c="15"/>condition that prevented it from fulfilling the request.</text:span></text:span></text:p>
      <text:p text:style-name="P2"><text:span text:style-name="Police_20_par_20_défaut"><text:span text:style-name="T40"><text:s text:c="15"/>(This error code is needed because a 500 Internal Server</text:span></text:span></text:p>
      <text:p text:style-name="P2"><text:span text:style-name="Police_20_par_20_défaut"><text:span text:style-name="T40"><text:s text:c="15"/>Error HTTP status code cannot be returned to the client</text:span></text:span></text:p>
      <text:p text:style-name="P2"><text:span text:style-name="Police_20_par_20_défaut"><text:span text:style-name="T40"><text:s text:c="15"/>via an HTTP redirect.)</text:span></text:span></text:p>
      <text:p text:style-name="P10"/>
      <text:p text:style-name="P2"><text:span text:style-name="Police_20_par_20_défaut"><text:span text:style-name="T40"><text:s text:c="9"/>temporarily_unavailable</text:span></text:span></text:p>
      <text:p text:style-name="P2"><text:span text:style-name="Police_20_par_20_défaut"><text:span text:style-name="T40"><text:s text:c="15"/>The authorization server is currently unable to handle</text:span></text:span></text:p>
      <text:p text:style-name="P2"><text:soft-page-break/><text:span text:style-name="Police_20_par_20_défaut"><text:span text:style-name="T40"><text:s text:c="15"/>the request due to a temporary overloading or maintenance</text:span></text:span></text:p>
      <text:p text:style-name="P2"><text:span text:style-name="Police_20_par_20_défaut"><text:span text:style-name="T40"><text:s text:c="15"/>of the server. <text:s/>(This error code is needed because a 503</text:span></text:span></text:p>
      <text:p text:style-name="P2"><text:span text:style-name="Police_20_par_20_défaut"><text:span text:style-name="T40"><text:s text:c="15"/>Service Unavailable HTTP status code cannot be returned</text:span></text:span></text:p>
      <text:p text:style-name="P2"><text:span text:style-name="Police_20_par_20_défaut"><text:span text:style-name="T40"><text:s text:c="15"/>to the client via an HTTP redirect.)</text:span></text:span></text:p>
      <text:p text:style-name="P10"/>
      <text:p text:style-name="P2"><text:span text:style-name="Police_20_par_20_défaut"><text:span text:style-name="T40"><text:s text:c="9"/>Values for the "error" parameter MUST NOT include characters</text:span></text:span></text:p>
      <text:p text:style-name="P2"><text:span text:style-name="Police_20_par_20_défaut"><text:span text:style-name="T40"><text:s text:c="9"/>outside the set %x20-21 / %x23-5B / %x5D-7E.</text:span></text:span></text:p>
      <text:p text:style-name="P10"/>
      <text:p text:style-name="P2"><text:span text:style-name="Police_20_par_20_défaut"><text:span text:style-name="T40"><text:s text:c="3"/>error_description</text:span></text:span></text:p>
      <text:p text:style-name="P2"><text:span text:style-name="Police_20_par_20_défaut"><text:span text:style-name="T40"><text:s text:c="9"/>OPTIONAL. <text:s/>Human-readable ASCII [</text:span></text:span><text:a xlink:type="simple" xlink:href="#ref-USASCII" office:target-frame-name="_top" xlink:show="replace" text:style-name="Internet_20_link" text:visited-style-name="Visited_20_Internet_20_Link"><text:span text:style-name="Police_20_par_20_défaut"><text:span text:style-name="T38">USASCII</text:span></text:span></text:a><text:span text:style-name="Police_20_par_20_défaut"><text:span text:style-name="T40">] text providing</text:span></text:span></text:p>
      <text:p text:style-name="P2"><text:span text:style-name="Police_20_par_20_défaut"><text:span text:style-name="T40"><text:s text:c="9"/>additional information, used to assist the client developer in</text:span></text:span></text:p>
      <text:p text:style-name="P2"><text:span text:style-name="Police_20_par_20_défaut"><text:span text:style-name="T40"><text:s text:c="9"/>understanding the error that occurred.</text:span></text:span></text:p>
      <text:p text:style-name="P2"><text:span text:style-name="Police_20_par_20_défaut"><text:span text:style-name="T40"><text:s text:c="9"/>Values for the "error_description" parameter MUST NOT include</text:span></text:span></text:p>
      <text:p text:style-name="P2"><text:span text:style-name="Police_20_par_20_défaut"><text:span text:style-name="T40"><text:s text:c="9"/>characters outside the set %x20-21 / %x23-5B / %x5D-7E.</text:span></text:span></text:p>
      <text:p text:style-name="P10"/>
      <text:p text:style-name="P2"><text:span text:style-name="Police_20_par_20_défaut"><text:span text:style-name="T40"><text:s text:c="3"/>error_uri</text:span></text:span></text:p>
      <text:p text:style-name="P2"><text:span text:style-name="Police_20_par_20_défaut"><text:span text:style-name="T40"><text:s text:c="9"/>OPTIONAL. <text:s/>A URI identifying a human-readable web page with</text:span></text:span></text:p>
      <text:p text:style-name="P2"><text:span text:style-name="Police_20_par_20_défaut"><text:span text:style-name="T40"><text:s text:c="9"/>information about the error, used to provide the client</text:span></text:span></text:p>
      <text:p text:style-name="P2"><text:span text:style-name="Police_20_par_20_défaut"><text:span text:style-name="T40"><text:s text:c="9"/>developer with additional information about the error.</text:span></text:span></text:p>
      <text:p text:style-name="P2"><text:span text:style-name="Police_20_par_20_défaut"><text:span text:style-name="T40"><text:s text:c="9"/>Values for the "error_uri" parameter MUST conform to the</text:span></text:span></text:p>
      <text:p text:style-name="P2"><text:span text:style-name="Police_20_par_20_défaut"><text:span text:style-name="T40"><text:s text:c="9"/>URI-reference syntax and thus MUST NOT include characters</text:span></text:span></text:p>
      <text:p text:style-name="P2"><text:span text:style-name="Police_20_par_20_défaut"><text:span text:style-name="T40"><text:s text:c="9"/>outside the set %x21 / %x23-5B / %x5D-7E.</text:span></text:span></text:p>
      <text:p text:style-name="P10"/>
      <text:p text:style-name="P2"><text:span text:style-name="Police_20_par_20_défaut"><text:span text:style-name="T40"><text:s text:c="3"/>state</text:span></text:span></text:p>
      <text:p text:style-name="P2"><text:span text:style-name="Police_20_par_20_défaut"><text:span text:style-name="T40"><text:s text:c="9"/>REQUIRED if a "state" parameter was present in the client</text:span></text:span></text:p>
      <text:p text:style-name="P2"><text:span text:style-name="Police_20_par_20_défaut"><text:span text:style-name="T40"><text:s text:c="9"/>authorization request. <text:s/>The exact value received from the</text:span></text:span></text:p>
      <text:p text:style-name="P2"><text:span text:style-name="Police_20_par_20_défaut"><text:span text:style-name="T40"><text:s text:c="9"/>client.</text:span></text:span></text:p>
      <text:p text:style-name="P10"/>
      <text:p text:style-name="P2"><text:span text:style-name="Police_20_par_20_défaut"><text:span text:style-name="T40"><text:s text:c="3"/>For example, the authorization server redirects the user-agent by</text:span></text:span></text:p>
      <text:p text:style-name="P2"><text:span text:style-name="Police_20_par_20_défaut"><text:span text:style-name="T40"><text:s text:c="3"/>sending the following HTTP response:</text:span></text:span></text:p>
      <text:p text:style-name="P10"/>
      <text:p text:style-name="P2"><text:span text:style-name="Police_20_par_20_défaut"><text:span text:style-name="T40"><text:s text:c="3"/>HTTP/1.1 302 Found</text:span></text:span></text:p>
      <text:p text:style-name="P2"><text:span text:style-name="Police_20_par_20_défaut"><text:span text:style-name="T40"><text:s text:c="3"/>Location: https://client.example.com/cb#error=access_denied&amp;state=xyz</text:span></text:span></text:p>
      <text:p text:style-name="P27"/>
      <text:p text:style-name="P32"><text:bookmark-start text:name="section-4.3"/><text:a xlink:type="simple" xlink:href="#section-4.3" office:target-frame-name="_top" xlink:show="replace" text:style-name="Internet_20_link" text:visited-style-name="Visited_20_Internet_20_Link"><text:span text:style-name="Police_20_par_20_défaut"><text:span text:style-name="T30">4.3</text:span></text:span></text:a><text:bookmark-end text:name="section-4.3"/><text:span text:style-name="Police_20_par_20_défaut"><text:span text:style-name="T31">. <text:s/>Resource Owner Password Credentials Grant</text:span></text:span></text:p>
      <text:p text:style-name="P28"/>
      <text:p text:style-name="P28"/>
      <text:p text:style-name="P2"><text:span text:style-name="Police_20_par_20_défaut"><text:span text:style-name="T32"><text:s text:c="3"/>The resource owner password credentials grant type is suitable in</text:span></text:span></text:p>
      <text:p text:style-name="P2"><text:span text:style-name="Police_20_par_20_défaut"><text:span text:style-name="T32"><text:s text:c="3"/>cases where the resource owner has a trust relationship with the</text:span></text:span></text:p>
      <text:p text:style-name="P2"><text:span text:style-name="Police_20_par_20_défaut"><text:span text:style-name="T32"><text:s text:c="3"/>client, such as the device operating system or a highly privileged</text:span></text:span></text:p>
      <text:p text:style-name="P28"/>
      <text:p text:style-name="P28"/>
      <text:p text:style-name="P28"/>
      <text:p text:style-name="P2"><text:span text:style-name="Police_20_par_20_défaut"><text:span text:style-name="T32">Hardt <text:s text:c="23"/>Standards Track <text:s text:c="18"/>[Page 37]</text:span></text:span></text:p>
      <text:p text:style-name="P29"/>
      <text:p text:style-name="P2"><text:bookmark-start text:name="page-38"/><text:a xlink:type="simple" xlink:href="#page-38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3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9">RFC 6749</text:span></text:span></text:a><text:span text:style-name="Police_20_par_20_défaut"><text:span text:style-name="T32"> <text:s text:c="23"/>OAuth 2.0 <text:s text:c="18"/>October 2012</text:span></text:span></text:p>
      <text:p text:style-name="P28"/>
      <text:p text:style-name="P28"/>
      <text:p text:style-name="P2"><text:span text:style-name="Police_20_par_20_défaut"><text:span text:style-name="T32"><text:s text:c="3"/>application. <text:s/>The authorization server should take special care when</text:span></text:span></text:p>
      <text:p text:style-name="P2"><text:span text:style-name="Police_20_par_20_défaut"><text:span text:style-name="T32"><text:s text:c="3"/>enabling this grant type and only allow it when other flows are not</text:span></text:span></text:p>
      <text:p text:style-name="P2"><text:span text:style-name="Police_20_par_20_défaut"><text:span text:style-name="T32"><text:s text:c="3"/>viable.</text:span></text:span></text:p>
      <text:p text:style-name="P28"/>
      <text:p text:style-name="P2"><text:span text:style-name="Police_20_par_20_défaut"><text:span text:style-name="T32"><text:s text:c="3"/>This grant type is suitable for clients capable of obtaining the</text:span></text:span></text:p>
      <text:p text:style-name="P2"><text:span text:style-name="Police_20_par_20_défaut"><text:span text:style-name="T32"><text:s text:c="3"/>resource owner's credentials (username and password, typically using</text:span></text:span></text:p>
      <text:p text:style-name="P2"><text:span text:style-name="Police_20_par_20_défaut"><text:span text:style-name="T32"><text:s text:c="3"/>an interactive form). <text:s/>It is also used to migrate existing clients</text:span></text:span></text:p>
      <text:p text:style-name="P2"><text:span text:style-name="Police_20_par_20_défaut"><text:span text:style-name="T32"><text:s text:c="3"/>using direct authentication schemes such as HTTP Basic or Digest</text:span></text:span></text:p>
      <text:p text:style-name="P2"><text:span text:style-name="Police_20_par_20_défaut"><text:span text:style-name="T32"><text:s text:c="3"/>authentication to OAuth by converting the stored credentials to an</text:span></text:span></text:p>
      <text:p text:style-name="P2"><text:span text:style-name="Police_20_par_20_défaut"><text:span text:style-name="T32"><text:s text:c="3"/>access token.</text:span></text:span></text:p>
      <text:p text:style-name="P28"/>
      <text:p text:style-name="P2"><text:soft-page-break/><text:span text:style-name="Police_20_par_20_défaut"><text:span text:style-name="T32"><text:s text:c="5"/>+----------+</text:span></text:span></text:p>
      <text:p text:style-name="P2"><text:span text:style-name="Police_20_par_20_défaut"><text:span text:style-name="T32"><text:s text:c="5"/>| Resource |</text:span></text:span></text:p>
      <text:p text:style-name="P2"><text:span text:style-name="Police_20_par_20_défaut"><text:span text:style-name="T32"><text:s text:c="5"/>| <text:s/>Owner <text:s text:c="2"/>|</text:span></text:span></text:p>
      <text:p text:style-name="P2"><text:span text:style-name="Police_20_par_20_défaut"><text:span text:style-name="T32"><text:s text:c="5"/>| <text:s text:c="9"/>|</text:span></text:span></text:p>
      <text:p text:style-name="P2"><text:span text:style-name="Police_20_par_20_défaut"><text:span text:style-name="T32"><text:s text:c="5"/>+----------+</text:span></text:span></text:p>
      <text:p text:style-name="P2"><text:span text:style-name="Police_20_par_20_défaut"><text:span text:style-name="T32"><text:s text:c="10"/>v</text:span></text:span></text:p>
      <text:p text:style-name="P2"><text:span text:style-name="Police_20_par_20_défaut"><text:span text:style-name="T32"><text:s text:c="10"/>| <text:s text:c="3"/>Resource Owner</text:span></text:span></text:p>
      <text:p text:style-name="P2"><text:span text:style-name="Police_20_par_20_défaut"><text:span text:style-name="T32"><text:s text:c="9"/>(A) Password Credentials</text:span></text:span></text:p>
      <text:p text:style-name="P2"><text:span text:style-name="Police_20_par_20_défaut"><text:span text:style-name="T32"><text:s text:c="10"/>|</text:span></text:span></text:p>
      <text:p text:style-name="P2"><text:span text:style-name="Police_20_par_20_défaut"><text:span text:style-name="T32"><text:s text:c="10"/>v</text:span></text:span></text:p>
      <text:p text:style-name="P2"><text:span text:style-name="Police_20_par_20_défaut"><text:span text:style-name="T32"><text:s text:c="5"/>+---------+ <text:s text:c="33"/>+---------------+</text:span></text:span></text:p>
      <text:p text:style-name="P2"><text:span text:style-name="Police_20_par_20_défaut"><text:span text:style-name="T32"><text:s text:c="5"/>| <text:s text:c="8"/>|&gt;--(B)---- Resource Owner -------&gt;| <text:s text:c="14"/>|</text:span></text:span></text:p>
      <text:p text:style-name="P2"><text:span text:style-name="Police_20_par_20_défaut"><text:span text:style-name="T32"><text:s text:c="5"/>| <text:s text:c="8"/>| <text:s text:c="8"/>Password Credentials <text:s text:c="4"/>| Authorization |</text:span></text:span></text:p>
      <text:p text:style-name="P2"><text:span text:style-name="Police_20_par_20_défaut"><text:span text:style-name="T32"><text:s text:c="5"/>| Client <text:s/>| <text:s text:c="33"/>| <text:s text:c="4"/>Server <text:s text:c="3"/>|</text:span></text:span></text:p>
      <text:p text:style-name="P2"><text:span text:style-name="Police_20_par_20_défaut"><text:span text:style-name="T32"><text:s text:c="5"/>| <text:s text:c="8"/>|&lt;--(C)---- Access Token ---------&lt;| <text:s text:c="14"/>|</text:span></text:span></text:p>
      <text:p text:style-name="P2"><text:span text:style-name="Police_20_par_20_défaut"><text:span text:style-name="T32"><text:s text:c="5"/>| <text:s text:c="8"/>| <text:s text:c="3"/>(w/ Optional Refresh Token) <text:s text:c="2"/>| <text:s text:c="14"/>|</text:span></text:span></text:p>
      <text:p text:style-name="P2"><text:span text:style-name="Police_20_par_20_défaut"><text:span text:style-name="T32"><text:s text:c="5"/>+---------+ <text:s text:c="33"/>+---------------+</text:span></text:span></text:p>
      <text:p text:style-name="P28"/>
      <text:p text:style-name="P2"><text:span text:style-name="Police_20_par_20_défaut"><text:span text:style-name="T32"><text:s text:c="12"/>Figure 5: Resource Owner Password Credentials Flow</text:span></text:span></text:p>
      <text:p text:style-name="P28"/>
      <text:p text:style-name="P2"><text:span text:style-name="Police_20_par_20_défaut"><text:span text:style-name="T32"><text:s text:c="3"/>The flow illustrated in Figure 5 includes the following steps:</text:span></text:span></text:p>
      <text:p text:style-name="P28"/>
      <text:p text:style-name="P2"><text:span text:style-name="Police_20_par_20_défaut"><text:span text:style-name="T32"><text:s text:c="3"/>(A) <text:s/>The resource owner provides the client with its username and</text:span></text:span></text:p>
      <text:p text:style-name="P2"><text:span text:style-name="Police_20_par_20_défaut"><text:span text:style-name="T32"><text:s text:c="8"/>password.</text:span></text:span></text:p>
      <text:p text:style-name="P28"/>
      <text:p text:style-name="P2"><text:span text:style-name="Police_20_par_20_défaut"><text:span text:style-name="T32"><text:s text:c="3"/>(B) <text:s/>The client requests an access token from the authorization</text:span></text:span></text:p>
      <text:p text:style-name="P2"><text:span text:style-name="Police_20_par_20_défaut"><text:span text:style-name="T32"><text:s text:c="8"/>server's token endpoint by including the credentials received</text:span></text:span></text:p>
      <text:p text:style-name="P2"><text:span text:style-name="Police_20_par_20_défaut"><text:span text:style-name="T32"><text:s text:c="8"/>from the resource owner. <text:s/>When making the request, the client</text:span></text:span></text:p>
      <text:p text:style-name="P2"><text:span text:style-name="Police_20_par_20_défaut"><text:span text:style-name="T32"><text:s text:c="8"/>authenticates with the authorization server.</text:span></text:span></text:p>
      <text:p text:style-name="P28"/>
      <text:p text:style-name="P2"><text:span text:style-name="Police_20_par_20_défaut"><text:span text:style-name="T32"><text:s text:c="3"/>(C) <text:s/>The authorization server authenticates the client and validates</text:span></text:span></text:p>
      <text:p text:style-name="P2"><text:span text:style-name="Police_20_par_20_défaut"><text:span text:style-name="T32"><text:s text:c="8"/>the resource owner credentials, and if valid, issues an access</text:span></text:span></text:p>
      <text:p text:style-name="P2"><text:span text:style-name="Police_20_par_20_défaut"><text:span text:style-name="T32"><text:s text:c="8"/>token.</text:span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"><text:span text:style-name="Police_20_par_20_défaut"><text:span text:style-name="T32">Hardt <text:s text:c="23"/>Standards Track <text:s text:c="18"/>[Page 38]</text:span></text:span></text:p>
      <text:p text:style-name="P29"/>
      <text:p text:style-name="P2"><text:bookmark-start text:name="page-39"/><text:a xlink:type="simple" xlink:href="#page-39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3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9">RFC 6749</text:span></text:span></text:a><text:span text:style-name="Police_20_par_20_défaut"><text:span text:style-name="T32"> <text:s text:c="23"/>OAuth 2.0 <text:s text:c="18"/>October 2012</text:span></text:span></text:p>
      <text:p text:style-name="P28"/>
      <text:p text:style-name="P28"/>
      <text:p text:style-name="P32"><text:bookmark-start text:name="section-4.3.1"/><text:a xlink:type="simple" xlink:href="#section-4.3.1" office:target-frame-name="_top" xlink:show="replace" text:style-name="Internet_20_link" text:visited-style-name="Visited_20_Internet_20_Link"><text:span text:style-name="Police_20_par_20_défaut"><text:span text:style-name="T30">4.3.1</text:span></text:span></text:a><text:bookmark-end text:name="section-4.3.1"/><text:span text:style-name="Police_20_par_20_défaut"><text:span text:style-name="T31">. <text:s/>Authorization Request and Response</text:span></text:span></text:p>
      <text:p text:style-name="P28"/>
      <text:p text:style-name="P28"/>
      <text:p text:style-name="P2"><text:span text:style-name="Police_20_par_20_défaut"><text:span text:style-name="T32"><text:s text:c="3"/>The method through which the client obtains the resource owner</text:span></text:span></text:p>
      <text:p text:style-name="P2"><text:span text:style-name="Police_20_par_20_défaut"><text:span text:style-name="T32"><text:s text:c="3"/>credentials is beyond the scope of this specification. <text:s/>The client</text:span></text:span></text:p>
      <text:p text:style-name="P2"><text:span text:style-name="Police_20_par_20_défaut"><text:span text:style-name="T32"><text:s text:c="3"/>MUST discard the credentials once an access token has been obtained.</text:span></text:span></text:p>
      <text:p text:style-name="P4"/>
      <text:p text:style-name="P32"><text:bookmark-start text:name="section-4.3.2"/><text:a xlink:type="simple" xlink:href="#section-4.3.2" office:target-frame-name="_top" xlink:show="replace" text:style-name="Internet_20_link" text:visited-style-name="Visited_20_Internet_20_Link"><text:span text:style-name="Police_20_par_20_défaut"><text:span text:style-name="T37">4.3.2</text:span></text:span></text:a><text:bookmark-end text:name="section-4.3.2"/><text:span text:style-name="Police_20_par_20_défaut"><text:span text:style-name="T39">. <text:s/>Access Token Request</text:span></text:span></text:p>
      <text:p text:style-name="P10"/>
      <text:p text:style-name="P10"/>
      <text:p text:style-name="P2"><text:span text:style-name="Police_20_par_20_défaut"><text:span text:style-name="T40"><text:s text:c="3"/>The client makes a request to the token endpoint by adding the</text:span></text:span></text:p>
      <text:p text:style-name="P2"><text:span text:style-name="Police_20_par_20_défaut"><text:span text:style-name="T40"><text:s text:c="3"/>following parameters using the "application/x-www-form-urlencoded"</text:span></text:span></text:p>
      <text:p text:style-name="P2"><text:span text:style-name="Police_20_par_20_défaut"><text:span text:style-name="T40"><text:s text:c="3"/>format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38">Appendix B</text:span></text:span></text:a><text:span text:style-name="Police_20_par_20_défaut"><text:span text:style-name="T40"> with a character encoding of UTF-8 in the HTTP</text:span></text:span></text:p>
      <text:p text:style-name="P2"><text:soft-page-break/><text:span text:style-name="Police_20_par_20_défaut"><text:span text:style-name="T40"><text:s text:c="3"/>request entity-body:</text:span></text:span></text:p>
      <text:p text:style-name="P10"/>
      <text:p text:style-name="P2"><text:span text:style-name="Police_20_par_20_défaut"><text:span text:style-name="T40"><text:s text:c="3"/>grant_type</text:span></text:span></text:p>
      <text:p text:style-name="P2"><text:span text:style-name="Police_20_par_20_défaut"><text:span text:style-name="T40"><text:s text:c="9"/>REQUIRED. <text:s/>Value MUST be set to "password".</text:span></text:span></text:p>
      <text:p text:style-name="P10"/>
      <text:p text:style-name="P2"><text:span text:style-name="Police_20_par_20_défaut"><text:span text:style-name="T40"><text:s text:c="3"/>username</text:span></text:span></text:p>
      <text:p text:style-name="P2"><text:span text:style-name="Police_20_par_20_défaut"><text:span text:style-name="T40"><text:s text:c="9"/>REQUIRED. <text:s/>The resource owner username.</text:span></text:span></text:p>
      <text:p text:style-name="P10"/>
      <text:p text:style-name="P2"><text:span text:style-name="Police_20_par_20_défaut"><text:span text:style-name="T40"><text:s text:c="3"/>password</text:span></text:span></text:p>
      <text:p text:style-name="P2"><text:span text:style-name="Police_20_par_20_défaut"><text:span text:style-name="T40"><text:s text:c="9"/>REQUIRED. <text:s/>The resource owner password.</text:span></text:span></text:p>
      <text:p text:style-name="P10"/>
      <text:p text:style-name="P2"><text:span text:style-name="Police_20_par_20_défaut"><text:span text:style-name="T40"><text:s text:c="3"/>scope</text:span></text:span></text:p>
      <text:p text:style-name="P2"><text:span text:style-name="Police_20_par_20_défaut"><text:span text:style-name="T40"><text:s text:c="9"/>OPTIONAL. <text:s/>The scope of the access request as described by</text:span></text:span></text:p>
      <text:p text:style-name="P2"><text:span text:style-name="Police_20_par_20_défaut"><text:span text:style-name="T40"><text:s text:c="9"/>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38">Section 3.3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If the client type is confidential or the client was issued client</text:span></text:span></text:p>
      <text:p text:style-name="P2"><text:span text:style-name="Police_20_par_20_défaut"><text:span text:style-name="T40"><text:s text:c="3"/>credentials (or assigned other authentication requirements), the</text:span></text:span></text:p>
      <text:p text:style-name="P2"><text:span text:style-name="Police_20_par_20_défaut"><text:span text:style-name="T40"><text:s text:c="3"/>client MUST authenticate with the authorization server as described</text:span></text:span></text:p>
      <text:p text:style-name="P2"><text:span text:style-name="Police_20_par_20_défaut"><text:span text:style-name="T40"><text:s text:c="3"/>in </text:span></text:span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38">Section 3.2.1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For example, the client makes the following HTTP request using</text:span></text:span></text:p>
      <text:p text:style-name="P2"><text:span text:style-name="Police_20_par_20_défaut"><text:span text:style-name="T40"><text:s text:c="3"/>transport-layer security (with extra line breaks for display purposes</text:span></text:span></text:p>
      <text:p text:style-name="P2"><text:span text:style-name="Police_20_par_20_défaut"><text:span text:style-name="T40"><text:s text:c="3"/>only):</text:span></text:span></text:p>
      <text:p text:style-name="P10"/>
      <text:p text:style-name="P2"><text:span text:style-name="Police_20_par_20_défaut"><text:span text:style-name="T40"><text:s text:c="5"/>POST /token HTTP/1.1</text:span></text:span></text:p>
      <text:p text:style-name="P2"><text:span text:style-name="Police_20_par_20_défaut"><text:span text:style-name="T40"><text:s text:c="5"/>Host: server.example.com</text:span></text:span></text:p>
      <text:p text:style-name="P2"><text:span text:style-name="Police_20_par_20_défaut"><text:span text:style-name="T40"><text:s text:c="5"/>Authorization: Basic czZCaGRSa3F0MzpnWDFmQmF0M2JW</text:span></text:span></text:p>
      <text:p text:style-name="P2"><text:span text:style-name="Police_20_par_20_défaut"><text:span text:style-name="T40"><text:s text:c="5"/>Content-Type: application/x-www-form-urlencoded</text:span></text:span></text:p>
      <text:p text:style-name="P10"/>
      <text:p text:style-name="P2"><text:span text:style-name="Police_20_par_20_défaut"><text:span text:style-name="T40"><text:s text:c="5"/>grant_type=password&amp;username=johndoe&amp;password=A3ddj3w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39]</text:span></text:span></text:p>
      <text:p text:style-name="P11"/>
      <text:p text:style-name="P2"><text:bookmark-start text:name="page-40"/><text:a xlink:type="simple" xlink:href="#page-40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3"/>The authorization server MUST:</text:span></text:span></text:p>
      <text:p text:style-name="P10"/>
      <text:p text:style-name="P2"><text:span text:style-name="Police_20_par_20_défaut"><text:span text:style-name="T40"><text:s text:c="3"/>o <text:s/>require client authentication for confidential clients or for any</text:span></text:span></text:p>
      <text:p text:style-name="P2"><text:span text:style-name="Police_20_par_20_défaut"><text:span text:style-name="T40"><text:s text:c="6"/>client that was issued client credentials (or with other</text:span></text:span></text:p>
      <text:p text:style-name="P2"><text:span text:style-name="Police_20_par_20_défaut"><text:span text:style-name="T40"><text:s text:c="6"/>authentication requirements),</text:span></text:span></text:p>
      <text:p text:style-name="P10"/>
      <text:p text:style-name="P2"><text:span text:style-name="Police_20_par_20_défaut"><text:span text:style-name="T40"><text:s text:c="3"/>o <text:s/>authenticate the client if client authentication is included, and</text:span></text:span></text:p>
      <text:p text:style-name="P10"/>
      <text:p text:style-name="P2"><text:span text:style-name="Police_20_par_20_défaut"><text:span text:style-name="T40"><text:s text:c="3"/>o <text:s/>validate the resource owner password credentials using its</text:span></text:span></text:p>
      <text:p text:style-name="P2"><text:span text:style-name="Police_20_par_20_défaut"><text:span text:style-name="T40"><text:s text:c="6"/>existing password validation algorithm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8">Since this access token request utilizes the resource owner's</text:span></text:span></text:p>
      <text:p text:style-name="P2"><text:span text:style-name="Police_20_par_20_défaut"><text:span text:style-name="T48"><text:s text:c="3"/>password, the authorization server MUST protect the endpoint against</text:span></text:span></text:p>
      <text:p text:style-name="P2"><text:span text:style-name="Police_20_par_20_défaut"><text:span text:style-name="T48"><text:s text:c="3"/>brute force attacks (e.g., using rate-limitation or generating</text:span></text:span></text:p>
      <text:p text:style-name="P2"><text:span text:style-name="Police_20_par_20_défaut"><text:span text:style-name="T48"><text:s text:c="3"/>alerts).</text:span></text:span></text:p>
      <text:p text:style-name="P18"><text:soft-page-break/></text:p>
      <text:p text:style-name="P32"><text:bookmark-start text:name="section-4.3.3"/><text:a xlink:type="simple" xlink:href="#section-4.3.3" office:target-frame-name="_top" xlink:show="replace" text:style-name="Internet_20_link" text:visited-style-name="Visited_20_Internet_20_Link"><text:span text:style-name="Police_20_par_20_défaut"><text:span text:style-name="T37">4.3.3</text:span></text:span></text:a><text:bookmark-end text:name="section-4.3.3"/><text:span text:style-name="Police_20_par_20_défaut"><text:span text:style-name="T39">. <text:s/>Access Token Response</text:span></text:span></text:p>
      <text:p text:style-name="P10"/>
      <text:p text:style-name="P10"/>
      <text:p text:style-name="P2"><text:span text:style-name="Police_20_par_20_défaut"><text:span text:style-name="T40"><text:s text:c="3"/>If the access token request is valid and authorized, the</text:span></text:span></text:p>
      <text:p text:style-name="P2"><text:span text:style-name="Police_20_par_20_défaut"><text:span text:style-name="T40"><text:s text:c="3"/>authorization server issues an access token and optional refresh</text:span></text:span></text:p>
      <text:p text:style-name="P2"><text:span text:style-name="Police_20_par_20_défaut"><text:span text:style-name="T40"><text:s text:c="3"/>token as described in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38">Section 5.1</text:span></text:span></text:a><text:span text:style-name="Police_20_par_20_défaut"><text:span text:style-name="T40">. <text:s/>If the request failed client</text:span></text:span></text:p>
      <text:p text:style-name="P2"><text:span text:style-name="Police_20_par_20_défaut"><text:span text:style-name="T40"><text:s text:c="3"/>authentication or is invalid, the authorization server returns an</text:span></text:span></text:p>
      <text:p text:style-name="P2"><text:span text:style-name="Police_20_par_20_défaut"><text:span text:style-name="T40"><text:s text:c="3"/>error response as described in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38">Section 5.2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An example successful response:</text:span></text:span></text:p>
      <text:p text:style-name="P10"/>
      <text:p text:style-name="P2"><text:span text:style-name="Police_20_par_20_défaut"><text:span text:style-name="T40"><text:s text:c="5"/>HTTP/1.1 200 OK</text:span></text:span></text:p>
      <text:p text:style-name="P2"><text:span text:style-name="Police_20_par_20_défaut"><text:span text:style-name="T40"><text:s text:c="5"/>Content-Type: application/json;charset=UTF-8</text:span></text:span></text:p>
      <text:p text:style-name="P2"><text:span text:style-name="Police_20_par_20_défaut"><text:span text:style-name="T40"><text:s text:c="5"/>Cache-Control: no-store</text:span></text:span></text:p>
      <text:p text:style-name="P2"><text:span text:style-name="Police_20_par_20_défaut"><text:span text:style-name="T40"><text:s text:c="5"/>Pragma: no-cache</text:span></text:span></text:p>
      <text:p text:style-name="P10"/>
      <text:p text:style-name="P2"><text:span text:style-name="Police_20_par_20_défaut"><text:span text:style-name="T40"><text:s text:c="5"/>{</text:span></text:span></text:p>
      <text:p text:style-name="P2"><text:span text:style-name="Police_20_par_20_défaut"><text:span text:style-name="T40"><text:s text:c="7"/>"access_token":"2YotnFZFEjr1zCsicMWpAA",</text:span></text:span></text:p>
      <text:p text:style-name="P2"><text:span text:style-name="Police_20_par_20_défaut"><text:span text:style-name="T40"><text:s text:c="7"/>"token_type":"example",</text:span></text:span></text:p>
      <text:p text:style-name="P2"><text:span text:style-name="Police_20_par_20_défaut"><text:span text:style-name="T40"><text:s text:c="7"/>"expires_in":3600,</text:span></text:span></text:p>
      <text:p text:style-name="P2"><text:span text:style-name="Police_20_par_20_défaut"><text:span text:style-name="T40"><text:s text:c="7"/>"refresh_token":"tGzv3JOkF0XG5Qx2TlKWIA",</text:span></text:span></text:p>
      <text:p text:style-name="P2"><text:span text:style-name="Police_20_par_20_défaut"><text:span text:style-name="T40"><text:s text:c="7"/>"example_parameter":"example_value"</text:span></text:span></text:p>
      <text:p text:style-name="P2"><text:span text:style-name="Police_20_par_20_défaut"><text:span text:style-name="T40"><text:s text:c="5"/>}</text:span></text:span></text:p>
      <text:p text:style-name="P4"/>
      <text:p text:style-name="P32"><text:bookmark-start text:name="section-4.4"/><text:a xlink:type="simple" xlink:href="#section-4.4" office:target-frame-name="_top" xlink:show="replace" text:style-name="Internet_20_link" text:visited-style-name="Visited_20_Internet_20_Link"><text:span text:style-name="Police_20_par_20_défaut"><text:span text:style-name="T52">4.4</text:span></text:span></text:a><text:bookmark-end text:name="section-4.4"/><text:span text:style-name="Police_20_par_20_défaut"><text:span text:style-name="T54">. <text:s/>Client Credentials Grant</text:span></text:span></text:p>
      <text:p text:style-name="P23"/>
      <text:p text:style-name="P23"/>
      <text:p text:style-name="P2"><text:span text:style-name="Police_20_par_20_défaut"><text:span text:style-name="T55"><text:s text:c="3"/>The client can request an access token using only its client</text:span></text:span></text:p>
      <text:p text:style-name="P2"><text:span text:style-name="Police_20_par_20_défaut"><text:span text:style-name="T55"><text:s text:c="3"/>credentials (or other supported means of authentication) when the</text:span></text:span></text:p>
      <text:p text:style-name="P2"><text:span text:style-name="Police_20_par_20_défaut"><text:span text:style-name="T55"><text:s text:c="3"/>client is requesting access to the protected resources under its</text:span></text:span></text:p>
      <text:p text:style-name="P2"><text:span text:style-name="Police_20_par_20_défaut"><text:span text:style-name="T55"><text:s text:c="3"/>control, or those of another resource owner that have been previously</text:span></text:span></text:p>
      <text:p text:style-name="P2"><text:span text:style-name="Police_20_par_20_défaut"><text:span text:style-name="T55"><text:s text:c="3"/>arranged with the authorization server (the method of which is beyond</text:span></text:span></text:p>
      <text:p text:style-name="P2"><text:span text:style-name="Police_20_par_20_défaut"><text:span text:style-name="T55"><text:s text:c="3"/>the scope of this specification).</text:span></text:span></text:p>
      <text:p text:style-name="P23"/>
      <text:p text:style-name="P23"/>
      <text:p text:style-name="P23"/>
      <text:p text:style-name="P23"/>
      <text:p text:style-name="P2"><text:span text:style-name="Police_20_par_20_défaut"><text:span text:style-name="T55">Hardt <text:s text:c="23"/>Standards Track <text:s text:c="18"/>[Page 40]</text:span></text:span></text:p>
      <text:p text:style-name="P24"/>
      <text:p text:style-name="P2"><text:bookmark-start text:name="page-41"/><text:a xlink:type="simple" xlink:href="#page-41" office:target-frame-name="_top" xlink:show="replace" text:style-name="Internet_20_link" text:visited-style-name="Visited_20_Internet_20_Link"><text:span text:style-name="Police_20_par_20_défaut"><text:span text:style-name="T53"><text:s/></text:span></text:span></text:a><text:bookmark-end text:name="page-4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53">RFC 6749</text:span></text:span></text:a><text:span text:style-name="Police_20_par_20_défaut"><text:span text:style-name="T55"> <text:s text:c="23"/>OAuth 2.0 <text:s text:c="18"/>October 2012</text:span></text:span></text:p>
      <text:p text:style-name="P23"/>
      <text:p text:style-name="P23"/>
      <text:p text:style-name="P2"><text:span text:style-name="Police_20_par_20_défaut"><text:span text:style-name="T55"><text:s text:c="3"/>The client credentials grant type MUST only be used by confidential</text:span></text:span></text:p>
      <text:p text:style-name="P2"><text:span text:style-name="Police_20_par_20_défaut"><text:span text:style-name="T55"><text:s text:c="3"/>clients.</text:span></text:span></text:p>
      <text:p text:style-name="P23"/>
      <text:p text:style-name="P2"><text:span text:style-name="Police_20_par_20_défaut"><text:span text:style-name="T55"><text:s text:c="5"/>+---------+ <text:s text:c="33"/>+---------------+</text:span></text:span></text:p>
      <text:p text:style-name="P2"><text:span text:style-name="Police_20_par_20_défaut"><text:span text:style-name="T55"><text:s text:c="5"/>| <text:s text:c="8"/>| <text:s text:c="33"/>| <text:s text:c="14"/>|</text:span></text:span></text:p>
      <text:p text:style-name="P2"><text:span text:style-name="Police_20_par_20_défaut"><text:span text:style-name="T55"><text:s text:c="5"/>| <text:s text:c="8"/>|&gt;--(A)- Client Authentication ---&gt;| Authorization |</text:span></text:span></text:p>
      <text:p text:style-name="P2"><text:span text:style-name="Police_20_par_20_défaut"><text:span text:style-name="T55"><text:s text:c="5"/>| Client <text:s/>| <text:s text:c="33"/>| <text:s text:c="4"/>Server <text:s text:c="3"/>|</text:span></text:span></text:p>
      <text:p text:style-name="P2"><text:span text:style-name="Police_20_par_20_défaut"><text:span text:style-name="T55"><text:s text:c="5"/>| <text:s text:c="8"/>|&lt;--(B)---- Access Token ---------&lt;| <text:s text:c="14"/>|</text:span></text:span></text:p>
      <text:p text:style-name="P2"><text:span text:style-name="Police_20_par_20_défaut"><text:span text:style-name="T55"><text:s text:c="5"/>| <text:s text:c="8"/>| <text:s text:c="33"/>| <text:s text:c="14"/>|</text:span></text:span></text:p>
      <text:p text:style-name="P2"><text:span text:style-name="Police_20_par_20_défaut"><text:span text:style-name="T55"><text:s text:c="5"/>+---------+ <text:s text:c="33"/>+---------------+</text:span></text:span></text:p>
      <text:p text:style-name="P23"/>
      <text:p text:style-name="P2"><text:span text:style-name="Police_20_par_20_défaut"><text:span text:style-name="T55"><text:s text:c="21"/>Figure 6: Client Credentials Flow</text:span></text:span></text:p>
      <text:p text:style-name="P23"/>
      <text:p text:style-name="P2"><text:span text:style-name="Police_20_par_20_défaut"><text:span text:style-name="T55"><text:s text:c="3"/>The flow illustrated in Figure 6 includes the following steps:</text:span></text:span></text:p>
      <text:p text:style-name="P23"/>
      <text:p text:style-name="P2"><text:soft-page-break/><text:span text:style-name="Police_20_par_20_défaut"><text:span text:style-name="T55"><text:s text:c="3"/>(A) <text:s/>The client authenticates with the authorization server and</text:span></text:span></text:p>
      <text:p text:style-name="P2"><text:span text:style-name="Police_20_par_20_défaut"><text:span text:style-name="T55"><text:s text:c="8"/>requests an access token from the token endpoint.</text:span></text:span></text:p>
      <text:p text:style-name="P23"/>
      <text:p text:style-name="P2"><text:span text:style-name="Police_20_par_20_défaut"><text:span text:style-name="T55"><text:s text:c="3"/>(B) <text:s/>The authorization server authenticates the client, and if valid,</text:span></text:span></text:p>
      <text:p text:style-name="P2"><text:span text:style-name="Police_20_par_20_défaut"><text:span text:style-name="T55"><text:s text:c="8"/>issues an access token.</text:span></text:span></text:p>
      <text:p text:style-name="P23"/>
      <text:p text:style-name="P32"><text:bookmark-start text:name="section-4.4.1"/><text:a xlink:type="simple" xlink:href="#section-4.4.1" office:target-frame-name="_top" xlink:show="replace" text:style-name="Internet_20_link" text:visited-style-name="Visited_20_Internet_20_Link"><text:span text:style-name="Police_20_par_20_défaut"><text:span text:style-name="T52">4.4.1</text:span></text:span></text:a><text:bookmark-end text:name="section-4.4.1"/><text:span text:style-name="Police_20_par_20_défaut"><text:span text:style-name="T54">. <text:s/>Authorization Request and Response</text:span></text:span></text:p>
      <text:p text:style-name="P23"/>
      <text:p text:style-name="P23"/>
      <text:p text:style-name="P2"><text:span text:style-name="Police_20_par_20_défaut"><text:span text:style-name="T55"><text:s text:c="3"/>Since the client authentication is used as the authorization grant,</text:span></text:span></text:p>
      <text:p text:style-name="P2"><text:span text:style-name="Police_20_par_20_défaut"><text:span text:style-name="T55"><text:s text:c="3"/>no additional authorization request is needed.</text:span></text:span></text:p>
      <text:p text:style-name="P23"/>
      <text:p text:style-name="P32"><text:bookmark-start text:name="section-4.4.2"/><text:a xlink:type="simple" xlink:href="#section-4.4.2" office:target-frame-name="_top" xlink:show="replace" text:style-name="Internet_20_link" text:visited-style-name="Visited_20_Internet_20_Link"><text:span text:style-name="Police_20_par_20_défaut"><text:span text:style-name="T37">4.4.2</text:span></text:span></text:a><text:bookmark-end text:name="section-4.4.2"/><text:span text:style-name="Police_20_par_20_défaut"><text:span text:style-name="T39">. <text:s/>Access Token Request</text:span></text:span></text:p>
      <text:p text:style-name="P10"/>
      <text:p text:style-name="P10"/>
      <text:p text:style-name="P2"><text:span text:style-name="Police_20_par_20_défaut"><text:span text:style-name="T40"><text:s text:c="3"/>The client makes a request to the token endpoint by adding the</text:span></text:span></text:p>
      <text:p text:style-name="P2"><text:span text:style-name="Police_20_par_20_défaut"><text:span text:style-name="T40"><text:s text:c="3"/>following parameters using the "application/x-www-form-urlencoded"</text:span></text:span></text:p>
      <text:p text:style-name="P2"><text:span text:style-name="Police_20_par_20_défaut"><text:span text:style-name="T40"><text:s text:c="3"/>format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38">Appendix B</text:span></text:span></text:a><text:span text:style-name="Police_20_par_20_défaut"><text:span text:style-name="T40"> with a character encoding of UTF-8 in the HTTP</text:span></text:span></text:p>
      <text:p text:style-name="P2"><text:span text:style-name="Police_20_par_20_défaut"><text:span text:style-name="T40"><text:s text:c="3"/>request entity-body:</text:span></text:span></text:p>
      <text:p text:style-name="P10"/>
      <text:p text:style-name="P2"><text:span text:style-name="Police_20_par_20_défaut"><text:span text:style-name="T40"><text:s text:c="3"/>grant_type</text:span></text:span></text:p>
      <text:p text:style-name="P2"><text:span text:style-name="Police_20_par_20_défaut"><text:span text:style-name="T40"><text:s text:c="9"/>REQUIRED. <text:s/>Value MUST be set to "client_credentials".</text:span></text:span></text:p>
      <text:p text:style-name="P10"/>
      <text:p text:style-name="P2"><text:span text:style-name="Police_20_par_20_défaut"><text:span text:style-name="T40"><text:s text:c="3"/>scope</text:span></text:span></text:p>
      <text:p text:style-name="P2"><text:span text:style-name="Police_20_par_20_défaut"><text:span text:style-name="T40"><text:s text:c="9"/>OPTIONAL. <text:s/>The scope of the access request as described by</text:span></text:span></text:p>
      <text:p text:style-name="P2"><text:span text:style-name="Police_20_par_20_défaut"><text:span text:style-name="T40"><text:s text:c="9"/>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38">Section 3.3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The client MUST authenticate with the authorization server as</text:span></text:span></text:p>
      <text:p text:style-name="P2"><text:span text:style-name="Police_20_par_20_défaut"><text:span text:style-name="T40"><text:s text:c="3"/>described in </text:span></text:span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38">Section 3.2.1</text:span></text:span></text:a><text:span text:style-name="Police_20_par_20_défaut"><text:span text:style-name="T40">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41]</text:span></text:span></text:p>
      <text:p text:style-name="P11"/>
      <text:p text:style-name="P2"><text:bookmark-start text:name="page-42"/><text:a xlink:type="simple" xlink:href="#page-42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3"/>For example, the client makes the following HTTP request using</text:span></text:span></text:p>
      <text:p text:style-name="P2"><text:span text:style-name="Police_20_par_20_défaut"><text:span text:style-name="T40"><text:s text:c="3"/>transport-layer security (with extra line breaks for display purposes</text:span></text:span></text:p>
      <text:p text:style-name="P2"><text:span text:style-name="Police_20_par_20_défaut"><text:span text:style-name="T40"><text:s text:c="3"/>only):</text:span></text:span></text:p>
      <text:p text:style-name="P10"/>
      <text:p text:style-name="P2"><text:span text:style-name="Police_20_par_20_défaut"><text:span text:style-name="T40"><text:s text:c="5"/>POST /token HTTP/1.1</text:span></text:span></text:p>
      <text:p text:style-name="P2"><text:span text:style-name="Police_20_par_20_défaut"><text:span text:style-name="T40"><text:s text:c="5"/>Host: server.example.com</text:span></text:span></text:p>
      <text:p text:style-name="P2"><text:span text:style-name="Police_20_par_20_défaut"><text:span text:style-name="T40"><text:s text:c="5"/>Authorization: Basic czZCaGRSa3F0MzpnWDFmQmF0M2JW</text:span></text:span></text:p>
      <text:p text:style-name="P2"><text:span text:style-name="Police_20_par_20_défaut"><text:span text:style-name="T40"><text:s text:c="5"/>Content-Type: application/x-www-form-urlencoded</text:span></text:span></text:p>
      <text:p text:style-name="P10"/>
      <text:p text:style-name="P2"><text:span text:style-name="Police_20_par_20_défaut"><text:span text:style-name="T40"><text:s text:c="5"/>grant_type=client_credentials</text:span></text:span></text:p>
      <text:p text:style-name="P10"/>
      <text:p text:style-name="P2"><text:span text:style-name="Police_20_par_20_défaut"><text:span text:style-name="T40"><text:s text:c="3"/>The authorization server MUST authenticate the client.</text:span></text:span></text:p>
      <text:p text:style-name="P10"/>
      <text:p text:style-name="P32"><text:bookmark-start text:name="section-4.4.3"/><text:a xlink:type="simple" xlink:href="#section-4.4.3" office:target-frame-name="_top" xlink:show="replace" text:style-name="Internet_20_link" text:visited-style-name="Visited_20_Internet_20_Link"><text:span text:style-name="Police_20_par_20_défaut"><text:span text:style-name="T37">4.4.3</text:span></text:span></text:a><text:bookmark-end text:name="section-4.4.3"/><text:span text:style-name="Police_20_par_20_défaut"><text:span text:style-name="T39">. <text:s/>Access Token Response</text:span></text:span></text:p>
      <text:p text:style-name="P10"><text:soft-page-break/></text:p>
      <text:p text:style-name="P10"/>
      <text:p text:style-name="P2"><text:span text:style-name="Police_20_par_20_défaut"><text:span text:style-name="T40"><text:s text:c="3"/>If the access token request is valid and authorized, the</text:span></text:span></text:p>
      <text:p text:style-name="P2"><text:span text:style-name="Police_20_par_20_défaut"><text:span text:style-name="T40"><text:s text:c="3"/>authorization server issues an access token as described in</text:span></text:span></text:p>
      <text:p text:style-name="P2"><text:span text:style-name="Police_20_par_20_défaut"><text:span text:style-name="T40"><text:s text:c="3"/>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38">Section 5.1</text:span></text:span></text:a><text:span text:style-name="Police_20_par_20_défaut"><text:span text:style-name="T40">. <text:s/>A refresh toke</text:span></text:span><text:span text:style-name="Police_20_par_20_défaut"><text:span text:style-name="T77">n SHOULD NOT be included (is not included).</text:span></text:span><text:span text:style-name="Police_20_par_20_défaut"><text:span text:style-name="T40"> <text:s/>If the request</text:span></text:span></text:p>
      <text:p text:style-name="P2"><text:span text:style-name="Police_20_par_20_défaut"><text:span text:style-name="T40"><text:s text:c="3"/>failed client authentication or is invalid, the authorization server</text:span></text:span></text:p>
      <text:p text:style-name="P2"><text:span text:style-name="Police_20_par_20_défaut"><text:span text:style-name="T40"><text:s text:c="3"/>returns an error response as described in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38">Section 5.2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An example successful response:</text:span></text:span></text:p>
      <text:p text:style-name="P10"/>
      <text:p text:style-name="P2"><text:span text:style-name="Police_20_par_20_défaut"><text:span text:style-name="T40"><text:s text:c="5"/>HTTP/1.1 200 OK</text:span></text:span></text:p>
      <text:p text:style-name="P2"><text:span text:style-name="Police_20_par_20_défaut"><text:span text:style-name="T40"><text:s text:c="5"/>Content-Type: application/json;charset=UTF-8</text:span></text:span></text:p>
      <text:p text:style-name="P2"><text:span text:style-name="Police_20_par_20_défaut"><text:span text:style-name="T40"><text:s text:c="5"/>Cache-Control: no-store</text:span></text:span></text:p>
      <text:p text:style-name="P2"><text:span text:style-name="Police_20_par_20_défaut"><text:span text:style-name="T40"><text:s text:c="5"/>Pragma: no-cache</text:span></text:span></text:p>
      <text:p text:style-name="P10"/>
      <text:p text:style-name="P2"><text:span text:style-name="Police_20_par_20_défaut"><text:span text:style-name="T40"><text:s text:c="5"/>{</text:span></text:span></text:p>
      <text:p text:style-name="P2"><text:span text:style-name="Police_20_par_20_défaut"><text:span text:style-name="T40"><text:s text:c="7"/>"access_token":"2YotnFZFEjr1zCsicMWpAA",</text:span></text:span></text:p>
      <text:p text:style-name="P2"><text:span text:style-name="Police_20_par_20_défaut"><text:span text:style-name="T40"><text:s text:c="7"/>"token_type":"example",</text:span></text:span></text:p>
      <text:p text:style-name="P2"><text:span text:style-name="Police_20_par_20_défaut"><text:span text:style-name="T40"><text:s text:c="7"/>"expires_in":3600,</text:span></text:span></text:p>
      <text:p text:style-name="P2"><text:span text:style-name="Police_20_par_20_défaut"><text:span text:style-name="T40"><text:s text:c="7"/>"example_parameter":"example_value"</text:span></text:span></text:p>
      <text:p text:style-name="P2"><text:span text:style-name="Police_20_par_20_défaut"><text:span text:style-name="T40"><text:s text:c="5"/>}</text:span></text:span></text:p>
      <text:p text:style-name="P10"/>
      <text:p text:style-name="P32"><text:bookmark-start text:name="section-4.5"/><text:a xlink:type="simple" xlink:href="#section-4.5" office:target-frame-name="_top" xlink:show="replace" text:style-name="Internet_20_link" text:visited-style-name="Visited_20_Internet_20_Link"><text:span text:style-name="Police_20_par_20_défaut"><text:span text:style-name="T37">4.5</text:span></text:span></text:a><text:bookmark-end text:name="section-4.5"/><text:span text:style-name="Police_20_par_20_défaut"><text:span text:style-name="T39">. <text:s/>Extension Grants</text:span></text:span></text:p>
      <text:p text:style-name="P10"/>
      <text:p text:style-name="P10"/>
      <text:p text:style-name="P2"><text:span text:style-name="Police_20_par_20_défaut"><text:span text:style-name="T40"><text:s text:c="3"/>The client uses an extension grant type by specifying the grant type</text:span></text:span></text:p>
      <text:p text:style-name="P2"><text:span text:style-name="Police_20_par_20_défaut"><text:span text:style-name="T40"><text:s text:c="3"/>using an absolute URI (defined by the authorization server) as the</text:span></text:span></text:p>
      <text:p text:style-name="P2"><text:span text:style-name="Police_20_par_20_défaut"><text:span text:style-name="T40"><text:s text:c="3"/>value of the "grant_type" parameter of the token endpoint, and by</text:span></text:span></text:p>
      <text:p text:style-name="P2"><text:span text:style-name="Police_20_par_20_défaut"><text:span text:style-name="T40"><text:s text:c="3"/>adding any additional parameters necessary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42]</text:span></text:span></text:p>
      <text:p text:style-name="P11"/>
      <text:p text:style-name="P2"><text:bookmark-start text:name="page-43"/><text:a xlink:type="simple" xlink:href="#page-43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3"/>For example, to request an access token using a Security Assertion</text:span></text:span></text:p>
      <text:p text:style-name="P2"><text:span text:style-name="Police_20_par_20_défaut"><text:span text:style-name="T40"><text:s text:c="3"/>Markup Language (SAML) 2.0 assertion grant type as defined by</text:span></text:span></text:p>
      <text:p text:style-name="P2"><text:span text:style-name="Police_20_par_20_défaut"><text:span text:style-name="T40"><text:s text:c="3"/>[</text:span></text:span><text:a xlink:type="simple" xlink:href="#ref-OAuth-SAML2" office:target-frame-name="_top" xlink:show="replace" text:style-name="Internet_20_link" text:visited-style-name="Visited_20_Internet_20_Link"><text:span text:style-name="Police_20_par_20_défaut"><text:span text:style-name="T38">OAuth-SAML2</text:span></text:span></text:a><text:span text:style-name="Police_20_par_20_défaut"><text:span text:style-name="T40">], the client could make the following HTTP request using</text:span></text:span></text:p>
      <text:p text:style-name="P2"><text:span text:style-name="Police_20_par_20_défaut"><text:span text:style-name="T40"><text:s text:c="3"/>TLS (with extra line breaks for display purposes only):</text:span></text:span></text:p>
      <text:p text:style-name="P10"/>
      <text:p text:style-name="P2"><text:span text:style-name="Police_20_par_20_défaut"><text:span text:style-name="T40"><text:s text:c="5"/>POST /token HTTP/1.1</text:span></text:span></text:p>
      <text:p text:style-name="P2"><text:span text:style-name="Police_20_par_20_défaut"><text:span text:style-name="T40"><text:s text:c="5"/>Host: server.example.com</text:span></text:span></text:p>
      <text:p text:style-name="P2"><text:span text:style-name="Police_20_par_20_défaut"><text:span text:style-name="T40"><text:s text:c="5"/>Content-Type: application/x-www-form-urlencoded</text:span></text:span></text:p>
      <text:p text:style-name="P10"/>
      <text:p text:style-name="P2"><text:span text:style-name="Police_20_par_20_défaut"><text:span text:style-name="T40"><text:s text:c="5"/>grant_type=urn%3Aietf%3Aparams%3Aoauth%3Agrant-type%3Asaml2-</text:span></text:span></text:p>
      <text:p text:style-name="P2"><text:span text:style-name="Police_20_par_20_défaut"><text:span text:style-name="T40"><text:s text:c="5"/>bearer&amp;assertion=PEFzc2VydGlvbiBJc3N1ZUluc3RhbnQ9IjIwMTEtMDU</text:span></text:span></text:p>
      <text:p text:style-name="P2"><text:span text:style-name="Police_20_par_20_défaut"><text:span text:style-name="T40"><text:s text:c="5"/>[...omitted for brevity...]aG5TdGF0ZW1lbnQ-PC9Bc3NlcnRpb24-</text:span></text:span></text:p>
      <text:p text:style-name="P10"/>
      <text:p text:style-name="P2"><text:span text:style-name="Police_20_par_20_défaut"><text:span text:style-name="T40"><text:s text:c="3"/>If the access token request is valid and authorized, the</text:span></text:span></text:p>
      <text:p text:style-name="P2"><text:soft-page-break/><text:span text:style-name="Police_20_par_20_défaut"><text:span text:style-name="T40"><text:s text:c="3"/>authorization server issues an access token and optional refresh</text:span></text:span></text:p>
      <text:p text:style-name="P2"><text:span text:style-name="Police_20_par_20_défaut"><text:span text:style-name="T40"><text:s text:c="3"/>token as described in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38">Section 5.1</text:span></text:span></text:a><text:span text:style-name="Police_20_par_20_défaut"><text:span text:style-name="T40">. <text:s/>If the request failed client</text:span></text:span></text:p>
      <text:p text:style-name="P2"><text:span text:style-name="Police_20_par_20_défaut"><text:span text:style-name="T40"><text:s text:c="3"/>authentication or is invalid, the authorization server returns an</text:span></text:span></text:p>
      <text:p text:style-name="P2"><text:span text:style-name="Police_20_par_20_défaut"><text:span text:style-name="T40"><text:s text:c="3"/>error response as described in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38">Section 5.2</text:span></text:span></text:a><text:span text:style-name="Police_20_par_20_défaut"><text:span text:style-name="T40">.</text:span></text:span></text:p>
      <text:p text:style-name="P10"/>
      <text:p text:style-name="P32"><text:bookmark-start text:name="section-5"/><text:a xlink:type="simple" xlink:href="#section-5" office:target-frame-name="_top" xlink:show="replace" text:style-name="Internet_20_link" text:visited-style-name="Visited_20_Internet_20_Link"><text:span text:style-name="Police_20_par_20_défaut"><text:span text:style-name="T37">5</text:span></text:span></text:a><text:bookmark-end text:name="section-5"/><text:span text:style-name="Police_20_par_20_défaut"><text:span text:style-name="T39">. <text:s/>Issuing an Access Token</text:span></text:span></text:p>
      <text:p text:style-name="P10"/>
      <text:p text:style-name="P10"/>
      <text:p text:style-name="P2"><text:span text:style-name="Police_20_par_20_défaut"><text:span text:style-name="T40"><text:s text:c="3"/>If the access token request is valid and authorized, the</text:span></text:span></text:p>
      <text:p text:style-name="P2"><text:span text:style-name="Police_20_par_20_défaut"><text:span text:style-name="T40"><text:s text:c="3"/>authorization server issues an access token and optional refresh</text:span></text:span></text:p>
      <text:p text:style-name="P2"><text:span text:style-name="Police_20_par_20_défaut"><text:span text:style-name="T40"><text:s text:c="3"/>token as described in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38">Section 5.1</text:span></text:span></text:a><text:span text:style-name="Police_20_par_20_défaut"><text:span text:style-name="T40">. <text:s/>If the request failed client</text:span></text:span></text:p>
      <text:p text:style-name="P2"><text:span text:style-name="Police_20_par_20_défaut"><text:span text:style-name="T40"><text:s text:c="3"/>authentication or is invalid, the authorization server returns an</text:span></text:span></text:p>
      <text:p text:style-name="P2"><text:span text:style-name="Police_20_par_20_défaut"><text:span text:style-name="T40"><text:s text:c="3"/>error response as described in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38">Section 5.2</text:span></text:span></text:a><text:span text:style-name="Police_20_par_20_défaut"><text:span text:style-name="T40">.</text:span></text:span></text:p>
      <text:p text:style-name="P10"/>
      <text:p text:style-name="P32"><text:bookmark-start text:name="section-5.1"/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37">5.1</text:span></text:span></text:a><text:bookmark-end text:name="section-5.1"/><text:span text:style-name="Police_20_par_20_défaut"><text:span text:style-name="T39">. <text:s/>Successful Response</text:span></text:span></text:p>
      <text:p text:style-name="P10"/>
      <text:p text:style-name="P10"/>
      <text:p text:style-name="P2"><text:span text:style-name="Police_20_par_20_défaut"><text:span text:style-name="T40"><text:s text:c="3"/>The authorization server issues an access token and optional refresh</text:span></text:span></text:p>
      <text:p text:style-name="P2"><text:span text:style-name="Police_20_par_20_défaut"><text:span text:style-name="T40"><text:s text:c="3"/>token, and constructs the response by adding the following parameters</text:span></text:span></text:p>
      <text:p text:style-name="P2"><text:span text:style-name="Police_20_par_20_défaut"><text:span text:style-name="T40"><text:s text:c="3"/>to the entity-body of the HTTP response with a 200 (OK) status code:</text:span></text:span></text:p>
      <text:p text:style-name="P10"/>
      <text:p text:style-name="P2"><text:span text:style-name="Police_20_par_20_défaut"><text:span text:style-name="T40"><text:s text:c="3"/>access_token</text:span></text:span></text:p>
      <text:p text:style-name="P2"><text:span text:style-name="Police_20_par_20_défaut"><text:span text:style-name="T40"><text:s text:c="9"/>REQUIRED. <text:s/>The access token issued by the authorization server.</text:span></text:span></text:p>
      <text:p text:style-name="P10"/>
      <text:p text:style-name="P2"><text:span text:style-name="Police_20_par_20_défaut"><text:span text:style-name="T40"><text:s text:c="3"/>token_type</text:span></text:span></text:p>
      <text:p text:style-name="P2"><text:span text:style-name="Police_20_par_20_défaut"><text:span text:style-name="T40"><text:s text:c="9"/>REQUIRED. <text:s/>The type of the token issued as described in</text:span></text:span></text:p>
      <text:p text:style-name="P2"><text:span text:style-name="Police_20_par_20_défaut"><text:span text:style-name="T40"><text:s text:c="9"/></text:span></text:span><text:a xlink:type="simple" xlink:href="#section-7.1" office:target-frame-name="_top" xlink:show="replace" text:style-name="Internet_20_link" text:visited-style-name="Visited_20_Internet_20_Link"><text:span text:style-name="Police_20_par_20_défaut"><text:span text:style-name="T38">Section 7.1</text:span></text:span></text:a><text:span text:style-name="Police_20_par_20_défaut"><text:span text:style-name="T40">. <text:s/>Value is case insensitive.</text:span></text:span></text:p>
      <text:p text:style-name="P10"/>
      <text:p text:style-name="P2"><text:span text:style-name="Police_20_par_20_défaut"><text:span text:style-name="T40"><text:s text:c="3"/>expires_in</text:span></text:span></text:p>
      <text:p text:style-name="P2"><text:span text:style-name="Police_20_par_20_défaut"><text:span text:style-name="T40"><text:s text:c="9"/>RECOMMENDED. <text:s/>The lifetime in seconds of the access token. <text:s/>For</text:span></text:span></text:p>
      <text:p text:style-name="P2"><text:span text:style-name="Police_20_par_20_défaut"><text:span text:style-name="T40"><text:s text:c="9"/>example, the value "3600" denotes that the access token will</text:span></text:span></text:p>
      <text:p text:style-name="P2"><text:span text:style-name="Police_20_par_20_défaut"><text:span text:style-name="T40"><text:s text:c="9"/>expire in one hour from the time the response was generated.</text:span></text:span></text:p>
      <text:p text:style-name="P2"><text:span text:style-name="Police_20_par_20_défaut"><text:span text:style-name="T40"><text:s text:c="9"/>If omitted, the authorization server SHOULD provide the</text:span></text:span></text:p>
      <text:p text:style-name="P2"><text:span text:style-name="Police_20_par_20_défaut"><text:span text:style-name="T40"><text:s text:c="9"/>expiration time via other means or document the default value.</text:span></text:span></text:p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43]</text:span></text:span></text:p>
      <text:p text:style-name="P11"/>
      <text:p text:style-name="P2"><text:bookmark-start text:name="page-44"/><text:a xlink:type="simple" xlink:href="#page-44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3"/>refresh_token</text:span></text:span></text:p>
      <text:p text:style-name="P2"><text:span text:style-name="Police_20_par_20_défaut"><text:span text:style-name="T40"><text:s text:c="9"/>OPTIONAL. <text:s/>The refresh token, which can be used to obtain new</text:span></text:span></text:p>
      <text:p text:style-name="P2"><text:span text:style-name="Police_20_par_20_défaut"><text:span text:style-name="T40"><text:s text:c="9"/>access tokens using the same authorization grant as described</text:span></text:span></text:p>
      <text:p text:style-name="P2"><text:span text:style-name="Police_20_par_20_défaut"><text:span text:style-name="T40"><text:s text:c="9"/>in </text:span></text:span><text:a xlink:type="simple" xlink:href="#section-6" office:target-frame-name="_top" xlink:show="replace" text:style-name="Internet_20_link" text:visited-style-name="Visited_20_Internet_20_Link"><text:span text:style-name="Police_20_par_20_défaut"><text:span text:style-name="T38">Section 6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scope</text:span></text:span></text:p>
      <text:p text:style-name="P2"><text:span text:style-name="Police_20_par_20_défaut"><text:span text:style-name="T40"><text:s text:c="9"/>OPTIONAL, if identical to the scope requested by the client;</text:span></text:span></text:p>
      <text:p text:style-name="P2"><text:span text:style-name="Police_20_par_20_défaut"><text:span text:style-name="T40"><text:s text:c="9"/>otherwise, REQUIRED. <text:s/>The scope of the access token as</text:span></text:span></text:p>
      <text:p text:style-name="P2"><text:span text:style-name="Police_20_par_20_défaut"><text:span text:style-name="T40"><text:s text:c="9"/>described by 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38">Section 3.3</text:span></text:span></text:a><text:span text:style-name="Police_20_par_20_défaut"><text:span text:style-name="T40">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0">The parameters are included in the entity-body of the HTTP response</text:span></text:span></text:p>
      <text:p text:style-name="P2"><text:span text:style-name="Police_20_par_20_défaut"><text:span text:style-name="T40"><text:s text:c="3"/>using the "application/json" media type as defined by [</text:span></text:span><text:a xlink:type="simple" xlink:href="https://tools.ietf.org/html/rfc4627" office:target-frame-name="_top" xlink:show="replace" text:style-name="Internet_20_link" text:visited-style-name="Visited_20_Internet_20_Link"><text:span text:style-name="Police_20_par_20_défaut"><text:span text:style-name="T38">RFC4627</text:span></text:span></text:a><text:span text:style-name="Police_20_par_20_défaut"><text:span text:style-name="T40">]. <text:s/>The</text:span></text:span></text:p>
      <text:p text:style-name="P2"><text:span text:style-name="Police_20_par_20_défaut"><text:span text:style-name="T40"><text:s text:c="3"/>parameters are serialized into a JavaScript Object Notation (JSON)</text:span></text:span></text:p>
      <text:p text:style-name="P2"><text:span text:style-name="Police_20_par_20_défaut"><text:span text:style-name="T40"><text:s text:c="3"/>structure by adding each parameter at the highest structure level.</text:span></text:span></text:p>
      <text:p text:style-name="P2"><text:soft-page-break/><text:span text:style-name="Police_20_par_20_défaut"><text:span text:style-name="T40"><text:s text:c="3"/>Parameter names and string values are included as JSON strings.</text:span></text:span></text:p>
      <text:p text:style-name="P2"><text:span text:style-name="Police_20_par_20_défaut"><text:span text:style-name="T40"><text:s text:c="3"/>Numerical values are included as JSON numbers. <text:s/>The order of</text:span></text:span></text:p>
      <text:p text:style-name="P2"><text:span text:style-name="Police_20_par_20_défaut"><text:span text:style-name="T40"><text:s text:c="3"/>parameters does not matter and can vary.</text:span></text:span></text:p>
      <text:p text:style-name="P10"/>
      <text:p text:style-name="P2"><text:span text:style-name="Police_20_par_20_défaut"><text:span text:style-name="T40"><text:s text:c="3"/>The authorization server MUST include the HTTP "Cache-Control"</text:span></text:span></text:p>
      <text:p text:style-name="P2"><text:span text:style-name="Police_20_par_20_défaut"><text:span text:style-name="T40"><text:s text:c="3"/>response header field [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38">RFC2616</text:span></text:span></text:a><text:span text:style-name="Police_20_par_20_défaut"><text:span text:style-name="T40">] with a value of "no-store" in any</text:span></text:span></text:p>
      <text:p text:style-name="P2"><text:span text:style-name="Police_20_par_20_défaut"><text:span text:style-name="T40"><text:s text:c="3"/>response containing tokens, credentials, or other sensitive</text:span></text:span></text:p>
      <text:p text:style-name="P2"><text:span text:style-name="Police_20_par_20_défaut"><text:span text:style-name="T40"><text:s text:c="3"/>information, as well as the "Pragma" response header field [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38">RFC2616</text:span></text:span></text:a><text:span text:style-name="Police_20_par_20_défaut"><text:span text:style-name="T40">]</text:span></text:span></text:p>
      <text:p text:style-name="P2"><text:span text:style-name="Police_20_par_20_défaut"><text:span text:style-name="T40"><text:s text:c="3"/>with a value of "no-cache".</text:span></text:span></text:p>
      <text:p text:style-name="P10"/>
      <text:p text:style-name="P2"><text:span text:style-name="Police_20_par_20_défaut"><text:span text:style-name="T40"><text:s text:c="3"/>For example:</text:span></text:span></text:p>
      <text:p text:style-name="P10"/>
      <text:p text:style-name="P2"><text:span text:style-name="Police_20_par_20_défaut"><text:span text:style-name="T40"><text:s text:c="5"/>HTTP/1.1 200 OK</text:span></text:span></text:p>
      <text:p text:style-name="P2"><text:span text:style-name="Police_20_par_20_défaut"><text:span text:style-name="T40"><text:s text:c="5"/>Content-Type: application/json;charset=UTF-8</text:span></text:span></text:p>
      <text:p text:style-name="P2"><text:span text:style-name="Police_20_par_20_défaut"><text:span text:style-name="T40"><text:s text:c="5"/>Cache-Control: no-store</text:span></text:span></text:p>
      <text:p text:style-name="P2"><text:span text:style-name="Police_20_par_20_défaut"><text:span text:style-name="T40"><text:s text:c="5"/>Pragma: no-cache</text:span></text:span></text:p>
      <text:p text:style-name="P10"/>
      <text:p text:style-name="P2"><text:span text:style-name="Police_20_par_20_défaut"><text:span text:style-name="T40"><text:s text:c="5"/>{</text:span></text:span></text:p>
      <text:p text:style-name="P2"><text:span text:style-name="Police_20_par_20_défaut"><text:span text:style-name="T40"><text:s text:c="7"/>"access_token":"2YotnFZFEjr1zCsicMWpAA",</text:span></text:span></text:p>
      <text:p text:style-name="P2"><text:span text:style-name="Police_20_par_20_défaut"><text:span text:style-name="T40"><text:s text:c="7"/>"token_type":"example",</text:span></text:span></text:p>
      <text:p text:style-name="P2"><text:span text:style-name="Police_20_par_20_défaut"><text:span text:style-name="T40"><text:s text:c="7"/>"expires_in":3600,</text:span></text:span></text:p>
      <text:p text:style-name="P2"><text:span text:style-name="Police_20_par_20_défaut"><text:span text:style-name="T40"><text:s text:c="7"/>"refresh_token":"tGzv3JOkF0XG5Qx2TlKWIA",</text:span></text:span></text:p>
      <text:p text:style-name="P2"><text:span text:style-name="Police_20_par_20_défaut"><text:span text:style-name="T40"><text:s text:c="7"/>"example_parameter":"example_value"</text:span></text:span></text:p>
      <text:p text:style-name="P2"><text:span text:style-name="Police_20_par_20_défaut"><text:span text:style-name="T40"><text:s text:c="5"/>}</text:span></text:span></text:p>
      <text:p text:style-name="P10"/>
      <text:p text:style-name="P2"><text:span text:style-name="Police_20_par_20_défaut"><text:span text:style-name="T40"><text:s text:c="3"/>The client MUST ignore unrecognized value names in the response. <text:s/>The</text:span></text:span></text:p>
      <text:p text:style-name="P2"><text:span text:style-name="Police_20_par_20_défaut"><text:span text:style-name="T40"><text:s text:c="3"/>sizes of tokens and other values received from the authorization</text:span></text:span></text:p>
      <text:p text:style-name="P2"><text:span text:style-name="Police_20_par_20_défaut"><text:span text:style-name="T40"><text:s text:c="3"/>server are left undefined. <text:s/>The client should avoid making</text:span></text:span></text:p>
      <text:p text:style-name="P2"><text:span text:style-name="Police_20_par_20_défaut"><text:span text:style-name="T40"><text:s text:c="3"/>assumptions about value sizes. <text:s/>The authorization server SHOULD</text:span></text:span></text:p>
      <text:p text:style-name="P2"><text:span text:style-name="Police_20_par_20_défaut"><text:span text:style-name="T40"><text:s text:c="3"/>document the size of any value it issue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44]</text:span></text:span></text:p>
      <text:p text:style-name="P11"/>
      <text:p text:style-name="P2"><text:bookmark-start text:name="page-45"/><text:a xlink:type="simple" xlink:href="#page-45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32"><text:bookmark-start text:name="section-5.2"/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37">5.2</text:span></text:span></text:a><text:bookmark-end text:name="section-5.2"/><text:span text:style-name="Police_20_par_20_défaut"><text:span text:style-name="T39">. <text:s/>Error Response</text:span></text:span></text:p>
      <text:p text:style-name="P10"/>
      <text:p text:style-name="P10"/>
      <text:p text:style-name="P2"><text:span text:style-name="Police_20_par_20_défaut"><text:span text:style-name="T40"><text:s text:c="3"/>The authorization server responds with an HTTP 400 (Bad Request)</text:span></text:span></text:p>
      <text:p text:style-name="P2"><text:span text:style-name="Police_20_par_20_défaut"><text:span text:style-name="T40"><text:s text:c="3"/>status code (unless specified otherwise) and includes the following</text:span></text:span></text:p>
      <text:p text:style-name="P2"><text:span text:style-name="Police_20_par_20_défaut"><text:span text:style-name="T40"><text:s text:c="3"/>parameters with the response:</text:span></text:span></text:p>
      <text:p text:style-name="P10"/>
      <text:p text:style-name="P2"><text:span text:style-name="Police_20_par_20_défaut"><text:span text:style-name="T40"><text:s text:c="3"/>error</text:span></text:span></text:p>
      <text:p text:style-name="P2"><text:span text:style-name="Police_20_par_20_défaut"><text:span text:style-name="T40"><text:s text:c="9"/>REQUIRED. <text:s/>A single ASCII [</text:span></text:span><text:a xlink:type="simple" xlink:href="#ref-USASCII" office:target-frame-name="_top" xlink:show="replace" text:style-name="Internet_20_link" text:visited-style-name="Visited_20_Internet_20_Link"><text:span text:style-name="Police_20_par_20_défaut"><text:span text:style-name="T38">USASCII</text:span></text:span></text:a><text:span text:style-name="Police_20_par_20_défaut"><text:span text:style-name="T40">] error code from the</text:span></text:span></text:p>
      <text:p text:style-name="P2"><text:span text:style-name="Police_20_par_20_défaut"><text:span text:style-name="T40"><text:s text:c="9"/>following:</text:span></text:span></text:p>
      <text:p text:style-name="P10"/>
      <text:p text:style-name="P2"><text:span text:style-name="Police_20_par_20_défaut"><text:span text:style-name="T40"><text:s text:c="9"/>invalid_request</text:span></text:span></text:p>
      <text:p text:style-name="P2"><text:span text:style-name="Police_20_par_20_défaut"><text:span text:style-name="T40"><text:s text:c="15"/>The request is missing a required parameter, includes an</text:span></text:span></text:p>
      <text:p text:style-name="P2"><text:span text:style-name="Police_20_par_20_défaut"><text:span text:style-name="T40"><text:s text:c="15"/>unsupported parameter value (other than grant type),</text:span></text:span></text:p>
      <text:p text:style-name="P2"><text:span text:style-name="Police_20_par_20_défaut"><text:span text:style-name="T40"><text:s text:c="15"/>repeats a parameter, includes multiple credentials,</text:span></text:span></text:p>
      <text:p text:style-name="P2"><text:span text:style-name="Police_20_par_20_défaut"><text:span text:style-name="T40"><text:s text:c="15"/>utilizes more than one mechanism for authenticating the</text:span></text:span></text:p>
      <text:p text:style-name="P2"><text:span text:style-name="Police_20_par_20_défaut"><text:span text:style-name="T40"><text:s text:c="15"/>client, or is otherwise malformed.</text:span></text:span></text:p>
      <text:p text:style-name="P10"><text:soft-page-break/></text:p>
      <text:p text:style-name="P2"><text:span text:style-name="Police_20_par_20_défaut"><text:span text:style-name="T40"><text:s text:c="9"/>invalid_client</text:span></text:span></text:p>
      <text:p text:style-name="P2"><text:span text:style-name="Police_20_par_20_défaut"><text:span text:style-name="T40"><text:s text:c="15"/>Client authentication failed (e.g., unknown client, no</text:span></text:span></text:p>
      <text:p text:style-name="P2"><text:span text:style-name="Police_20_par_20_défaut"><text:span text:style-name="T40"><text:s text:c="15"/>client authentication included, or unsupported</text:span></text:span></text:p>
      <text:p text:style-name="P2"><text:span text:style-name="Police_20_par_20_défaut"><text:span text:style-name="T40"><text:s text:c="15"/>authentication method). <text:s/>The authorization server MAY</text:span></text:span></text:p>
      <text:p text:style-name="P2"><text:span text:style-name="Police_20_par_20_défaut"><text:span text:style-name="T40"><text:s text:c="15"/>return an HTTP 401 (Unauthorized) status code to indicate</text:span></text:span></text:p>
      <text:p text:style-name="P2"><text:span text:style-name="Police_20_par_20_défaut"><text:span text:style-name="T40"><text:s text:c="15"/>which HTTP authentication schemes are supported. <text:s/>If the</text:span></text:span></text:p>
      <text:p text:style-name="P2"><text:span text:style-name="Police_20_par_20_défaut"><text:span text:style-name="T40"><text:s text:c="15"/>client attempted to authenticate via the "Authorization"</text:span></text:span></text:p>
      <text:p text:style-name="P2"><text:span text:style-name="Police_20_par_20_défaut"><text:span text:style-name="T40"><text:s text:c="15"/>request header field, the authorization server MUST</text:span></text:span></text:p>
      <text:p text:style-name="P2"><text:span text:style-name="Police_20_par_20_défaut"><text:span text:style-name="T40"><text:s text:c="15"/>respond with an HTTP 401 (Unauthorized) status code and</text:span></text:span></text:p>
      <text:p text:style-name="P2"><text:span text:style-name="Police_20_par_20_défaut"><text:span text:style-name="T40"><text:s text:c="15"/>include the "WWW-Authenticate" response header field</text:span></text:span></text:p>
      <text:p text:style-name="P2"><text:span text:style-name="Police_20_par_20_défaut"><text:span text:style-name="T40"><text:s text:c="15"/>matching the authentication scheme used by the client.</text:span></text:span></text:p>
      <text:p text:style-name="P10"/>
      <text:p text:style-name="P2"><text:span text:style-name="Police_20_par_20_défaut"><text:span text:style-name="T40"><text:s text:c="9"/>invalid_grant</text:span></text:span></text:p>
      <text:p text:style-name="P2"><text:span text:style-name="Police_20_par_20_défaut"><text:span text:style-name="T40"><text:s text:c="15"/>The provided authorization grant (e.g., authorization</text:span></text:span></text:p>
      <text:p text:style-name="P2"><text:span text:style-name="Police_20_par_20_défaut"><text:span text:style-name="T40"><text:s text:c="15"/>code, resource owner credentials) or refresh token is</text:span></text:span></text:p>
      <text:p text:style-name="P2"><text:span text:style-name="Police_20_par_20_défaut"><text:span text:style-name="T40"><text:s text:c="15"/>invalid, expired, revoked, does not match the redirection</text:span></text:span></text:p>
      <text:p text:style-name="P2"><text:span text:style-name="Police_20_par_20_défaut"><text:span text:style-name="T40"><text:s text:c="15"/>URI used in the authorization request, or was issued to</text:span></text:span></text:p>
      <text:p text:style-name="P2"><text:span text:style-name="Police_20_par_20_défaut"><text:span text:style-name="T40"><text:s text:c="15"/>another client.</text:span></text:span></text:p>
      <text:p text:style-name="P10"/>
      <text:p text:style-name="P2"><text:span text:style-name="Police_20_par_20_défaut"><text:span text:style-name="T40"><text:s text:c="9"/>unauthorized_client</text:span></text:span></text:p>
      <text:p text:style-name="P2"><text:span text:style-name="Police_20_par_20_défaut"><text:span text:style-name="T40"><text:s text:c="15"/>The authenticated client is not authorized to use this</text:span></text:span></text:p>
      <text:p text:style-name="P2"><text:span text:style-name="Police_20_par_20_défaut"><text:span text:style-name="T40"><text:s text:c="15"/>authorization grant type.</text:span></text:span></text:p>
      <text:p text:style-name="P10"/>
      <text:p text:style-name="P2"><text:span text:style-name="Police_20_par_20_défaut"><text:span text:style-name="T40"><text:s text:c="9"/>unsupported_grant_type</text:span></text:span></text:p>
      <text:p text:style-name="P2"><text:span text:style-name="Police_20_par_20_défaut"><text:span text:style-name="T40"><text:s text:c="15"/>The authorization grant type is not supported by the</text:span></text:span></text:p>
      <text:p text:style-name="P2"><text:span text:style-name="Police_20_par_20_défaut"><text:span text:style-name="T40"><text:s text:c="15"/>authorization server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45]</text:span></text:span></text:p>
      <text:p text:style-name="P11"/>
      <text:p text:style-name="P2"><text:bookmark-start text:name="page-46"/><text:a xlink:type="simple" xlink:href="#page-46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9"/>invalid_scope</text:span></text:span></text:p>
      <text:p text:style-name="P2"><text:span text:style-name="Police_20_par_20_défaut"><text:span text:style-name="T40"><text:s text:c="15"/>The requested scope is invalid, unknown, malformed, or</text:span></text:span></text:p>
      <text:p text:style-name="P2"><text:span text:style-name="Police_20_par_20_défaut"><text:span text:style-name="T40"><text:s text:c="15"/>exceeds the scope granted by the resource owner.</text:span></text:span></text:p>
      <text:p text:style-name="P10"/>
      <text:p text:style-name="P2"><text:span text:style-name="Police_20_par_20_défaut"><text:span text:style-name="T40"><text:s text:c="9"/>Values for the "error" parameter MUST NOT include characters</text:span></text:span></text:p>
      <text:p text:style-name="P2"><text:span text:style-name="Police_20_par_20_défaut"><text:span text:style-name="T40"><text:s text:c="9"/>outside the set %x20-21 / %x23-5B / %x5D-7E.</text:span></text:span></text:p>
      <text:p text:style-name="P10"/>
      <text:p text:style-name="P2"><text:span text:style-name="Police_20_par_20_défaut"><text:span text:style-name="T40"><text:s text:c="3"/>error_description</text:span></text:span></text:p>
      <text:p text:style-name="P2"><text:span text:style-name="Police_20_par_20_défaut"><text:span text:style-name="T40"><text:s text:c="9"/>OPTIONAL. <text:s/>Human-readable ASCII [</text:span></text:span><text:a xlink:type="simple" xlink:href="#ref-USASCII" office:target-frame-name="_top" xlink:show="replace" text:style-name="Internet_20_link" text:visited-style-name="Visited_20_Internet_20_Link"><text:span text:style-name="Police_20_par_20_défaut"><text:span text:style-name="T38">USASCII</text:span></text:span></text:a><text:span text:style-name="Police_20_par_20_défaut"><text:span text:style-name="T40">] text providing</text:span></text:span></text:p>
      <text:p text:style-name="P2"><text:span text:style-name="Police_20_par_20_défaut"><text:span text:style-name="T40"><text:s text:c="9"/>additional information, used to assist the client developer in</text:span></text:span></text:p>
      <text:p text:style-name="P2"><text:span text:style-name="Police_20_par_20_défaut"><text:span text:style-name="T40"><text:s text:c="9"/>understanding the error that occurred.</text:span></text:span></text:p>
      <text:p text:style-name="P2"><text:span text:style-name="Police_20_par_20_défaut"><text:span text:style-name="T40"><text:s text:c="9"/>Values for the "error_description" parameter MUST NOT include</text:span></text:span></text:p>
      <text:p text:style-name="P2"><text:span text:style-name="Police_20_par_20_défaut"><text:span text:style-name="T40"><text:s text:c="9"/>characters outside the set %x20-21 / %x23-5B / %x5D-7E.</text:span></text:span></text:p>
      <text:p text:style-name="P10"/>
      <text:p text:style-name="P2"><text:span text:style-name="Police_20_par_20_défaut"><text:span text:style-name="T40"><text:s text:c="3"/>error_uri</text:span></text:span></text:p>
      <text:p text:style-name="P2"><text:span text:style-name="Police_20_par_20_défaut"><text:span text:style-name="T40"><text:s text:c="9"/>OPTIONAL. <text:s/>A URI identifying a human-readable web page with</text:span></text:span></text:p>
      <text:p text:style-name="P2"><text:span text:style-name="Police_20_par_20_défaut"><text:span text:style-name="T40"><text:s text:c="9"/>information about the error, used to provide the client</text:span></text:span></text:p>
      <text:p text:style-name="P2"><text:span text:style-name="Police_20_par_20_défaut"><text:span text:style-name="T40"><text:s text:c="9"/>developer with additional information about the error.</text:span></text:span></text:p>
      <text:p text:style-name="P2"><text:span text:style-name="Police_20_par_20_défaut"><text:span text:style-name="T40"><text:s text:c="9"/>Values for the "error_uri" parameter MUST conform to the</text:span></text:span></text:p>
      <text:p text:style-name="P2"><text:span text:style-name="Police_20_par_20_défaut"><text:span text:style-name="T40"><text:s text:c="9"/>URI-reference syntax and thus MUST NOT include characters</text:span></text:span></text:p>
      <text:p text:style-name="P2"><text:soft-page-break/><text:span text:style-name="Police_20_par_20_défaut"><text:span text:style-name="T40"><text:s text:c="9"/>outside the set %x21 / %x23-5B / %x5D-7E.</text:span></text:span></text:p>
      <text:p text:style-name="P10"/>
      <text:p text:style-name="P2"><text:span text:style-name="Police_20_par_20_défaut"><text:span text:style-name="T40"><text:s text:c="3"/>The parameters are included in the entity-body of the HTTP response</text:span></text:span></text:p>
      <text:p text:style-name="P2"><text:span text:style-name="Police_20_par_20_défaut"><text:span text:style-name="T40"><text:s text:c="3"/>using the "application/json" media type as defined by [</text:span></text:span><text:a xlink:type="simple" xlink:href="https://tools.ietf.org/html/rfc4627" office:target-frame-name="_top" xlink:show="replace" text:style-name="Internet_20_link" text:visited-style-name="Visited_20_Internet_20_Link"><text:span text:style-name="Police_20_par_20_défaut"><text:span text:style-name="T38">RFC4627</text:span></text:span></text:a><text:span text:style-name="Police_20_par_20_défaut"><text:span text:style-name="T40">]. <text:s/>The</text:span></text:span></text:p>
      <text:p text:style-name="P2"><text:span text:style-name="Police_20_par_20_défaut"><text:span text:style-name="T40"><text:s text:c="3"/>parameters are serialized into a JSON structure by adding each</text:span></text:span></text:p>
      <text:p text:style-name="P2"><text:span text:style-name="Police_20_par_20_défaut"><text:span text:style-name="T40"><text:s text:c="3"/>parameter at the highest structure level. <text:s/>Parameter names and string</text:span></text:span></text:p>
      <text:p text:style-name="P2"><text:span text:style-name="Police_20_par_20_défaut"><text:span text:style-name="T40"><text:s text:c="3"/>values are included as JSON strings. <text:s/>Numerical values are included</text:span></text:span></text:p>
      <text:p text:style-name="P2"><text:span text:style-name="Police_20_par_20_défaut"><text:span text:style-name="T40"><text:s text:c="3"/>as JSON numbers. <text:s/>The order of parameters does not matter and can</text:span></text:span></text:p>
      <text:p text:style-name="P2"><text:span text:style-name="Police_20_par_20_défaut"><text:span text:style-name="T40"><text:s text:c="3"/>vary.</text:span></text:span></text:p>
      <text:p text:style-name="P10"/>
      <text:p text:style-name="P2"><text:span text:style-name="Police_20_par_20_défaut"><text:span text:style-name="T40"><text:s text:c="3"/>For example:</text:span></text:span></text:p>
      <text:p text:style-name="P10"/>
      <text:p text:style-name="P2"><text:span text:style-name="Police_20_par_20_défaut"><text:span text:style-name="T40"><text:s text:c="5"/>HTTP/1.1 400 Bad Request</text:span></text:span></text:p>
      <text:p text:style-name="P2"><text:span text:style-name="Police_20_par_20_défaut"><text:span text:style-name="T40"><text:s text:c="5"/>Content-Type: application/json;charset=UTF-8</text:span></text:span></text:p>
      <text:p text:style-name="P2"><text:span text:style-name="Police_20_par_20_défaut"><text:span text:style-name="T40"><text:s text:c="5"/>Cache-Control: no-store</text:span></text:span></text:p>
      <text:p text:style-name="P2"><text:span text:style-name="Police_20_par_20_défaut"><text:span text:style-name="T40"><text:s text:c="5"/>Pragma: no-cache</text:span></text:span></text:p>
      <text:p text:style-name="P10"/>
      <text:p text:style-name="P2"><text:span text:style-name="Police_20_par_20_défaut"><text:span text:style-name="T40"><text:s text:c="5"/>{</text:span></text:span></text:p>
      <text:p text:style-name="P2"><text:span text:style-name="Police_20_par_20_défaut"><text:span text:style-name="T40"><text:s text:c="7"/>"error":"invalid_request"</text:span></text:span></text:p>
      <text:p text:style-name="P2"><text:span text:style-name="Police_20_par_20_défaut"><text:span text:style-name="T40"><text:s text:c="5"/>}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46]</text:span></text:span></text:p>
      <text:p text:style-name="P7"/>
      <text:p text:style-name="P2"><text:bookmark-start text:name="page-47"/><text:a xlink:type="simple" xlink:href="#page-47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4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6"/><text:a xlink:type="simple" xlink:href="#section-6" office:target-frame-name="_top" xlink:show="replace" text:style-name="Internet_20_link" text:visited-style-name="Visited_20_Internet_20_Link"><text:span text:style-name="Police_20_par_20_défaut"><text:span text:style-name="T37">6</text:span></text:span></text:a><text:bookmark-end text:name="section-6"/><text:span text:style-name="Police_20_par_20_défaut"><text:span text:style-name="T39">. <text:s/>Refreshing an Access Token</text:span></text:span></text:p>
      <text:p text:style-name="P10"/>
      <text:p text:style-name="P10"/>
      <text:p text:style-name="P2"><text:span text:style-name="Police_20_par_20_défaut"><text:span text:style-name="T40"><text:s text:c="3"/>If the authorization server issued a refresh token to the client, the</text:span></text:span></text:p>
      <text:p text:style-name="P2"><text:span text:style-name="Police_20_par_20_défaut"><text:span text:style-name="T40"><text:s text:c="3"/>client makes a refresh request to the token endpoint by adding the</text:span></text:span></text:p>
      <text:p text:style-name="P2"><text:span text:style-name="Police_20_par_20_défaut"><text:span text:style-name="T40"><text:s text:c="3"/>following parameters using the "application/x-www-form-urlencoded"</text:span></text:span></text:p>
      <text:p text:style-name="P2"><text:span text:style-name="Police_20_par_20_défaut"><text:span text:style-name="T40"><text:s text:c="3"/>format per </text:span></text:span><text:a xlink:type="simple" xlink:href="#appendix-B" office:target-frame-name="_top" xlink:show="replace" text:style-name="Internet_20_link" text:visited-style-name="Visited_20_Internet_20_Link"><text:span text:style-name="Police_20_par_20_défaut"><text:span text:style-name="T38">Appendix B</text:span></text:span></text:a><text:span text:style-name="Police_20_par_20_défaut"><text:span text:style-name="T40"> with a character encoding of UTF-8 in the HTTP</text:span></text:span></text:p>
      <text:p text:style-name="P2"><text:span text:style-name="Police_20_par_20_défaut"><text:span text:style-name="T40"><text:s text:c="3"/>request entity-body:</text:span></text:span></text:p>
      <text:p text:style-name="P10"/>
      <text:p text:style-name="P2"><text:span text:style-name="Police_20_par_20_défaut"><text:span text:style-name="T40"><text:s text:c="3"/>grant_type</text:span></text:span></text:p>
      <text:p text:style-name="P2"><text:span text:style-name="Police_20_par_20_défaut"><text:span text:style-name="T40"><text:s text:c="9"/>REQUIRED. <text:s/>Value MUST be set to "refresh_token".</text:span></text:span></text:p>
      <text:p text:style-name="P10"/>
      <text:p text:style-name="P2"><text:span text:style-name="Police_20_par_20_défaut"><text:span text:style-name="T40"><text:s text:c="3"/>refresh_token</text:span></text:span></text:p>
      <text:p text:style-name="P2"><text:span text:style-name="Police_20_par_20_défaut"><text:span text:style-name="T40"><text:s text:c="9"/>REQUIRED. <text:s/>The refresh token issued to the client.</text:span></text:span></text:p>
      <text:p text:style-name="P10"/>
      <text:p text:style-name="P2"><text:span text:style-name="Police_20_par_20_défaut"><text:span text:style-name="T40"><text:s text:c="3"/>scope</text:span></text:span></text:p>
      <text:p text:style-name="P2"><text:span text:style-name="Police_20_par_20_défaut"><text:span text:style-name="T40"><text:s text:c="9"/>OPTIONAL. <text:s/>The scope of the access request as described by</text:span></text:span></text:p>
      <text:p text:style-name="P2"><text:span text:style-name="Police_20_par_20_défaut"><text:span text:style-name="T40"><text:s text:c="9"/>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38">Section 3.3</text:span></text:span></text:a><text:span text:style-name="Police_20_par_20_défaut"><text:span text:style-name="T40">. <text:s/>The requested scope MUST NOT include any scope</text:span></text:span></text:p>
      <text:p text:style-name="P2"><text:span text:style-name="Police_20_par_20_défaut"><text:span text:style-name="T40"><text:s text:c="9"/>not originally granted by the resource owner, and if omitted is</text:span></text:span></text:p>
      <text:p text:style-name="P2"><text:span text:style-name="Police_20_par_20_défaut"><text:span text:style-name="T40"><text:s text:c="9"/>treated as equal to the scope originally granted by the</text:span></text:span></text:p>
      <text:p text:style-name="P2"><text:span text:style-name="Police_20_par_20_défaut"><text:span text:style-name="T40"><text:s text:c="9"/>resource owner.</text:span></text:span></text:p>
      <text:p text:style-name="P10"/>
      <text:p text:style-name="P2"><text:span text:style-name="Police_20_par_20_défaut"><text:span text:style-name="T40"><text:s text:c="3"/>Because refresh tokens are typically long-lasting credentials used to</text:span></text:span></text:p>
      <text:p text:style-name="P2"><text:soft-page-break/><text:span text:style-name="Police_20_par_20_défaut"><text:span text:style-name="T40"><text:s text:c="3"/>request additional access tokens, the refresh token is bound to the</text:span></text:span></text:p>
      <text:p text:style-name="P2"><text:span text:style-name="Police_20_par_20_défaut"><text:span text:style-name="T40"><text:s text:c="3"/>client to which it was issued. <text:s/>If the client type is confidential or</text:span></text:span></text:p>
      <text:p text:style-name="P2"><text:span text:style-name="Police_20_par_20_défaut"><text:span text:style-name="T40"><text:s text:c="3"/>the client was issued client credentials (or assigned other</text:span></text:span></text:p>
      <text:p text:style-name="P2"><text:span text:style-name="Police_20_par_20_défaut"><text:span text:style-name="T40"><text:s text:c="3"/>authentication requirements), the client MUST authenticate with the</text:span></text:span></text:p>
      <text:p text:style-name="P2"><text:span text:style-name="Police_20_par_20_défaut"><text:span text:style-name="T40"><text:s text:c="3"/>authorization server as described in </text:span></text:span><text:a xlink:type="simple" xlink:href="#section-3.2.1" office:target-frame-name="_top" xlink:show="replace" text:style-name="Internet_20_link" text:visited-style-name="Visited_20_Internet_20_Link"><text:span text:style-name="Police_20_par_20_défaut"><text:span text:style-name="T38">Section 3.2.1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For example, the client makes the following HTTP request using</text:span></text:span></text:p>
      <text:p text:style-name="P2"><text:span text:style-name="Police_20_par_20_défaut"><text:span text:style-name="T40"><text:s text:c="3"/>transport-layer security (with extra line breaks for display purposes</text:span></text:span></text:p>
      <text:p text:style-name="P2"><text:span text:style-name="Police_20_par_20_défaut"><text:span text:style-name="T40"><text:s text:c="3"/>only):</text:span></text:span></text:p>
      <text:p text:style-name="P10"/>
      <text:p text:style-name="P2"><text:span text:style-name="Police_20_par_20_défaut"><text:span text:style-name="T40"><text:s text:c="5"/>POST /token HTTP/1.1</text:span></text:span></text:p>
      <text:p text:style-name="P2"><text:span text:style-name="Police_20_par_20_défaut"><text:span text:style-name="T40"><text:s text:c="5"/>Host: server.example.com</text:span></text:span></text:p>
      <text:p text:style-name="P2"><text:span text:style-name="Police_20_par_20_défaut"><text:span text:style-name="T40"><text:s text:c="5"/>Authorization: Basic czZCaGRSa3F0MzpnWDFmQmF0M2JW</text:span></text:span></text:p>
      <text:p text:style-name="P2"><text:span text:style-name="Police_20_par_20_défaut"><text:span text:style-name="T40"><text:s text:c="5"/>Content-Type: application/x-www-form-urlencoded</text:span></text:span></text:p>
      <text:p text:style-name="P10"/>
      <text:p text:style-name="P2"><text:span text:style-name="Police_20_par_20_défaut"><text:span text:style-name="T40"><text:s text:c="5"/>grant_type=refresh_token&amp;refresh_token=tGzv3JOkF0XG5Qx2TlKWIA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Police_20_par_20_défaut"><text:span text:style-name="T40">Hardt <text:s text:c="23"/>Standards Track <text:s text:c="18"/>[Page 47]</text:span></text:span></text:p>
      <text:p text:style-name="P11"/>
      <text:p text:style-name="P2"><text:bookmark-start text:name="page-48"/><text:a xlink:type="simple" xlink:href="#page-48" office:target-frame-name="_top" xlink:show="replace" text:style-name="Internet_20_link" text:visited-style-name="Visited_20_Internet_20_Link"><text:span text:style-name="Police_20_par_20_défaut"><text:span text:style-name="T38"><text:s/></text:span></text:span></text:a><text:bookmark-end text:name="page-4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38">RFC 6749</text:span></text:span></text:a><text:span text:style-name="Police_20_par_20_défaut"><text:span text:style-name="T40"> <text:s text:c="23"/>OAuth 2.0 <text:s text:c="18"/>October 2012</text:span></text:span></text:p>
      <text:p text:style-name="P10"/>
      <text:p text:style-name="P10"/>
      <text:p text:style-name="P2"><text:span text:style-name="Police_20_par_20_défaut"><text:span text:style-name="T40"><text:s text:c="3"/>The authorization server MUST:</text:span></text:span></text:p>
      <text:p text:style-name="P10"/>
      <text:p text:style-name="P2"><text:span text:style-name="Police_20_par_20_défaut"><text:span text:style-name="T40"><text:s text:c="3"/>o <text:s/>require client authentication for confidential clients or for any</text:span></text:span></text:p>
      <text:p text:style-name="P2"><text:span text:style-name="Police_20_par_20_défaut"><text:span text:style-name="T40"><text:s text:c="6"/>client that was issued client credentials (or with other</text:span></text:span></text:p>
      <text:p text:style-name="P2"><text:span text:style-name="Police_20_par_20_défaut"><text:span text:style-name="T40"><text:s text:c="6"/>authentication requirements),</text:span></text:span></text:p>
      <text:p text:style-name="P10"/>
      <text:p text:style-name="P2"><text:span text:style-name="Police_20_par_20_défaut"><text:span text:style-name="T40"><text:s text:c="3"/>o <text:s/>authenticate the client if client authentication is included and</text:span></text:span></text:p>
      <text:p text:style-name="P2"><text:span text:style-name="Police_20_par_20_défaut"><text:span text:style-name="T40"><text:s text:c="6"/>ensure that the refresh token was issued to the authenticated</text:span></text:span></text:p>
      <text:p text:style-name="P2"><text:span text:style-name="Police_20_par_20_défaut"><text:span text:style-name="T40"><text:s text:c="6"/>client, and</text:span></text:span></text:p>
      <text:p text:style-name="P10"/>
      <text:p text:style-name="P2"><text:span text:style-name="Police_20_par_20_défaut"><text:span text:style-name="T40"><text:s text:c="3"/>o <text:s/>validate the refresh token.</text:span></text:span></text:p>
      <text:p text:style-name="P10"/>
      <text:p text:style-name="P2"><text:span text:style-name="Police_20_par_20_défaut"><text:span text:style-name="T40"><text:s text:c="3"/>If valid and authorized, the authorization server issues an access</text:span></text:span></text:p>
      <text:p text:style-name="P2"><text:span text:style-name="Police_20_par_20_défaut"><text:span text:style-name="T40"><text:s text:c="3"/>token as described in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38">Section 5.1</text:span></text:span></text:a><text:span text:style-name="Police_20_par_20_défaut"><text:span text:style-name="T40">. <text:s/>If the request failed</text:span></text:span></text:p>
      <text:p text:style-name="P2"><text:span text:style-name="Police_20_par_20_défaut"><text:span text:style-name="T40"><text:s text:c="3"/>verification or is invalid, the authorization server returns an error</text:span></text:span></text:p>
      <text:p text:style-name="P2"><text:span text:style-name="Police_20_par_20_défaut"><text:span text:style-name="T40"><text:s text:c="3"/>response as described in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38">Section 5.2</text:span></text:span></text:a><text:span text:style-name="Police_20_par_20_défaut"><text:span text:style-name="T40">.</text:span></text:span></text:p>
      <text:p text:style-name="P10"/>
      <text:p text:style-name="P2"><text:span text:style-name="Police_20_par_20_défaut"><text:span text:style-name="T40"><text:s text:c="3"/>The authorization server MAY issue a new refresh token, in which case</text:span></text:span></text:p>
      <text:p text:style-name="P2"><text:span text:style-name="Police_20_par_20_défaut"><text:span text:style-name="T40"><text:s text:c="3"/>the client MUST discard the old refresh token and replace it with the</text:span></text:span></text:p>
      <text:p text:style-name="P2"><text:span text:style-name="Police_20_par_20_défaut"><text:span text:style-name="T40"><text:s text:c="3"/>new refresh token. <text:s/>The authorization server MAY revoke the old</text:span></text:span></text:p>
      <text:p text:style-name="P2"><text:span text:style-name="Police_20_par_20_défaut"><text:span text:style-name="T40"><text:s text:c="3"/>refresh token after issuing a new refresh token to the client. <text:s/>If a</text:span></text:span></text:p>
      <text:p text:style-name="P2"><text:span text:style-name="Police_20_par_20_défaut"><text:span text:style-name="T40"><text:s text:c="3"/>new refresh token is issued, the refresh token scope MUST be</text:span></text:span></text:p>
      <text:p text:style-name="P2"><text:span text:style-name="Police_20_par_20_défaut"><text:span text:style-name="T40"><text:s text:c="3"/>identical to that of the refresh token included by the client in the</text:span></text:span></text:p>
      <text:p text:style-name="P2"><text:span text:style-name="Police_20_par_20_défaut"><text:span text:style-name="T40"><text:s text:c="3"/>request.</text:span></text:span></text:p>
      <text:p text:style-name="P4"/>
      <text:p text:style-name="P32"><text:bookmark-start text:name="section-7"/><text:a xlink:type="simple" xlink:href="#section-7" office:target-frame-name="_top" xlink:show="replace" text:style-name="Internet_20_link" text:visited-style-name="Visited_20_Internet_20_Link"><text:span text:style-name="Police_20_par_20_défaut"><text:span text:style-name="T41">7</text:span></text:span></text:a><text:bookmark-end text:name="section-7"/><text:span text:style-name="Police_20_par_20_défaut"><text:span text:style-name="T43">. <text:s/>Accessing Protected Resources</text:span></text:span></text:p>
      <text:p text:style-name="P14"><text:soft-page-break/></text:p>
      <text:p text:style-name="P14"/>
      <text:p text:style-name="P2"><text:span text:style-name="Police_20_par_20_défaut"><text:span text:style-name="T44"><text:s text:c="3"/>The client accesses protected resources by presenting the access</text:span></text:span></text:p>
      <text:p text:style-name="P2"><text:span text:style-name="Police_20_par_20_défaut"><text:span text:style-name="T44"><text:s text:c="3"/>token to the resource server. <text:s/>The resource server MUST validate the</text:span></text:span></text:p>
      <text:p text:style-name="P2"><text:span text:style-name="Police_20_par_20_défaut"><text:span text:style-name="T44"><text:s text:c="3"/>access token and ensure that it has not expired and that its scope</text:span></text:span></text:p>
      <text:p text:style-name="P2"><text:span text:style-name="Police_20_par_20_défaut"><text:span text:style-name="T44"><text:s text:c="3"/>covers the requested resource. <text:s/>The methods used by the resource</text:span></text:span></text:p>
      <text:p text:style-name="P2"><text:span text:style-name="Police_20_par_20_défaut"><text:span text:style-name="T44"><text:s text:c="3"/>server to validate the access token (as well as any error responses)</text:span></text:span></text:p>
      <text:p text:style-name="P2"><text:span text:style-name="Police_20_par_20_défaut"><text:span text:style-name="T44"><text:s text:c="3"/>are beyond the scope of this specification but generally involve an</text:span></text:span></text:p>
      <text:p text:style-name="P2"><text:span text:style-name="Police_20_par_20_défaut"><text:span text:style-name="T44"><text:s text:c="3"/>interaction or coordination between the resource server and the</text:span></text:span></text:p>
      <text:p text:style-name="P2"><text:span text:style-name="Police_20_par_20_défaut"><text:span text:style-name="T44"><text:s text:c="3"/>authorization server.</text:span></text:span></text:p>
      <text:p text:style-name="P14"/>
      <text:p text:style-name="P2"><text:span text:style-name="Police_20_par_20_défaut"><text:span text:style-name="T44"><text:s text:c="3"/>The method in which the client utilizes the access token to</text:span></text:span></text:p>
      <text:p text:style-name="P2"><text:span text:style-name="Police_20_par_20_défaut"><text:span text:style-name="T44"><text:s text:c="3"/>authenticate with the resource server depends on the type of access</text:span></text:span></text:p>
      <text:p text:style-name="P2"><text:span text:style-name="Police_20_par_20_défaut"><text:span text:style-name="T44"><text:s text:c="3"/>token issued by the authorization server. <text:s/>Typically, it involves</text:span></text:span></text:p>
      <text:p text:style-name="P2"><text:span text:style-name="Police_20_par_20_défaut"><text:span text:style-name="T44"><text:s text:c="3"/>using the HTTP "Authorization" request header field [</text:span></text:span><text:a xlink:type="simple" xlink:href="https://tools.ietf.org/html/rfc2617" office:target-frame-name="_top" xlink:show="replace" text:style-name="Internet_20_link" text:visited-style-name="Visited_20_Internet_20_Link"><text:span text:style-name="Police_20_par_20_défaut"><text:span text:style-name="T42">RFC2617</text:span></text:span></text:a><text:span text:style-name="Police_20_par_20_défaut"><text:span text:style-name="T44">] with an</text:span></text:span></text:p>
      <text:p text:style-name="P2"><text:span text:style-name="Police_20_par_20_défaut"><text:span text:style-name="T44"><text:s text:c="3"/>authentication scheme defined by the specification of the access</text:span></text:span></text:p>
      <text:p text:style-name="P2"><text:span text:style-name="Police_20_par_20_défaut"><text:span text:style-name="T44"><text:s text:c="3"/>token type used, such as [</text:span></text:span><text:a xlink:type="simple" xlink:href="https://tools.ietf.org/html/rfc6750" office:target-frame-name="_top" xlink:show="replace" text:style-name="Internet_20_link" text:visited-style-name="Visited_20_Internet_20_Link"><text:span text:style-name="Police_20_par_20_défaut"><text:span text:style-name="T42">RFC6750</text:span></text:span></text:a><text:span text:style-name="Police_20_par_20_défaut"><text:span text:style-name="T44">].</text:span></text:span></text:p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48]</text:span></text:span></text:p>
      <text:p text:style-name="P7"/>
      <text:p text:style-name="P2"><text:bookmark-start text:name="page-49"/><text:a xlink:type="simple" xlink:href="#page-49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4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7.1"/><text:a xlink:type="simple" xlink:href="#section-7.1" office:target-frame-name="_top" xlink:show="replace" text:style-name="Internet_20_link" text:visited-style-name="Visited_20_Internet_20_Link"><text:span text:style-name="Police_20_par_20_défaut"><text:span text:style-name="T37">7.1</text:span></text:span></text:a><text:bookmark-end text:name="section-7.1"/><text:span text:style-name="Police_20_par_20_défaut"><text:span text:style-name="T39">. <text:s/>Access Token Types</text:span></text:span></text:p>
      <text:p text:style-name="P10"/>
      <text:p text:style-name="P10"/>
      <text:p text:style-name="P2"><text:span text:style-name="Police_20_par_20_défaut"><text:span text:style-name="T40"><text:s text:c="3"/>The access token type provides the client with the information</text:span></text:span></text:p>
      <text:p text:style-name="P2"><text:span text:style-name="Police_20_par_20_défaut"><text:span text:style-name="T40"><text:s text:c="3"/>required to successfully utilize the access token to make a protected</text:span></text:span></text:p>
      <text:p text:style-name="P2"><text:span text:style-name="Police_20_par_20_défaut"><text:span text:style-name="T40"><text:s text:c="3"/>resource request (along with type-specific attributes). <text:s/>The client</text:span></text:span></text:p>
      <text:p text:style-name="P2"><text:span text:style-name="Police_20_par_20_défaut"><text:span text:style-name="T40"><text:s text:c="3"/>MUST NOT use an access token if it does not understand the token</text:span></text:span></text:p>
      <text:p text:style-name="P2"><text:span text:style-name="Police_20_par_20_défaut"><text:span text:style-name="T40"><text:s text:c="3"/>type.</text:span></text:span></text:p>
      <text:p text:style-name="P10"/>
      <text:p text:style-name="P2"><text:span text:style-name="Police_20_par_20_défaut"><text:span text:style-name="T40"><text:s text:c="3"/>For example, the "bearer" token type defined in [</text:span></text:span><text:a xlink:type="simple" xlink:href="https://tools.ietf.org/html/rfc6750" office:target-frame-name="_top" xlink:show="replace" text:style-name="Internet_20_link" text:visited-style-name="Visited_20_Internet_20_Link"><text:span text:style-name="Police_20_par_20_défaut"><text:span text:style-name="T38">RFC6750</text:span></text:span></text:a><text:span text:style-name="Police_20_par_20_défaut"><text:span text:style-name="T40">] is utilized</text:span></text:span></text:p>
      <text:p text:style-name="P2"><text:span text:style-name="Police_20_par_20_défaut"><text:span text:style-name="T40"><text:s text:c="3"/>by simply including the access token string in the request:</text:span></text:span></text:p>
      <text:p text:style-name="P10"/>
      <text:p text:style-name="P2"><text:span text:style-name="Police_20_par_20_défaut"><text:span text:style-name="T40"><text:s text:c="5"/>GET /resource/1 HTTP/1.1</text:span></text:span></text:p>
      <text:p text:style-name="P2"><text:span text:style-name="Police_20_par_20_défaut"><text:span text:style-name="T40"><text:s text:c="5"/>Host: example.com</text:span></text:span></text:p>
      <text:p text:style-name="P2"><text:span text:style-name="Police_20_par_20_défaut"><text:span text:style-name="T40"><text:s text:c="5"/>Authorization: Bearer mF_9.B5f-4.1JqM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4">while the "mac" token type defined in [</text:span></text:span><text:a xlink:type="simple" xlink:href="#ref-OAuth-HTTP-MAC" office:target-frame-name="_top" xlink:show="replace" text:style-name="Internet_20_link" text:visited-style-name="Visited_20_Internet_20_Link"><text:span text:style-name="Police_20_par_20_défaut"><text:span text:style-name="T42">OAuth-HTTP-MAC</text:span></text:span></text:a><text:span text:style-name="Police_20_par_20_défaut"><text:span text:style-name="T44">] is utilized by</text:span></text:span></text:p>
      <text:p text:style-name="P2"><text:span text:style-name="Police_20_par_20_défaut"><text:span text:style-name="T44"><text:s text:c="3"/>issuing a Message Authentication Code (MAC) key together with the</text:span></text:span></text:p>
      <text:p text:style-name="P2"><text:span text:style-name="Police_20_par_20_défaut"><text:span text:style-name="T44"><text:s text:c="3"/>access token that is used to sign certain components of the HTTP</text:span></text:span></text:p>
      <text:p text:style-name="P2"><text:span text:style-name="Police_20_par_20_défaut"><text:span text:style-name="T44"><text:s text:c="3"/>requests:</text:span></text:span></text:p>
      <text:p text:style-name="P14"/>
      <text:p text:style-name="P2"><text:span text:style-name="Police_20_par_20_défaut"><text:span text:style-name="T44"><text:s text:c="5"/>GET /resource/1 HTTP/1.1</text:span></text:span></text:p>
      <text:p text:style-name="P2"><text:span text:style-name="Police_20_par_20_défaut"><text:span text:style-name="T44"><text:s text:c="5"/>Host: example.com</text:span></text:span></text:p>
      <text:p text:style-name="P2"><text:span text:style-name="Police_20_par_20_défaut"><text:span text:style-name="T44"><text:s text:c="5"/>Authorization: MAC id="h480djs93hd8",</text:span></text:span></text:p>
      <text:p text:style-name="P2"><text:span text:style-name="Police_20_par_20_défaut"><text:span text:style-name="T44"><text:s text:c="24"/>nonce="274312:dj83hs9s",</text:span></text:span></text:p>
      <text:p text:style-name="P2"><text:span text:style-name="Police_20_par_20_défaut"><text:span text:style-name="T44"><text:s text:c="24"/>mac="kDZvddkndxvhGRXZhvuDjEWhGeE="</text:span></text:span></text:p>
      <text:p text:style-name="P14"/>
      <text:p text:style-name="P2"><text:span text:style-name="Police_20_par_20_défaut"><text:span text:style-name="T44"><text:s text:c="3"/>The above examples are provided for illustration purposes only.</text:span></text:span></text:p>
      <text:p text:style-name="P2"><text:soft-page-break/><text:span text:style-name="Police_20_par_20_défaut"><text:span text:style-name="T44"><text:s text:c="3"/>Developers are advised to consult the [</text:span></text:span><text:a xlink:type="simple" xlink:href="https://tools.ietf.org/html/rfc6750" office:target-frame-name="_top" xlink:show="replace" text:style-name="Internet_20_link" text:visited-style-name="Visited_20_Internet_20_Link"><text:span text:style-name="Police_20_par_20_défaut"><text:span text:style-name="T42">RFC6750</text:span></text:span></text:a><text:span text:style-name="Police_20_par_20_défaut"><text:span text:style-name="T44">] and [</text:span></text:span><text:a xlink:type="simple" xlink:href="#ref-OAuth-HTTP-MAC" office:target-frame-name="_top" xlink:show="replace" text:style-name="Internet_20_link" text:visited-style-name="Visited_20_Internet_20_Link"><text:span text:style-name="Police_20_par_20_défaut"><text:span text:style-name="T42">OAuth-HTTP-MAC</text:span></text:span></text:a><text:span text:style-name="Police_20_par_20_défaut"><text:span text:style-name="T44">]</text:span></text:span></text:p>
      <text:p text:style-name="P2"><text:span text:style-name="Police_20_par_20_défaut"><text:span text:style-name="T44"><text:s text:c="3"/>specifications before use.</text:span></text:span></text:p>
      <text:p text:style-name="P14"/>
      <text:p text:style-name="P2"><text:span text:style-name="Police_20_par_20_défaut"><text:span text:style-name="T44"><text:s text:c="3"/>Each access token type definition specifies the additional attributes</text:span></text:span></text:p>
      <text:p text:style-name="P2"><text:span text:style-name="Police_20_par_20_défaut"><text:span text:style-name="T44"><text:s text:c="3"/>(if any) sent to the client together with the "access_token" response</text:span></text:span></text:p>
      <text:p text:style-name="P2"><text:span text:style-name="Police_20_par_20_défaut"><text:span text:style-name="T44"><text:s text:c="3"/>parameter. <text:s/>It also defines the HTTP authentication method used to</text:span></text:span></text:p>
      <text:p text:style-name="P2"><text:span text:style-name="Police_20_par_20_défaut"><text:span text:style-name="T44"><text:s text:c="3"/>include the access token when making a protected resource request.</text:span></text:span></text:p>
      <text:p text:style-name="P4"/>
      <text:p text:style-name="P32"><text:bookmark-start text:name="section-7.2"/><text:a xlink:type="simple" xlink:href="#section-7.2" office:target-frame-name="_top" xlink:show="replace" text:style-name="Internet_20_link" text:visited-style-name="Visited_20_Internet_20_Link"><text:span text:style-name="Police_20_par_20_défaut"><text:span text:style-name="T41">7.2</text:span></text:span></text:a><text:bookmark-end text:name="section-7.2"/><text:span text:style-name="Police_20_par_20_défaut"><text:span text:style-name="T43">. <text:s/>Error Response</text:span></text:span></text:p>
      <text:p text:style-name="P14"/>
      <text:p text:style-name="P14"/>
      <text:p text:style-name="P2"><text:span text:style-name="Police_20_par_20_défaut"><text:span text:style-name="T44"><text:s text:c="3"/>If a resource access request fails, the resource server SHOULD inform</text:span></text:span></text:p>
      <text:p text:style-name="P2"><text:span text:style-name="Police_20_par_20_défaut"><text:span text:style-name="T44"><text:s text:c="3"/>the client of the error. <text:s/>While the specifics of such error responses</text:span></text:span></text:p>
      <text:p text:style-name="P2"><text:span text:style-name="Police_20_par_20_défaut"><text:span text:style-name="T44"><text:s text:c="3"/>are beyond the scope of this specification, this document establishes</text:span></text:span></text:p>
      <text:p text:style-name="P2"><text:span text:style-name="Police_20_par_20_défaut"><text:span text:style-name="T44"><text:s text:c="3"/>a common registry in </text:span></text:span><text:a xlink:type="simple" xlink:href="#section-11.4" office:target-frame-name="_top" xlink:show="replace" text:style-name="Internet_20_link" text:visited-style-name="Visited_20_Internet_20_Link"><text:span text:style-name="Police_20_par_20_défaut"><text:span text:style-name="T42">Section 11.4</text:span></text:span></text:a><text:span text:style-name="Police_20_par_20_défaut"><text:span text:style-name="T44"> for error values to be shared among</text:span></text:span></text:p>
      <text:p text:style-name="P2"><text:span text:style-name="Police_20_par_20_défaut"><text:span text:style-name="T44"><text:s text:c="3"/>OAuth token authentication schemes.</text:span></text:span></text:p>
      <text:p text:style-name="P14"/>
      <text:p text:style-name="P2"><text:span text:style-name="Police_20_par_20_défaut"><text:span text:style-name="T44"><text:s text:c="3"/>New authentication schemes designed primarily for OAuth token</text:span></text:span></text:p>
      <text:p text:style-name="P2"><text:span text:style-name="Police_20_par_20_défaut"><text:span text:style-name="T44"><text:s text:c="3"/>authentication SHOULD define a mechanism for providing an error</text:span></text:span></text:p>
      <text:p text:style-name="P2"><text:span text:style-name="Police_20_par_20_défaut"><text:span text:style-name="T44"><text:s text:c="3"/>status code to the client, in which the error values allowed are</text:span></text:span></text:p>
      <text:p text:style-name="P2"><text:span text:style-name="Police_20_par_20_défaut"><text:span text:style-name="T44"><text:s text:c="3"/>registered in the error registry established by this specification.</text:span></text:span></text:p>
      <text:p text:style-name="P14"/>
      <text:p text:style-name="P14"/>
      <text:p text:style-name="P14"/>
      <text:p text:style-name="P14"/>
      <text:p text:style-name="P2"><text:span text:style-name="Police_20_par_20_défaut"><text:span text:style-name="T44">Hardt <text:s text:c="23"/>Standards Track <text:s text:c="18"/>[Page 49]</text:span></text:span></text:p>
      <text:p text:style-name="P15"/>
      <text:p text:style-name="P2"><text:bookmark-start text:name="page-50"/><text:a xlink:type="simple" xlink:href="#page-50" office:target-frame-name="_top" xlink:show="replace" text:style-name="Internet_20_link" text:visited-style-name="Visited_20_Internet_20_Link"><text:span text:style-name="Police_20_par_20_défaut"><text:span text:style-name="T42"><text:s/></text:span></text:span></text:a><text:bookmark-end text:name="page-5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42">RFC 6749</text:span></text:span></text:a><text:span text:style-name="Police_20_par_20_défaut"><text:span text:style-name="T44"> <text:s text:c="23"/>OAuth 2.0 <text:s text:c="18"/>October 2012</text:span></text:span></text:p>
      <text:p text:style-name="P14"/>
      <text:p text:style-name="P14"/>
      <text:p text:style-name="P2"><text:span text:style-name="Police_20_par_20_défaut"><text:span text:style-name="T44"><text:s text:c="3"/>Such schemes MAY limit the set of valid error codes to a subset of</text:span></text:span></text:p>
      <text:p text:style-name="P2"><text:span text:style-name="Police_20_par_20_défaut"><text:span text:style-name="T44"><text:s text:c="3"/>the registered values. <text:s/>If the error code is returned using a named</text:span></text:span></text:p>
      <text:p text:style-name="P2"><text:span text:style-name="Police_20_par_20_défaut"><text:span text:style-name="T44"><text:s text:c="3"/>parameter, the parameter name SHOULD be "error".</text:span></text:span></text:p>
      <text:p text:style-name="P14"/>
      <text:p text:style-name="P2"><text:span text:style-name="Police_20_par_20_défaut"><text:span text:style-name="T44"><text:s text:c="3"/>Other schemes capable of being used for OAuth token authentication,</text:span></text:span></text:p>
      <text:p text:style-name="P2"><text:span text:style-name="Police_20_par_20_défaut"><text:span text:style-name="T44"><text:s text:c="3"/>but not primarily designed for that purpose, MAY bind their error</text:span></text:span></text:p>
      <text:p text:style-name="P2"><text:span text:style-name="Police_20_par_20_défaut"><text:span text:style-name="T44"><text:s text:c="3"/>values to the registry in the same manner.</text:span></text:span></text:p>
      <text:p text:style-name="P14"/>
      <text:p text:style-name="P2"><text:span text:style-name="Police_20_par_20_défaut"><text:span text:style-name="T44"><text:s text:c="3"/>New authentication schemes MAY choose to also specify the use of the</text:span></text:span></text:p>
      <text:p text:style-name="P2"><text:span text:style-name="Police_20_par_20_défaut"><text:span text:style-name="T44"><text:s text:c="3"/>"error_description" and "error_uri" parameters to return error</text:span></text:span></text:p>
      <text:p text:style-name="P2"><text:span text:style-name="Police_20_par_20_défaut"><text:span text:style-name="T44"><text:s text:c="3"/>information in a manner parallel to their usage in this</text:span></text:span></text:p>
      <text:p text:style-name="P2"><text:span text:style-name="Police_20_par_20_défaut"><text:span text:style-name="T44"><text:s text:c="3"/>specification.</text:span></text:span></text:p>
      <text:p text:style-name="P14"/>
      <text:p text:style-name="P32"><text:bookmark-start text:name="section-8"/><text:a xlink:type="simple" xlink:href="#section-8" office:target-frame-name="_top" xlink:show="replace" text:style-name="Internet_20_link" text:visited-style-name="Visited_20_Internet_20_Link"><text:span text:style-name="Police_20_par_20_défaut"><text:span text:style-name="T45">8</text:span></text:span></text:a><text:bookmark-end text:name="section-8"/><text:span text:style-name="Police_20_par_20_défaut"><text:span text:style-name="T47">. <text:s/>Extensibility</text:span></text:span></text:p>
      <text:p text:style-name="P18"/>
      <text:p text:style-name="P18"/>
      <text:p text:style-name="P32"><text:bookmark-start text:name="section-8.1"/><text:a xlink:type="simple" xlink:href="#section-8.1" office:target-frame-name="_top" xlink:show="replace" text:style-name="Internet_20_link" text:visited-style-name="Visited_20_Internet_20_Link"><text:span text:style-name="Police_20_par_20_défaut"><text:span text:style-name="T45">8.1</text:span></text:span></text:a><text:bookmark-end text:name="section-8.1"/><text:span text:style-name="Police_20_par_20_défaut"><text:span text:style-name="T47">. <text:s/>Defining Access Token Types</text:span></text:span></text:p>
      <text:p text:style-name="P18"/>
      <text:p text:style-name="P18"/>
      <text:p text:style-name="P2"><text:span text:style-name="Police_20_par_20_défaut"><text:span text:style-name="T48"><text:s text:c="3"/>Access token types can be defined in one of two ways: registered in</text:span></text:span></text:p>
      <text:p text:style-name="P2"><text:span text:style-name="Police_20_par_20_défaut"><text:span text:style-name="T48"><text:s text:c="3"/>the Access Token Types registry (following the procedures in</text:span></text:span></text:p>
      <text:p text:style-name="P2"><text:span text:style-name="Police_20_par_20_défaut"><text:span text:style-name="T48"><text:s text:c="3"/></text:span></text:span><text:a xlink:type="simple" xlink:href="#section-11.1" office:target-frame-name="_top" xlink:show="replace" text:style-name="Internet_20_link" text:visited-style-name="Visited_20_Internet_20_Link"><text:span text:style-name="Police_20_par_20_défaut"><text:span text:style-name="T46">Section 11.1</text:span></text:span></text:a><text:span text:style-name="Police_20_par_20_défaut"><text:span text:style-name="T48">), or by using a unique absolute URI as its name.</text:span></text:span></text:p>
      <text:p text:style-name="P18"/>
      <text:p text:style-name="P2"><text:span text:style-name="Police_20_par_20_défaut"><text:span text:style-name="T48"><text:s text:c="3"/>Types utilizing a URI name SHOULD be limited to vendor-specific</text:span></text:span></text:p>
      <text:p text:style-name="P2"><text:span text:style-name="Police_20_par_20_défaut"><text:span text:style-name="T48"><text:s text:c="3"/>implementations that are not commonly applicable, and are specific to</text:span></text:span></text:p>
      <text:p text:style-name="P2"><text:span text:style-name="Police_20_par_20_défaut"><text:span text:style-name="T48"><text:s text:c="3"/>the implementation details of the resource server where they are</text:span></text:span></text:p>
      <text:p text:style-name="P2"><text:span text:style-name="Police_20_par_20_défaut"><text:span text:style-name="T48"><text:s text:c="3"/>used.</text:span></text:span></text:p>
      <text:p text:style-name="P18"><text:soft-page-break/></text:p>
      <text:p text:style-name="P2"><text:span text:style-name="Police_20_par_20_défaut"><text:span text:style-name="T48"><text:s text:c="3"/>All other types MUST be registered. <text:s/>Type names MUST conform to the</text:span></text:span></text:p>
      <text:p text:style-name="P2"><text:span text:style-name="Police_20_par_20_défaut"><text:span text:style-name="T48"><text:s text:c="3"/>type-name ABNF. <text:s/>If the type definition includes a new HTTP</text:span></text:span></text:p>
      <text:p text:style-name="P2"><text:span text:style-name="Police_20_par_20_défaut"><text:span text:style-name="T48"><text:s text:c="3"/>authentication scheme, the type name SHOULD be identical to the HTTP</text:span></text:span></text:p>
      <text:p text:style-name="P2"><text:span text:style-name="Police_20_par_20_défaut"><text:span text:style-name="T48"><text:s text:c="3"/>authentication scheme name (as defined by [</text:span></text:span><text:a xlink:type="simple" xlink:href="https://tools.ietf.org/html/rfc2617" office:target-frame-name="_top" xlink:show="replace" text:style-name="Internet_20_link" text:visited-style-name="Visited_20_Internet_20_Link"><text:span text:style-name="Police_20_par_20_défaut"><text:span text:style-name="T46">RFC2617</text:span></text:span></text:a><text:span text:style-name="Police_20_par_20_défaut"><text:span text:style-name="T48">]). <text:s/>The token type</text:span></text:span></text:p>
      <text:p text:style-name="P2"><text:span text:style-name="Police_20_par_20_défaut"><text:span text:style-name="T48"><text:s text:c="3"/>"example" is reserved for use in examples.</text:span></text:span></text:p>
      <text:p text:style-name="P18"/>
      <text:p text:style-name="P2"><text:span text:style-name="Police_20_par_20_défaut"><text:span text:style-name="T48"><text:s text:c="5"/>type-name <text:s/>= 1*name-char</text:span></text:span></text:p>
      <text:p text:style-name="P2"><text:span text:style-name="Police_20_par_20_défaut"><text:span text:style-name="T48"><text:s text:c="5"/>name-char <text:s/>= "-" / "." / "_" / DIGIT / ALPHA</text:span></text:span></text:p>
      <text:p text:style-name="P18"/>
      <text:p text:style-name="P32"><text:bookmark-start text:name="section-8.2"/><text:a xlink:type="simple" xlink:href="#section-8.2" office:target-frame-name="_top" xlink:show="replace" text:style-name="Internet_20_link" text:visited-style-name="Visited_20_Internet_20_Link"><text:span text:style-name="Police_20_par_20_défaut"><text:span text:style-name="T45">8.2</text:span></text:span></text:a><text:bookmark-end text:name="section-8.2"/><text:span text:style-name="Police_20_par_20_défaut"><text:span text:style-name="T47">. <text:s/>Defining New Endpoint Parameters</text:span></text:span></text:p>
      <text:p text:style-name="P18"/>
      <text:p text:style-name="P18"/>
      <text:p text:style-name="P2"><text:span text:style-name="Police_20_par_20_défaut"><text:span text:style-name="T48"><text:s text:c="3"/>New request or response parameters for use with the authorization</text:span></text:span></text:p>
      <text:p text:style-name="P2"><text:span text:style-name="Police_20_par_20_défaut"><text:span text:style-name="T48"><text:s text:c="3"/>endpoint or the token endpoint are defined and registered in the</text:span></text:span></text:p>
      <text:p text:style-name="P2"><text:span text:style-name="Police_20_par_20_défaut"><text:span text:style-name="T48"><text:s text:c="3"/>OAuth Parameters registry following the procedure in </text:span></text:span><text:a xlink:type="simple" xlink:href="#section-11.2" office:target-frame-name="_top" xlink:show="replace" text:style-name="Internet_20_link" text:visited-style-name="Visited_20_Internet_20_Link"><text:span text:style-name="Police_20_par_20_défaut"><text:span text:style-name="T46">Section 11.2</text:span></text:span></text:a><text:span text:style-name="Police_20_par_20_défaut"><text:span text:style-name="T48">.</text:span></text:span></text:p>
      <text:p text:style-name="P18"/>
      <text:p text:style-name="P2"><text:span text:style-name="Police_20_par_20_défaut"><text:span text:style-name="T48"><text:s text:c="3"/>Parameter names MUST conform to the param-name ABNF, and parameter</text:span></text:span></text:p>
      <text:p text:style-name="P2"><text:span text:style-name="Police_20_par_20_défaut"><text:span text:style-name="T48"><text:s text:c="3"/>values syntax MUST be well-defined (e.g., using ABNF, or a reference</text:span></text:span></text:p>
      <text:p text:style-name="P2"><text:span text:style-name="Police_20_par_20_défaut"><text:span text:style-name="T48"><text:s text:c="3"/>to the syntax of an existing parameter).</text:span></text:span></text:p>
      <text:p text:style-name="P18"/>
      <text:p text:style-name="P2"><text:span text:style-name="Police_20_par_20_défaut"><text:span text:style-name="T48"><text:s text:c="5"/>param-name <text:s/>= 1*name-char</text:span></text:span></text:p>
      <text:p text:style-name="P2"><text:span text:style-name="Police_20_par_20_défaut"><text:span text:style-name="T48"><text:s text:c="5"/>name-char <text:s text:c="2"/>= "-" / "." / "_" / DIGIT / ALPHA</text:span></text:span></text:p>
      <text:p text:style-name="P18"/>
      <text:p text:style-name="P18"/>
      <text:p text:style-name="P18"/>
      <text:p text:style-name="P18"/>
      <text:p text:style-name="P2"><text:span text:style-name="Police_20_par_20_défaut"><text:span text:style-name="T48">Hardt <text:s text:c="23"/>Standards Track <text:s text:c="18"/>[Page 50]</text:span></text:span></text:p>
      <text:p text:style-name="P19"/>
      <text:p text:style-name="P2"><text:bookmark-start text:name="page-51"/><text:a xlink:type="simple" xlink:href="#page-51" office:target-frame-name="_top" xlink:show="replace" text:style-name="Internet_20_link" text:visited-style-name="Visited_20_Internet_20_Link"><text:span text:style-name="Police_20_par_20_défaut"><text:span text:style-name="T46"><text:s/></text:span></text:span></text:a><text:bookmark-end text:name="page-5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46">RFC 6749</text:span></text:span></text:a><text:span text:style-name="Police_20_par_20_défaut"><text:span text:style-name="T48"> <text:s text:c="23"/>OAuth 2.0 <text:s text:c="18"/>October 2012</text:span></text:span></text:p>
      <text:p text:style-name="P18"/>
      <text:p text:style-name="P18"/>
      <text:p text:style-name="P2"><text:span text:style-name="Police_20_par_20_défaut"><text:span text:style-name="T48"><text:s text:c="3"/>Unregistered vendor-specific parameter extensions that are not</text:span></text:span></text:p>
      <text:p text:style-name="P2"><text:span text:style-name="Police_20_par_20_défaut"><text:span text:style-name="T48"><text:s text:c="3"/>commonly applicable and that are specific to the implementation</text:span></text:span></text:p>
      <text:p text:style-name="P2"><text:span text:style-name="Police_20_par_20_défaut"><text:span text:style-name="T48"><text:s text:c="3"/>details of the authorization server where they are used SHOULD</text:span></text:span></text:p>
      <text:p text:style-name="P2"><text:span text:style-name="Police_20_par_20_défaut"><text:span text:style-name="T48"><text:s text:c="3"/>utilize a vendor-specific prefix that is not likely to conflict with</text:span></text:span></text:p>
      <text:p text:style-name="P2"><text:span text:style-name="Police_20_par_20_défaut"><text:span text:style-name="T48"><text:s text:c="3"/>other registered values (e.g., begin with 'companyname_').</text:span></text:span></text:p>
      <text:p text:style-name="P18"/>
      <text:p text:style-name="P32"><text:bookmark-start text:name="section-8.3"/><text:a xlink:type="simple" xlink:href="#section-8.3" office:target-frame-name="_top" xlink:show="replace" text:style-name="Internet_20_link" text:visited-style-name="Visited_20_Internet_20_Link"><text:span text:style-name="Police_20_par_20_défaut"><text:span text:style-name="T45">8.3</text:span></text:span></text:a><text:bookmark-end text:name="section-8.3"/><text:span text:style-name="Police_20_par_20_défaut"><text:span text:style-name="T47">. <text:s/>Defining New Authorization Grant Types</text:span></text:span></text:p>
      <text:p text:style-name="P18"/>
      <text:p text:style-name="P18"/>
      <text:p text:style-name="P2"><text:span text:style-name="Police_20_par_20_défaut"><text:span text:style-name="T48"><text:s text:c="3"/>New authorization grant types can be defined by assigning them a</text:span></text:span></text:p>
      <text:p text:style-name="P2"><text:span text:style-name="Police_20_par_20_défaut"><text:span text:style-name="T48"><text:s text:c="3"/>unique absolute URI for use with the "grant_type" parameter. <text:s/>If the</text:span></text:span></text:p>
      <text:p text:style-name="P2"><text:span text:style-name="Police_20_par_20_défaut"><text:span text:style-name="T48"><text:s text:c="3"/>extension grant type requires additional token endpoint parameters,</text:span></text:span></text:p>
      <text:p text:style-name="P2"><text:span text:style-name="Police_20_par_20_défaut"><text:span text:style-name="T48"><text:s text:c="3"/>they MUST be registered in the OAuth Parameters registry as described</text:span></text:span></text:p>
      <text:p text:style-name="P2"><text:span text:style-name="Police_20_par_20_défaut"><text:span text:style-name="T48"><text:s text:c="3"/>by </text:span></text:span><text:a xlink:type="simple" xlink:href="#section-11.2" office:target-frame-name="_top" xlink:show="replace" text:style-name="Internet_20_link" text:visited-style-name="Visited_20_Internet_20_Link"><text:span text:style-name="Police_20_par_20_défaut"><text:span text:style-name="T46">Section 11.2</text:span></text:span></text:a><text:span text:style-name="Police_20_par_20_défaut"><text:span text:style-name="T48">.</text:span></text:span></text:p>
      <text:p text:style-name="P18"/>
      <text:p text:style-name="P32"><text:bookmark-start text:name="section-8.4"/><text:a xlink:type="simple" xlink:href="#section-8.4" office:target-frame-name="_top" xlink:show="replace" text:style-name="Internet_20_link" text:visited-style-name="Visited_20_Internet_20_Link"><text:span text:style-name="Police_20_par_20_défaut"><text:span text:style-name="T45">8.4</text:span></text:span></text:a><text:bookmark-end text:name="section-8.4"/><text:span text:style-name="Police_20_par_20_défaut"><text:span text:style-name="T47">. <text:s/>Defining New Authorization Endpoint Response Types</text:span></text:span></text:p>
      <text:p text:style-name="P18"/>
      <text:p text:style-name="P18"/>
      <text:p text:style-name="P2"><text:span text:style-name="Police_20_par_20_défaut"><text:span text:style-name="T48"><text:s text:c="3"/>New response types for use with the authorization endpoint are</text:span></text:span></text:p>
      <text:p text:style-name="P2"><text:span text:style-name="Police_20_par_20_défaut"><text:span text:style-name="T48"><text:s text:c="3"/>defined and registered in the Authorization Endpoint Response Types</text:span></text:span></text:p>
      <text:p text:style-name="P2"><text:span text:style-name="Police_20_par_20_défaut"><text:span text:style-name="T48"><text:s text:c="3"/>registry following the procedure in </text:span></text:span><text:a xlink:type="simple" xlink:href="#section-11.3" office:target-frame-name="_top" xlink:show="replace" text:style-name="Internet_20_link" text:visited-style-name="Visited_20_Internet_20_Link"><text:span text:style-name="Police_20_par_20_défaut"><text:span text:style-name="T46">Section 11.3</text:span></text:span></text:a><text:span text:style-name="Police_20_par_20_défaut"><text:span text:style-name="T48">. <text:s/>Response type</text:span></text:span></text:p>
      <text:p text:style-name="P2"><text:span text:style-name="Police_20_par_20_défaut"><text:span text:style-name="T48"><text:s text:c="3"/>names MUST conform to the response-type ABNF.</text:span></text:span></text:p>
      <text:p text:style-name="P18"/>
      <text:p text:style-name="P2"><text:span text:style-name="Police_20_par_20_défaut"><text:span text:style-name="T48"><text:s text:c="5"/>response-type <text:s/>= response-name *( SP response-name )</text:span></text:span></text:p>
      <text:p text:style-name="P2"><text:span text:style-name="Police_20_par_20_défaut"><text:span text:style-name="T48"><text:s text:c="5"/>response-name <text:s/>= 1*response-char</text:span></text:span></text:p>
      <text:p text:style-name="P2"><text:soft-page-break/><text:span text:style-name="Police_20_par_20_défaut"><text:span text:style-name="T48"><text:s text:c="5"/>response-char <text:s/>= "_" / DIGIT / ALPHA</text:span></text:span></text:p>
      <text:p text:style-name="P18"/>
      <text:p text:style-name="P2"><text:span text:style-name="Police_20_par_20_défaut"><text:span text:style-name="T48"><text:s text:c="3"/>If a response type contains one or more space characters (%x20), it</text:span></text:span></text:p>
      <text:p text:style-name="P2"><text:span text:style-name="Police_20_par_20_défaut"><text:span text:style-name="T48"><text:s text:c="3"/>is compared as a space-delimited list of values in which the order of</text:span></text:span></text:p>
      <text:p text:style-name="P2"><text:span text:style-name="Police_20_par_20_défaut"><text:span text:style-name="T48"><text:s text:c="3"/>values does not matter. <text:s/>Only one order of values can be registered,</text:span></text:span></text:p>
      <text:p text:style-name="P2"><text:span text:style-name="Police_20_par_20_défaut"><text:span text:style-name="T48"><text:s text:c="3"/>which covers all other arrangements of the same set of values.</text:span></text:span></text:p>
      <text:p text:style-name="P18"/>
      <text:p text:style-name="P2"><text:span text:style-name="Police_20_par_20_défaut"><text:span text:style-name="T48"><text:s text:c="3"/>For example, the response type "token code" is left undefined by this</text:span></text:span></text:p>
      <text:p text:style-name="P2"><text:span text:style-name="Police_20_par_20_défaut"><text:span text:style-name="T48"><text:s text:c="3"/>specification. <text:s/>However, an extension can define and register the</text:span></text:span></text:p>
      <text:p text:style-name="P2"><text:span text:style-name="Police_20_par_20_défaut"><text:span text:style-name="T48"><text:s text:c="3"/>"token code" response type. <text:s/>Once registered, the same combination</text:span></text:span></text:p>
      <text:p text:style-name="P2"><text:span text:style-name="Police_20_par_20_défaut"><text:span text:style-name="T48"><text:s text:c="3"/>cannot be registered as "code token", but both values can be used to</text:span></text:span></text:p>
      <text:p text:style-name="P2"><text:span text:style-name="Police_20_par_20_défaut"><text:span text:style-name="T48"><text:s text:c="3"/>denote the same response type.</text:span></text:span></text:p>
      <text:p text:style-name="P18"/>
      <text:p text:style-name="P32"><text:bookmark-start text:name="section-8.5"/><text:a xlink:type="simple" xlink:href="#section-8.5" office:target-frame-name="_top" xlink:show="replace" text:style-name="Internet_20_link" text:visited-style-name="Visited_20_Internet_20_Link"><text:span text:style-name="Police_20_par_20_défaut"><text:span text:style-name="T45">8.5</text:span></text:span></text:a><text:bookmark-end text:name="section-8.5"/><text:span text:style-name="Police_20_par_20_défaut"><text:span text:style-name="T47">. <text:s/>Defining Additional Error Codes</text:span></text:span></text:p>
      <text:p text:style-name="P18"/>
      <text:p text:style-name="P18"/>
      <text:p text:style-name="P2"><text:span text:style-name="Police_20_par_20_défaut"><text:span text:style-name="T48"><text:s text:c="3"/>In cases where protocol extensions (i.e., access token types,</text:span></text:span></text:p>
      <text:p text:style-name="P2"><text:span text:style-name="Police_20_par_20_défaut"><text:span text:style-name="T48"><text:s text:c="3"/>extension parameters, or extension grant types) require additional</text:span></text:span></text:p>
      <text:p text:style-name="P2"><text:span text:style-name="Police_20_par_20_défaut"><text:span text:style-name="T48"><text:s text:c="3"/>error codes to be used with the authorization code grant error</text:span></text:span></text:p>
      <text:p text:style-name="P2"><text:span text:style-name="Police_20_par_20_défaut"><text:span text:style-name="T48"><text:s text:c="3"/>response (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46">Section 4.1.2.1</text:span></text:span></text:a><text:span text:style-name="Police_20_par_20_défaut"><text:span text:style-name="T48">), the implicit grant error response</text:span></text:span></text:p>
      <text:p text:style-name="P2"><text:span text:style-name="Police_20_par_20_défaut"><text:span text:style-name="T48"><text:s text:c="3"/>(</text:span></text:span><text:a xlink:type="simple" xlink:href="#section-4.2.2.1" office:target-frame-name="_top" xlink:show="replace" text:style-name="Internet_20_link" text:visited-style-name="Visited_20_Internet_20_Link"><text:span text:style-name="Police_20_par_20_défaut"><text:span text:style-name="T46">Section 4.2.2.1</text:span></text:span></text:a><text:span text:style-name="Police_20_par_20_défaut"><text:span text:style-name="T48">), the token error response (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46">Section 5.2</text:span></text:span></text:a><text:span text:style-name="Police_20_par_20_défaut"><text:span text:style-name="T48">), or the</text:span></text:span></text:p>
      <text:p text:style-name="P2"><text:span text:style-name="Police_20_par_20_défaut"><text:span text:style-name="T48"><text:s text:c="3"/>resource access error response (</text:span></text:span><text:a xlink:type="simple" xlink:href="#section-7.2" office:target-frame-name="_top" xlink:show="replace" text:style-name="Internet_20_link" text:visited-style-name="Visited_20_Internet_20_Link"><text:span text:style-name="Police_20_par_20_défaut"><text:span text:style-name="T46">Section 7.2</text:span></text:span></text:a><text:span text:style-name="Police_20_par_20_défaut"><text:span text:style-name="T48">), such error codes MAY be</text:span></text:span></text:p>
      <text:p text:style-name="P2"><text:span text:style-name="Police_20_par_20_défaut"><text:span text:style-name="T48"><text:s text:c="3"/>defined.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"><text:span text:style-name="Police_20_par_20_défaut"><text:span text:style-name="T48">Hardt <text:s text:c="23"/>Standards Track <text:s text:c="18"/>[Page 51]</text:span></text:span></text:p>
      <text:p text:style-name="P19"/>
      <text:p text:style-name="P2"><text:bookmark-start text:name="page-52"/><text:a xlink:type="simple" xlink:href="#page-52" office:target-frame-name="_top" xlink:show="replace" text:style-name="Internet_20_link" text:visited-style-name="Visited_20_Internet_20_Link"><text:span text:style-name="Police_20_par_20_défaut"><text:span text:style-name="T46"><text:s/></text:span></text:span></text:a><text:bookmark-end text:name="page-5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46">RFC 6749</text:span></text:span></text:a><text:span text:style-name="Police_20_par_20_défaut"><text:span text:style-name="T48"> <text:s text:c="23"/>OAuth 2.0 <text:s text:c="18"/>October 2012</text:span></text:span></text:p>
      <text:p text:style-name="P18"/>
      <text:p text:style-name="P18"/>
      <text:p text:style-name="P2"><text:span text:style-name="Police_20_par_20_défaut"><text:span text:style-name="T48"><text:s text:c="3"/>Extension error codes MUST be registered (following the procedures in</text:span></text:span></text:p>
      <text:p text:style-name="P2"><text:span text:style-name="Police_20_par_20_défaut"><text:span text:style-name="T48"><text:s text:c="3"/></text:span></text:span><text:a xlink:type="simple" xlink:href="#section-11.4" office:target-frame-name="_top" xlink:show="replace" text:style-name="Internet_20_link" text:visited-style-name="Visited_20_Internet_20_Link"><text:span text:style-name="Police_20_par_20_défaut"><text:span text:style-name="T46">Section 11.4</text:span></text:span></text:a><text:span text:style-name="Police_20_par_20_défaut"><text:span text:style-name="T48">) if the extension they are used in conjunction with is a</text:span></text:span></text:p>
      <text:p text:style-name="P2"><text:span text:style-name="Police_20_par_20_défaut"><text:span text:style-name="T48"><text:s text:c="3"/>registered access token type, a registered endpoint parameter, or an</text:span></text:span></text:p>
      <text:p text:style-name="P2"><text:span text:style-name="Police_20_par_20_défaut"><text:span text:style-name="T48"><text:s text:c="3"/>extension grant type. <text:s/>Error codes used with unregistered extensions</text:span></text:span></text:p>
      <text:p text:style-name="P2"><text:span text:style-name="Police_20_par_20_défaut"><text:span text:style-name="T48"><text:s text:c="3"/>MAY be registered.</text:span></text:span></text:p>
      <text:p text:style-name="P18"/>
      <text:p text:style-name="P2"><text:span text:style-name="Police_20_par_20_défaut"><text:span text:style-name="T48"><text:s text:c="3"/>Error codes MUST conform to the error ABNF and SHOULD be prefixed by</text:span></text:span></text:p>
      <text:p text:style-name="P2"><text:span text:style-name="Police_20_par_20_défaut"><text:span text:style-name="T48"><text:s text:c="3"/>an identifying name when possible. <text:s/>For example, an error identifying</text:span></text:span></text:p>
      <text:p text:style-name="P2"><text:span text:style-name="Police_20_par_20_défaut"><text:span text:style-name="T48"><text:s text:c="3"/>an invalid value set to the extension parameter "example" SHOULD be</text:span></text:span></text:p>
      <text:p text:style-name="P2"><text:span text:style-name="Police_20_par_20_défaut"><text:span text:style-name="T48"><text:s text:c="3"/>named "example_invalid".</text:span></text:span></text:p>
      <text:p text:style-name="P18"/>
      <text:p text:style-name="P2"><text:span text:style-name="Police_20_par_20_défaut"><text:span text:style-name="T48"><text:s text:c="5"/>error <text:s text:c="5"/>= 1*error-char</text:span></text:span></text:p>
      <text:p text:style-name="P2"><text:span text:style-name="Police_20_par_20_défaut"><text:span text:style-name="T48"><text:s text:c="5"/>error-char = %x20-21 / %x23-5B / %x5D-7E</text:span></text:span></text:p>
      <text:p text:style-name="P30"/>
      <text:p text:style-name="P32"><text:bookmark-start text:name="section-9"/><text:a xlink:type="simple" xlink:href="#section-9" office:target-frame-name="_top" xlink:show="replace" text:style-name="Internet_20_link" text:visited-style-name="Visited_20_Internet_20_Link"><text:span text:style-name="Police_20_par_20_défaut"><text:span text:style-name="T12">9</text:span></text:span></text:a><text:bookmark-end text:name="section-9"/><text:span text:style-name="Police_20_par_20_défaut"><text:span text:style-name="T14">. <text:s/>Native Applications</text:span></text:span></text:p>
      <text:p text:style-name="P21"/>
      <text:p text:style-name="P21"/>
      <text:p text:style-name="P2"><text:span text:style-name="Police_20_par_20_défaut"><text:span text:style-name="T11"><text:s text:c="3"/>Native applications are clients installed and executed on the device</text:span></text:span></text:p>
      <text:p text:style-name="P2"><text:span text:style-name="Police_20_par_20_défaut"><text:span text:style-name="T11"><text:s text:c="3"/>used by the resource owner (i.e., desktop application, native mobile</text:span></text:span></text:p>
      <text:p text:style-name="P2"><text:span text:style-name="Police_20_par_20_défaut"><text:span text:style-name="T11"><text:s text:c="3"/>application). <text:s/>Native applications require special consideration</text:span></text:span></text:p>
      <text:p text:style-name="P2"><text:span text:style-name="Police_20_par_20_défaut"><text:span text:style-name="T11"><text:s text:c="3"/>related to security, platform capabilities, and overall end-user</text:span></text:span></text:p>
      <text:p text:style-name="P2"><text:span text:style-name="Police_20_par_20_défaut"><text:span text:style-name="T11"><text:s text:c="3"/>experience.</text:span></text:span></text:p>
      <text:p text:style-name="P21"/>
      <text:p text:style-name="P2"><text:span text:style-name="Police_20_par_20_défaut"><text:span text:style-name="T11"><text:s text:c="3"/>The authorization endpoint requires interaction between the client</text:span></text:span></text:p>
      <text:p text:style-name="P2"><text:soft-page-break/><text:span text:style-name="Police_20_par_20_défaut"><text:span text:style-name="T11"><text:s text:c="3"/>and the resource owner's user-agent. <text:s/>Native applications can invoke</text:span></text:span></text:p>
      <text:p text:style-name="P2"><text:span text:style-name="Police_20_par_20_défaut"><text:span text:style-name="T11"><text:s text:c="3"/>an external user-agent or embed a user-agent within the application.</text:span></text:span></text:p>
      <text:p text:style-name="P2"><text:span text:style-name="Police_20_par_20_défaut"><text:span text:style-name="T11"><text:s text:c="3"/>For example:</text:span></text:span></text:p>
      <text:p text:style-name="P21"/>
      <text:p text:style-name="P2"><text:span text:style-name="Police_20_par_20_défaut"><text:span text:style-name="T11"><text:s text:c="3"/>o <text:s/>External user-agent - the native application can capture the</text:span></text:span></text:p>
      <text:p text:style-name="P2"><text:span text:style-name="Police_20_par_20_défaut"><text:span text:style-name="T11"><text:s text:c="6"/>response from the authorization server using a redirection URI</text:span></text:span></text:p>
      <text:p text:style-name="P2"><text:span text:style-name="Police_20_par_20_défaut"><text:span text:style-name="T11"><text:s text:c="6"/>with a scheme registered with the operating system to invoke the</text:span></text:span></text:p>
      <text:p text:style-name="P2"><text:span text:style-name="Police_20_par_20_défaut"><text:span text:style-name="T11"><text:s text:c="6"/>client as the handler, manual copy-and-paste of the credentials,</text:span></text:span></text:p>
      <text:p text:style-name="P2"><text:span text:style-name="Police_20_par_20_défaut"><text:span text:style-name="T11"><text:s text:c="6"/>running a local web server, installing a user-agent extension, or</text:span></text:span></text:p>
      <text:p text:style-name="P2"><text:span text:style-name="Police_20_par_20_défaut"><text:span text:style-name="T11"><text:s text:c="6"/>by providing a redirection URI identifying a server-hosted</text:span></text:span></text:p>
      <text:p text:style-name="P2"><text:span text:style-name="Police_20_par_20_défaut"><text:span text:style-name="T11"><text:s text:c="6"/>resource under the client's control, which in turn makes the</text:span></text:span></text:p>
      <text:p text:style-name="P2"><text:span text:style-name="Police_20_par_20_défaut"><text:span text:style-name="T11"><text:s text:c="6"/>response available to the native application.</text:span></text:span></text:p>
      <text:p text:style-name="P21"/>
      <text:p text:style-name="P2"><text:span text:style-name="Police_20_par_20_défaut"><text:span text:style-name="T11"><text:s text:c="3"/>o <text:s/>Embedded user-agent - the native application obtains the response</text:span></text:span></text:p>
      <text:p text:style-name="P2"><text:span text:style-name="Police_20_par_20_défaut"><text:span text:style-name="T11"><text:s text:c="6"/>by directly communicating with the embedded user-agent by</text:span></text:span></text:p>
      <text:p text:style-name="P2"><text:span text:style-name="Police_20_par_20_défaut"><text:span text:style-name="T11"><text:s text:c="6"/>monitoring state changes emitted during the resource load, or</text:span></text:span></text:p>
      <text:p text:style-name="P2"><text:span text:style-name="Police_20_par_20_défaut"><text:span text:style-name="T11"><text:s text:c="6"/>accessing the user-agent's cookies storage.</text:span></text:span></text:p>
      <text:p text:style-name="P21"/>
      <text:p text:style-name="P2"><text:span text:style-name="Police_20_par_20_défaut"><text:span text:style-name="T11"><text:s text:c="3"/>When choosing between an external or embedded user-agent, developers</text:span></text:span></text:p>
      <text:p text:style-name="P2"><text:span text:style-name="Police_20_par_20_défaut"><text:span text:style-name="T11"><text:s text:c="3"/>should consider the following:</text:span></text:span></text:p>
      <text:p text:style-name="P21"/>
      <text:p text:style-name="P2"><text:span text:style-name="Police_20_par_20_défaut"><text:span text:style-name="T11"><text:s text:c="3"/>o <text:s/>An external user-agent may improve completion rate, as the</text:span></text:span></text:p>
      <text:p text:style-name="P2"><text:span text:style-name="Police_20_par_20_défaut"><text:span text:style-name="T11"><text:s text:c="6"/>resource owner may already have an active session with the</text:span></text:span></text:p>
      <text:p text:style-name="P2"><text:span text:style-name="Police_20_par_20_défaut"><text:span text:style-name="T11"><text:s text:c="6"/>authorization server, removing the need to re-authenticate. <text:s/>It</text:span></text:span></text:p>
      <text:p text:style-name="P2"><text:span text:style-name="Police_20_par_20_défaut"><text:span text:style-name="T11"><text:s text:c="6"/>provides a familiar end-user experience and functionality. <text:s/>The</text:span></text:span></text:p>
      <text:p text:style-name="P21"/>
      <text:p text:style-name="P21"/>
      <text:p text:style-name="P21"/>
      <text:p text:style-name="P2"><text:span text:style-name="Police_20_par_20_défaut"><text:span text:style-name="T11">Hardt <text:s text:c="23"/>Standards Track <text:s text:c="18"/>[Page 52]</text:span></text:span></text:p>
      <text:p text:style-name="P22"/>
      <text:p text:style-name="P2"><text:bookmark-start text:name="page-53"/><text:a xlink:type="simple" xlink:href="#page-53" office:target-frame-name="_top" xlink:show="replace" text:style-name="Internet_20_link" text:visited-style-name="Visited_20_Internet_20_Link"><text:span text:style-name="Police_20_par_20_défaut"><text:span text:style-name="T13"><text:s/></text:span></text:span></text:a><text:bookmark-end text:name="page-5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13">RFC 6749</text:span></text:span></text:a><text:span text:style-name="Police_20_par_20_défaut"><text:span text:style-name="T11"> <text:s text:c="23"/>OAuth 2.0 <text:s text:c="18"/>October 2012</text:span></text:span></text:p>
      <text:p text:style-name="P21"/>
      <text:p text:style-name="P21"/>
      <text:p text:style-name="P2"><text:span text:style-name="Police_20_par_20_défaut"><text:span text:style-name="T11"><text:s text:c="6"/>resource owner may also rely on user-agent features or extensions</text:span></text:span></text:p>
      <text:p text:style-name="P2"><text:span text:style-name="Police_20_par_20_défaut"><text:span text:style-name="T11"><text:s text:c="6"/>to assist with authentication (e.g., password manager, 2-factor</text:span></text:span></text:p>
      <text:p text:style-name="P2"><text:span text:style-name="Police_20_par_20_défaut"><text:span text:style-name="T11"><text:s text:c="6"/>device reader).</text:span></text:span></text:p>
      <text:p text:style-name="P21"/>
      <text:p text:style-name="P2"><text:span text:style-name="Police_20_par_20_défaut"><text:span text:style-name="T11"><text:s text:c="3"/>o <text:s/>An embedded user-agent may offer improved usability, as it removes</text:span></text:span></text:p>
      <text:p text:style-name="P2"><text:span text:style-name="Police_20_par_20_défaut"><text:span text:style-name="T11"><text:s text:c="6"/>the need to switch context and open new windows.</text:span></text:span></text:p>
      <text:p text:style-name="P21"/>
      <text:p text:style-name="P2"><text:span text:style-name="Police_20_par_20_défaut"><text:span text:style-name="T11"><text:s text:c="3"/>o <text:s/>An embedded user-agent poses a security challenge because resource</text:span></text:span></text:p>
      <text:p text:style-name="P2"><text:span text:style-name="Police_20_par_20_défaut"><text:span text:style-name="T11"><text:s text:c="6"/>owners are authenticating in an unidentified window without access</text:span></text:span></text:p>
      <text:p text:style-name="P2"><text:span text:style-name="Police_20_par_20_défaut"><text:span text:style-name="T11"><text:s text:c="6"/>to the visual protections found in most external user-agents. <text:s/>An</text:span></text:span></text:p>
      <text:p text:style-name="P2"><text:span text:style-name="Police_20_par_20_défaut"><text:span text:style-name="T11"><text:s text:c="6"/>embedded user-agent educates end-users to trust unidentified</text:span></text:span></text:p>
      <text:p text:style-name="P2"><text:span text:style-name="Police_20_par_20_défaut"><text:span text:style-name="T11"><text:s text:c="6"/>requests for authentication (making phishing attacks easier to</text:span></text:span></text:p>
      <text:p text:style-name="P2"><text:span text:style-name="Police_20_par_20_défaut"><text:span text:style-name="T11"><text:s text:c="6"/>execute).</text:span></text:span></text:p>
      <text:p text:style-name="P21"/>
      <text:p text:style-name="P2"><text:span text:style-name="Police_20_par_20_défaut"><text:span text:style-name="T11"><text:s text:c="3"/>When choosing between the implicit grant type and the authorization</text:span></text:span></text:p>
      <text:p text:style-name="P2"><text:span text:style-name="Police_20_par_20_défaut"><text:span text:style-name="T11"><text:s text:c="3"/>code grant type, the following should be considered:</text:span></text:span></text:p>
      <text:p text:style-name="P21"/>
      <text:p text:style-name="P2"><text:span text:style-name="Police_20_par_20_défaut"><text:span text:style-name="T11"><text:s text:c="3"/>o <text:s/>Native applications that use the authorization code grant type</text:span></text:span></text:p>
      <text:p text:style-name="P2"><text:span text:style-name="Police_20_par_20_défaut"><text:span text:style-name="T11"><text:s text:c="6"/>SHOULD do so without using client credentials, due to the native</text:span></text:span></text:p>
      <text:p text:style-name="P2"><text:span text:style-name="Police_20_par_20_défaut"><text:span text:style-name="T11"><text:s text:c="6"/>application's inability to keep client credentials confidential.</text:span></text:span></text:p>
      <text:p text:style-name="P21"/>
      <text:p text:style-name="P2"><text:span text:style-name="Police_20_par_20_défaut"><text:span text:style-name="T11"><text:s text:c="3"/>o <text:s/>When using the implicit grant type flow, a refresh token is not</text:span></text:span></text:p>
      <text:p text:style-name="P2"><text:span text:style-name="Police_20_par_20_défaut"><text:span text:style-name="T11"><text:s text:c="6"/>returned, which requires repeating the authorization process once</text:span></text:span></text:p>
      <text:p text:style-name="P2"><text:span text:style-name="Police_20_par_20_défaut"><text:span text:style-name="T11"><text:s text:c="6"/>the access token expires.</text:span></text:span></text:p>
      <text:p text:style-name="P4"/>
      <text:p text:style-name="P32"><text:bookmark-start text:name="section-10"/><text:a xlink:type="simple" xlink:href="#section-10" office:target-frame-name="_top" xlink:show="replace" text:style-name="Internet_20_link" text:visited-style-name="Visited_20_Internet_20_Link"><text:span text:style-name="Police_20_par_20_défaut"><text:span text:style-name="T45">10</text:span></text:span></text:a><text:bookmark-end text:name="section-10"/><text:span text:style-name="Police_20_par_20_défaut"><text:span text:style-name="T47">. <text:s/>Security Considerations</text:span></text:span></text:p>
      <text:p text:style-name="P18"><text:soft-page-break/></text:p>
      <text:p text:style-name="P18"/>
      <text:p text:style-name="P2"><text:span text:style-name="Police_20_par_20_défaut"><text:span text:style-name="T48"><text:s text:c="3"/>As a flexible and extensible framework, OAuth's security</text:span></text:span></text:p>
      <text:p text:style-name="P2"><text:span text:style-name="Police_20_par_20_défaut"><text:span text:style-name="T48"><text:s text:c="3"/>considerations depend on many factors. <text:s/>The following sections</text:span></text:span></text:p>
      <text:p text:style-name="P2"><text:span text:style-name="Police_20_par_20_défaut"><text:span text:style-name="T48"><text:s text:c="3"/>provide implementers with security guidelines focused on the three</text:span></text:span></text:p>
      <text:p text:style-name="P2"><text:span text:style-name="Police_20_par_20_défaut"><text:span text:style-name="T48"><text:s text:c="3"/>client profiles described in </text:span></text:span><text:a xlink:type="simple" xlink:href="#section-2.1" office:target-frame-name="_top" xlink:show="replace" text:style-name="Internet_20_link" text:visited-style-name="Visited_20_Internet_20_Link"><text:span text:style-name="Police_20_par_20_défaut"><text:span text:style-name="T46">Section 2.1</text:span></text:span></text:a><text:span text:style-name="Police_20_par_20_défaut"><text:span text:style-name="T48">: web application,</text:span></text:span></text:p>
      <text:p text:style-name="P2"><text:span text:style-name="Police_20_par_20_défaut"><text:span text:style-name="T48"><text:s text:c="3"/>user-agent-based application, and native application.</text:span></text:span></text:p>
      <text:p text:style-name="P18"/>
      <text:p text:style-name="P2"><text:span text:style-name="Police_20_par_20_défaut"><text:span text:style-name="T48"><text:s text:c="3"/>A comprehensive OAuth security model and analysis, as well as</text:span></text:span></text:p>
      <text:p text:style-name="P2"><text:span text:style-name="Police_20_par_20_défaut"><text:span text:style-name="T48"><text:s text:c="3"/>background for the protocol design, is provided by</text:span></text:span></text:p>
      <text:p text:style-name="P2"><text:span text:style-name="Police_20_par_20_défaut"><text:span text:style-name="T48"><text:s text:c="3"/>[</text:span></text:span><text:a xlink:type="simple" xlink:href="#ref-OAuth-THREATMODEL" office:target-frame-name="_top" xlink:show="replace" text:style-name="Internet_20_link" text:visited-style-name="Visited_20_Internet_20_Link"><text:span text:style-name="Police_20_par_20_défaut"><text:span text:style-name="T46">OAuth-THREATMODEL</text:span></text:span></text:a><text:span text:style-name="Police_20_par_20_défaut"><text:span text:style-name="T48">].</text:span></text:span></text:p>
      <text:p text:style-name="P4"/>
      <text:p text:style-name="P32"><text:bookmark-start text:name="section-10.1"/><text:a xlink:type="simple" xlink:href="#section-10.1" office:target-frame-name="_top" xlink:show="replace" text:style-name="Internet_20_link" text:visited-style-name="Visited_20_Internet_20_Link"><text:span text:style-name="Police_20_par_20_défaut"><text:span text:style-name="T12">10.1</text:span></text:span></text:a><text:bookmark-end text:name="section-10.1"/><text:span text:style-name="Police_20_par_20_défaut"><text:span text:style-name="T14">. <text:s/>Client Authentication</text:span></text:span></text:p>
      <text:p text:style-name="P21"/>
      <text:p text:style-name="P21"/>
      <text:p text:style-name="P2"><text:span text:style-name="Police_20_par_20_défaut"><text:span text:style-name="T11"><text:s text:c="3"/>The authorization server establishes client credentials with web</text:span></text:span></text:p>
      <text:p text:style-name="P2"><text:span text:style-name="Police_20_par_20_défaut"><text:span text:style-name="T11"><text:s text:c="3"/>application clients for the purpose of client authentication. <text:s/>The</text:span></text:span></text:p>
      <text:p text:style-name="P2"><text:span text:style-name="Police_20_par_20_défaut"><text:span text:style-name="T11"><text:s text:c="3"/>authorization server is encouraged to consider stronger client</text:span></text:span></text:p>
      <text:p text:style-name="P2"><text:span text:style-name="Police_20_par_20_défaut"><text:span text:style-name="T11"><text:s text:c="3"/>authentication means than a client password. <text:s/>Web application clients</text:span></text:span></text:p>
      <text:p text:style-name="P2"><text:span text:style-name="Police_20_par_20_défaut"><text:span text:style-name="T11"><text:s text:c="3"/>MUST ensure confidentiality of client passwords and other client</text:span></text:span></text:p>
      <text:p text:style-name="P2"><text:span text:style-name="Police_20_par_20_défaut"><text:span text:style-name="T11"><text:s text:c="3"/>credentials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53]</text:span></text:span></text:p>
      <text:p text:style-name="P7"/>
      <text:p text:style-name="P2"><text:bookmark-start text:name="page-54"/><text:a xlink:type="simple" xlink:href="#page-54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5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8">The authorization server MUST NOT issue client passwords or other</text:span></text:span></text:p>
      <text:p text:style-name="P2"><text:span text:style-name="Police_20_par_20_défaut"><text:span text:style-name="T48"><text:s text:c="3"/>client credentials to native application or user-agent-based</text:span></text:span></text:p>
      <text:p text:style-name="P2"><text:span text:style-name="Police_20_par_20_défaut"><text:span text:style-name="T48"><text:s text:c="3"/>application clients for the purpose of client authentication. <text:s/>The</text:span></text:span></text:p>
      <text:p text:style-name="P2"><text:span text:style-name="Police_20_par_20_défaut"><text:span text:style-name="T48"><text:s text:c="3"/>authorization server MAY issue a client password or other credentials</text:span></text:span></text:p>
      <text:p text:style-name="P2"><text:span text:style-name="Police_20_par_20_défaut"><text:span text:style-name="T48"><text:s text:c="3"/>for a specific installation of a native application client on a</text:span></text:span></text:p>
      <text:p text:style-name="P2"><text:span text:style-name="Police_20_par_20_défaut"><text:span text:style-name="T48"><text:s text:c="3"/>specific device.</text:span></text:span></text:p>
      <text:p text:style-name="P18"/>
      <text:p text:style-name="P2"><text:span text:style-name="Police_20_par_20_défaut"><text:span text:style-name="T18"><text:s text:c="3"/></text:span></text:span><text:span text:style-name="Police_20_par_20_défaut"><text:span text:style-name="T40">When client authentication is not possible, the authorization server</text:span></text:span></text:p>
      <text:p text:style-name="P2"><text:span text:style-name="Police_20_par_20_défaut"><text:span text:style-name="T40"><text:s text:c="3"/>SHOULD employ other means to validate the client's identity -- for</text:span></text:span></text:p>
      <text:p text:style-name="P2"><text:span text:style-name="Police_20_par_20_défaut"><text:span text:style-name="T40"><text:s text:c="3"/>example, by requiring the registration of the client redirection URI</text:span></text:span></text:p>
      <text:p text:style-name="P2"><text:span text:style-name="Police_20_par_20_défaut"><text:span text:style-name="T40"><text:s text:c="3"/>or enlisting the resource owner to confirm identity. <text:s/>A valid</text:span></text:span></text:p>
      <text:p text:style-name="P2"><text:span text:style-name="Police_20_par_20_défaut"><text:span text:style-name="T40"><text:s text:c="3"/>redirection URI is not sufficient to verify the client's identity</text:span></text:span></text:p>
      <text:p text:style-name="P2"><text:span text:style-name="Police_20_par_20_défaut"><text:span text:style-name="T40"><text:s text:c="3"/>when asking for resource owner authorization but can be used to</text:span></text:span></text:p>
      <text:p text:style-name="P2"><text:span text:style-name="Police_20_par_20_défaut"><text:span text:style-name="T40"><text:s text:c="3"/>prevent delivering credentials to a counterfeit client after</text:span></text:span></text:p>
      <text:p text:style-name="P2"><text:span text:style-name="Police_20_par_20_défaut"><text:span text:style-name="T40"><text:s text:c="3"/>obtaining resource owner authorization.</text:span></text:span></text:p>
      <text:p text:style-name="P10"/>
      <text:p text:style-name="P2"><text:span text:style-name="Police_20_par_20_défaut"><text:span text:style-name="T40"><text:s text:c="3"/>The authorization server must consider the security implications of</text:span></text:span></text:p>
      <text:p text:style-name="P2"><text:span text:style-name="Police_20_par_20_défaut"><text:span text:style-name="T40"><text:s text:c="3"/>interacting with unauthenticated clients and take measures to limit</text:span></text:span></text:p>
      <text:p text:style-name="P2"><text:span text:style-name="Police_20_par_20_défaut"><text:span text:style-name="T40"><text:s text:c="3"/>the potential exposure of other credentials (e.g., refresh tokens)</text:span></text:span></text:p>
      <text:p text:style-name="P2"><text:span text:style-name="Police_20_par_20_défaut"><text:span text:style-name="T40"><text:s text:c="3"/>issued to such clients.</text:span></text:span></text:p>
      <text:p text:style-name="P4"/>
      <text:p text:style-name="P32"><text:bookmark-start text:name="section-10.2"/><text:a xlink:type="simple" xlink:href="#section-10.2" office:target-frame-name="_top" xlink:show="replace" text:style-name="Internet_20_link" text:visited-style-name="Visited_20_Internet_20_Link"><text:span text:style-name="Police_20_par_20_défaut"><text:span text:style-name="T37">10.2</text:span></text:span></text:a><text:bookmark-end text:name="section-10.2"/><text:span text:style-name="Police_20_par_20_défaut"><text:span text:style-name="T39">. <text:s/>Client Impersonation</text:span></text:span></text:p>
      <text:p text:style-name="P10"/>
      <text:p text:style-name="P10"/>
      <text:p text:style-name="P2"><text:span text:style-name="Police_20_par_20_défaut"><text:span text:style-name="T40"><text:s text:c="3"/>A malicious client can impersonate another client and obtain access</text:span></text:span></text:p>
      <text:p text:style-name="P2"><text:span text:style-name="Police_20_par_20_défaut"><text:span text:style-name="T40"><text:s text:c="3"/>to protected resources if the impersonated client fails to, or is</text:span></text:span></text:p>
      <text:p text:style-name="P2"><text:soft-page-break/><text:span text:style-name="Police_20_par_20_défaut"><text:span text:style-name="T40"><text:s text:c="3"/>unable to, keep its client credentials confidential.</text:span></text:span></text:p>
      <text:p text:style-name="P10"/>
      <text:p text:style-name="P2"><text:span text:style-name="Police_20_par_20_défaut"><text:span text:style-name="T40"><text:s text:c="3"/>The authorization server MUST authenticate the client whenever</text:span></text:span></text:p>
      <text:p text:style-name="P2"><text:span text:style-name="Police_20_par_20_défaut"><text:span text:style-name="T40"><text:s text:c="3"/>possible. <text:s/>If the authorization server cannot authenticate the client</text:span></text:span></text:p>
      <text:p text:style-name="P2"><text:span text:style-name="Police_20_par_20_défaut"><text:span text:style-name="T40"><text:s text:c="3"/>due to the client's nature, the authorization server MUST require the</text:span></text:span></text:p>
      <text:p text:style-name="P2"><text:span text:style-name="Police_20_par_20_défaut"><text:span text:style-name="T40"><text:s text:c="3"/>registration of any redirection URI used for receiving authorization</text:span></text:span></text:p>
      <text:p text:style-name="P2"><text:span text:style-name="Police_20_par_20_défaut"><text:span text:style-name="T40"><text:s text:c="3"/>responses and SHOULD utilize other means to protect resource owners</text:span></text:span></text:p>
      <text:p text:style-name="P2"><text:span text:style-name="Police_20_par_20_défaut"><text:span text:style-name="T40"><text:s text:c="3"/>from such potentially malicious clients. </text:span></text:span><text:span text:style-name="Police_20_par_20_défaut"><text:span text:style-name="T18"><text:s/></text:span></text:span><text:span text:style-name="Police_20_par_20_défaut"><text:span text:style-name="T48">For example, the</text:span></text:span></text:p>
      <text:p text:style-name="P2"><text:span text:style-name="Police_20_par_20_défaut"><text:span text:style-name="T48"><text:s text:c="3"/>authorization server can engage the resource owner to assist in</text:span></text:span></text:p>
      <text:p text:style-name="P2"><text:span text:style-name="Police_20_par_20_défaut"><text:span text:style-name="T48"><text:s text:c="3"/>identifying the client and its origin.</text:span></text:span></text:p>
      <text:p text:style-name="P18"/>
      <text:p text:style-name="P2"><text:span text:style-name="Police_20_par_20_défaut"><text:span text:style-name="T48"><text:s text:c="3"/>The authorization server SHOULD enforce explicit resource owner</text:span></text:span></text:p>
      <text:p text:style-name="P2"><text:span text:style-name="Police_20_par_20_défaut"><text:span text:style-name="T48"><text:s text:c="3"/>authentication and provide the resource owner with information about</text:span></text:span></text:p>
      <text:p text:style-name="P2"><text:span text:style-name="Police_20_par_20_défaut"><text:span text:style-name="T48"><text:s text:c="3"/>the client and the requested authorization scope and lifetime. <text:s/>It is</text:span></text:span></text:p>
      <text:p text:style-name="P2"><text:span text:style-name="Police_20_par_20_défaut"><text:span text:style-name="T48"><text:s text:c="3"/>up to the resource owner to review the information in the context of</text:span></text:span></text:p>
      <text:p text:style-name="P2"><text:span text:style-name="Police_20_par_20_défaut"><text:span text:style-name="T48"><text:s text:c="3"/>the current client and to authorize or deny the request.</text:span></text:span></text:p>
      <text:p text:style-name="P18"/>
      <text:p text:style-name="P2"><text:span text:style-name="Police_20_par_20_défaut"><text:span text:style-name="T48"><text:s text:c="3"/>The authorization server SHOULD NOT process repeated authorization</text:span></text:span></text:p>
      <text:p text:style-name="P2"><text:span text:style-name="Police_20_par_20_défaut"><text:span text:style-name="T48"><text:s text:c="3"/>requests automatically (without active resource owner interaction)</text:span></text:span></text:p>
      <text:p text:style-name="P2"><text:span text:style-name="Police_20_par_20_défaut"><text:span text:style-name="T48"><text:s text:c="3"/>without authenticating the client or relying on other measures to</text:span></text:span></text:p>
      <text:p text:style-name="P2"><text:span text:style-name="Police_20_par_20_défaut"><text:span text:style-name="T48"><text:s text:c="3"/>ensure that the repeated request comes from the original client and</text:span></text:span></text:p>
      <text:p text:style-name="P2"><text:span text:style-name="Police_20_par_20_défaut"><text:span text:style-name="T48"><text:s text:c="3"/>not an impersonator.</text:span></text:span></text:p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54]</text:span></text:span></text:p>
      <text:p text:style-name="P7"/>
      <text:p text:style-name="P2"><text:bookmark-start text:name="page-55"/><text:a xlink:type="simple" xlink:href="#page-55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5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10.3"/><text:a xlink:type="simple" xlink:href="#section-10.3" office:target-frame-name="_top" xlink:show="replace" text:style-name="Internet_20_link" text:visited-style-name="Visited_20_Internet_20_Link"><text:span text:style-name="Police_20_par_20_défaut"><text:span text:style-name="T37">10.3</text:span></text:span></text:a><text:bookmark-end text:name="section-10.3"/><text:span text:style-name="Police_20_par_20_défaut"><text:span text:style-name="T39">. <text:s/>Access Tokens</text:span></text:span></text:p>
      <text:p text:style-name="P10"/>
      <text:p text:style-name="P10"/>
      <text:p text:style-name="P2"><text:span text:style-name="Police_20_par_20_défaut"><text:span text:style-name="T40"><text:s text:c="3"/>Access token credentials (as well as any confidential access token</text:span></text:span></text:p>
      <text:p text:style-name="P2"><text:span text:style-name="Police_20_par_20_défaut"><text:span text:style-name="T40"><text:s text:c="3"/>attributes) MUST be kept confidential in transit and storage, and</text:span></text:span></text:p>
      <text:p text:style-name="P2"><text:span text:style-name="Police_20_par_20_défaut"><text:span text:style-name="T40"><text:s text:c="3"/>only shared among the authorization server, the resource servers the</text:span></text:span></text:p>
      <text:p text:style-name="P2"><text:span text:style-name="Police_20_par_20_défaut"><text:span text:style-name="T40"><text:s text:c="3"/>access token is valid for, and the client to whom the access token is</text:span></text:span></text:p>
      <text:p text:style-name="P2"><text:span text:style-name="Police_20_par_20_défaut"><text:span text:style-name="T40"><text:s text:c="3"/>issued. <text:s/>Access token credentials MUST only be transmitted using TLS</text:span></text:span></text:p>
      <text:p text:style-name="P2"><text:span text:style-name="Police_20_par_20_défaut"><text:span text:style-name="T40"><text:s text:c="3"/>as described in 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38">Section 1.6</text:span></text:span></text:a><text:span text:style-name="Police_20_par_20_défaut"><text:span text:style-name="T40"> with server authentication as defined by</text:span></text:span></text:p>
      <text:p text:style-name="P2"><text:span text:style-name="Police_20_par_20_défaut"><text:span text:style-name="T40"><text:s text:c="3"/>[</text:span></text:span><text:a xlink:type="simple" xlink:href="https://tools.ietf.org/html/rfc2818" office:target-frame-name="_top" xlink:show="replace" text:style-name="Internet_20_link" text:visited-style-name="Visited_20_Internet_20_Link"><text:span text:style-name="Police_20_par_20_défaut"><text:span text:style-name="T38">RFC2818</text:span></text:span></text:a><text:span text:style-name="Police_20_par_20_défaut"><text:span text:style-name="T40">].</text:span></text:span></text:p>
      <text:p text:style-name="P10"/>
      <text:p text:style-name="P2"><text:span text:style-name="Police_20_par_20_défaut"><text:span text:style-name="T40"><text:s text:c="3"/>When using the implicit grant type, the access token is transmitted</text:span></text:span></text:p>
      <text:p text:style-name="P2"><text:span text:style-name="Police_20_par_20_défaut"><text:span text:style-name="T40"><text:s text:c="3"/>in the URI fragment, which can expose it to unauthorized parties.</text:span></text:span></text:p>
      <text:p text:style-name="P10"/>
      <text:p text:style-name="P2"><text:span text:style-name="Police_20_par_20_défaut"><text:span text:style-name="T40"><text:s text:c="3"/>The authorization server MUST ensure that access tokens cannot be</text:span></text:span></text:p>
      <text:p text:style-name="P2"><text:span text:style-name="Police_20_par_20_défaut"><text:span text:style-name="T40"><text:s text:c="3"/>generated, modified, or guessed to produce valid access tokens by</text:span></text:span></text:p>
      <text:p text:style-name="P2"><text:span text:style-name="Police_20_par_20_défaut"><text:span text:style-name="T40"><text:s text:c="3"/>unauthorized parties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11">The client SHOULD request access tokens with the minimal scope</text:span></text:span></text:p>
      <text:p text:style-name="P2"><text:span text:style-name="Police_20_par_20_défaut"><text:span text:style-name="T11"><text:s text:c="3"/>necessary. <text:s/>The authorization server SHOULD take the client identity</text:span></text:span></text:p>
      <text:p text:style-name="P2"><text:span text:style-name="Police_20_par_20_défaut"><text:span text:style-name="T11"><text:s text:c="3"/>into account when choosing how to honor the requested scope and MAY</text:span></text:span></text:p>
      <text:p text:style-name="P2"><text:span text:style-name="Police_20_par_20_défaut"><text:span text:style-name="T11"><text:s text:c="3"/>issue an access token with less rights than requested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8">This specification does not provide any methods for the resource</text:span></text:span></text:p>
      <text:p text:style-name="P2"><text:span text:style-name="Police_20_par_20_défaut"><text:span text:style-name="T48"><text:s text:c="3"/>server to ensure that an access token presented to it by a given</text:span></text:span></text:p>
      <text:p text:style-name="P2"><text:span text:style-name="Police_20_par_20_défaut"><text:span text:style-name="T48"><text:s text:c="3"/>client was issued to that client by the authorization server.</text:span></text:span></text:p>
      <text:p text:style-name="P4"/>
      <text:p text:style-name="P32"><text:bookmark-start text:name="section-10.4"/><text:a xlink:type="simple" xlink:href="#section-10.4" office:target-frame-name="_top" xlink:show="replace" text:style-name="Internet_20_link" text:visited-style-name="Visited_20_Internet_20_Link"><text:span text:style-name="Police_20_par_20_défaut"><text:span text:style-name="T37">10.4</text:span></text:span></text:a><text:bookmark-end text:name="section-10.4"/><text:span text:style-name="Police_20_par_20_défaut"><text:span text:style-name="T39">. <text:s/>Refresh Tokens</text:span></text:span></text:p>
      <text:p text:style-name="P10"><text:soft-page-break/></text:p>
      <text:p text:style-name="P10"/>
      <text:p text:style-name="P2"><text:span text:style-name="Police_20_par_20_défaut"><text:span text:style-name="T40"><text:s text:c="3"/>Authorization servers MAY issue refresh tokens to web application</text:span></text:span></text:p>
      <text:p text:style-name="P2"><text:span text:style-name="Police_20_par_20_défaut"><text:span text:style-name="T40"><text:s text:c="3"/>clients and native application clients.</text:span></text:span></text:p>
      <text:p text:style-name="P10"/>
      <text:p text:style-name="P2"><text:span text:style-name="Police_20_par_20_défaut"><text:span text:style-name="T40"><text:s text:c="3"/>Refresh tokens MUST be kept confidential in transit and storage, and</text:span></text:span></text:p>
      <text:p text:style-name="P2"><text:span text:style-name="Police_20_par_20_défaut"><text:span text:style-name="T40"><text:s text:c="3"/>shared only among the authorization server and the client to whom the</text:span></text:span></text:p>
      <text:p text:style-name="P2"><text:span text:style-name="Police_20_par_20_défaut"><text:span text:style-name="T40"><text:s text:c="3"/>refresh tokens were issued. <text:s/>The authorization server MUST maintain</text:span></text:span></text:p>
      <text:p text:style-name="P2"><text:span text:style-name="Police_20_par_20_défaut"><text:span text:style-name="T40"><text:s text:c="3"/>the binding between a refresh token and the client to whom it was</text:span></text:span></text:p>
      <text:p text:style-name="P2"><text:span text:style-name="Police_20_par_20_défaut"><text:span text:style-name="T40"><text:s text:c="3"/>issued. <text:s/>Refresh tokens MUST only be transmitted using TLS as</text:span></text:span></text:p>
      <text:p text:style-name="P2"><text:span text:style-name="Police_20_par_20_défaut"><text:span text:style-name="T40"><text:s text:c="3"/>described in </text:span></text:span><text:a xlink:type="simple" xlink:href="#section-1.6" office:target-frame-name="_top" xlink:show="replace" text:style-name="Internet_20_link" text:visited-style-name="Visited_20_Internet_20_Link"><text:span text:style-name="Police_20_par_20_défaut"><text:span text:style-name="T38">Section 1.6</text:span></text:span></text:a><text:span text:style-name="Police_20_par_20_défaut"><text:span text:style-name="T40"> with server authentication as defined by</text:span></text:span></text:p>
      <text:p text:style-name="P2"><text:span text:style-name="Police_20_par_20_défaut"><text:span text:style-name="T40"><text:s text:c="3"/>[</text:span></text:span><text:a xlink:type="simple" xlink:href="https://tools.ietf.org/html/rfc2818" office:target-frame-name="_top" xlink:show="replace" text:style-name="Internet_20_link" text:visited-style-name="Visited_20_Internet_20_Link"><text:span text:style-name="Police_20_par_20_défaut"><text:span text:style-name="T38">RFC2818</text:span></text:span></text:a><text:span text:style-name="Police_20_par_20_défaut"><text:span text:style-name="T40">]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4">The authorization server MUST verify the binding between the refresh</text:span></text:span></text:p>
      <text:p text:style-name="P2"><text:span text:style-name="Police_20_par_20_défaut"><text:span text:style-name="T44"><text:s text:c="3"/>token and client identity whenever the client identity can be</text:span></text:span></text:p>
      <text:p text:style-name="P2"><text:span text:style-name="Police_20_par_20_défaut"><text:span text:style-name="T44"><text:s text:c="3"/>authenticated</text:span></text:span><text:span text:style-name="Police_20_par_20_défaut"><text:span text:style-name="T48">. <text:s/>When client authentication is not possible, the</text:span></text:span></text:p>
      <text:p text:style-name="P2"><text:span text:style-name="Police_20_par_20_défaut"><text:span text:style-name="T48"><text:s text:c="3"/>authorization server SHOULD deploy other means to detect refresh</text:span></text:span></text:p>
      <text:p text:style-name="P2"><text:span text:style-name="Police_20_par_20_défaut"><text:span text:style-name="T48"><text:s text:c="3"/>token abuse.</text:span></text:span></text:p>
      <text:p text:style-name="P18"/>
      <text:p text:style-name="P2"><text:span text:style-name="Police_20_par_20_défaut"><text:span text:style-name="T48"><text:s text:c="3"/></text:span></text:span><text:span text:style-name="Police_20_par_20_défaut"><text:span text:style-name="T40">For example, the authorization server could employ refresh token</text:span></text:span></text:p>
      <text:p text:style-name="P2"><text:span text:style-name="Police_20_par_20_défaut"><text:span text:style-name="T40"><text:s text:c="3"/>rotation in which a new refresh token is issued with every access</text:span></text:span></text:p>
      <text:p text:style-name="P2"><text:span text:style-name="Police_20_par_20_défaut"><text:span text:style-name="T40"><text:s text:c="3"/>token refresh response. <text:s/>The previous refresh token is invalidated</text:span></text:span></text:p>
      <text:p text:style-name="P18"/>
      <text:p text:style-name="P4"/>
      <text:p text:style-name="P4"/>
      <text:p text:style-name="P2"><text:span text:style-name="Police_20_par_20_défaut"><text:span text:style-name="T27">Hardt <text:s text:c="23"/>Standards Track <text:s text:c="18"/>[Page 55]</text:span></text:span></text:p>
      <text:p text:style-name="P7"/>
      <text:p text:style-name="P2"><text:bookmark-start text:name="page-56"/><text:a xlink:type="simple" xlink:href="#page-56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5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0">but retained by the authorization server. <text:s/>If a refresh token is</text:span></text:span></text:p>
      <text:p text:style-name="P2"><text:span text:style-name="Police_20_par_20_défaut"><text:span text:style-name="T40"><text:s text:c="3"/>compromised and subsequently used by both the attacker and the</text:span></text:span></text:p>
      <text:p text:style-name="P2"><text:span text:style-name="Police_20_par_20_défaut"><text:span text:style-name="T40"><text:s text:c="3"/>legitimate client, one of them will present an invalidated refresh</text:span></text:span></text:p>
      <text:p text:style-name="P2"><text:span text:style-name="Police_20_par_20_défaut"><text:span text:style-name="T40"><text:s text:c="3"/>token, which will inform the authorization server of the breach.</text:span></text:span></text:p>
      <text:p text:style-name="P10"/>
      <text:p text:style-name="P2"><text:span text:style-name="Police_20_par_20_défaut"><text:span text:style-name="T40"><text:s text:c="3"/>The authorization server MUST ensure that refresh tokens cannot be</text:span></text:span></text:p>
      <text:p text:style-name="P2"><text:span text:style-name="Police_20_par_20_défaut"><text:span text:style-name="T40"><text:s text:c="3"/>generated, modified, or guessed to produce valid refresh tokens by</text:span></text:span></text:p>
      <text:p text:style-name="P2"><text:span text:style-name="Police_20_par_20_défaut"><text:span text:style-name="T40"><text:s text:c="3"/>unauthorized parties.</text:span></text:span></text:p>
      <text:p text:style-name="P4"/>
      <text:p text:style-name="P32"><text:bookmark-start text:name="section-10.5"/><text:a xlink:type="simple" xlink:href="#section-10.5" office:target-frame-name="_top" xlink:show="replace" text:style-name="Internet_20_link" text:visited-style-name="Visited_20_Internet_20_Link"><text:span text:style-name="Police_20_par_20_défaut"><text:span text:style-name="T37">10.5</text:span></text:span></text:a><text:bookmark-end text:name="section-10.5"/><text:span text:style-name="Police_20_par_20_défaut"><text:span text:style-name="T39">. <text:s/>Authorization Codes</text:span></text:span></text:p>
      <text:p text:style-name="P10"/>
      <text:p text:style-name="P10"/>
      <text:p text:style-name="P2"><text:span text:style-name="Police_20_par_20_défaut"><text:span text:style-name="T40"><text:s text:c="3"/>The transmission of authorization codes SHOULD be made over a secure</text:span></text:span></text:p>
      <text:p text:style-name="P2"><text:span text:style-name="Police_20_par_20_défaut"><text:span text:style-name="T40"><text:s text:c="3"/>channel, and the client SHOULD require the use of TLS with its</text:span></text:span></text:p>
      <text:p text:style-name="P2"><text:span text:style-name="Police_20_par_20_défaut"><text:span text:style-name="T40"><text:s text:c="3"/>redirection URI if the URI identifies a network resource. <text:s/>Since</text:span></text:span></text:p>
      <text:p text:style-name="P2"><text:span text:style-name="Police_20_par_20_défaut"><text:span text:style-name="T40"><text:s text:c="3"/>authorization codes are transmitted via user-agent redirections, they</text:span></text:span></text:p>
      <text:p text:style-name="P2"><text:span text:style-name="Police_20_par_20_défaut"><text:span text:style-name="T40"><text:s text:c="3"/>could potentially be disclosed through user-agent history and HTTP</text:span></text:span></text:p>
      <text:p text:style-name="P2"><text:span text:style-name="Police_20_par_20_défaut"><text:span text:style-name="T40"><text:s text:c="3"/>referrer headers.</text:span></text:span></text:p>
      <text:p text:style-name="P10"/>
      <text:p text:style-name="P2"><text:span text:style-name="Police_20_par_20_défaut"><text:span text:style-name="T40"><text:s text:c="3"/>Authorization codes operate as plaintext bearer credentials, used to</text:span></text:span></text:p>
      <text:p text:style-name="P2"><text:span text:style-name="Police_20_par_20_défaut"><text:span text:style-name="T40"><text:s text:c="3"/>verify that the resource owner who granted authorization at the</text:span></text:span></text:p>
      <text:p text:style-name="P2"><text:span text:style-name="Police_20_par_20_défaut"><text:span text:style-name="T40"><text:s text:c="3"/>authorization server is the same resource owner returning to the</text:span></text:span></text:p>
      <text:p text:style-name="P2"><text:span text:style-name="Police_20_par_20_défaut"><text:span text:style-name="T40"><text:s text:c="3"/>client to complete the process. <text:s/>Therefore, if the client relies on</text:span></text:span></text:p>
      <text:p text:style-name="P2"><text:span text:style-name="Police_20_par_20_défaut"><text:span text:style-name="T40"><text:s text:c="3"/>the authorization code for its own resource owner authentication, the</text:span></text:span></text:p>
      <text:p text:style-name="P2"><text:span text:style-name="Police_20_par_20_défaut"><text:span text:style-name="T40"><text:s text:c="3"/>client redirection endpoint MUST require the use of TLS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8">Authorization codes MUST be short lived and single-use. <text:s/>If the</text:span></text:span></text:p>
      <text:p text:style-name="P2"><text:span text:style-name="Police_20_par_20_défaut"><text:span text:style-name="T48"><text:s text:c="3"/>authorization server observes multiple attempts to exchange an</text:span></text:span></text:p>
      <text:p text:style-name="P2"><text:span text:style-name="Police_20_par_20_défaut"><text:span text:style-name="T48"><text:s text:c="3"/>authorization code for an access token, the authorization server</text:span></text:span></text:p>
      <text:p text:style-name="P2"><text:soft-page-break/><text:span text:style-name="Police_20_par_20_défaut"><text:span text:style-name="T48"><text:s text:c="3"/>SHOULD attempt to revoke all access tokens already granted based on</text:span></text:span></text:p>
      <text:p text:style-name="P2"><text:span text:style-name="Police_20_par_20_défaut"><text:span text:style-name="T48"><text:s text:c="3"/>the compromised authorization code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40">If the client can be authenticated, the authorization servers MUST</text:span></text:span></text:p>
      <text:p text:style-name="P2"><text:span text:style-name="Police_20_par_20_défaut"><text:span text:style-name="T40"><text:s text:c="3"/>authenticate the client and ensure that the authorization code was</text:span></text:span></text:p>
      <text:p text:style-name="P2"><text:span text:style-name="Police_20_par_20_défaut"><text:span text:style-name="T40"><text:s text:c="3"/>issued to the same client.</text:span></text:span></text:p>
      <text:p text:style-name="P4"/>
      <text:p text:style-name="P32"><text:bookmark-start text:name="section-10.6"/><text:a xlink:type="simple" xlink:href="#section-10.6" office:target-frame-name="_top" xlink:show="replace" text:style-name="Internet_20_link" text:visited-style-name="Visited_20_Internet_20_Link"><text:span text:style-name="Police_20_par_20_défaut"><text:span text:style-name="T20">10.6</text:span></text:span></text:a><text:bookmark-end text:name="section-10.6"/><text:span text:style-name="Police_20_par_20_défaut"><text:span text:style-name="T19">. <text:s/>Authorization Code Redirection URI Manipulation</text:span></text:span></text:p>
      <text:p text:style-name="P4"/>
      <text:p text:style-name="P4"/>
      <text:p text:style-name="P2"><text:span text:style-name="Police_20_par_20_défaut"><text:span text:style-name="T18"><text:s text:c="3"/>When requesting authorization using the authorization code grant</text:span></text:span></text:p>
      <text:p text:style-name="P2"><text:span text:style-name="Police_20_par_20_défaut"><text:span text:style-name="T18"><text:s text:c="3"/>type, the client can specify a redirection URI via the "redirect_uri"</text:span></text:span></text:p>
      <text:p text:style-name="P2"><text:span text:style-name="Police_20_par_20_défaut"><text:span text:style-name="T18"><text:s text:c="3"/>parameter. <text:s/>If an attacker can manipulate the value of the</text:span></text:span></text:p>
      <text:p text:style-name="P2"><text:span text:style-name="Police_20_par_20_défaut"><text:span text:style-name="T18"><text:s text:c="3"/>redirection URI, it can cause the authorization server to redirect</text:span></text:span></text:p>
      <text:p text:style-name="P2"><text:span text:style-name="Police_20_par_20_défaut"><text:span text:style-name="T18"><text:s text:c="3"/>the resource owner user-agent to a URI under the control of the</text:span></text:span></text:p>
      <text:p text:style-name="P2"><text:span text:style-name="Police_20_par_20_défaut"><text:span text:style-name="T18"><text:s text:c="3"/>attacker with the authorization code.</text:span></text:span></text:p>
      <text:p text:style-name="P4"/>
      <text:p text:style-name="P2"><text:span text:style-name="Police_20_par_20_défaut"><text:span text:style-name="T18"><text:s text:c="3"/>An attacker can create an account at a legitimate client and initiate</text:span></text:span></text:p>
      <text:p text:style-name="P2"><text:span text:style-name="Police_20_par_20_défaut"><text:span text:style-name="T18"><text:s text:c="3"/>the authorization flow. <text:s/>When the attacker's user-agent is sent to</text:span></text:span></text:p>
      <text:p text:style-name="P2"><text:span text:style-name="Police_20_par_20_défaut"><text:span text:style-name="T18"><text:s text:c="3"/>the authorization server to grant access, the attacker grabs the</text:span></text:span></text:p>
      <text:p text:style-name="P2"><text:span text:style-name="Police_20_par_20_défaut"><text:span text:style-name="T18"><text:s text:c="3"/>authorization URI provided by the legitimate client and replaces the</text:span></text:span></text:p>
      <text:p text:style-name="P4"/>
      <text:p text:style-name="P4"/>
      <text:p text:style-name="P4"/>
      <text:p text:style-name="P2"><text:span text:style-name="Police_20_par_20_défaut"><text:span text:style-name="T18">Hardt <text:s text:c="23"/>Standards Track <text:s text:c="18"/>[Page 56]</text:span></text:span></text:p>
      <text:p text:style-name="P5"/>
      <text:p text:style-name="P2"><text:bookmark-start text:name="page-57"/><text:a xlink:type="simple" xlink:href="#page-57" office:target-frame-name="_top" xlink:show="replace" text:style-name="Internet_20_link" text:visited-style-name="Visited_20_Internet_20_Link"><text:span text:style-name="Police_20_par_20_défaut"><text:span text:style-name="T21"><text:s/></text:span></text:span></text:a><text:bookmark-end text:name="page-5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1">RFC 6749</text:span></text:span></text:a><text:span text:style-name="Police_20_par_20_défaut"><text:span text:style-name="T18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3"/>client's redirection URI with a URI under the control of the</text:span></text:span></text:p>
      <text:p text:style-name="P2"><text:span text:style-name="Police_20_par_20_défaut"><text:span text:style-name="T18"><text:s text:c="3"/>attacker. <text:s/>The attacker then tricks the victim into following the</text:span></text:span></text:p>
      <text:p text:style-name="P2"><text:span text:style-name="Police_20_par_20_défaut"><text:span text:style-name="T18"><text:s text:c="3"/>manipulated link to authorize access to the legitimate client.</text:span></text:span></text:p>
      <text:p text:style-name="P4"/>
      <text:p text:style-name="P2"><text:span text:style-name="Police_20_par_20_défaut"><text:span text:style-name="T18"><text:s text:c="3"/>Once at the authorization server, the victim is prompted with a</text:span></text:span></text:p>
      <text:p text:style-name="P2"><text:span text:style-name="Police_20_par_20_défaut"><text:span text:style-name="T18"><text:s text:c="3"/>normal, valid request on behalf of a legitimate and trusted client,</text:span></text:span></text:p>
      <text:p text:style-name="P2"><text:span text:style-name="Police_20_par_20_défaut"><text:span text:style-name="T18"><text:s text:c="3"/>and authorizes the request. <text:s/>The victim is then redirected to an</text:span></text:span></text:p>
      <text:p text:style-name="P2"><text:span text:style-name="Police_20_par_20_défaut"><text:span text:style-name="T18"><text:s text:c="3"/>endpoint under the control of the attacker with the authorization</text:span></text:span></text:p>
      <text:p text:style-name="P2"><text:span text:style-name="Police_20_par_20_défaut"><text:span text:style-name="T18"><text:s text:c="3"/>code. <text:s/>The attacker completes the authorization flow by sending the</text:span></text:span></text:p>
      <text:p text:style-name="P2"><text:span text:style-name="Police_20_par_20_défaut"><text:span text:style-name="T18"><text:s text:c="3"/>authorization code to the client using the original redirection URI</text:span></text:span></text:p>
      <text:p text:style-name="P2"><text:span text:style-name="Police_20_par_20_défaut"><text:span text:style-name="T18"><text:s text:c="3"/>provided by the client. <text:s/>The client exchanges the authorization code</text:span></text:span></text:p>
      <text:p text:style-name="P2"><text:span text:style-name="Police_20_par_20_défaut"><text:span text:style-name="T18"><text:s text:c="3"/>with an access token and links it to the attacker's client account,</text:span></text:span></text:p>
      <text:p text:style-name="P2"><text:span text:style-name="Police_20_par_20_défaut"><text:span text:style-name="T18"><text:s text:c="3"/>which can now gain access to the protected resources authorized by</text:span></text:span></text:p>
      <text:p text:style-name="P2"><text:span text:style-name="Police_20_par_20_défaut"><text:span text:style-name="T18"><text:s text:c="3"/>the victim (via the client).</text:span></text:span></text:p>
      <text:p text:style-name="P4"/>
      <text:p text:style-name="P2"><text:span text:style-name="Police_20_par_20_défaut"><text:span text:style-name="T40"><text:s text:c="3"/>In order to prevent such an attack, the authorization server MUST</text:span></text:span></text:p>
      <text:p text:style-name="P2"><text:span text:style-name="Police_20_par_20_défaut"><text:span text:style-name="T40"><text:s text:c="3"/>ensure that the redirection URI used to obtain the authorization code</text:span></text:span></text:p>
      <text:p text:style-name="P2"><text:span text:style-name="Police_20_par_20_défaut"><text:span text:style-name="T40"><text:s text:c="3"/>is identical to the redirection URI provided when exchanging the</text:span></text:span></text:p>
      <text:p text:style-name="P2"><text:span text:style-name="Police_20_par_20_défaut"><text:span text:style-name="T40"><text:s text:c="3"/>authorization code for an access token. <text:s/>The authorization server</text:span></text:span></text:p>
      <text:p text:style-name="P2"><text:span text:style-name="Police_20_par_20_défaut"><text:span text:style-name="T40"><text:s text:c="3"/>MUST require public clients and SHOULD require confidential clients</text:span></text:span></text:p>
      <text:p text:style-name="P2"><text:span text:style-name="Police_20_par_20_défaut"><text:span text:style-name="T40"><text:s text:c="3"/>to register their redirection URIs. <text:s/>If a redirection URI is provided</text:span></text:span></text:p>
      <text:p text:style-name="P2"><text:span text:style-name="Police_20_par_20_défaut"><text:span text:style-name="T40"><text:s text:c="3"/>in the request, the authorization server MUST validate it against the</text:span></text:span></text:p>
      <text:p text:style-name="P2"><text:span text:style-name="Police_20_par_20_défaut"><text:span text:style-name="T40"><text:s text:c="3"/>registered value.</text:span></text:span></text:p>
      <text:p text:style-name="P4"/>
      <text:p text:style-name="P32"><text:bookmark-start text:name="section-10.7"/><text:a xlink:type="simple" xlink:href="#section-10.7" office:target-frame-name="_top" xlink:show="replace" text:style-name="Internet_20_link" text:visited-style-name="Visited_20_Internet_20_Link"><text:span text:style-name="Police_20_par_20_défaut"><text:span text:style-name="T62">10.7</text:span></text:span></text:a><text:bookmark-end text:name="section-10.7"/><text:span text:style-name="Police_20_par_20_défaut"><text:span text:style-name="T64">. <text:s/>Resource Owner Password Credentials</text:span></text:span></text:p>
      <text:p text:style-name="P30"/>
      <text:p text:style-name="P30"/>
      <text:p text:style-name="P2"><text:span text:style-name="Police_20_par_20_défaut"><text:span text:style-name="T65"><text:s text:c="3"/>The resource owner password credentials grant type is often used for</text:span></text:span></text:p>
      <text:p text:style-name="P2"><text:span text:style-name="Police_20_par_20_défaut"><text:span text:style-name="T65"><text:s text:c="3"/>legacy or migration reasons. <text:s/>It reduces the overall risk of storing</text:span></text:span></text:p>
      <text:p text:style-name="P2"><text:soft-page-break/><text:span text:style-name="Police_20_par_20_défaut"><text:span text:style-name="T65"><text:s text:c="3"/>usernames and passwords by the client but does not eliminate the need</text:span></text:span></text:p>
      <text:p text:style-name="P2"><text:span text:style-name="Police_20_par_20_défaut"><text:span text:style-name="T65"><text:s text:c="3"/>to expose highly privileged credentials to the client.</text:span></text:span></text:p>
      <text:p text:style-name="P30"/>
      <text:p text:style-name="P2"><text:span text:style-name="Police_20_par_20_défaut"><text:span text:style-name="T65"><text:s text:c="3"/>This grant type carries a higher risk than other grant types because</text:span></text:span></text:p>
      <text:p text:style-name="P2"><text:span text:style-name="Police_20_par_20_défaut"><text:span text:style-name="T65"><text:s text:c="3"/>it maintains the password anti-pattern this protocol seeks to avoid.</text:span></text:span></text:p>
      <text:p text:style-name="P2"><text:span text:style-name="Police_20_par_20_défaut"><text:span text:style-name="T65"><text:s text:c="3"/>The client could abuse the password, or the password could</text:span></text:span></text:p>
      <text:p text:style-name="P2"><text:span text:style-name="Police_20_par_20_défaut"><text:span text:style-name="T65"><text:s text:c="3"/>unintentionally be disclosed to an attacker (e.g., via log files or</text:span></text:span></text:p>
      <text:p text:style-name="P2"><text:span text:style-name="Police_20_par_20_défaut"><text:span text:style-name="T65"><text:s text:c="3"/>other records kept by the client).</text:span></text:span></text:p>
      <text:p text:style-name="P18"/>
      <text:p text:style-name="P2"><text:span text:style-name="Police_20_par_20_défaut"><text:span text:style-name="T48"><text:s text:c="3"/>Additionally, because the resource owner does not have control over</text:span></text:span></text:p>
      <text:p text:style-name="P2"><text:span text:style-name="Police_20_par_20_défaut"><text:span text:style-name="T48"><text:s text:c="3"/>the authorization process (the resource owner's involvement ends when</text:span></text:span></text:p>
      <text:p text:style-name="P2"><text:span text:style-name="Police_20_par_20_défaut"><text:span text:style-name="T48"><text:s text:c="3"/>it hands over its credentials to the client), the client can obtain</text:span></text:span></text:p>
      <text:p text:style-name="P2"><text:span text:style-name="Police_20_par_20_défaut"><text:span text:style-name="T48"><text:s text:c="3"/>access tokens with a broader scope than desired by the resource</text:span></text:span></text:p>
      <text:p text:style-name="P2"><text:span text:style-name="Police_20_par_20_défaut"><text:span text:style-name="T48"><text:s text:c="3"/>owner. <text:s/>The authorization server should consider the scope and</text:span></text:span></text:p>
      <text:p text:style-name="P2"><text:span text:style-name="Police_20_par_20_défaut"><text:span text:style-name="T48"><text:s text:c="3"/>lifetime of access tokens issued via this grant type.</text:span></text:span></text:p>
      <text:p text:style-name="P18"/>
      <text:p text:style-name="P2"><text:span text:style-name="Police_20_par_20_défaut"><text:span text:style-name="T48"><text:s text:c="3"/>The authorization server and client SHOULD minimize use of this grant</text:span></text:span></text:p>
      <text:p text:style-name="P2"><text:span text:style-name="Police_20_par_20_défaut"><text:span text:style-name="T48"><text:s text:c="3"/>type and utilize other grant types whenever possible.</text:span></text:span></text:p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57]</text:span></text:span></text:p>
      <text:p text:style-name="P7"/>
      <text:p text:style-name="P2"><text:bookmark-start text:name="page-58"/><text:a xlink:type="simple" xlink:href="#page-58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5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10.8"/><text:a xlink:type="simple" xlink:href="#section-10.8" office:target-frame-name="_top" xlink:show="replace" text:style-name="Internet_20_link" text:visited-style-name="Visited_20_Internet_20_Link"><text:span text:style-name="Police_20_par_20_défaut"><text:span text:style-name="T45">10.8</text:span></text:span></text:a><text:bookmark-end text:name="section-10.8"/><text:span text:style-name="Police_20_par_20_défaut"><text:span text:style-name="T47">. <text:s/>Request Confidentiality</text:span></text:span></text:p>
      <text:p text:style-name="P18"/>
      <text:p text:style-name="P18"/>
      <text:p text:style-name="P2"><text:span text:style-name="Police_20_par_20_défaut"><text:span text:style-name="T48"><text:s text:c="3"/>Access tokens, refresh tokens, resource owner passwords, and client</text:span></text:span></text:p>
      <text:p text:style-name="P2"><text:span text:style-name="Police_20_par_20_défaut"><text:span text:style-name="T48"><text:s text:c="3"/>credentials MUST NOT be transmitted in the clear. <text:s/>Authorization</text:span></text:span></text:p>
      <text:p text:style-name="P2"><text:span text:style-name="Police_20_par_20_défaut"><text:span text:style-name="T48"><text:s text:c="3"/>codes SHOULD NOT be transmitted in the clear.</text:span></text:span></text:p>
      <text:p text:style-name="P18"/>
      <text:p text:style-name="P2"><text:span text:style-name="Police_20_par_20_défaut"><text:span text:style-name="T48"><text:s text:c="3"/>The "state" and "scope" parameters SHOULD NOT include sensitive</text:span></text:span></text:p>
      <text:p text:style-name="P2"><text:span text:style-name="Police_20_par_20_défaut"><text:span text:style-name="T48"><text:s text:c="3"/>client or resource owner information in plain text, as they can be</text:span></text:span></text:p>
      <text:p text:style-name="P2"><text:span text:style-name="Police_20_par_20_défaut"><text:span text:style-name="T48"><text:s text:c="3"/>transmitted over insecure channels or stored insecurely.</text:span></text:span></text:p>
      <text:p text:style-name="P4"/>
      <text:p text:style-name="P32"><text:bookmark-start text:name="section-10.9"/><text:a xlink:type="simple" xlink:href="#section-10.9" office:target-frame-name="_top" xlink:show="replace" text:style-name="Internet_20_link" text:visited-style-name="Visited_20_Internet_20_Link"><text:span text:style-name="Police_20_par_20_défaut"><text:span text:style-name="T12">10.9</text:span></text:span></text:a><text:bookmark-end text:name="section-10.9"/><text:span text:style-name="Police_20_par_20_défaut"><text:span text:style-name="T14">. <text:s/>Ensuring Endpoint Authenticity</text:span></text:span></text:p>
      <text:p text:style-name="P21"/>
      <text:p text:style-name="P21"/>
      <text:p text:style-name="P2"><text:span text:style-name="Police_20_par_20_défaut"><text:span text:style-name="T11"><text:s text:c="3"/>In order to prevent man-in-the-middle attacks, the authorization</text:span></text:span></text:p>
      <text:p text:style-name="P2"><text:span text:style-name="Police_20_par_20_défaut"><text:span text:style-name="T11"><text:s text:c="3"/>server MUST require the use of TLS with server authentication as</text:span></text:span></text:p>
      <text:p text:style-name="P2"><text:span text:style-name="Police_20_par_20_défaut"><text:span text:style-name="T11"><text:s text:c="3"/>defined by [</text:span></text:span><text:a xlink:type="simple" xlink:href="https://tools.ietf.org/html/rfc2818" office:target-frame-name="_top" xlink:show="replace" text:style-name="Internet_20_link" text:visited-style-name="Visited_20_Internet_20_Link"><text:span text:style-name="Police_20_par_20_défaut"><text:span text:style-name="T13">RFC2818</text:span></text:span></text:a><text:span text:style-name="Police_20_par_20_défaut"><text:span text:style-name="T11">] for any request sent to the authorization and</text:span></text:span></text:p>
      <text:p text:style-name="P2"><text:span text:style-name="Police_20_par_20_défaut"><text:span text:style-name="T11"><text:s text:c="3"/>token endpoints. <text:s/>The client MUST validate the authorization server's</text:span></text:span></text:p>
      <text:p text:style-name="P2"><text:span text:style-name="Police_20_par_20_défaut"><text:span text:style-name="T11"><text:s text:c="3"/>TLS certificate as defined by [</text:span></text:span><text:a xlink:type="simple" xlink:href="https://tools.ietf.org/html/rfc6125" office:target-frame-name="_top" xlink:show="replace" text:style-name="Internet_20_link" text:visited-style-name="Visited_20_Internet_20_Link"><text:span text:style-name="Police_20_par_20_défaut"><text:span text:style-name="T13">RFC6125</text:span></text:span></text:a><text:span text:style-name="Police_20_par_20_défaut"><text:span text:style-name="T11">] and in accordance with its</text:span></text:span></text:p>
      <text:p text:style-name="P2"><text:span text:style-name="Police_20_par_20_défaut"><text:span text:style-name="T11"><text:s text:c="3"/>requirements for server identity authentication.</text:span></text:span></text:p>
      <text:p text:style-name="P4"/>
      <text:p text:style-name="P32"><text:bookmark-start text:name="section-10.10"/><text:a xlink:type="simple" xlink:href="#section-10.10" office:target-frame-name="_top" xlink:show="replace" text:style-name="Internet_20_link" text:visited-style-name="Visited_20_Internet_20_Link"><text:span text:style-name="Police_20_par_20_défaut"><text:span text:style-name="T37">10.10</text:span></text:span></text:a><text:bookmark-end text:name="section-10.10"/><text:span text:style-name="Police_20_par_20_défaut"><text:span text:style-name="T39">. <text:s/>Credentials-Guessing Attacks</text:span></text:span></text:p>
      <text:p text:style-name="P10"/>
      <text:p text:style-name="P10"/>
      <text:p text:style-name="P2"><text:span text:style-name="Police_20_par_20_défaut"><text:span text:style-name="T40"><text:s text:c="3"/>The authorization server MUST prevent attackers from guessing access</text:span></text:span></text:p>
      <text:p text:style-name="P2"><text:span text:style-name="Police_20_par_20_défaut"><text:span text:style-name="T40"><text:s text:c="3"/>tokens, authorization codes, refresh tokens, resource owner</text:span></text:span></text:p>
      <text:p text:style-name="P2"><text:span text:style-name="Police_20_par_20_défaut"><text:span text:style-name="T40"><text:s text:c="3"/>passwords, and client credentials.</text:span></text:span></text:p>
      <text:p text:style-name="P10"/>
      <text:p text:style-name="P2"><text:span text:style-name="Police_20_par_20_défaut"><text:span text:style-name="T40"><text:s text:c="3"/>The probability of an attacker guessing generated tokens (and other</text:span></text:span></text:p>
      <text:p text:style-name="P2"><text:soft-page-break/><text:span text:style-name="Police_20_par_20_défaut"><text:span text:style-name="T40"><text:s text:c="3"/>credentials not intended for handling by end-users) MUST be less than</text:span></text:span></text:p>
      <text:p text:style-name="P2"><text:span text:style-name="Police_20_par_20_défaut"><text:span text:style-name="T40"><text:s text:c="3"/>or equal to 2^(-128) and SHOULD be less than or equal to 2^(-160).</text:span></text:span></text:p>
      <text:p text:style-name="P10"/>
      <text:p text:style-name="P2"><text:span text:style-name="Police_20_par_20_défaut"><text:span text:style-name="T40"><text:s text:c="3"/>The authorization server MUST utilize other means to protect</text:span></text:span></text:p>
      <text:p text:style-name="P2"><text:span text:style-name="Police_20_par_20_défaut"><text:span text:style-name="T40"><text:s text:c="3"/>credentials intended for end-user usage.</text:span></text:span></text:p>
      <text:p text:style-name="P4"/>
      <text:p text:style-name="P32"><text:bookmark-start text:name="section-10.11"/><text:a xlink:type="simple" xlink:href="#section-10.11" office:target-frame-name="_top" xlink:show="replace" text:style-name="Internet_20_link" text:visited-style-name="Visited_20_Internet_20_Link"><text:span text:style-name="Police_20_par_20_défaut"><text:span text:style-name="T62">10.11</text:span></text:span></text:a><text:bookmark-end text:name="section-10.11"/><text:span text:style-name="Police_20_par_20_défaut"><text:span text:style-name="T64">. <text:s/>Phishing Attacks</text:span></text:span></text:p>
      <text:p text:style-name="P30"/>
      <text:p text:style-name="P30"/>
      <text:p text:style-name="P2"><text:span text:style-name="Police_20_par_20_défaut"><text:span text:style-name="T65"><text:s text:c="3"/>Wide deployment of this and similar protocols may cause end-users to</text:span></text:span></text:p>
      <text:p text:style-name="P2"><text:span text:style-name="Police_20_par_20_défaut"><text:span text:style-name="T65"><text:s text:c="3"/>become inured to the practice of being redirected to websites where</text:span></text:span></text:p>
      <text:p text:style-name="P2"><text:span text:style-name="Police_20_par_20_défaut"><text:span text:style-name="T65"><text:s text:c="3"/>they are asked to enter their passwords. <text:s/>If end-users are not</text:span></text:span></text:p>
      <text:p text:style-name="P2"><text:span text:style-name="Police_20_par_20_défaut"><text:span text:style-name="T65"><text:s text:c="3"/>careful to verify the authenticity of these websites before entering</text:span></text:span></text:p>
      <text:p text:style-name="P2"><text:span text:style-name="Police_20_par_20_défaut"><text:span text:style-name="T65"><text:s text:c="3"/>their credentials, it will be possible for attackers to exploit this</text:span></text:span></text:p>
      <text:p text:style-name="P2"><text:span text:style-name="Police_20_par_20_défaut"><text:span text:style-name="T65"><text:s text:c="3"/>practice to steal resource owners' passwords.</text:span></text:span></text:p>
      <text:p text:style-name="P30"/>
      <text:p text:style-name="P2"><text:span text:style-name="Police_20_par_20_défaut"><text:span text:style-name="T65"><text:s text:c="3"/>Service providers should attempt to educate end-users about the risks</text:span></text:span></text:p>
      <text:p text:style-name="P2"><text:span text:style-name="Police_20_par_20_défaut"><text:span text:style-name="T65"><text:s text:c="3"/>phishing attacks pose and should provide mechanisms that make it easy</text:span></text:span></text:p>
      <text:p text:style-name="P2"><text:span text:style-name="Police_20_par_20_défaut"><text:span text:style-name="T65"><text:s text:c="3"/>for end-users to confirm the authenticity of their sites. <text:s/>Client</text:span></text:span></text:p>
      <text:p text:style-name="P2"><text:span text:style-name="Police_20_par_20_défaut"><text:span text:style-name="T65"><text:s text:c="3"/>developers should consider the security implications of how they</text:span></text:span></text:p>
      <text:p text:style-name="P2"><text:span text:style-name="Police_20_par_20_défaut"><text:span text:style-name="T65"><text:s text:c="3"/>interact with the user-agent (e.g., external, embedded), and the</text:span></text:span></text:p>
      <text:p text:style-name="P2"><text:span text:style-name="Police_20_par_20_défaut"><text:span text:style-name="T65"><text:s text:c="3"/>ability of the end-user to verify the authenticity of the</text:span></text:span></text:p>
      <text:p text:style-name="P2"><text:span text:style-name="Police_20_par_20_défaut"><text:span text:style-name="T65"><text:s text:c="3"/>authorization server.</text:span></text:span></text:p>
      <text:p text:style-name="P30"/>
      <text:p text:style-name="P4"/>
      <text:p text:style-name="P4"/>
      <text:p text:style-name="P2"><text:span text:style-name="Police_20_par_20_défaut"><text:span text:style-name="T27">Hardt <text:s text:c="23"/>Standards Track <text:s text:c="18"/>[Page 58]</text:span></text:span></text:p>
      <text:p text:style-name="P7"/>
      <text:p text:style-name="P2"><text:bookmark-start text:name="page-59"/><text:a xlink:type="simple" xlink:href="#page-59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5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40"><text:s text:c="3"/>To reduce the risk of phishing attacks, the authorization servers</text:span></text:span></text:p>
      <text:p text:style-name="P2"><text:span text:style-name="Police_20_par_20_défaut"><text:span text:style-name="T40"><text:s text:c="3"/>MUST require the use of TLS on every endpoint used for end-user</text:span></text:span></text:p>
      <text:p text:style-name="P2"><text:span text:style-name="Police_20_par_20_défaut"><text:span text:style-name="T40"><text:s text:c="3"/>interaction.</text:span></text:span></text:p>
      <text:p text:style-name="P4"/>
      <text:p text:style-name="P32"><text:bookmark-start text:name="section-10.12"/><text:a xlink:type="simple" xlink:href="#section-10.12" office:target-frame-name="_top" xlink:show="replace" text:style-name="Internet_20_link" text:visited-style-name="Visited_20_Internet_20_Link"><text:span text:style-name="Police_20_par_20_défaut"><text:span text:style-name="T62">10.12</text:span></text:span></text:a><text:bookmark-end text:name="section-10.12"/><text:span text:style-name="Police_20_par_20_défaut"><text:span text:style-name="T64">. <text:s/>Cross-Site Request Forgery</text:span></text:span></text:p>
      <text:p text:style-name="P30"/>
      <text:p text:style-name="P30"/>
      <text:p text:style-name="P2"><text:span text:style-name="Police_20_par_20_défaut"><text:span text:style-name="T65"><text:s text:c="3"/>Cross-site request forgery (CSRF) is an exploit in which an attacker</text:span></text:span></text:p>
      <text:p text:style-name="P2"><text:span text:style-name="Police_20_par_20_défaut"><text:span text:style-name="T65"><text:s text:c="3"/>causes the user-agent of a victim end-user to follow a malicious URI</text:span></text:span></text:p>
      <text:p text:style-name="P2"><text:span text:style-name="Police_20_par_20_défaut"><text:span text:style-name="T65"><text:s text:c="3"/>(e.g., provided to the user-agent as a misleading link, image, or</text:span></text:span></text:p>
      <text:p text:style-name="P2"><text:span text:style-name="Police_20_par_20_défaut"><text:span text:style-name="T65"><text:s text:c="3"/>redirection) to a trusting server (usually established via the</text:span></text:span></text:p>
      <text:p text:style-name="P2"><text:span text:style-name="Police_20_par_20_défaut"><text:span text:style-name="T65"><text:s text:c="3"/>presence of a valid session cookie).</text:span></text:span></text:p>
      <text:p text:style-name="P30"/>
      <text:p text:style-name="P2"><text:span text:style-name="Police_20_par_20_défaut"><text:span text:style-name="T65"><text:s text:c="3"/>A CSRF attack against the client's redirection URI allows an attacker</text:span></text:span></text:p>
      <text:p text:style-name="P2"><text:span text:style-name="Police_20_par_20_défaut"><text:span text:style-name="T65"><text:s text:c="3"/>to inject its own authorization code or access token, which can</text:span></text:span></text:p>
      <text:p text:style-name="P2"><text:span text:style-name="Police_20_par_20_défaut"><text:span text:style-name="T65"><text:s text:c="3"/>result in the client using an access token associated with the</text:span></text:span></text:p>
      <text:p text:style-name="P2"><text:span text:style-name="Police_20_par_20_défaut"><text:span text:style-name="T65"><text:s text:c="3"/>attacker's protected resources rather than the victim's (e.g., save</text:span></text:span></text:p>
      <text:p text:style-name="P2"><text:span text:style-name="Police_20_par_20_défaut"><text:span text:style-name="T65"><text:s text:c="3"/>the victim's bank account information to a protected resource</text:span></text:span></text:p>
      <text:p text:style-name="P2"><text:span text:style-name="Police_20_par_20_défaut"><text:span text:style-name="T65"><text:s text:c="3"/>controlled by the attacker).</text:span></text:span></text:p>
      <text:p text:style-name="P30"/>
      <text:p text:style-name="P2"><text:span text:style-name="Police_20_par_20_défaut"><text:span text:style-name="T18"><text:s text:c="3"/></text:span></text:span><text:span text:style-name="Police_20_par_20_défaut"><text:span text:style-name="T11">The client MUST implement CSRF protection for its redirection URI.</text:span></text:span></text:p>
      <text:p text:style-name="P2"><text:span text:style-name="Police_20_par_20_défaut"><text:span text:style-name="T11"><text:s text:c="3"/>This is typically accomplished by requiring any request sent to the</text:span></text:span></text:p>
      <text:p text:style-name="P2"><text:span text:style-name="Police_20_par_20_défaut"><text:span text:style-name="T11"><text:s text:c="3"/>redirection URI endpoint to include a value that binds the request to</text:span></text:span></text:p>
      <text:p text:style-name="P2"><text:span text:style-name="Police_20_par_20_défaut"><text:span text:style-name="T11"><text:s text:c="3"/>the user-agent's authenticated state (e.g., a hash of the session</text:span></text:span></text:p>
      <text:p text:style-name="P2"><text:span text:style-name="Police_20_par_20_défaut"><text:span text:style-name="T11"><text:s text:c="3"/>cookie used to authenticate the user-agent). <text:s/>The client SHOULD</text:span></text:span></text:p>
      <text:p text:style-name="P2"><text:span text:style-name="Police_20_par_20_défaut"><text:span text:style-name="T11"><text:s text:c="3"/>utilize the "state" request parameter to deliver this value to the</text:span></text:span></text:p>
      <text:p text:style-name="P2"><text:span text:style-name="Police_20_par_20_défaut"><text:span text:style-name="T11"><text:s text:c="3"/>authorization server when making an authorization request.</text:span></text:span></text:p>
      <text:p text:style-name="P21"><text:soft-page-break/></text:p>
      <text:p text:style-name="P2"><text:span text:style-name="Police_20_par_20_défaut"><text:span text:style-name="T11"><text:s text:c="3"/>Once authorization has been obtained from the end-user, the</text:span></text:span></text:p>
      <text:p text:style-name="P2"><text:span text:style-name="Police_20_par_20_défaut"><text:span text:style-name="T11"><text:s text:c="3"/>authorization server redirects the end-user's user-agent back to the</text:span></text:span></text:p>
      <text:p text:style-name="P2"><text:span text:style-name="Police_20_par_20_défaut"><text:span text:style-name="T11"><text:s text:c="3"/>client with the required binding value contained in the "state"</text:span></text:span></text:p>
      <text:p text:style-name="P2"><text:span text:style-name="Police_20_par_20_défaut"><text:span text:style-name="T11"><text:s text:c="3"/>parameter. <text:s/>The binding value enables the client to verify the</text:span></text:span></text:p>
      <text:p text:style-name="P2"><text:span text:style-name="Police_20_par_20_défaut"><text:span text:style-name="T11"><text:s text:c="3"/>validity of the request by matching the binding value to the</text:span></text:span></text:p>
      <text:p text:style-name="P2"><text:span text:style-name="Police_20_par_20_défaut"><text:span text:style-name="T11"><text:s text:c="3"/>user-agent's authenticated state. <text:s/>The binding value used for CSRF</text:span></text:span></text:p>
      <text:p text:style-name="P2"><text:span text:style-name="Police_20_par_20_défaut"><text:span text:style-name="T11"><text:s text:c="3"/>protection MUST contain a non-guessable value (as described in</text:span></text:span></text:p>
      <text:p text:style-name="P2"><text:span text:style-name="Police_20_par_20_défaut"><text:span text:style-name="T11"><text:s text:c="3"/></text:span></text:span><text:a xlink:type="simple" xlink:href="#section-10.10" office:target-frame-name="_top" xlink:show="replace" text:style-name="Internet_20_link" text:visited-style-name="Visited_20_Internet_20_Link"><text:span text:style-name="Police_20_par_20_défaut"><text:span text:style-name="T13">Section 10.10</text:span></text:span></text:a><text:span text:style-name="Police_20_par_20_défaut"><text:span text:style-name="T11">), and the user-agent's authenticated state (e.g.,</text:span></text:span></text:p>
      <text:p text:style-name="P2"><text:span text:style-name="Police_20_par_20_défaut"><text:span text:style-name="T11"><text:s text:c="3"/>session cookie, HTML5 local storage) MUST be kept in a location</text:span></text:span></text:p>
      <text:p text:style-name="P2"><text:span text:style-name="Police_20_par_20_défaut"><text:span text:style-name="T11"><text:s text:c="3"/>accessible only to the client and the user-agent (i.e., protected by</text:span></text:span></text:p>
      <text:p text:style-name="P2"><text:span text:style-name="Police_20_par_20_défaut"><text:span text:style-name="T11"><text:s text:c="3"/>same-origin policy).</text:span></text:span></text:p>
      <text:p text:style-name="P30"/>
      <text:p text:style-name="P2"><text:span text:style-name="Police_20_par_20_défaut"><text:span text:style-name="T65"><text:s text:c="3"/>A CSRF attack against the authorization server's authorization</text:span></text:span></text:p>
      <text:p text:style-name="P2"><text:span text:style-name="Police_20_par_20_défaut"><text:span text:style-name="T65"><text:s text:c="3"/>endpoint can result in an attacker obtaining end-user authorization</text:span></text:span></text:p>
      <text:p text:style-name="P2"><text:span text:style-name="Police_20_par_20_défaut"><text:span text:style-name="T65"><text:s text:c="3"/>for a malicious client without involving or alerting the end-user.</text:span></text:span></text:p>
      <text:p text:style-name="P4"/>
      <text:p text:style-name="P2"><text:span text:style-name="Police_20_par_20_défaut"><text:span text:style-name="T48"><text:s text:c="3"/>The authorization server MUST implement CSRF protection for its</text:span></text:span></text:p>
      <text:p text:style-name="P2"><text:span text:style-name="Police_20_par_20_défaut"><text:span text:style-name="T48"><text:s text:c="3"/>authorization endpoint and ensure that a malicious client cannot</text:span></text:span></text:p>
      <text:p text:style-name="P2"><text:span text:style-name="Police_20_par_20_défaut"><text:span text:style-name="T48"><text:s text:c="3"/>obtain authorization without the awareness and explicit consent of</text:span></text:span></text:p>
      <text:p text:style-name="P2"><text:span text:style-name="Police_20_par_20_défaut"><text:span text:style-name="T48"><text:s text:c="3"/>the resource owner.</text:span></text:span></text:p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59]</text:span></text:span></text:p>
      <text:p text:style-name="P7"/>
      <text:p text:style-name="P2"><text:bookmark-start text:name="page-60"/><text:a xlink:type="simple" xlink:href="#page-60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6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10.13"/><text:a xlink:type="simple" xlink:href="#section-10.13" office:target-frame-name="_top" xlink:show="replace" text:style-name="Internet_20_link" text:visited-style-name="Visited_20_Internet_20_Link"><text:span text:style-name="Police_20_par_20_défaut"><text:span text:style-name="T62">10.13</text:span></text:span></text:a><text:bookmark-end text:name="section-10.13"/><text:span text:style-name="Police_20_par_20_défaut"><text:span text:style-name="T64">. <text:s/>Clickjacking</text:span></text:span></text:p>
      <text:p text:style-name="P30"/>
      <text:p text:style-name="P30"/>
      <text:p text:style-name="P2"><text:span text:style-name="Police_20_par_20_défaut"><text:span text:style-name="T65"><text:s text:c="3"/>In a clickjacking attack, an attacker registers a legitimate client</text:span></text:span></text:p>
      <text:p text:style-name="P2"><text:span text:style-name="Police_20_par_20_défaut"><text:span text:style-name="T65"><text:s text:c="3"/>and then constructs a malicious site in which it loads the</text:span></text:span></text:p>
      <text:p text:style-name="P2"><text:span text:style-name="Police_20_par_20_défaut"><text:span text:style-name="T65"><text:s text:c="3"/>authorization server's authorization endpoint web page in a</text:span></text:span></text:p>
      <text:p text:style-name="P2"><text:span text:style-name="Police_20_par_20_défaut"><text:span text:style-name="T65"><text:s text:c="3"/>transparent iframe overlaid on top of a set of dummy buttons, which</text:span></text:span></text:p>
      <text:p text:style-name="P2"><text:span text:style-name="Police_20_par_20_défaut"><text:span text:style-name="T65"><text:s text:c="3"/>are carefully constructed to be placed directly under important</text:span></text:span></text:p>
      <text:p text:style-name="P2"><text:span text:style-name="Police_20_par_20_défaut"><text:span text:style-name="T65"><text:s text:c="3"/>buttons on the authorization page. <text:s/>When an end-user clicks a</text:span></text:span></text:p>
      <text:p text:style-name="P2"><text:span text:style-name="Police_20_par_20_défaut"><text:span text:style-name="T65"><text:s text:c="3"/>misleading visible button, the end-user is actually clicking an</text:span></text:span></text:p>
      <text:p text:style-name="P2"><text:span text:style-name="Police_20_par_20_défaut"><text:span text:style-name="T65"><text:s text:c="3"/>invisible button on the authorization page (such as an "Authorize"</text:span></text:span></text:p>
      <text:p text:style-name="P2"><text:span text:style-name="Police_20_par_20_défaut"><text:span text:style-name="T65"><text:s text:c="3"/>button). <text:s/>This allows an attacker to trick a resource owner into</text:span></text:span></text:p>
      <text:p text:style-name="P2"><text:span text:style-name="Police_20_par_20_défaut"><text:span text:style-name="T65"><text:s text:c="3"/>granting its client access without the end-user's knowledge.</text:span></text:span></text:p>
      <text:p text:style-name="P4"/>
      <text:p text:style-name="P2"><text:span text:style-name="Police_20_par_20_défaut"><text:span text:style-name="T11"><text:s text:c="3"/>To prevent this form of attack, native applications SHOULD use</text:span></text:span></text:p>
      <text:p text:style-name="P2"><text:span text:style-name="Police_20_par_20_défaut"><text:span text:style-name="T11"><text:s text:c="3"/>external browsers instead of embedding browsers within the</text:span></text:span></text:p>
      <text:p text:style-name="P2"><text:span text:style-name="Police_20_par_20_défaut"><text:span text:style-name="T11"><text:s text:c="3"/>application when requesting end-user authorization. <text:s/>For most newer</text:span></text:span></text:p>
      <text:p text:style-name="P2"><text:span text:style-name="Police_20_par_20_défaut"><text:span text:style-name="T11"><text:s text:c="3"/>browsers, avoidance of iframes can be enforced by the authorization</text:span></text:span></text:p>
      <text:p text:style-name="P2"><text:span text:style-name="Police_20_par_20_défaut"><text:span text:style-name="T11"><text:s text:c="3"/>server using the (non-standard) "x-frame-options" header. <text:s/>This</text:span></text:span></text:p>
      <text:p text:style-name="P2"><text:span text:style-name="Police_20_par_20_défaut"><text:span text:style-name="T11"><text:s text:c="3"/>header can have two values, "deny" and "sameorigin", which will block</text:span></text:span></text:p>
      <text:p text:style-name="P2"><text:span text:style-name="Police_20_par_20_défaut"><text:span text:style-name="T11"><text:s text:c="3"/>any framing, or framing by sites with a different origin,</text:span></text:span></text:p>
      <text:p text:style-name="P2"><text:span text:style-name="Police_20_par_20_défaut"><text:span text:style-name="T11"><text:s text:c="3"/>respectively. <text:s/>For older browsers, JavaScript frame-busting</text:span></text:span></text:p>
      <text:p text:style-name="P2"><text:span text:style-name="Police_20_par_20_défaut"><text:span text:style-name="T11"><text:s text:c="3"/>techniques can be used but may not be effective in all browsers.</text:span></text:span></text:p>
      <text:p text:style-name="P4"/>
      <text:p text:style-name="P32"><text:bookmark-start text:name="section-10.14"/><text:a xlink:type="simple" xlink:href="#section-10.14" office:target-frame-name="_top" xlink:show="replace" text:style-name="Internet_20_link" text:visited-style-name="Visited_20_Internet_20_Link"><text:span text:style-name="Police_20_par_20_défaut"><text:span text:style-name="T62">10.14</text:span></text:span></text:a><text:bookmark-end text:name="section-10.14"/><text:span text:style-name="Police_20_par_20_défaut"><text:span text:style-name="T64">. <text:s/>Code Injection and Input Validation</text:span></text:span></text:p>
      <text:p text:style-name="P30"/>
      <text:p text:style-name="P30"/>
      <text:p text:style-name="P2"><text:span text:style-name="Police_20_par_20_défaut"><text:span text:style-name="T65"><text:s text:c="3"/>A code injection attack occurs when an input or otherwise external</text:span></text:span></text:p>
      <text:p text:style-name="P2"><text:soft-page-break/><text:span text:style-name="Police_20_par_20_défaut"><text:span text:style-name="T65"><text:s text:c="3"/>variable is used by an application unsanitized and causes</text:span></text:span></text:p>
      <text:p text:style-name="P2"><text:span text:style-name="Police_20_par_20_défaut"><text:span text:style-name="T65"><text:s text:c="3"/>modification to the application logic. <text:s/>This may allow an attacker to</text:span></text:span></text:p>
      <text:p text:style-name="P2"><text:span text:style-name="Police_20_par_20_défaut"><text:span text:style-name="T65"><text:s text:c="3"/>gain access to the application device or its data, cause denial of</text:span></text:span></text:p>
      <text:p text:style-name="P2"><text:span text:style-name="Police_20_par_20_défaut"><text:span text:style-name="T65"><text:s text:c="3"/>service, or introduce a wide range of malicious side-effects.</text:span></text:span></text:p>
      <text:p text:style-name="P4"/>
      <text:p text:style-name="P2"><text:span text:style-name="Police_20_par_20_défaut"><text:span text:style-name="T18"><text:s text:c="3"/></text:span></text:span><text:span text:style-name="Police_20_par_20_défaut"><text:span text:style-name="T11">The authorization server and client MUST sanitize (and validate when</text:span></text:span></text:p>
      <text:p text:style-name="P2"><text:span text:style-name="Police_20_par_20_défaut"><text:span text:style-name="T11"><text:s text:c="3"/>possible) any value received </text:span></text:span><text:span text:style-name="Police_20_par_20_défaut"><text:span text:style-name="T48">-- in particular, the value of the</text:span></text:span></text:p>
      <text:p text:style-name="P2"><text:span text:style-name="Police_20_par_20_défaut"><text:span text:style-name="T48"><text:s text:c="3"/>"state" and "redirect_uri" parameters.</text:span></text:span></text:p>
      <text:p text:style-name="P4"/>
      <text:p text:style-name="P32"><text:bookmark-start text:name="section-10.15"/><text:a xlink:type="simple" xlink:href="#section-10.15" office:target-frame-name="_top" xlink:show="replace" text:style-name="Internet_20_link" text:visited-style-name="Visited_20_Internet_20_Link"><text:span text:style-name="Police_20_par_20_défaut"><text:span text:style-name="T62">10.15</text:span></text:span></text:a><text:bookmark-end text:name="section-10.15"/><text:span text:style-name="Police_20_par_20_défaut"><text:span text:style-name="T64">. <text:s/>Open Redirectors</text:span></text:span></text:p>
      <text:p text:style-name="P30"/>
      <text:p text:style-name="P30"/>
      <text:p text:style-name="P2"><text:span text:style-name="Police_20_par_20_défaut"><text:span text:style-name="T65"><text:s text:c="3"/>The authorization server, authorization endpoint, and client</text:span></text:span></text:p>
      <text:p text:style-name="P2"><text:span text:style-name="Police_20_par_20_défaut"><text:span text:style-name="T65"><text:s text:c="3"/>redirection endpoint can be improperly configured and operate as open</text:span></text:span></text:p>
      <text:p text:style-name="P2"><text:span text:style-name="Police_20_par_20_défaut"><text:span text:style-name="T65"><text:s text:c="3"/>redirectors. <text:s/>An open redirector is an endpoint using a parameter to</text:span></text:span></text:p>
      <text:p text:style-name="P2"><text:span text:style-name="Police_20_par_20_défaut"><text:span text:style-name="T65"><text:s text:c="3"/>automatically redirect a user-agent to the location specified by the</text:span></text:span></text:p>
      <text:p text:style-name="P2"><text:span text:style-name="Police_20_par_20_défaut"><text:span text:style-name="T65"><text:s text:c="3"/>parameter value without any validation.</text:span></text:span></text:p>
      <text:p text:style-name="P30"/>
      <text:p text:style-name="P2"><text:span text:style-name="Police_20_par_20_défaut"><text:span text:style-name="T65"><text:s text:c="3"/>Open redirectors can be used in phishing attacks, or by an attacker</text:span></text:span></text:p>
      <text:p text:style-name="P2"><text:span text:style-name="Police_20_par_20_défaut"><text:span text:style-name="T65"><text:s text:c="3"/>to get end-users to visit malicious sites by using the URI authority</text:span></text:span></text:p>
      <text:p text:style-name="P2"><text:span text:style-name="Police_20_par_20_défaut"><text:span text:style-name="T65"><text:s text:c="3"/>component of a familiar and trusted destination. <text:s/>In addition, if the</text:span></text:span></text:p>
      <text:p text:style-name="P2"><text:span text:style-name="Police_20_par_20_défaut"><text:span text:style-name="T65"><text:s text:c="3"/>authorization server allows the client to register only part of the</text:span></text:span></text:p>
      <text:p text:style-name="P2"><text:span text:style-name="Police_20_par_20_défaut"><text:span text:style-name="T65"><text:s text:c="3"/>redirection URI, an attacker can use an open redirector operated by</text:span></text:span></text:p>
      <text:p text:style-name="P30"/>
      <text:p text:style-name="P4"/>
      <text:p text:style-name="P4"/>
      <text:p text:style-name="P2"><text:span text:style-name="Police_20_par_20_défaut"><text:span text:style-name="T27">Hardt <text:s text:c="23"/>Standards Track <text:s text:c="18"/>[Page 60]</text:span></text:span></text:p>
      <text:p text:style-name="P7"/>
      <text:p text:style-name="P2"><text:bookmark-start text:name="page-61"/><text:a xlink:type="simple" xlink:href="#page-61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6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2"><text:span text:style-name="Police_20_par_20_défaut"><text:span text:style-name="T18"><text:s text:c="2"/></text:span></text:span><text:span text:style-name="Police_20_par_20_défaut"><text:span text:style-name="T65"><text:s/>the client to construct a redirection URI that will pass the</text:span></text:span></text:p>
      <text:p text:style-name="P2"><text:span text:style-name="Police_20_par_20_défaut"><text:span text:style-name="T65"><text:s text:c="3"/>authorization server validation but will send the authorization code</text:span></text:span></text:p>
      <text:p text:style-name="P2"><text:span text:style-name="Police_20_par_20_défaut"><text:span text:style-name="T65"><text:s text:c="3"/>or access token to an endpoint under the control of the attacker.</text:span></text:span></text:p>
      <text:p text:style-name="P4"/>
      <text:p text:style-name="P32"><text:bookmark-start text:name="section-10.16"/><text:a xlink:type="simple" xlink:href="#section-10.16" office:target-frame-name="_top" xlink:show="replace" text:style-name="Internet_20_link" text:visited-style-name="Visited_20_Internet_20_Link"><text:span text:style-name="Police_20_par_20_défaut"><text:span text:style-name="T62">10.16</text:span></text:span></text:a><text:bookmark-end text:name="section-10.16"/><text:span text:style-name="Police_20_par_20_défaut"><text:span text:style-name="T64">. <text:s/>Misuse of Access Token to Impersonate Resource Owner in Implicit</text:span></text:span></text:p>
      <text:p text:style-name="P30"/>
      <text:p text:style-name="P32"><text:span text:style-name="Police_20_par_20_défaut"><text:span text:style-name="T64"><text:s text:c="8"/>Flow</text:span></text:span></text:p>
      <text:p text:style-name="P30"/>
      <text:p text:style-name="P30"/>
      <text:p text:style-name="P2"><text:span text:style-name="Police_20_par_20_défaut"><text:span text:style-name="T65"><text:s text:c="3"/>For public clients using implicit flows, this specification does not</text:span></text:span></text:p>
      <text:p text:style-name="P2"><text:span text:style-name="Police_20_par_20_défaut"><text:span text:style-name="T65"><text:s text:c="3"/>provide any method for the client to determine what client an access</text:span></text:span></text:p>
      <text:p text:style-name="P2"><text:span text:style-name="Police_20_par_20_défaut"><text:span text:style-name="T65"><text:s text:c="3"/>token was issued to.</text:span></text:span></text:p>
      <text:p text:style-name="P30"/>
      <text:p text:style-name="P2"><text:span text:style-name="Police_20_par_20_défaut"><text:span text:style-name="T65"><text:s text:c="3"/>A resource owner may willingly delegate access to a resource by</text:span></text:span></text:p>
      <text:p text:style-name="P2"><text:span text:style-name="Police_20_par_20_défaut"><text:span text:style-name="T65"><text:s text:c="3"/>granting an access token to an attacker's malicious client. <text:s/>This may</text:span></text:span></text:p>
      <text:p text:style-name="P2"><text:span text:style-name="Police_20_par_20_défaut"><text:span text:style-name="T65"><text:s text:c="3"/>be due to phishing or some other pretext. <text:s/>An attacker may also steal</text:span></text:span></text:p>
      <text:p text:style-name="P2"><text:span text:style-name="Police_20_par_20_défaut"><text:span text:style-name="T65"><text:s text:c="3"/>a token via some other mechanism. <text:s/>An attacker may then attempt to</text:span></text:span></text:p>
      <text:p text:style-name="P2"><text:span text:style-name="Police_20_par_20_défaut"><text:span text:style-name="T65"><text:s text:c="3"/>impersonate the resource owner by providing the access token to a</text:span></text:span></text:p>
      <text:p text:style-name="P2"><text:span text:style-name="Police_20_par_20_défaut"><text:span text:style-name="T65"><text:s text:c="3"/>legitimate public client.</text:span></text:span></text:p>
      <text:p text:style-name="P30"/>
      <text:p text:style-name="P2"><text:span text:style-name="Police_20_par_20_défaut"><text:span text:style-name="T65"><text:s text:c="3"/>In the implicit flow (response_type=token), the attacker can easily</text:span></text:span></text:p>
      <text:p text:style-name="P2"><text:span text:style-name="Police_20_par_20_défaut"><text:span text:style-name="T65"><text:s text:c="3"/>switch the token in the response from the authorization server,</text:span></text:span></text:p>
      <text:p text:style-name="P2"><text:span text:style-name="Police_20_par_20_défaut"><text:span text:style-name="T65"><text:s text:c="3"/>replacing the real access token with the one previously issued to the</text:span></text:span></text:p>
      <text:p text:style-name="P2"><text:span text:style-name="Police_20_par_20_défaut"><text:span text:style-name="T65"><text:s text:c="3"/>attacker.</text:span></text:span></text:p>
      <text:p text:style-name="P30"/>
      <text:p text:style-name="P2"><text:span text:style-name="Police_20_par_20_défaut"><text:span text:style-name="T65"><text:s text:c="3"/>Servers communicating with native applications that rely on being</text:span></text:span></text:p>
      <text:p text:style-name="P2"><text:soft-page-break/><text:span text:style-name="Police_20_par_20_défaut"><text:span text:style-name="T65"><text:s text:c="3"/>passed an access token in the back channel to identify the user of</text:span></text:span></text:p>
      <text:p text:style-name="P2"><text:span text:style-name="Police_20_par_20_défaut"><text:span text:style-name="T65"><text:s text:c="3"/>the client may be similarly compromised by an attacker creating a</text:span></text:span></text:p>
      <text:p text:style-name="P2"><text:span text:style-name="Police_20_par_20_défaut"><text:span text:style-name="T65"><text:s text:c="3"/>compromised application that can inject arbitrary stolen access</text:span></text:span></text:p>
      <text:p text:style-name="P2"><text:span text:style-name="Police_20_par_20_défaut"><text:span text:style-name="T65"><text:s text:c="3"/>tokens.</text:span></text:span></text:p>
      <text:p text:style-name="P30"/>
      <text:p text:style-name="P2"><text:span text:style-name="Police_20_par_20_défaut"><text:span text:style-name="T65"><text:s text:c="3"/>Any public client that makes the assumption that only the resource</text:span></text:span></text:p>
      <text:p text:style-name="P2"><text:span text:style-name="Police_20_par_20_défaut"><text:span text:style-name="T65"><text:s text:c="3"/>owner can present it with a valid access token for the resource is</text:span></text:span></text:p>
      <text:p text:style-name="P2"><text:span text:style-name="Police_20_par_20_défaut"><text:span text:style-name="T65"><text:s text:c="3"/>vulnerable to this type of attack.</text:span></text:span></text:p>
      <text:p text:style-name="P30"/>
      <text:p text:style-name="P2"><text:span text:style-name="Police_20_par_20_défaut"><text:span text:style-name="T65"><text:s text:c="3"/>This type of attack may expose information about the resource owner</text:span></text:span></text:p>
      <text:p text:style-name="P2"><text:span text:style-name="Police_20_par_20_défaut"><text:span text:style-name="T65"><text:s text:c="3"/>at the legitimate client to the attacker (malicious client). <text:s/>This</text:span></text:span></text:p>
      <text:p text:style-name="P2"><text:span text:style-name="Police_20_par_20_défaut"><text:span text:style-name="T65"><text:s text:c="3"/>will also allow the attacker to perform operations at the legitimate</text:span></text:span></text:p>
      <text:p text:style-name="P2"><text:span text:style-name="Police_20_par_20_défaut"><text:span text:style-name="T65"><text:s text:c="3"/>client with the same permissions as the resource owner who originally</text:span></text:span></text:p>
      <text:p text:style-name="P2"><text:span text:style-name="Police_20_par_20_défaut"><text:span text:style-name="T65"><text:s text:c="3"/>granted the access token or authorization code.</text:span></text:span></text:p>
      <text:p text:style-name="P30"/>
      <text:p text:style-name="P2"><text:span text:style-name="Police_20_par_20_défaut"><text:span text:style-name="T18"><text:s text:c="3"/></text:span></text:span><text:span text:style-name="Police_20_par_20_défaut"><text:span text:style-name="T11">Authenticating resource owners to clients is out of scope for this</text:span></text:span></text:p>
      <text:p text:style-name="P2"><text:span text:style-name="Police_20_par_20_défaut"><text:span text:style-name="T11"><text:s text:c="3"/>specification. <text:s/>Any specification that uses the authorization process</text:span></text:span></text:p>
      <text:p text:style-name="P2"><text:span text:style-name="Police_20_par_20_défaut"><text:span text:style-name="T11"><text:s text:c="3"/>as a form of delegated end-user authentication to the client (e.g.,</text:span></text:span></text:p>
      <text:p text:style-name="P2"><text:span text:style-name="Police_20_par_20_défaut"><text:span text:style-name="T11"><text:s text:c="3"/>third-party sign-in service) MUST NOT use the implicit flow without</text:span></text:span></text:p>
      <text:p text:style-name="P2"><text:span text:style-name="Police_20_par_20_défaut"><text:span text:style-name="T11"><text:s text:c="3"/>additional security mechanisms that would enable the client to</text:span></text:span></text:p>
      <text:p text:style-name="P2"><text:span text:style-name="Police_20_par_20_défaut"><text:span text:style-name="T11"><text:s text:c="3"/>determine if the access token was issued for its use (e.g., audience-</text:span></text:span></text:p>
      <text:p text:style-name="P2"><text:span text:style-name="Police_20_par_20_défaut"><text:span text:style-name="T11"><text:s text:c="3"/>restricting the access token).</text:span></text:span></text:p>
      <text:p text:style-name="P21"/>
      <text:p text:style-name="P4"/>
      <text:p text:style-name="P4"/>
      <text:p text:style-name="P4"/>
      <text:p text:style-name="P4"/>
      <text:p text:style-name="P2"><text:span text:style-name="Police_20_par_20_défaut"><text:span text:style-name="T27">Hardt <text:s text:c="23"/>Standards Track <text:s text:c="18"/>[Page 61]</text:span></text:span></text:p>
      <text:p text:style-name="P7"/>
      <text:p text:style-name="P2"><text:bookmark-start text:name="page-62"/><text:a xlink:type="simple" xlink:href="#page-62" office:target-frame-name="_top" xlink:show="replace" text:style-name="Internet_20_link" text:visited-style-name="Visited_20_Internet_20_Link"><text:span text:style-name="Police_20_par_20_défaut"><text:span text:style-name="T29"><text:s/></text:span></text:span></text:a><text:bookmark-end text:name="page-6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28">RFC 6749</text:span></text:span></text:a><text:span text:style-name="Police_20_par_20_défaut"><text:span text:style-name="T27"> <text:s text:c="23"/>OAuth 2.0 <text:s text:c="18"/>October 2012</text:span></text:span></text:p>
      <text:p text:style-name="P4"/>
      <text:p text:style-name="P4"/>
      <text:p text:style-name="P32"><text:bookmark-start text:name="section-11"/><text:a xlink:type="simple" xlink:href="#section-11" office:target-frame-name="_top" xlink:show="replace" text:style-name="Internet_20_link" text:visited-style-name="Visited_20_Internet_20_Link"><text:span text:style-name="Police_20_par_20_défaut"><text:span text:style-name="T62">11</text:span></text:span></text:a><text:bookmark-end text:name="section-11"/><text:span text:style-name="Police_20_par_20_défaut"><text:span text:style-name="T64">. <text:s/>IANA Considerations</text:span></text:span></text:p>
      <text:p text:style-name="P30"/>
      <text:p text:style-name="P30"/>
      <text:p text:style-name="P32"><text:bookmark-start text:name="section-11.1"/><text:a xlink:type="simple" xlink:href="#section-11.1" office:target-frame-name="_top" xlink:show="replace" text:style-name="Internet_20_link" text:visited-style-name="Visited_20_Internet_20_Link"><text:span text:style-name="Police_20_par_20_défaut"><text:span text:style-name="T62">11.1</text:span></text:span></text:a><text:bookmark-end text:name="section-11.1"/><text:span text:style-name="Police_20_par_20_défaut"><text:span text:style-name="T64">. <text:s/>OAuth Access Token Types Registry</text:span></text:span></text:p>
      <text:p text:style-name="P30"/>
      <text:p text:style-name="P30"/>
      <text:p text:style-name="P2"><text:span text:style-name="Police_20_par_20_défaut"><text:span text:style-name="T65"><text:s text:c="3"/>This specification establishes the OAuth Access Token Types registry.</text:span></text:span></text:p>
      <text:p text:style-name="P30"/>
      <text:p text:style-name="P2"><text:span text:style-name="Police_20_par_20_défaut"><text:span text:style-name="T65"><text:s text:c="3"/>Access token types are registered with a Specification Required</text:span></text:span></text:p>
      <text:p text:style-name="P2"><text:span text:style-name="Police_20_par_20_défaut"><text:span text:style-name="T65"><text:s text:c="3"/>([</text:span></text:span><text:a xlink:type="simple" xlink:href="https://tools.ietf.org/html/rfc5226" office:target-frame-name="_top" xlink:show="replace" text:style-name="Internet_20_link" text:visited-style-name="Visited_20_Internet_20_Link"><text:span text:style-name="Police_20_par_20_défaut"><text:span text:style-name="T63">RFC5226</text:span></text:span></text:a><text:span text:style-name="Police_20_par_20_défaut"><text:span text:style-name="T65">]) after a two-week review period on the</text:span></text:span></text:p>
      <text:p text:style-name="P2"><text:span text:style-name="Police_20_par_20_défaut"><text:span text:style-name="T65"><text:s text:c="3"/>oauth-ext-review@ietf.org mailing list, on the advice of one or more</text:span></text:span></text:p>
      <text:p text:style-name="P2"><text:span text:style-name="Police_20_par_20_défaut"><text:span text:style-name="T65"><text:s text:c="3"/>Designated Experts. <text:s/>However, to allow for the allocation of values</text:span></text:span></text:p>
      <text:p text:style-name="P2"><text:span text:style-name="Police_20_par_20_défaut"><text:span text:style-name="T65"><text:s text:c="3"/>prior to publication, the Designated Expert(s) may approve</text:span></text:span></text:p>
      <text:p text:style-name="P2"><text:span text:style-name="Police_20_par_20_défaut"><text:span text:style-name="T65"><text:s text:c="3"/>registration once they are satisfied that such a specification will</text:span></text:span></text:p>
      <text:p text:style-name="P2"><text:span text:style-name="Police_20_par_20_défaut"><text:span text:style-name="T65"><text:s text:c="3"/>be published.</text:span></text:span></text:p>
      <text:p text:style-name="P30"/>
      <text:p text:style-name="P2"><text:span text:style-name="Police_20_par_20_défaut"><text:span text:style-name="T65"><text:s text:c="3"/>Registration requests must be sent to the oauth-ext-review@ietf.org</text:span></text:span></text:p>
      <text:p text:style-name="P2"><text:span text:style-name="Police_20_par_20_défaut"><text:span text:style-name="T65"><text:s text:c="3"/>mailing list for review and comment, with an appropriate subject</text:span></text:span></text:p>
      <text:p text:style-name="P2"><text:span text:style-name="Police_20_par_20_défaut"><text:span text:style-name="T65"><text:s text:c="3"/>(e.g., "Request for access token type: example").</text:span></text:span></text:p>
      <text:p text:style-name="P30"/>
      <text:p text:style-name="P2"><text:span text:style-name="Police_20_par_20_défaut"><text:span text:style-name="T65"><text:s text:c="3"/>Within the review period, the Designated Expert(s) will either</text:span></text:span></text:p>
      <text:p text:style-name="P2"><text:span text:style-name="Police_20_par_20_défaut"><text:span text:style-name="T65"><text:s text:c="3"/>approve or deny the registration request, communicating this decision</text:span></text:span></text:p>
      <text:p text:style-name="P2"><text:span text:style-name="Police_20_par_20_défaut"><text:span text:style-name="T65"><text:s text:c="3"/>to the review list and IANA. <text:s/>Denials should include an explanation</text:span></text:span></text:p>
      <text:p text:style-name="P2"><text:span text:style-name="Police_20_par_20_défaut"><text:span text:style-name="T65"><text:s text:c="3"/>and, if applicable, suggestions as to how to make the request</text:span></text:span></text:p>
      <text:p text:style-name="P2"><text:span text:style-name="Police_20_par_20_défaut"><text:span text:style-name="T65"><text:s text:c="3"/>successful.</text:span></text:span></text:p>
      <text:p text:style-name="P30"/>
      <text:p text:style-name="P2"><text:soft-page-break/><text:span text:style-name="Police_20_par_20_défaut"><text:span text:style-name="T65"><text:s text:c="3"/>IANA must only accept registry updates from the Designated Expert(s)</text:span></text:span></text:p>
      <text:p text:style-name="P2"><text:span text:style-name="Police_20_par_20_défaut"><text:span text:style-name="T65"><text:s text:c="3"/>and should direct all requests for registration to the review mailing</text:span></text:span></text:p>
      <text:p text:style-name="P2"><text:span text:style-name="Police_20_par_20_défaut"><text:span text:style-name="T65"><text:s text:c="3"/>list.</text:span></text:span></text:p>
      <text:p text:style-name="P30"/>
      <text:p text:style-name="P32"><text:bookmark-start text:name="section-11.1.1"/><text:a xlink:type="simple" xlink:href="#section-11.1.1" office:target-frame-name="_top" xlink:show="replace" text:style-name="Internet_20_link" text:visited-style-name="Visited_20_Internet_20_Link"><text:span text:style-name="Police_20_par_20_défaut"><text:span text:style-name="T62">11.1.1</text:span></text:span></text:a><text:bookmark-end text:name="section-11.1.1"/><text:span text:style-name="Police_20_par_20_défaut"><text:span text:style-name="T64">. <text:s/>Registration Template</text:span></text:span></text:p>
      <text:p text:style-name="P30"/>
      <text:p text:style-name="P30"/>
      <text:p text:style-name="P2"><text:span text:style-name="Police_20_par_20_défaut"><text:span text:style-name="T65"><text:s text:c="3"/>Type name:</text:span></text:span></text:p>
      <text:p text:style-name="P2"><text:span text:style-name="Police_20_par_20_défaut"><text:span text:style-name="T65"><text:s text:c="6"/>The name requested (e.g., "example").</text:span></text:span></text:p>
      <text:p text:style-name="P30"/>
      <text:p text:style-name="P2"><text:span text:style-name="Police_20_par_20_défaut"><text:span text:style-name="T65"><text:s text:c="3"/>Additional Token Endpoint Response Parameters:</text:span></text:span></text:p>
      <text:p text:style-name="P2"><text:span text:style-name="Police_20_par_20_défaut"><text:span text:style-name="T65"><text:s text:c="6"/>Additional response parameters returned together with the</text:span></text:span></text:p>
      <text:p text:style-name="P2"><text:span text:style-name="Police_20_par_20_défaut"><text:span text:style-name="T65"><text:s text:c="6"/>"access_token" parameter. <text:s/>New parameters MUST be separately</text:span></text:span></text:p>
      <text:p text:style-name="P2"><text:span text:style-name="Police_20_par_20_défaut"><text:span text:style-name="T65"><text:s text:c="6"/>registered in the OAuth Parameters registry as described by</text:span></text:span></text:p>
      <text:p text:style-name="P2"><text:span text:style-name="Police_20_par_20_défaut"><text:span text:style-name="T65"><text:s text:c="6"/></text:span></text:span><text:a xlink:type="simple" xlink:href="#section-11.2" office:target-frame-name="_top" xlink:show="replace" text:style-name="Internet_20_link" text:visited-style-name="Visited_20_Internet_20_Link"><text:span text:style-name="Police_20_par_20_défaut"><text:span text:style-name="T63">Section 11.2</text:span></text:span></text:a><text:span text:style-name="Police_20_par_20_défaut"><text:span text:style-name="T65">.</text:span></text:span></text:p>
      <text:p text:style-name="P30"/>
      <text:p text:style-name="P2"><text:span text:style-name="Police_20_par_20_défaut"><text:span text:style-name="T65"><text:s text:c="3"/>HTTP Authentication Scheme(s):</text:span></text:span></text:p>
      <text:p text:style-name="P2"><text:span text:style-name="Police_20_par_20_défaut"><text:span text:style-name="T65"><text:s text:c="6"/>The HTTP authentication scheme name(s), if any, used to</text:span></text:span></text:p>
      <text:p text:style-name="P2"><text:span text:style-name="Police_20_par_20_défaut"><text:span text:style-name="T65"><text:s text:c="6"/>authenticate protected resource requests using access tokens of</text:span></text:span></text:p>
      <text:p text:style-name="P2"><text:span text:style-name="Police_20_par_20_défaut"><text:span text:style-name="T65"><text:s text:c="6"/>this type.</text:span></text:span></text:p>
      <text:p text:style-name="P30"/>
      <text:p text:style-name="P2"><text:span text:style-name="Police_20_par_20_défaut"><text:span text:style-name="T65"><text:s text:c="3"/>Change controller:</text:span></text:span></text:p>
      <text:p text:style-name="P2"><text:span text:style-name="Police_20_par_20_défaut"><text:span text:style-name="T65"><text:s text:c="6"/>For Standards Track RFCs, state "IETF". <text:s/>For others, give the name</text:span></text:span></text:p>
      <text:p text:style-name="P2"><text:span text:style-name="Police_20_par_20_défaut"><text:span text:style-name="T65"><text:s text:c="6"/>of the responsible party. <text:s/>Other details (e.g., postal address,</text:span></text:span></text:p>
      <text:p text:style-name="P2"><text:span text:style-name="Police_20_par_20_défaut"><text:span text:style-name="T65"><text:s text:c="6"/>email address, home page URI) may also be included.</text:span></text:span></text:p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2]</text:span></text:span></text:p>
      <text:p text:style-name="P31"/>
      <text:p text:style-name="P2"><text:bookmark-start text:name="page-63"/><text:a xlink:type="simple" xlink:href="#page-63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2"><text:span text:style-name="Police_20_par_20_défaut"><text:span text:style-name="T65"><text:s text:c="3"/>Specification document(s):</text:span></text:span></text:p>
      <text:p text:style-name="P2"><text:span text:style-name="Police_20_par_20_défaut"><text:span text:style-name="T65"><text:s text:c="6"/>Reference to the document(s) that specify the parameter,</text:span></text:span></text:p>
      <text:p text:style-name="P2"><text:span text:style-name="Police_20_par_20_défaut"><text:span text:style-name="T65"><text:s text:c="6"/>preferably including a URI that can be used to retrieve a copy of</text:span></text:span></text:p>
      <text:p text:style-name="P2"><text:span text:style-name="Police_20_par_20_défaut"><text:span text:style-name="T65"><text:s text:c="6"/>the document(s). <text:s/>An indication of the relevant sections may also</text:span></text:span></text:p>
      <text:p text:style-name="P2"><text:span text:style-name="Police_20_par_20_défaut"><text:span text:style-name="T65"><text:s text:c="6"/>be included but is not required.</text:span></text:span></text:p>
      <text:p text:style-name="P30"/>
      <text:p text:style-name="P32"><text:bookmark-start text:name="section-11.2"/><text:a xlink:type="simple" xlink:href="#section-11.2" office:target-frame-name="_top" xlink:show="replace" text:style-name="Internet_20_link" text:visited-style-name="Visited_20_Internet_20_Link"><text:span text:style-name="Police_20_par_20_défaut"><text:span text:style-name="T62">11.2</text:span></text:span></text:a><text:bookmark-end text:name="section-11.2"/><text:span text:style-name="Police_20_par_20_défaut"><text:span text:style-name="T64">. <text:s/>OAuth Parameters Registry</text:span></text:span></text:p>
      <text:p text:style-name="P30"/>
      <text:p text:style-name="P30"/>
      <text:p text:style-name="P2"><text:span text:style-name="Police_20_par_20_défaut"><text:span text:style-name="T65"><text:s text:c="3"/>This specification establishes the OAuth Parameters registry.</text:span></text:span></text:p>
      <text:p text:style-name="P30"/>
      <text:p text:style-name="P2"><text:span text:style-name="Police_20_par_20_défaut"><text:span text:style-name="T65"><text:s text:c="3"/>Additional parameters for inclusion in the authorization endpoint</text:span></text:span></text:p>
      <text:p text:style-name="P2"><text:span text:style-name="Police_20_par_20_défaut"><text:span text:style-name="T65"><text:s text:c="3"/>request, the authorization endpoint response, the token endpoint</text:span></text:span></text:p>
      <text:p text:style-name="P2"><text:span text:style-name="Police_20_par_20_défaut"><text:span text:style-name="T65"><text:s text:c="3"/>request, or the token endpoint response are registered with a</text:span></text:span></text:p>
      <text:p text:style-name="P2"><text:span text:style-name="Police_20_par_20_défaut"><text:span text:style-name="T65"><text:s text:c="3"/>Specification Required ([</text:span></text:span><text:a xlink:type="simple" xlink:href="https://tools.ietf.org/html/rfc5226" office:target-frame-name="_top" xlink:show="replace" text:style-name="Internet_20_link" text:visited-style-name="Visited_20_Internet_20_Link"><text:span text:style-name="Police_20_par_20_défaut"><text:span text:style-name="T63">RFC5226</text:span></text:span></text:a><text:span text:style-name="Police_20_par_20_défaut"><text:span text:style-name="T65">]) after a two-week review period on</text:span></text:span></text:p>
      <text:p text:style-name="P2"><text:span text:style-name="Police_20_par_20_défaut"><text:span text:style-name="T65"><text:s text:c="3"/>the oauth-ext-review@ietf.org mailing list, on the advice of one or</text:span></text:span></text:p>
      <text:p text:style-name="P2"><text:span text:style-name="Police_20_par_20_défaut"><text:span text:style-name="T65"><text:s text:c="3"/>more Designated Experts. <text:s/>However, to allow for the allocation of</text:span></text:span></text:p>
      <text:p text:style-name="P2"><text:span text:style-name="Police_20_par_20_défaut"><text:span text:style-name="T65"><text:s text:c="3"/>values prior to publication, the Designated Expert(s) may approve</text:span></text:span></text:p>
      <text:p text:style-name="P2"><text:span text:style-name="Police_20_par_20_défaut"><text:span text:style-name="T65"><text:s text:c="3"/>registration once they are satisfied that such a specification will</text:span></text:span></text:p>
      <text:p text:style-name="P2"><text:span text:style-name="Police_20_par_20_défaut"><text:span text:style-name="T65"><text:s text:c="3"/>be published.</text:span></text:span></text:p>
      <text:p text:style-name="P30"/>
      <text:p text:style-name="P2"><text:span text:style-name="Police_20_par_20_défaut"><text:span text:style-name="T65"><text:s text:c="3"/>Registration requests must be sent to the oauth-ext-review@ietf.org</text:span></text:span></text:p>
      <text:p text:style-name="P2"><text:span text:style-name="Police_20_par_20_défaut"><text:span text:style-name="T65"><text:s text:c="3"/>mailing list for review and comment, with an appropriate subject</text:span></text:span></text:p>
      <text:p text:style-name="P2"><text:span text:style-name="Police_20_par_20_défaut"><text:span text:style-name="T65"><text:s text:c="3"/>(e.g., "Request for parameter: example").</text:span></text:span></text:p>
      <text:p text:style-name="P30"/>
      <text:p text:style-name="P2"><text:soft-page-break/><text:span text:style-name="Police_20_par_20_défaut"><text:span text:style-name="T65"><text:s text:c="3"/>Within the review period, the Designated Expert(s) will either</text:span></text:span></text:p>
      <text:p text:style-name="P2"><text:span text:style-name="Police_20_par_20_défaut"><text:span text:style-name="T65"><text:s text:c="3"/>approve or deny the registration request, communicating this decision</text:span></text:span></text:p>
      <text:p text:style-name="P2"><text:span text:style-name="Police_20_par_20_défaut"><text:span text:style-name="T65"><text:s text:c="3"/>to the review list and IANA. <text:s/>Denials should include an explanation</text:span></text:span></text:p>
      <text:p text:style-name="P2"><text:span text:style-name="Police_20_par_20_défaut"><text:span text:style-name="T65"><text:s text:c="3"/>and, if applicable, suggestions as to how to make the request</text:span></text:span></text:p>
      <text:p text:style-name="P2"><text:span text:style-name="Police_20_par_20_défaut"><text:span text:style-name="T65"><text:s text:c="3"/>successful.</text:span></text:span></text:p>
      <text:p text:style-name="P30"/>
      <text:p text:style-name="P2"><text:span text:style-name="Police_20_par_20_défaut"><text:span text:style-name="T65"><text:s text:c="3"/>IANA must only accept registry updates from the Designated Expert(s)</text:span></text:span></text:p>
      <text:p text:style-name="P2"><text:span text:style-name="Police_20_par_20_défaut"><text:span text:style-name="T65"><text:s text:c="3"/>and should direct all requests for registration to the review mailing</text:span></text:span></text:p>
      <text:p text:style-name="P2"><text:span text:style-name="Police_20_par_20_défaut"><text:span text:style-name="T65"><text:s text:c="3"/>list.</text:span></text:span></text:p>
      <text:p text:style-name="P30"/>
      <text:p text:style-name="P32"><text:bookmark-start text:name="section-11.2.1"/><text:a xlink:type="simple" xlink:href="#section-11.2.1" office:target-frame-name="_top" xlink:show="replace" text:style-name="Internet_20_link" text:visited-style-name="Visited_20_Internet_20_Link"><text:span text:style-name="Police_20_par_20_défaut"><text:span text:style-name="T62">11.2.1</text:span></text:span></text:a><text:bookmark-end text:name="section-11.2.1"/><text:span text:style-name="Police_20_par_20_défaut"><text:span text:style-name="T64">. <text:s/>Registration Template</text:span></text:span></text:p>
      <text:p text:style-name="P30"/>
      <text:p text:style-name="P30"/>
      <text:p text:style-name="P2"><text:span text:style-name="Police_20_par_20_défaut"><text:span text:style-name="T65"><text:s text:c="3"/>Parameter name:</text:span></text:span></text:p>
      <text:p text:style-name="P2"><text:span text:style-name="Police_20_par_20_défaut"><text:span text:style-name="T65"><text:s text:c="6"/>The name requested (e.g., "example").</text:span></text:span></text:p>
      <text:p text:style-name="P30"/>
      <text:p text:style-name="P2"><text:span text:style-name="Police_20_par_20_défaut"><text:span text:style-name="T65"><text:s text:c="3"/>Parameter usage location:</text:span></text:span></text:p>
      <text:p text:style-name="P2"><text:span text:style-name="Police_20_par_20_défaut"><text:span text:style-name="T65"><text:s text:c="6"/>The location(s) where parameter can be used. <text:s/>The possible</text:span></text:span></text:p>
      <text:p text:style-name="P2"><text:span text:style-name="Police_20_par_20_défaut"><text:span text:style-name="T65"><text:s text:c="6"/>locations are authorization request, authorization response, token</text:span></text:span></text:p>
      <text:p text:style-name="P2"><text:span text:style-name="Police_20_par_20_défaut"><text:span text:style-name="T65"><text:s text:c="6"/>request, or token response.</text:span></text:span></text:p>
      <text:p text:style-name="P30"/>
      <text:p text:style-name="P2"><text:span text:style-name="Police_20_par_20_défaut"><text:span text:style-name="T65"><text:s text:c="3"/>Change controller:</text:span></text:span></text:p>
      <text:p text:style-name="P2"><text:span text:style-name="Police_20_par_20_défaut"><text:span text:style-name="T65"><text:s text:c="6"/>For Standards Track RFCs, state "IETF". <text:s/>For others, give the name</text:span></text:span></text:p>
      <text:p text:style-name="P2"><text:span text:style-name="Police_20_par_20_défaut"><text:span text:style-name="T65"><text:s text:c="6"/>of the responsible party. <text:s/>Other details (e.g., postal address,</text:span></text:span></text:p>
      <text:p text:style-name="P2"><text:span text:style-name="Police_20_par_20_défaut"><text:span text:style-name="T65"><text:s text:c="6"/>email address, home page URI) may also be included.</text:span></text:span></text:p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3]</text:span></text:span></text:p>
      <text:p text:style-name="P31"/>
      <text:p text:style-name="P2"><text:bookmark-start text:name="page-64"/><text:a xlink:type="simple" xlink:href="#page-64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2"><text:span text:style-name="Police_20_par_20_défaut"><text:span text:style-name="T65"><text:s text:c="3"/>Specification document(s):</text:span></text:span></text:p>
      <text:p text:style-name="P2"><text:span text:style-name="Police_20_par_20_défaut"><text:span text:style-name="T65"><text:s text:c="6"/>Reference to the document(s) that specify the parameter,</text:span></text:span></text:p>
      <text:p text:style-name="P2"><text:span text:style-name="Police_20_par_20_défaut"><text:span text:style-name="T65"><text:s text:c="6"/>preferably including a URI that can be used to retrieve a copy of</text:span></text:span></text:p>
      <text:p text:style-name="P2"><text:span text:style-name="Police_20_par_20_défaut"><text:span text:style-name="T65"><text:s text:c="6"/>the document(s). <text:s/>An indication of the relevant sections may also</text:span></text:span></text:p>
      <text:p text:style-name="P2"><text:span text:style-name="Police_20_par_20_défaut"><text:span text:style-name="T65"><text:s text:c="6"/>be included but is not required.</text:span></text:span></text:p>
      <text:p text:style-name="P30"/>
      <text:p text:style-name="P32"><text:bookmark-start text:name="section-11.2.2"/><text:a xlink:type="simple" xlink:href="#section-11.2.2" office:target-frame-name="_top" xlink:show="replace" text:style-name="Internet_20_link" text:visited-style-name="Visited_20_Internet_20_Link"><text:span text:style-name="Police_20_par_20_défaut"><text:span text:style-name="T62">11.2.2</text:span></text:span></text:a><text:bookmark-end text:name="section-11.2.2"/><text:span text:style-name="Police_20_par_20_défaut"><text:span text:style-name="T64">. <text:s/>Initial Registry Contents</text:span></text:span></text:p>
      <text:p text:style-name="P30"/>
      <text:p text:style-name="P30"/>
      <text:p text:style-name="P2"><text:span text:style-name="Police_20_par_20_défaut"><text:span text:style-name="T65"><text:s text:c="3"/>The OAuth Parameters registry's initial contents are:</text:span></text:span></text:p>
      <text:p text:style-name="P30"/>
      <text:p text:style-name="P2"><text:span text:style-name="Police_20_par_20_défaut"><text:span text:style-name="T65"><text:s text:c="3"/>o <text:s/>Parameter name: client_id</text:span></text:span></text:p>
      <text:p text:style-name="P2"><text:span text:style-name="Police_20_par_20_défaut"><text:span text:style-name="T65"><text:s text:c="3"/>o <text:s/>Parameter usage location: authorization request,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client_secret</text:span></text:span></text:p>
      <text:p text:style-name="P2"><text:span text:style-name="Police_20_par_20_défaut"><text:span text:style-name="T65"><text:s text:c="3"/>o <text:s/>Parameter usage location: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response_type</text:span></text:span></text:p>
      <text:p text:style-name="P2"><text:span text:style-name="Police_20_par_20_défaut"><text:span text:style-name="T65"><text:s text:c="3"/>o <text:s/>Parameter usage location: authorizatio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><text:soft-page-break/></text:p>
      <text:p text:style-name="P2"><text:span text:style-name="Police_20_par_20_défaut"><text:span text:style-name="T65"><text:s text:c="3"/>o <text:s/>Parameter name: redirect_uri</text:span></text:span></text:p>
      <text:p text:style-name="P2"><text:span text:style-name="Police_20_par_20_défaut"><text:span text:style-name="T65"><text:s text:c="3"/>o <text:s/>Parameter usage location: authorization request,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scope</text:span></text:span></text:p>
      <text:p text:style-name="P2"><text:span text:style-name="Police_20_par_20_défaut"><text:span text:style-name="T65"><text:s text:c="3"/>o <text:s/>Parameter usage location: authorization request, authorization</text:span></text:span></text:p>
      <text:p text:style-name="P2"><text:span text:style-name="Police_20_par_20_défaut"><text:span text:style-name="T65"><text:s text:c="6"/>response, token request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state</text:span></text:span></text:p>
      <text:p text:style-name="P2"><text:span text:style-name="Police_20_par_20_défaut"><text:span text:style-name="T65"><text:s text:c="3"/>o <text:s/>Parameter usage location: authorization request, authorization</text:span></text:span></text:p>
      <text:p text:style-name="P2"><text:span text:style-name="Police_20_par_20_défaut"><text:span text:style-name="T65"><text:s text:c="6"/>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code</text:span></text:span></text:p>
      <text:p text:style-name="P2"><text:span text:style-name="Police_20_par_20_défaut"><text:span text:style-name="T65"><text:s text:c="3"/>o <text:s/>Parameter usage location: authorization response,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4]</text:span></text:span></text:p>
      <text:p text:style-name="P31"/>
      <text:p text:style-name="P2"><text:bookmark-start text:name="page-65"/><text:a xlink:type="simple" xlink:href="#page-65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2"><text:span text:style-name="Police_20_par_20_défaut"><text:span text:style-name="T65"><text:s text:c="3"/>o <text:s/>Parameter name: error_description</text:span></text:span></text:p>
      <text:p text:style-name="P2"><text:span text:style-name="Police_20_par_20_défaut"><text:span text:style-name="T65"><text:s text:c="3"/>o <text:s/>Parameter usage location: authorization response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error_uri</text:span></text:span></text:p>
      <text:p text:style-name="P2"><text:span text:style-name="Police_20_par_20_défaut"><text:span text:style-name="T65"><text:s text:c="3"/>o <text:s/>Parameter usage location: authorization response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grant_type</text:span></text:span></text:p>
      <text:p text:style-name="P2"><text:span text:style-name="Police_20_par_20_défaut"><text:span text:style-name="T65"><text:s text:c="3"/>o <text:s/>Parameter usage location: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access_token</text:span></text:span></text:p>
      <text:p text:style-name="P2"><text:span text:style-name="Police_20_par_20_défaut"><text:span text:style-name="T65"><text:s text:c="3"/>o <text:s/>Parameter usage location: authorization response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token_type</text:span></text:span></text:p>
      <text:p text:style-name="P2"><text:span text:style-name="Police_20_par_20_défaut"><text:span text:style-name="T65"><text:s text:c="3"/>o <text:s/>Parameter usage location: authorization response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expires_in</text:span></text:span></text:p>
      <text:p text:style-name="P2"><text:span text:style-name="Police_20_par_20_défaut"><text:span text:style-name="T65"><text:s text:c="3"/>o <text:s/>Parameter usage location: authorization response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oft-page-break/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username</text:span></text:span></text:p>
      <text:p text:style-name="P2"><text:span text:style-name="Police_20_par_20_défaut"><text:span text:style-name="T65"><text:s text:c="3"/>o <text:s/>Parameter usage location: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password</text:span></text:span></text:p>
      <text:p text:style-name="P2"><text:span text:style-name="Police_20_par_20_défaut"><text:span text:style-name="T65"><text:s text:c="3"/>o <text:s/>Parameter usage location: token request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Parameter name: refresh_token</text:span></text:span></text:p>
      <text:p text:style-name="P2"><text:span text:style-name="Police_20_par_20_défaut"><text:span text:style-name="T65"><text:s text:c="3"/>o <text:s/>Parameter usage location: token request, token respons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5]</text:span></text:span></text:p>
      <text:p text:style-name="P31"/>
      <text:p text:style-name="P2"><text:bookmark-start text:name="page-66"/><text:a xlink:type="simple" xlink:href="#page-66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section-11.3"/><text:a xlink:type="simple" xlink:href="#section-11.3" office:target-frame-name="_top" xlink:show="replace" text:style-name="Internet_20_link" text:visited-style-name="Visited_20_Internet_20_Link"><text:span text:style-name="Police_20_par_20_défaut"><text:span text:style-name="T62">11.3</text:span></text:span></text:a><text:bookmark-end text:name="section-11.3"/><text:span text:style-name="Police_20_par_20_défaut"><text:span text:style-name="T64">. <text:s/>OAuth Authorization Endpoint Response Types Registry</text:span></text:span></text:p>
      <text:p text:style-name="P30"/>
      <text:p text:style-name="P30"/>
      <text:p text:style-name="P2"><text:span text:style-name="Police_20_par_20_défaut"><text:span text:style-name="T65"><text:s text:c="3"/>This specification establishes the OAuth Authorization Endpoint</text:span></text:span></text:p>
      <text:p text:style-name="P2"><text:span text:style-name="Police_20_par_20_défaut"><text:span text:style-name="T65"><text:s text:c="3"/>Response Types registry.</text:span></text:span></text:p>
      <text:p text:style-name="P30"/>
      <text:p text:style-name="P2"><text:span text:style-name="Police_20_par_20_défaut"><text:span text:style-name="T65"><text:s text:c="3"/>Additional response types for use with the authorization endpoint are</text:span></text:span></text:p>
      <text:p text:style-name="P2"><text:span text:style-name="Police_20_par_20_défaut"><text:span text:style-name="T65"><text:s text:c="3"/>registered with a Specification Required ([</text:span></text:span><text:a xlink:type="simple" xlink:href="https://tools.ietf.org/html/rfc5226" office:target-frame-name="_top" xlink:show="replace" text:style-name="Internet_20_link" text:visited-style-name="Visited_20_Internet_20_Link"><text:span text:style-name="Police_20_par_20_défaut"><text:span text:style-name="T63">RFC5226</text:span></text:span></text:a><text:span text:style-name="Police_20_par_20_défaut"><text:span text:style-name="T65">]) after a two-week</text:span></text:span></text:p>
      <text:p text:style-name="P2"><text:span text:style-name="Police_20_par_20_défaut"><text:span text:style-name="T65"><text:s text:c="3"/>review period on the oauth-ext-review@ietf.org mailing list, on the</text:span></text:span></text:p>
      <text:p text:style-name="P2"><text:span text:style-name="Police_20_par_20_défaut"><text:span text:style-name="T65"><text:s text:c="3"/>advice of one or more Designated Experts. <text:s/>However, to allow for the</text:span></text:span></text:p>
      <text:p text:style-name="P2"><text:span text:style-name="Police_20_par_20_défaut"><text:span text:style-name="T65"><text:s text:c="3"/>allocation of values prior to publication, the Designated Expert(s)</text:span></text:span></text:p>
      <text:p text:style-name="P2"><text:span text:style-name="Police_20_par_20_défaut"><text:span text:style-name="T65"><text:s text:c="3"/>may approve registration once they are satisfied that such a</text:span></text:span></text:p>
      <text:p text:style-name="P2"><text:span text:style-name="Police_20_par_20_défaut"><text:span text:style-name="T65"><text:s text:c="3"/>specification will be published.</text:span></text:span></text:p>
      <text:p text:style-name="P30"/>
      <text:p text:style-name="P2"><text:span text:style-name="Police_20_par_20_défaut"><text:span text:style-name="T65"><text:s text:c="3"/>Registration requests must be sent to the oauth-ext-review@ietf.org</text:span></text:span></text:p>
      <text:p text:style-name="P2"><text:span text:style-name="Police_20_par_20_défaut"><text:span text:style-name="T65"><text:s text:c="3"/>mailing list for review and comment, with an appropriate subject</text:span></text:span></text:p>
      <text:p text:style-name="P2"><text:span text:style-name="Police_20_par_20_défaut"><text:span text:style-name="T65"><text:s text:c="3"/>(e.g., "Request for response type: example").</text:span></text:span></text:p>
      <text:p text:style-name="P30"/>
      <text:p text:style-name="P2"><text:span text:style-name="Police_20_par_20_défaut"><text:span text:style-name="T65"><text:s text:c="3"/>Within the review period, the Designated Expert(s) will either</text:span></text:span></text:p>
      <text:p text:style-name="P2"><text:span text:style-name="Police_20_par_20_défaut"><text:span text:style-name="T65"><text:s text:c="3"/>approve or deny the registration request, communicating this decision</text:span></text:span></text:p>
      <text:p text:style-name="P2"><text:span text:style-name="Police_20_par_20_défaut"><text:span text:style-name="T65"><text:s text:c="3"/>to the review list and IANA. <text:s/>Denials should include an explanation</text:span></text:span></text:p>
      <text:p text:style-name="P2"><text:span text:style-name="Police_20_par_20_défaut"><text:span text:style-name="T65"><text:s text:c="3"/>and, if applicable, suggestions as to how to make the request</text:span></text:span></text:p>
      <text:p text:style-name="P2"><text:span text:style-name="Police_20_par_20_défaut"><text:span text:style-name="T65"><text:s text:c="3"/>successful.</text:span></text:span></text:p>
      <text:p text:style-name="P30"/>
      <text:p text:style-name="P2"><text:span text:style-name="Police_20_par_20_défaut"><text:span text:style-name="T65"><text:s text:c="3"/>IANA must only accept registry updates from the Designated Expert(s)</text:span></text:span></text:p>
      <text:p text:style-name="P2"><text:span text:style-name="Police_20_par_20_défaut"><text:span text:style-name="T65"><text:s text:c="3"/>and should direct all requests for registration to the review mailing</text:span></text:span></text:p>
      <text:p text:style-name="P2"><text:span text:style-name="Police_20_par_20_défaut"><text:span text:style-name="T65"><text:s text:c="3"/>list.</text:span></text:span></text:p>
      <text:p text:style-name="P30"/>
      <text:p text:style-name="P32"><text:bookmark-start text:name="section-11.3.1"/><text:a xlink:type="simple" xlink:href="#section-11.3.1" office:target-frame-name="_top" xlink:show="replace" text:style-name="Internet_20_link" text:visited-style-name="Visited_20_Internet_20_Link"><text:span text:style-name="Police_20_par_20_défaut"><text:span text:style-name="T62">11.3.1</text:span></text:span></text:a><text:bookmark-end text:name="section-11.3.1"/><text:span text:style-name="Police_20_par_20_défaut"><text:span text:style-name="T64">. <text:s/>Registration Template</text:span></text:span></text:p>
      <text:p text:style-name="P30"/>
      <text:p text:style-name="P30"><text:soft-page-break/></text:p>
      <text:p text:style-name="P2"><text:span text:style-name="Police_20_par_20_défaut"><text:span text:style-name="T65"><text:s text:c="3"/>Response type name:</text:span></text:span></text:p>
      <text:p text:style-name="P2"><text:span text:style-name="Police_20_par_20_défaut"><text:span text:style-name="T65"><text:s text:c="6"/>The name requested (e.g., "example").</text:span></text:span></text:p>
      <text:p text:style-name="P30"/>
      <text:p text:style-name="P2"><text:span text:style-name="Police_20_par_20_défaut"><text:span text:style-name="T65"><text:s text:c="3"/>Change controller:</text:span></text:span></text:p>
      <text:p text:style-name="P2"><text:span text:style-name="Police_20_par_20_défaut"><text:span text:style-name="T65"><text:s text:c="6"/>For Standards Track RFCs, state "IETF". <text:s/>For others, give the name</text:span></text:span></text:p>
      <text:p text:style-name="P2"><text:span text:style-name="Police_20_par_20_défaut"><text:span text:style-name="T65"><text:s text:c="6"/>of the responsible party. <text:s/>Other details (e.g., postal address,</text:span></text:span></text:p>
      <text:p text:style-name="P2"><text:span text:style-name="Police_20_par_20_défaut"><text:span text:style-name="T65"><text:s text:c="6"/>email address, home page URI) may also be included.</text:span></text:span></text:p>
      <text:p text:style-name="P30"/>
      <text:p text:style-name="P2"><text:span text:style-name="Police_20_par_20_défaut"><text:span text:style-name="T65"><text:s text:c="3"/>Specification document(s):</text:span></text:span></text:p>
      <text:p text:style-name="P2"><text:span text:style-name="Police_20_par_20_défaut"><text:span text:style-name="T65"><text:s text:c="6"/>Reference to the document(s) that specify the type, preferably</text:span></text:span></text:p>
      <text:p text:style-name="P2"><text:span text:style-name="Police_20_par_20_défaut"><text:span text:style-name="T65"><text:s text:c="6"/>including a URI that can be used to retrieve a copy of the</text:span></text:span></text:p>
      <text:p text:style-name="P2"><text:span text:style-name="Police_20_par_20_défaut"><text:span text:style-name="T65"><text:s text:c="6"/>document(s). <text:s/>An indication of the relevant sections may also be</text:span></text:span></text:p>
      <text:p text:style-name="P2"><text:span text:style-name="Police_20_par_20_défaut"><text:span text:style-name="T65"><text:s text:c="6"/>included but is not required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6]</text:span></text:span></text:p>
      <text:p text:style-name="P31"/>
      <text:p text:style-name="P2"><text:bookmark-start text:name="page-67"/><text:a xlink:type="simple" xlink:href="#page-67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7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section-11.3.2"/><text:a xlink:type="simple" xlink:href="#section-11.3.2" office:target-frame-name="_top" xlink:show="replace" text:style-name="Internet_20_link" text:visited-style-name="Visited_20_Internet_20_Link"><text:span text:style-name="Police_20_par_20_défaut"><text:span text:style-name="T62">11.3.2</text:span></text:span></text:a><text:bookmark-end text:name="section-11.3.2"/><text:span text:style-name="Police_20_par_20_défaut"><text:span text:style-name="T64">. <text:s/>Initial Registry Contents</text:span></text:span></text:p>
      <text:p text:style-name="P30"/>
      <text:p text:style-name="P30"/>
      <text:p text:style-name="P2"><text:span text:style-name="Police_20_par_20_défaut"><text:span text:style-name="T65"><text:s text:c="3"/>The OAuth Authorization Endpoint Response Types registry's initial</text:span></text:span></text:p>
      <text:p text:style-name="P2"><text:span text:style-name="Police_20_par_20_défaut"><text:span text:style-name="T65"><text:s text:c="3"/>contents are:</text:span></text:span></text:p>
      <text:p text:style-name="P30"/>
      <text:p text:style-name="P2"><text:span text:style-name="Police_20_par_20_défaut"><text:span text:style-name="T65"><text:s text:c="3"/>o <text:s/>Response type name: code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2"><text:span text:style-name="Police_20_par_20_défaut"><text:span text:style-name="T65"><text:s text:c="3"/>o <text:s/>Response type name: token</text:span></text:span></text:p>
      <text:p text:style-name="P2"><text:span text:style-name="Police_20_par_20_défaut"><text:span text:style-name="T65"><text:s text:c="3"/>o <text:s/>Change controller: IETF</text:span></text:span></text:p>
      <text:p text:style-name="P2"><text:span text:style-name="Police_20_par_20_défaut"><text:span text:style-name="T65"><text:s text:c="3"/>o <text:s/>Specification document(s): </text:span></text:span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/text:p>
      <text:p text:style-name="P30"/>
      <text:p text:style-name="P32"><text:bookmark-start text:name="section-11.4"/><text:a xlink:type="simple" xlink:href="#section-11.4" office:target-frame-name="_top" xlink:show="replace" text:style-name="Internet_20_link" text:visited-style-name="Visited_20_Internet_20_Link"><text:span text:style-name="Police_20_par_20_défaut"><text:span text:style-name="T62">11.4</text:span></text:span></text:a><text:bookmark-end text:name="section-11.4"/><text:span text:style-name="Police_20_par_20_défaut"><text:span text:style-name="T64">. <text:s/>OAuth Extensions Error Registry</text:span></text:span></text:p>
      <text:p text:style-name="P30"/>
      <text:p text:style-name="P30"/>
      <text:p text:style-name="P2"><text:span text:style-name="Police_20_par_20_défaut"><text:span text:style-name="T65"><text:s text:c="3"/>This specification establishes the OAuth Extensions Error registry.</text:span></text:span></text:p>
      <text:p text:style-name="P30"/>
      <text:p text:style-name="P2"><text:span text:style-name="Police_20_par_20_défaut"><text:span text:style-name="T65"><text:s text:c="3"/>Additional error codes used together with other protocol extensions</text:span></text:span></text:p>
      <text:p text:style-name="P2"><text:span text:style-name="Police_20_par_20_défaut"><text:span text:style-name="T65"><text:s text:c="3"/>(i.e., extension grant types, access token types, or extension</text:span></text:span></text:p>
      <text:p text:style-name="P2"><text:span text:style-name="Police_20_par_20_défaut"><text:span text:style-name="T65"><text:s text:c="3"/>parameters) are registered with a Specification Required ([</text:span></text:span><text:a xlink:type="simple" xlink:href="https://tools.ietf.org/html/rfc5226" office:target-frame-name="_top" xlink:show="replace" text:style-name="Internet_20_link" text:visited-style-name="Visited_20_Internet_20_Link"><text:span text:style-name="Police_20_par_20_défaut"><text:span text:style-name="T63">RFC5226</text:span></text:span></text:a><text:span text:style-name="Police_20_par_20_défaut"><text:span text:style-name="T65">])</text:span></text:span></text:p>
      <text:p text:style-name="P2"><text:span text:style-name="Police_20_par_20_défaut"><text:span text:style-name="T65"><text:s text:c="3"/>after a two-week review period on the oauth-ext-review@ietf.org</text:span></text:span></text:p>
      <text:p text:style-name="P2"><text:span text:style-name="Police_20_par_20_défaut"><text:span text:style-name="T65"><text:s text:c="3"/>mailing list, on the advice of one or more Designated Experts.</text:span></text:span></text:p>
      <text:p text:style-name="P2"><text:span text:style-name="Police_20_par_20_défaut"><text:span text:style-name="T65"><text:s text:c="3"/>However, to allow for the allocation of values prior to publication,</text:span></text:span></text:p>
      <text:p text:style-name="P2"><text:span text:style-name="Police_20_par_20_défaut"><text:span text:style-name="T65"><text:s text:c="3"/>the Designated Expert(s) may approve registration once they are</text:span></text:span></text:p>
      <text:p text:style-name="P2"><text:span text:style-name="Police_20_par_20_défaut"><text:span text:style-name="T65"><text:s text:c="3"/>satisfied that such a specification will be published.</text:span></text:span></text:p>
      <text:p text:style-name="P30"/>
      <text:p text:style-name="P2"><text:span text:style-name="Police_20_par_20_défaut"><text:span text:style-name="T65"><text:s text:c="3"/>Registration requests must be sent to the oauth-ext-review@ietf.org</text:span></text:span></text:p>
      <text:p text:style-name="P2"><text:span text:style-name="Police_20_par_20_défaut"><text:span text:style-name="T65"><text:s text:c="3"/>mailing list for review and comment, with an appropriate subject</text:span></text:span></text:p>
      <text:p text:style-name="P2"><text:soft-page-break/><text:span text:style-name="Police_20_par_20_défaut"><text:span text:style-name="T65"><text:s text:c="3"/>(e.g., "Request for error code: example").</text:span></text:span></text:p>
      <text:p text:style-name="P30"/>
      <text:p text:style-name="P2"><text:span text:style-name="Police_20_par_20_défaut"><text:span text:style-name="T65"><text:s text:c="3"/>Within the review period, the Designated Expert(s) will either</text:span></text:span></text:p>
      <text:p text:style-name="P2"><text:span text:style-name="Police_20_par_20_défaut"><text:span text:style-name="T65"><text:s text:c="3"/>approve or deny the registration request, communicating this decision</text:span></text:span></text:p>
      <text:p text:style-name="P2"><text:span text:style-name="Police_20_par_20_défaut"><text:span text:style-name="T65"><text:s text:c="3"/>to the review list and IANA. <text:s/>Denials should include an explanation</text:span></text:span></text:p>
      <text:p text:style-name="P2"><text:span text:style-name="Police_20_par_20_défaut"><text:span text:style-name="T65"><text:s text:c="3"/>and, if applicable, suggestions as to how to make the request</text:span></text:span></text:p>
      <text:p text:style-name="P2"><text:span text:style-name="Police_20_par_20_défaut"><text:span text:style-name="T65"><text:s text:c="3"/>successful.</text:span></text:span></text:p>
      <text:p text:style-name="P30"/>
      <text:p text:style-name="P2"><text:span text:style-name="Police_20_par_20_défaut"><text:span text:style-name="T65"><text:s text:c="3"/>IANA must only accept registry updates from the Designated Expert(s)</text:span></text:span></text:p>
      <text:p text:style-name="P2"><text:span text:style-name="Police_20_par_20_défaut"><text:span text:style-name="T65"><text:s text:c="3"/>and should direct all requests for registration to the review mailing</text:span></text:span></text:p>
      <text:p text:style-name="P2"><text:span text:style-name="Police_20_par_20_défaut"><text:span text:style-name="T65"><text:s text:c="3"/>list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7]</text:span></text:span></text:p>
      <text:p text:style-name="P31"/>
      <text:p text:style-name="P2"><text:bookmark-start text:name="page-68"/><text:a xlink:type="simple" xlink:href="#page-68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8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section-11.4.1"/><text:a xlink:type="simple" xlink:href="#section-11.4.1" office:target-frame-name="_top" xlink:show="replace" text:style-name="Internet_20_link" text:visited-style-name="Visited_20_Internet_20_Link"><text:span text:style-name="Police_20_par_20_défaut"><text:span text:style-name="T62">11.4.1</text:span></text:span></text:a><text:bookmark-end text:name="section-11.4.1"/><text:span text:style-name="Police_20_par_20_défaut"><text:span text:style-name="T64">. <text:s/>Registration Template</text:span></text:span></text:p>
      <text:p text:style-name="P30"/>
      <text:p text:style-name="P30"/>
      <text:p text:style-name="P2"><text:span text:style-name="Police_20_par_20_défaut"><text:span text:style-name="T65"><text:s text:c="3"/>Error name:</text:span></text:span></text:p>
      <text:p text:style-name="P2"><text:span text:style-name="Police_20_par_20_défaut"><text:span text:style-name="T65"><text:s text:c="6"/>The name requested (e.g., "example"). <text:s/>Values for the error name</text:span></text:span></text:p>
      <text:p text:style-name="P2"><text:span text:style-name="Police_20_par_20_défaut"><text:span text:style-name="T65"><text:s text:c="6"/>MUST NOT include characters outside the set %x20-21 / %x23-5B /</text:span></text:span></text:p>
      <text:p text:style-name="P2"><text:span text:style-name="Police_20_par_20_défaut"><text:span text:style-name="T65"><text:s text:c="6"/>%x5D-7E.</text:span></text:span></text:p>
      <text:p text:style-name="P30"/>
      <text:p text:style-name="P2"><text:span text:style-name="Police_20_par_20_défaut"><text:span text:style-name="T65"><text:s text:c="3"/>Error usage location:</text:span></text:span></text:p>
      <text:p text:style-name="P2"><text:span text:style-name="Police_20_par_20_défaut"><text:span text:style-name="T65"><text:s text:c="6"/>The location(s) where the error can be used. <text:s/>The possible</text:span></text:span></text:p>
      <text:p text:style-name="P2"><text:span text:style-name="Police_20_par_20_défaut"><text:span text:style-name="T65"><text:s text:c="6"/>locations are authorization code grant error response</text:span></text:span></text:p>
      <text:p text:style-name="P2"><text:span text:style-name="Police_20_par_20_défaut"><text:span text:style-name="T65"><text:s text:c="6"/>(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63">Section 4.1.2.1</text:span></text:span></text:a><text:span text:style-name="Police_20_par_20_défaut"><text:span text:style-name="T65">), implicit grant error response</text:span></text:span></text:p>
      <text:p text:style-name="P2"><text:span text:style-name="Police_20_par_20_défaut"><text:span text:style-name="T65"><text:s text:c="6"/>(</text:span></text:span><text:a xlink:type="simple" xlink:href="#section-4.2.2.1" office:target-frame-name="_top" xlink:show="replace" text:style-name="Internet_20_link" text:visited-style-name="Visited_20_Internet_20_Link"><text:span text:style-name="Police_20_par_20_défaut"><text:span text:style-name="T63">Section 4.2.2.1</text:span></text:span></text:a><text:span text:style-name="Police_20_par_20_défaut"><text:span text:style-name="T65">), token error response (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63">Section 5.2</text:span></text:span></text:a><text:span text:style-name="Police_20_par_20_défaut"><text:span text:style-name="T65">), or resource</text:span></text:span></text:p>
      <text:p text:style-name="P2"><text:span text:style-name="Police_20_par_20_défaut"><text:span text:style-name="T65"><text:s text:c="6"/>access error response (</text:span></text:span><text:a xlink:type="simple" xlink:href="#section-7.2" office:target-frame-name="_top" xlink:show="replace" text:style-name="Internet_20_link" text:visited-style-name="Visited_20_Internet_20_Link"><text:span text:style-name="Police_20_par_20_défaut"><text:span text:style-name="T63">Section 7.2</text:span></text:span></text:a><text:span text:style-name="Police_20_par_20_défaut"><text:span text:style-name="T65">).</text:span></text:span></text:p>
      <text:p text:style-name="P30"/>
      <text:p text:style-name="P2"><text:span text:style-name="Police_20_par_20_défaut"><text:span text:style-name="T65"><text:s text:c="3"/>Related protocol extension:</text:span></text:span></text:p>
      <text:p text:style-name="P2"><text:span text:style-name="Police_20_par_20_défaut"><text:span text:style-name="T65"><text:s text:c="6"/>The name of the extension grant type, access token type, or</text:span></text:span></text:p>
      <text:p text:style-name="P2"><text:span text:style-name="Police_20_par_20_défaut"><text:span text:style-name="T65"><text:s text:c="6"/>extension parameter that the error code is used in conjunction</text:span></text:span></text:p>
      <text:p text:style-name="P2"><text:span text:style-name="Police_20_par_20_défaut"><text:span text:style-name="T65"><text:s text:c="6"/>with.</text:span></text:span></text:p>
      <text:p text:style-name="P30"/>
      <text:p text:style-name="P2"><text:span text:style-name="Police_20_par_20_défaut"><text:span text:style-name="T65"><text:s text:c="3"/>Change controller:</text:span></text:span></text:p>
      <text:p text:style-name="P2"><text:span text:style-name="Police_20_par_20_défaut"><text:span text:style-name="T65"><text:s text:c="6"/>For Standards Track RFCs, state "IETF". <text:s/>For others, give the name</text:span></text:span></text:p>
      <text:p text:style-name="P2"><text:span text:style-name="Police_20_par_20_défaut"><text:span text:style-name="T65"><text:s text:c="6"/>of the responsible party. <text:s/>Other details (e.g., postal address,</text:span></text:span></text:p>
      <text:p text:style-name="P2"><text:span text:style-name="Police_20_par_20_défaut"><text:span text:style-name="T65"><text:s text:c="6"/>email address, home page URI) may also be included.</text:span></text:span></text:p>
      <text:p text:style-name="P30"/>
      <text:p text:style-name="P2"><text:span text:style-name="Police_20_par_20_défaut"><text:span text:style-name="T65"><text:s text:c="3"/>Specification document(s):</text:span></text:span></text:p>
      <text:p text:style-name="P2"><text:span text:style-name="Police_20_par_20_défaut"><text:span text:style-name="T65"><text:s text:c="6"/>Reference to the document(s) that specify the error code,</text:span></text:span></text:p>
      <text:p text:style-name="P2"><text:span text:style-name="Police_20_par_20_défaut"><text:span text:style-name="T65"><text:s text:c="6"/>preferably including a URI that can be used to retrieve a copy of</text:span></text:span></text:p>
      <text:p text:style-name="P2"><text:span text:style-name="Police_20_par_20_défaut"><text:span text:style-name="T65"><text:s text:c="6"/>the document(s). <text:s/>An indication of the relevant sections may also</text:span></text:span></text:p>
      <text:p text:style-name="P2"><text:span text:style-name="Police_20_par_20_défaut"><text:span text:style-name="T65"><text:s text:c="6"/>be included but is not required.</text:span></text:span></text:p>
      <text:p text:style-name="P30"/>
      <text:p text:style-name="P32"><text:bookmark-start text:name="section-12"/><text:soft-page-break/><text:a xlink:type="simple" xlink:href="#section-12" office:target-frame-name="_top" xlink:show="replace" text:style-name="Internet_20_link" text:visited-style-name="Visited_20_Internet_20_Link"><text:span text:style-name="Police_20_par_20_défaut"><text:span text:style-name="T62">12</text:span></text:span></text:a><text:bookmark-end text:name="section-12"/><text:span text:style-name="Police_20_par_20_défaut"><text:span text:style-name="T64">. <text:s/>References</text:span></text:span></text:p>
      <text:p text:style-name="P30"/>
      <text:p text:style-name="P30"/>
      <text:p text:style-name="P32"><text:bookmark-start text:name="section-12.1"/><text:a xlink:type="simple" xlink:href="#section-12.1" office:target-frame-name="_top" xlink:show="replace" text:style-name="Internet_20_link" text:visited-style-name="Visited_20_Internet_20_Link"><text:span text:style-name="Police_20_par_20_défaut"><text:span text:style-name="T62">12.1</text:span></text:span></text:a><text:bookmark-end text:name="section-12.1"/><text:span text:style-name="Police_20_par_20_défaut"><text:span text:style-name="T64">. <text:s/>Normative References</text:span></text:span></text:p>
      <text:p text:style-name="P30"/>
      <text:p text:style-name="P30"/>
      <text:p text:style-name="P2"><text:span text:style-name="Police_20_par_20_défaut"><text:span text:style-name="T65"><text:s text:c="3"/>[</text:span></text:span><text:bookmark-start text:name="ref-RFC2119"/><text:span text:style-name="Police_20_par_20_défaut"><text:span text:style-name="T65">RFC2119</text:span></text:span><text:bookmark-end text:name="ref-RFC2119"/><text:span text:style-name="Police_20_par_20_défaut"><text:span text:style-name="T65">] <text:s/>Bradner, S., "Key words for use in RFCs to Indicate</text:span></text:span></text:p>
      <text:p text:style-name="P2"><text:span text:style-name="Police_20_par_20_défaut"><text:span text:style-name="T65"><text:s text:c="14"/>Requirement Levels", </text:span></text:span><text:a xlink:type="simple" xlink:href="https://tools.ietf.org/html/bcp14" office:target-frame-name="_top" xlink:show="replace" text:style-name="Internet_20_link" text:visited-style-name="Visited_20_Internet_20_Link"><text:span text:style-name="Police_20_par_20_défaut"><text:span text:style-name="T63">BCP 14</text:span></text:span></text:a><text:span text:style-name="Police_20_par_20_défaut"><text:span text:style-name="T65">, </text:span></text:span><text:a xlink:type="simple" xlink:href="https://tools.ietf.org/html/rfc2119" office:target-frame-name="_top" xlink:show="replace" text:style-name="Internet_20_link" text:visited-style-name="Visited_20_Internet_20_Link"><text:span text:style-name="Police_20_par_20_défaut"><text:span text:style-name="T63">RFC 2119</text:span></text:span></text:a><text:span text:style-name="Police_20_par_20_défaut"><text:span text:style-name="T65">, March 1997.</text:span></text:span></text:p>
      <text:p text:style-name="P30"/>
      <text:p text:style-name="P2"><text:span text:style-name="Police_20_par_20_défaut"><text:span text:style-name="T65"><text:s text:c="3"/>[</text:span></text:span><text:bookmark-start text:name="ref-RFC2246"/><text:span text:style-name="Police_20_par_20_défaut"><text:span text:style-name="T65">RFC2246</text:span></text:span><text:bookmark-end text:name="ref-RFC2246"/><text:span text:style-name="Police_20_par_20_défaut"><text:span text:style-name="T65">] <text:s/>Dierks, T. and C. Allen, "The TLS Protocol Version 1.0",</text:span></text:span></text:p>
      <text:p text:style-name="P2"><text:span text:style-name="Police_20_par_20_défaut"><text:span text:style-name="T65"><text:s text:c="14"/></text:span></text:span><text:a xlink:type="simple" xlink:href="https://tools.ietf.org/html/rfc2246" office:target-frame-name="_top" xlink:show="replace" text:style-name="Internet_20_link" text:visited-style-name="Visited_20_Internet_20_Link"><text:span text:style-name="Police_20_par_20_défaut"><text:span text:style-name="T63">RFC 2246</text:span></text:span></text:a><text:span text:style-name="Police_20_par_20_défaut"><text:span text:style-name="T65">, January 1999.</text:span></text:span></text:p>
      <text:p text:style-name="P30"/>
      <text:p text:style-name="P2"><text:span text:style-name="Police_20_par_20_défaut"><text:span text:style-name="T65"><text:s text:c="3"/>[</text:span></text:span><text:bookmark-start text:name="ref-RFC2616"/><text:span text:style-name="Police_20_par_20_défaut"><text:span text:style-name="T65">RFC2616</text:span></text:span><text:bookmark-end text:name="ref-RFC2616"/><text:span text:style-name="Police_20_par_20_défaut"><text:span text:style-name="T65">] <text:s/>Fielding, R., Gettys, J., Mogul, J., Frystyk, H.,</text:span></text:span></text:p>
      <text:p text:style-name="P2"><text:span text:style-name="Police_20_par_20_défaut"><text:span text:style-name="T65"><text:s text:c="14"/>Masinter, L., Leach, P., and T. Berners-Lee, "Hypertext</text:span></text:span></text:p>
      <text:p text:style-name="P2"><text:span text:style-name="Police_20_par_20_défaut"><text:span text:style-name="T65"><text:s text:c="14"/>Transfer Protocol -- HTTP/1.1", </text:span></text:span><text:a xlink:type="simple" xlink:href="https://tools.ietf.org/html/rfc2616" office:target-frame-name="_top" xlink:show="replace" text:style-name="Internet_20_link" text:visited-style-name="Visited_20_Internet_20_Link"><text:span text:style-name="Police_20_par_20_défaut"><text:span text:style-name="T63">RFC 2616</text:span></text:span></text:a><text:span text:style-name="Police_20_par_20_défaut"><text:span text:style-name="T65">, June 1999.</text:span></text:span></text:p>
      <text:p text:style-name="P30"/>
      <text:p text:style-name="P2"><text:span text:style-name="Police_20_par_20_défaut"><text:span text:style-name="T65"><text:s text:c="3"/>[</text:span></text:span><text:bookmark-start text:name="ref-RFC2617"/><text:span text:style-name="Police_20_par_20_défaut"><text:span text:style-name="T65">RFC2617</text:span></text:span><text:bookmark-end text:name="ref-RFC2617"/><text:span text:style-name="Police_20_par_20_défaut"><text:span text:style-name="T65">] <text:s/>Franks, J., Hallam-Baker, P., Hostetler, J., Lawrence, S.,</text:span></text:span></text:p>
      <text:p text:style-name="P2"><text:span text:style-name="Police_20_par_20_défaut"><text:span text:style-name="T65"><text:s text:c="14"/>Leach, P., Luotonen, A., and L. Stewart, "HTTP</text:span></text:span></text:p>
      <text:p text:style-name="P2"><text:span text:style-name="Police_20_par_20_défaut"><text:span text:style-name="T65"><text:s text:c="14"/>Authentication: Basic and Digest Access Authentication",</text:span></text:span></text:p>
      <text:p text:style-name="P2"><text:span text:style-name="Police_20_par_20_défaut"><text:span text:style-name="T65"><text:s text:c="14"/></text:span></text:span><text:a xlink:type="simple" xlink:href="https://tools.ietf.org/html/rfc2617" office:target-frame-name="_top" xlink:show="replace" text:style-name="Internet_20_link" text:visited-style-name="Visited_20_Internet_20_Link"><text:span text:style-name="Police_20_par_20_défaut"><text:span text:style-name="T63">RFC 2617</text:span></text:span></text:a><text:span text:style-name="Police_20_par_20_défaut"><text:span text:style-name="T65">, June 1999.</text:span></text:span></text:p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8]</text:span></text:span></text:p>
      <text:p text:style-name="P31"/>
      <text:p text:style-name="P2"><text:bookmark-start text:name="page-69"/><text:a xlink:type="simple" xlink:href="#page-69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69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2"><text:span text:style-name="Police_20_par_20_défaut"><text:span text:style-name="T65"><text:s text:c="3"/>[</text:span></text:span><text:bookmark-start text:name="ref-RFC2818"/><text:span text:style-name="Police_20_par_20_défaut"><text:span text:style-name="T65">RFC2818</text:span></text:span><text:bookmark-end text:name="ref-RFC2818"/><text:span text:style-name="Police_20_par_20_défaut"><text:span text:style-name="T65">] <text:s/>Rescorla, E., "HTTP Over TLS", </text:span></text:span><text:a xlink:type="simple" xlink:href="https://tools.ietf.org/html/rfc2818" office:target-frame-name="_top" xlink:show="replace" text:style-name="Internet_20_link" text:visited-style-name="Visited_20_Internet_20_Link"><text:span text:style-name="Police_20_par_20_défaut"><text:span text:style-name="T63">RFC 2818</text:span></text:span></text:a><text:span text:style-name="Police_20_par_20_défaut"><text:span text:style-name="T65">, May 2000.</text:span></text:span></text:p>
      <text:p text:style-name="P30"/>
      <text:p text:style-name="P2"><text:span text:style-name="Police_20_par_20_défaut"><text:span text:style-name="T65"><text:s text:c="3"/>[</text:span></text:span><text:bookmark-start text:name="ref-RFC3629"/><text:span text:style-name="Police_20_par_20_défaut"><text:span text:style-name="T65">RFC3629</text:span></text:span><text:bookmark-end text:name="ref-RFC3629"/><text:span text:style-name="Police_20_par_20_défaut"><text:span text:style-name="T65">] <text:s/>Yergeau, F., "UTF-8, a transformation format of</text:span></text:span></text:p>
      <text:p text:style-name="P2"><text:span text:style-name="Police_20_par_20_défaut"><text:span text:style-name="T65"><text:s text:c="14"/>ISO 10646", STD 63, </text:span></text:span><text:a xlink:type="simple" xlink:href="https://tools.ietf.org/html/rfc3629" office:target-frame-name="_top" xlink:show="replace" text:style-name="Internet_20_link" text:visited-style-name="Visited_20_Internet_20_Link"><text:span text:style-name="Police_20_par_20_défaut"><text:span text:style-name="T63">RFC 3629</text:span></text:span></text:a><text:span text:style-name="Police_20_par_20_défaut"><text:span text:style-name="T65">, November 2003.</text:span></text:span></text:p>
      <text:p text:style-name="P30"/>
      <text:p text:style-name="P2"><text:span text:style-name="Police_20_par_20_défaut"><text:span text:style-name="T65"><text:s text:c="3"/>[</text:span></text:span><text:bookmark-start text:name="ref-RFC3986"/><text:span text:style-name="Police_20_par_20_défaut"><text:span text:style-name="T65">RFC3986</text:span></text:span><text:bookmark-end text:name="ref-RFC3986"/><text:span text:style-name="Police_20_par_20_défaut"><text:span text:style-name="T65">] <text:s/>Berners-Lee, T., Fielding, R., and L. Masinter, "Uniform</text:span></text:span></text:p>
      <text:p text:style-name="P2"><text:span text:style-name="Police_20_par_20_défaut"><text:span text:style-name="T65"><text:s text:c="14"/>Resource Identifier (URI): Generic Syntax", STD 66,</text:span></text:span></text:p>
      <text:p text:style-name="P2"><text:span text:style-name="Police_20_par_20_défaut"><text:span text:style-name="T65"><text:s text:c="14"/></text:span></text:span><text:a xlink:type="simple" xlink:href="https://tools.ietf.org/html/rfc3986" office:target-frame-name="_top" xlink:show="replace" text:style-name="Internet_20_link" text:visited-style-name="Visited_20_Internet_20_Link"><text:span text:style-name="Police_20_par_20_défaut"><text:span text:style-name="T63">RFC 3986</text:span></text:span></text:a><text:span text:style-name="Police_20_par_20_défaut"><text:span text:style-name="T65">, January 2005.</text:span></text:span></text:p>
      <text:p text:style-name="P30"/>
      <text:p text:style-name="P2"><text:span text:style-name="Police_20_par_20_défaut"><text:span text:style-name="T65"><text:s text:c="3"/>[</text:span></text:span><text:bookmark-start text:name="ref-RFC4627"/><text:span text:style-name="Police_20_par_20_défaut"><text:span text:style-name="T65">RFC4627</text:span></text:span><text:bookmark-end text:name="ref-RFC4627"/><text:span text:style-name="Police_20_par_20_défaut"><text:span text:style-name="T65">] <text:s/>Crockford, D., "The application/json Media Type for</text:span></text:span></text:p>
      <text:p text:style-name="P2"><text:span text:style-name="Police_20_par_20_défaut"><text:span text:style-name="T65"><text:s text:c="14"/>JavaScript Object Notation (JSON)", </text:span></text:span><text:a xlink:type="simple" xlink:href="https://tools.ietf.org/html/rfc4627" office:target-frame-name="_top" xlink:show="replace" text:style-name="Internet_20_link" text:visited-style-name="Visited_20_Internet_20_Link"><text:span text:style-name="Police_20_par_20_défaut"><text:span text:style-name="T63">RFC 4627</text:span></text:span></text:a><text:span text:style-name="Police_20_par_20_défaut"><text:span text:style-name="T65">, July 2006.</text:span></text:span></text:p>
      <text:p text:style-name="P30"/>
      <text:p text:style-name="P2"><text:span text:style-name="Police_20_par_20_défaut"><text:span text:style-name="T65"><text:s text:c="3"/>[</text:span></text:span><text:bookmark-start text:name="ref-RFC4949"/><text:span text:style-name="Police_20_par_20_défaut"><text:span text:style-name="T65">RFC4949</text:span></text:span><text:bookmark-end text:name="ref-RFC4949"/><text:span text:style-name="Police_20_par_20_défaut"><text:span text:style-name="T65">] <text:s/>Shirey, R., "Internet Security Glossary, Version 2",</text:span></text:span></text:p>
      <text:p text:style-name="P2"><text:span text:style-name="Police_20_par_20_défaut"><text:span text:style-name="T65"><text:s text:c="14"/></text:span></text:span><text:a xlink:type="simple" xlink:href="https://tools.ietf.org/html/rfc4949" office:target-frame-name="_top" xlink:show="replace" text:style-name="Internet_20_link" text:visited-style-name="Visited_20_Internet_20_Link"><text:span text:style-name="Police_20_par_20_défaut"><text:span text:style-name="T63">RFC 4949</text:span></text:span></text:a><text:span text:style-name="Police_20_par_20_défaut"><text:span text:style-name="T65">, August 2007.</text:span></text:span></text:p>
      <text:p text:style-name="P30"/>
      <text:p text:style-name="P2"><text:span text:style-name="Police_20_par_20_défaut"><text:span text:style-name="T65"><text:s text:c="3"/>[</text:span></text:span><text:bookmark-start text:name="ref-RFC5226"/><text:span text:style-name="Police_20_par_20_défaut"><text:span text:style-name="T65">RFC5226</text:span></text:span><text:bookmark-end text:name="ref-RFC5226"/><text:span text:style-name="Police_20_par_20_défaut"><text:span text:style-name="T65">] <text:s/>Narten, T. and H. Alvestrand, "Guidelines for Writing an</text:span></text:span></text:p>
      <text:p text:style-name="P2"><text:span text:style-name="Police_20_par_20_défaut"><text:span text:style-name="T65"><text:s text:c="14"/>IANA Considerations Section in RFCs", </text:span></text:span><text:a xlink:type="simple" xlink:href="https://tools.ietf.org/html/bcp26" office:target-frame-name="_top" xlink:show="replace" text:style-name="Internet_20_link" text:visited-style-name="Visited_20_Internet_20_Link"><text:span text:style-name="Police_20_par_20_défaut"><text:span text:style-name="T63">BCP 26</text:span></text:span></text:a><text:span text:style-name="Police_20_par_20_défaut"><text:span text:style-name="T65">, </text:span></text:span><text:a xlink:type="simple" xlink:href="https://tools.ietf.org/html/rfc5226" office:target-frame-name="_top" xlink:show="replace" text:style-name="Internet_20_link" text:visited-style-name="Visited_20_Internet_20_Link"><text:span text:style-name="Police_20_par_20_défaut"><text:span text:style-name="T63">RFC 5226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14"/>May 2008.</text:span></text:span></text:p>
      <text:p text:style-name="P30"/>
      <text:p text:style-name="P2"><text:span text:style-name="Police_20_par_20_défaut"><text:span text:style-name="T65"><text:s text:c="3"/>[</text:span></text:span><text:bookmark-start text:name="ref-RFC5234"/><text:span text:style-name="Police_20_par_20_défaut"><text:span text:style-name="T65">RFC5234</text:span></text:span><text:bookmark-end text:name="ref-RFC5234"/><text:span text:style-name="Police_20_par_20_défaut"><text:span text:style-name="T65">] <text:s/>Crocker, D. and P. Overell, "Augmented BNF for Syntax</text:span></text:span></text:p>
      <text:p text:style-name="P2"><text:span text:style-name="Police_20_par_20_défaut"><text:span text:style-name="T65"><text:s text:c="14"/>Specifications: ABNF", STD 68, </text:span></text:span><text:a xlink:type="simple" xlink:href="https://tools.ietf.org/html/rfc5234" office:target-frame-name="_top" xlink:show="replace" text:style-name="Internet_20_link" text:visited-style-name="Visited_20_Internet_20_Link"><text:span text:style-name="Police_20_par_20_défaut"><text:span text:style-name="T63">RFC 5234</text:span></text:span></text:a><text:span text:style-name="Police_20_par_20_défaut"><text:span text:style-name="T65">, January 2008.</text:span></text:span></text:p>
      <text:p text:style-name="P30"/>
      <text:p text:style-name="P2"><text:span text:style-name="Police_20_par_20_défaut"><text:span text:style-name="T65"><text:s text:c="3"/>[</text:span></text:span><text:bookmark-start text:name="ref-RFC5246"/><text:span text:style-name="Police_20_par_20_défaut"><text:span text:style-name="T65">RFC5246</text:span></text:span><text:bookmark-end text:name="ref-RFC5246"/><text:span text:style-name="Police_20_par_20_défaut"><text:span text:style-name="T65">] <text:s/>Dierks, T. and E. Rescorla, "The Transport Layer Security</text:span></text:span></text:p>
      <text:p text:style-name="P2"><text:span text:style-name="Police_20_par_20_défaut"><text:span text:style-name="T65"><text:s text:c="14"/>(TLS) Protocol Version 1.2", </text:span></text:span><text:a xlink:type="simple" xlink:href="https://tools.ietf.org/html/rfc5246" office:target-frame-name="_top" xlink:show="replace" text:style-name="Internet_20_link" text:visited-style-name="Visited_20_Internet_20_Link"><text:span text:style-name="Police_20_par_20_défaut"><text:span text:style-name="T63">RFC 5246</text:span></text:span></text:a><text:span text:style-name="Police_20_par_20_défaut"><text:span text:style-name="T65">, August 2008.</text:span></text:span></text:p>
      <text:p text:style-name="P30"/>
      <text:p text:style-name="P2"><text:span text:style-name="Police_20_par_20_défaut"><text:span text:style-name="T65"><text:s text:c="3"/>[</text:span></text:span><text:bookmark-start text:name="ref-RFC6125"/><text:span text:style-name="Police_20_par_20_défaut"><text:span text:style-name="T65">RFC6125</text:span></text:span><text:bookmark-end text:name="ref-RFC6125"/><text:span text:style-name="Police_20_par_20_défaut"><text:span text:style-name="T65">] <text:s/>Saint-Andre, P. and J. Hodges, "Representation and</text:span></text:span></text:p>
      <text:p text:style-name="P2"><text:span text:style-name="Police_20_par_20_défaut"><text:span text:style-name="T65"><text:s text:c="14"/>Verification of Domain-Based Application Service Identity</text:span></text:span></text:p>
      <text:p text:style-name="P2"><text:span text:style-name="Police_20_par_20_défaut"><text:span text:style-name="T65"><text:s text:c="14"/>within Internet Public Key Infrastructure Using X.509</text:span></text:span></text:p>
      <text:p text:style-name="P2"><text:span text:style-name="Police_20_par_20_défaut"><text:span text:style-name="T65"><text:s text:c="14"/>(PKIX) Certificates in the Context of Transport Layer</text:span></text:span></text:p>
      <text:p text:style-name="P2"><text:span text:style-name="Police_20_par_20_défaut"><text:span text:style-name="T65"><text:s text:c="14"/>Security (TLS)", </text:span></text:span><text:a xlink:type="simple" xlink:href="https://tools.ietf.org/html/rfc6125" office:target-frame-name="_top" xlink:show="replace" text:style-name="Internet_20_link" text:visited-style-name="Visited_20_Internet_20_Link"><text:span text:style-name="Police_20_par_20_défaut"><text:span text:style-name="T63">RFC 6125</text:span></text:span></text:a><text:span text:style-name="Police_20_par_20_défaut"><text:span text:style-name="T65">, March 2011.</text:span></text:span></text:p>
      <text:p text:style-name="P30"/>
      <text:p text:style-name="P2"><text:soft-page-break/><text:span text:style-name="Police_20_par_20_défaut"><text:span text:style-name="T65"><text:s text:c="3"/>[</text:span></text:span><text:bookmark-start text:name="ref-USASCII"/><text:span text:style-name="Police_20_par_20_défaut"><text:span text:style-name="T65">USASCII</text:span></text:span><text:bookmark-end text:name="ref-USASCII"/><text:span text:style-name="Police_20_par_20_défaut"><text:span text:style-name="T65">] <text:s/>American National Standards Institute, "Coded Character</text:span></text:span></text:p>
      <text:p text:style-name="P2"><text:span text:style-name="Police_20_par_20_défaut"><text:span text:style-name="T65"><text:s text:c="14"/>Set -- 7-bit American Standard Code for Information</text:span></text:span></text:p>
      <text:p text:style-name="P2"><text:span text:style-name="Police_20_par_20_défaut"><text:span text:style-name="T65"><text:s text:c="14"/>Interchange", ANSI X3.4, 1986.</text:span></text:span></text:p>
      <text:p text:style-name="P30"/>
      <text:p text:style-name="P2"><text:span text:style-name="Police_20_par_20_défaut"><text:span text:style-name="T65"><text:s text:c="3"/>[</text:span></text:span><text:bookmark-start text:name="ref-W3C.REC-html401-19991224"/><text:span text:style-name="Police_20_par_20_défaut"><text:span text:style-name="T65">W3C.REC-html401-19991224</text:span></text:span><text:bookmark-end text:name="ref-W3C.REC-html401-19991224"/><text:span text:style-name="Police_20_par_20_défaut"><text:span text:style-name="T65">]</text:span></text:span></text:p>
      <text:p text:style-name="P2"><text:span text:style-name="Police_20_par_20_défaut"><text:span text:style-name="T65"><text:s text:c="14"/>Raggett, D., Le Hors, A., and I. Jacobs, "HTML 4.01</text:span></text:span></text:p>
      <text:p text:style-name="P2"><text:span text:style-name="Police_20_par_20_défaut"><text:span text:style-name="T65"><text:s text:c="14"/>Specification", World Wide Web Consortium</text:span></text:span></text:p>
      <text:p text:style-name="P2"><text:span text:style-name="Police_20_par_20_défaut"><text:span text:style-name="T65"><text:s text:c="14"/>Recommendation REC-html401-19991224, December 1999,</text:span></text:span></text:p>
      <text:p text:style-name="P2"><text:span text:style-name="Police_20_par_20_défaut"><text:span text:style-name="T65"><text:s text:c="14"/>&lt;</text:span></text:span><text:a xlink:type="simple" xlink:href="http://www.w3.org/TR/1999/REC-html401-19991224" office:target-frame-name="_top" xlink:show="replace" text:style-name="Internet_20_link" text:visited-style-name="Visited_20_Internet_20_Link"><text:span text:style-name="Police_20_par_20_défaut"><text:span text:style-name="T63">http://www.w3.org/TR/1999/REC-html401-19991224</text:span></text:span></text:a><text:span text:style-name="Police_20_par_20_défaut"><text:span text:style-name="T65">&gt;.</text:span></text:span></text:p>
      <text:p text:style-name="P30"/>
      <text:p text:style-name="P2"><text:span text:style-name="Police_20_par_20_défaut"><text:span text:style-name="T65"><text:s text:c="3"/>[</text:span></text:span><text:bookmark-start text:name="ref-W3C.REC-xml-20081126"/><text:span text:style-name="Police_20_par_20_défaut"><text:span text:style-name="T65">W3C.REC-xml-20081126</text:span></text:span><text:bookmark-end text:name="ref-W3C.REC-xml-20081126"/><text:span text:style-name="Police_20_par_20_défaut"><text:span text:style-name="T65">]</text:span></text:span></text:p>
      <text:p text:style-name="P2"><text:span text:style-name="Police_20_par_20_défaut"><text:span text:style-name="T65"><text:s text:c="14"/>Bray, T., Paoli, J., Sperberg-McQueen, C., Maler, E.,</text:span></text:span></text:p>
      <text:p text:style-name="P2"><text:span text:style-name="Police_20_par_20_défaut"><text:span text:style-name="T65"><text:s text:c="14"/>and F. Yergeau, "Extensible Markup Language (XML) 1.0</text:span></text:span></text:p>
      <text:p text:style-name="P2"><text:span text:style-name="Police_20_par_20_défaut"><text:span text:style-name="T65"><text:s text:c="14"/>(Fifth Edition)", World Wide Web Consortium</text:span></text:span></text:p>
      <text:p text:style-name="P2"><text:span text:style-name="Police_20_par_20_défaut"><text:span text:style-name="T65"><text:s text:c="15"/>Recommendation REC-xml-20081126, November 2008,</text:span></text:span></text:p>
      <text:p text:style-name="P2"><text:span text:style-name="Police_20_par_20_défaut"><text:span text:style-name="T65"><text:s text:c="14"/>&lt;</text:span></text:span><text:a xlink:type="simple" xlink:href="http://www.w3.org/TR/2008/REC-xml-20081126" office:target-frame-name="_top" xlink:show="replace" text:style-name="Internet_20_link" text:visited-style-name="Visited_20_Internet_20_Link"><text:span text:style-name="Police_20_par_20_défaut"><text:span text:style-name="T63">http://www.w3.org/TR/2008/REC-xml-20081126</text:span></text:span></text:a><text:span text:style-name="Police_20_par_20_défaut"><text:span text:style-name="T65">&gt;.</text:span></text:span></text:p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69]</text:span></text:span></text:p>
      <text:p text:style-name="P31"/>
      <text:p text:style-name="P2"><text:bookmark-start text:name="page-70"/><text:a xlink:type="simple" xlink:href="#page-70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0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section-12.2"/><text:a xlink:type="simple" xlink:href="#section-12.2" office:target-frame-name="_top" xlink:show="replace" text:style-name="Internet_20_link" text:visited-style-name="Visited_20_Internet_20_Link"><text:span text:style-name="Police_20_par_20_défaut"><text:span text:style-name="T62">12.2</text:span></text:span></text:a><text:bookmark-end text:name="section-12.2"/><text:span text:style-name="Police_20_par_20_défaut"><text:span text:style-name="T64">. <text:s/>Informative References</text:span></text:span></text:p>
      <text:p text:style-name="P30"/>
      <text:p text:style-name="P30"/>
      <text:p text:style-name="P2"><text:span text:style-name="Police_20_par_20_défaut"><text:span text:style-name="T65"><text:s text:c="3"/>[</text:span></text:span><text:bookmark-start text:name="ref-OAuth-HTTP-MAC"/><text:span text:style-name="Police_20_par_20_défaut"><text:span text:style-name="T65">OAuth-HTTP-MAC</text:span></text:span><text:bookmark-end text:name="ref-OAuth-HTTP-MAC"/><text:span text:style-name="Police_20_par_20_défaut"><text:span text:style-name="T65">]</text:span></text:span></text:p>
      <text:p text:style-name="P2"><text:span text:style-name="Police_20_par_20_défaut"><text:span text:style-name="T65"><text:s text:c="14"/>Hammer-Lahav, E., Ed., "HTTP Authentication: MAC Access</text:span></text:span></text:p>
      <text:p text:style-name="P2"><text:span text:style-name="Police_20_par_20_défaut"><text:span text:style-name="T65"><text:s text:c="14"/>Authentication", Work in Progress, February 2012.</text:span></text:span></text:p>
      <text:p text:style-name="P30"/>
      <text:p text:style-name="P2"><text:span text:style-name="Police_20_par_20_défaut"><text:span text:style-name="T65"><text:s text:c="3"/>[</text:span></text:span><text:bookmark-start text:name="ref-OAuth-SAML2"/><text:span text:style-name="Police_20_par_20_défaut"><text:span text:style-name="T65">OAuth-SAML2</text:span></text:span><text:bookmark-end text:name="ref-OAuth-SAML2"/><text:span text:style-name="Police_20_par_20_défaut"><text:span text:style-name="T65">]</text:span></text:span></text:p>
      <text:p text:style-name="P2"><text:span text:style-name="Police_20_par_20_défaut"><text:span text:style-name="T65"><text:s text:c="14"/>Campbell, B. and C. Mortimore, "SAML 2.0 Bearer Assertion</text:span></text:span></text:p>
      <text:p text:style-name="P2"><text:span text:style-name="Police_20_par_20_défaut"><text:span text:style-name="T65"><text:s text:c="14"/>Profiles for OAuth 2.0", Work in Progress, September 2012.</text:span></text:span></text:p>
      <text:p text:style-name="P30"/>
      <text:p text:style-name="P2"><text:span text:style-name="Police_20_par_20_défaut"><text:span text:style-name="T65"><text:s text:c="3"/>[</text:span></text:span><text:bookmark-start text:name="ref-OAuth-THREATMODEL"/><text:span text:style-name="Police_20_par_20_défaut"><text:span text:style-name="T65">OAuth-THREATMODEL</text:span></text:span><text:bookmark-end text:name="ref-OAuth-THREATMODEL"/><text:span text:style-name="Police_20_par_20_défaut"><text:span text:style-name="T65">]</text:span></text:span></text:p>
      <text:p text:style-name="P2"><text:span text:style-name="Police_20_par_20_défaut"><text:span text:style-name="T65"><text:s text:c="14"/>Lodderstedt, T., Ed., McGloin, M., and P. Hunt, "OAuth 2.0</text:span></text:span></text:p>
      <text:p text:style-name="P2"><text:span text:style-name="Police_20_par_20_défaut"><text:span text:style-name="T65"><text:s text:c="14"/>Threat Model and Security Considerations", Work</text:span></text:span></text:p>
      <text:p text:style-name="P2"><text:span text:style-name="Police_20_par_20_défaut"><text:span text:style-name="T65"><text:s text:c="14"/>in Progress, October 2012.</text:span></text:span></text:p>
      <text:p text:style-name="P30"/>
      <text:p text:style-name="P2"><text:span text:style-name="Police_20_par_20_défaut"><text:span text:style-name="T65"><text:s text:c="3"/>[</text:span></text:span><text:bookmark-start text:name="ref-OAuth-WRAP"/><text:span text:style-name="Police_20_par_20_défaut"><text:span text:style-name="T65">OAuth-WRAP</text:span></text:span><text:bookmark-end text:name="ref-OAuth-WRAP"/><text:span text:style-name="Police_20_par_20_défaut"><text:span text:style-name="T65">]</text:span></text:span></text:p>
      <text:p text:style-name="P2"><text:span text:style-name="Police_20_par_20_défaut"><text:span text:style-name="T65"><text:s text:c="14"/>Hardt, D., Ed., Tom, A., Eaton, B., and Y. Goland, "OAuth</text:span></text:span></text:p>
      <text:p text:style-name="P2"><text:span text:style-name="Police_20_par_20_défaut"><text:span text:style-name="T65"><text:s text:c="14"/>Web Resource Authorization Profiles", Work in Progress,</text:span></text:span></text:p>
      <text:p text:style-name="P2"><text:span text:style-name="Police_20_par_20_défaut"><text:span text:style-name="T65"><text:s text:c="14"/>January 2010.</text:span></text:span></text:p>
      <text:p text:style-name="P30"/>
      <text:p text:style-name="P2"><text:span text:style-name="Police_20_par_20_défaut"><text:span text:style-name="T65"><text:s text:c="3"/>[</text:span></text:span><text:bookmark-start text:name="ref-RFC5849"/><text:span text:style-name="Police_20_par_20_défaut"><text:span text:style-name="T65">RFC5849</text:span></text:span><text:bookmark-end text:name="ref-RFC5849"/><text:span text:style-name="Police_20_par_20_défaut"><text:span text:style-name="T65">] <text:s/>Hammer-Lahav, E., "The OAuth 1.0 Protocol", </text:span></text:span><text:a xlink:type="simple" xlink:href="https://tools.ietf.org/html/rfc5849" office:target-frame-name="_top" xlink:show="replace" text:style-name="Internet_20_link" text:visited-style-name="Visited_20_Internet_20_Link"><text:span text:style-name="Police_20_par_20_défaut"><text:span text:style-name="T63">RFC 5849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14"/>April 2010.</text:span></text:span></text:p>
      <text:p text:style-name="P30"/>
      <text:p text:style-name="P2"><text:span text:style-name="Police_20_par_20_défaut"><text:span text:style-name="T65"><text:s text:c="3"/>[</text:span></text:span><text:bookmark-start text:name="ref-RFC6750"/><text:span text:style-name="Police_20_par_20_défaut"><text:span text:style-name="T65">RFC6750</text:span></text:span><text:bookmark-end text:name="ref-RFC6750"/><text:span text:style-name="Police_20_par_20_défaut"><text:span text:style-name="T65">] <text:s/>Jones, M. and D. Hardt, "The OAuth 2.0 Authorization</text:span></text:span></text:p>
      <text:p text:style-name="P2"><text:span text:style-name="Police_20_par_20_défaut"><text:span text:style-name="T65"><text:s text:c="14"/>Framework: Bearer Token Usage", </text:span></text:span><text:a xlink:type="simple" xlink:href="https://tools.ietf.org/html/rfc6750" office:target-frame-name="_top" xlink:show="replace" text:style-name="Internet_20_link" text:visited-style-name="Visited_20_Internet_20_Link"><text:span text:style-name="Police_20_par_20_défaut"><text:span text:style-name="T63">RFC 6750</text:span></text:span></text:a><text:span text:style-name="Police_20_par_20_défaut"><text:span text:style-name="T65">, October 2012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70]</text:span></text:span></text:p>
      <text:p text:style-name="P31"/>
      <text:p text:style-name="P2"><text:bookmark-start text:name="page-71"/><text:a xlink:type="simple" xlink:href="#page-71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1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appendix-A"/><text:a xlink:type="simple" xlink:href="#appendix-A" office:target-frame-name="_top" xlink:show="replace" text:style-name="Internet_20_link" text:visited-style-name="Visited_20_Internet_20_Link"><text:span text:style-name="Police_20_par_20_défaut"><text:span text:style-name="T62">Appendix A</text:span></text:span></text:a><text:bookmark-end text:name="appendix-A"/><text:span text:style-name="Police_20_par_20_défaut"><text:span text:style-name="T64">. <text:s/>Augmented Backus-Naur Form (ABNF) Syntax</text:span></text:span></text:p>
      <text:p text:style-name="P30"/>
      <text:p text:style-name="P30"/>
      <text:p text:style-name="P2"><text:span text:style-name="Police_20_par_20_défaut"><text:span text:style-name="T65"><text:s text:c="3"/>This section provides Augmented Backus-Naur Form (ABNF) syntax</text:span></text:span></text:p>
      <text:p text:style-name="P2"><text:span text:style-name="Police_20_par_20_défaut"><text:span text:style-name="T65"><text:s text:c="3"/>descriptions for the elements defined in this specification using the</text:span></text:span></text:p>
      <text:p text:style-name="P2"><text:span text:style-name="Police_20_par_20_défaut"><text:span text:style-name="T65"><text:s text:c="3"/>notation of [</text:span></text:span><text:a xlink:type="simple" xlink:href="https://tools.ietf.org/html/rfc5234" office:target-frame-name="_top" xlink:show="replace" text:style-name="Internet_20_link" text:visited-style-name="Visited_20_Internet_20_Link"><text:span text:style-name="Police_20_par_20_défaut"><text:span text:style-name="T63">RFC5234</text:span></text:span></text:a><text:span text:style-name="Police_20_par_20_défaut"><text:span text:style-name="T65">]. <text:s/>The ABNF below is defined in terms of Unicode</text:span></text:span></text:p>
      <text:p text:style-name="P2"><text:span text:style-name="Police_20_par_20_défaut"><text:span text:style-name="T65"><text:s text:c="3"/>code points [</text:span></text:span><text:a xlink:type="simple" xlink:href="#ref-W3C.REC-xml-20081126" office:target-frame-name="_top" xlink:show="replace" text:style-name="Internet_20_link" text:visited-style-name="Visited_20_Internet_20_Link"><text:span text:style-name="Police_20_par_20_défaut"><text:span text:style-name="T63">W3C.REC-xml-20081126</text:span></text:span></text:a><text:span text:style-name="Police_20_par_20_défaut"><text:span text:style-name="T65">]; these characters are typically</text:span></text:span></text:p>
      <text:p text:style-name="P2"><text:span text:style-name="Police_20_par_20_défaut"><text:span text:style-name="T65"><text:s text:c="3"/>encoded in UTF-8. <text:s/>Elements are presented in the order first defined.</text:span></text:span></text:p>
      <text:p text:style-name="P30"/>
      <text:p text:style-name="P2"><text:span text:style-name="Police_20_par_20_défaut"><text:span text:style-name="T65"><text:s text:c="3"/>Some of the definitions that follow use the "URI-reference"</text:span></text:span></text:p>
      <text:p text:style-name="P2"><text:span text:style-name="Police_20_par_20_défaut"><text:span text:style-name="T65"><text:s text:c="3"/>definition from [</text:span></text:span><text:a xlink:type="simple" xlink:href="https://tools.ietf.org/html/rfc3986" office:target-frame-name="_top" xlink:show="replace" text:style-name="Internet_20_link" text:visited-style-name="Visited_20_Internet_20_Link"><text:span text:style-name="Police_20_par_20_défaut"><text:span text:style-name="T63">RFC3986</text:span></text:span></text:a><text:span text:style-name="Police_20_par_20_défaut"><text:span text:style-name="T65">].</text:span></text:span></text:p>
      <text:p text:style-name="P30"/>
      <text:p text:style-name="P2"><text:span text:style-name="Police_20_par_20_défaut"><text:span text:style-name="T65"><text:s text:c="3"/>Some of the definitions that follow use these common definitions:</text:span></text:span></text:p>
      <text:p text:style-name="P30"/>
      <text:p text:style-name="P2"><text:span text:style-name="Police_20_par_20_défaut"><text:span text:style-name="T65"><text:s text:c="5"/>VSCHAR <text:s text:c="4"/>= %x20-7E</text:span></text:span></text:p>
      <text:p text:style-name="P2"><text:span text:style-name="Police_20_par_20_défaut"><text:span text:style-name="T65"><text:s text:c="5"/>NQCHAR <text:s text:c="4"/>= %x21 / %x23-5B / %x5D-7E</text:span></text:span></text:p>
      <text:p text:style-name="P2"><text:span text:style-name="Police_20_par_20_défaut"><text:span text:style-name="T65"><text:s text:c="5"/>NQSCHAR <text:s text:c="3"/>= %x20-21 / %x23-5B / %x5D-7E</text:span></text:span></text:p>
      <text:p text:style-name="P2"><text:span text:style-name="Police_20_par_20_défaut"><text:span text:style-name="T65"><text:s text:c="5"/>UNICODECHARNOCRLF = %x09 /%x20-7E / %x80-D7FF /</text:span></text:span></text:p>
      <text:p text:style-name="P2"><text:span text:style-name="Police_20_par_20_défaut"><text:span text:style-name="T65"><text:s text:c="25"/>%xE000-FFFD / %x10000-10FFFF</text:span></text:span></text:p>
      <text:p text:style-name="P30"/>
      <text:p text:style-name="P2"><text:span text:style-name="Police_20_par_20_défaut"><text:span text:style-name="T65"><text:s text:c="3"/>(The UNICODECHARNOCRLF definition is based upon the Char definition</text:span></text:span></text:p>
      <text:p text:style-name="P2"><text:span text:style-name="Police_20_par_20_défaut"><text:span text:style-name="T65"><text:s text:c="3"/>in Section 2.2 of [</text:span></text:span><text:a xlink:type="simple" xlink:href="#ref-W3C.REC-xml-20081126" office:target-frame-name="_top" xlink:show="replace" text:style-name="Internet_20_link" text:visited-style-name="Visited_20_Internet_20_Link"><text:span text:style-name="Police_20_par_20_défaut"><text:span text:style-name="T63">W3C.REC-xml-20081126</text:span></text:span></text:a><text:span text:style-name="Police_20_par_20_défaut"><text:span text:style-name="T65">], but omitting the Carriage</text:span></text:span></text:p>
      <text:p text:style-name="P2"><text:span text:style-name="Police_20_par_20_défaut"><text:span text:style-name="T65"><text:s text:c="3"/>Return and Linefeed characters.)</text:span></text:span></text:p>
      <text:p text:style-name="P30"/>
      <text:p text:style-name="P32"><text:bookmark-start text:name="appendix-A.1"/><text:a xlink:type="simple" xlink:href="#appendix-A.1" office:target-frame-name="_top" xlink:show="replace" text:style-name="Internet_20_link" text:visited-style-name="Visited_20_Internet_20_Link"><text:span text:style-name="Police_20_par_20_défaut"><text:span text:style-name="T62">A.1</text:span></text:span></text:a><text:bookmark-end text:name="appendix-A.1"/><text:span text:style-name="Police_20_par_20_défaut"><text:span text:style-name="T64">. <text:s/>"client_id" Syntax</text:span></text:span></text:p>
      <text:p text:style-name="P30"/>
      <text:p text:style-name="P30"/>
      <text:p text:style-name="P2"><text:span text:style-name="Police_20_par_20_défaut"><text:span text:style-name="T65"><text:s text:c="3"/>The "client_id" element is defined in </text:span></text:span><text:a xlink:type="simple" xlink:href="#section-2.3.1" office:target-frame-name="_top" xlink:show="replace" text:style-name="Internet_20_link" text:visited-style-name="Visited_20_Internet_20_Link"><text:span text:style-name="Police_20_par_20_défaut"><text:span text:style-name="T63">Section 2.3.1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client-id <text:s text:c="4"/>= *VSCHAR</text:span></text:span></text:p>
      <text:p text:style-name="P30"/>
      <text:p text:style-name="P32"><text:bookmark-start text:name="appendix-A.2"/><text:a xlink:type="simple" xlink:href="#appendix-A.2" office:target-frame-name="_top" xlink:show="replace" text:style-name="Internet_20_link" text:visited-style-name="Visited_20_Internet_20_Link"><text:span text:style-name="Police_20_par_20_défaut"><text:span text:style-name="T62">A.2</text:span></text:span></text:a><text:bookmark-end text:name="appendix-A.2"/><text:span text:style-name="Police_20_par_20_défaut"><text:span text:style-name="T64">. <text:s/>"client_secret" Syntax</text:span></text:span></text:p>
      <text:p text:style-name="P30"/>
      <text:p text:style-name="P30"/>
      <text:p text:style-name="P2"><text:soft-page-break/><text:span text:style-name="Police_20_par_20_défaut"><text:span text:style-name="T65"><text:s text:c="3"/>The "client_secret" element is defined in </text:span></text:span><text:a xlink:type="simple" xlink:href="#section-2.3.1" office:target-frame-name="_top" xlink:show="replace" text:style-name="Internet_20_link" text:visited-style-name="Visited_20_Internet_20_Link"><text:span text:style-name="Police_20_par_20_défaut"><text:span text:style-name="T63">Section 2.3.1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client-secret = *VSCHAR</text:span></text:span></text:p>
      <text:p text:style-name="P30"/>
      <text:p text:style-name="P32"><text:bookmark-start text:name="appendix-A.3"/><text:a xlink:type="simple" xlink:href="#appendix-A.3" office:target-frame-name="_top" xlink:show="replace" text:style-name="Internet_20_link" text:visited-style-name="Visited_20_Internet_20_Link"><text:span text:style-name="Police_20_par_20_défaut"><text:span text:style-name="T62">A.3</text:span></text:span></text:a><text:bookmark-end text:name="appendix-A.3"/><text:span text:style-name="Police_20_par_20_défaut"><text:span text:style-name="T64">. <text:s/>"response_type" Syntax</text:span></text:span></text:p>
      <text:p text:style-name="P30"/>
      <text:p text:style-name="P30"/>
      <text:p text:style-name="P2"><text:span text:style-name="Police_20_par_20_défaut"><text:span text:style-name="T65"><text:s text:c="3"/>The "response_type" element is defined in Sections </text:span></text:span><text:a xlink:type="simple" xlink:href="#section-3.1.1" office:target-frame-name="_top" xlink:show="replace" text:style-name="Internet_20_link" text:visited-style-name="Visited_20_Internet_20_Link"><text:span text:style-name="Police_20_par_20_défaut"><text:span text:style-name="T63">3.1.1</text:span></text:span></text:a><text:span text:style-name="Police_20_par_20_défaut"><text:span text:style-name="T65"> and </text:span></text:span><text:a xlink:type="simple" xlink:href="#section-8.4" office:target-frame-name="_top" xlink:show="replace" text:style-name="Internet_20_link" text:visited-style-name="Visited_20_Internet_20_Link"><text:span text:style-name="Police_20_par_20_défaut"><text:span text:style-name="T63">8.4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response-type = response-name *( SP response-name )</text:span></text:span></text:p>
      <text:p text:style-name="P2"><text:span text:style-name="Police_20_par_20_défaut"><text:span text:style-name="T65"><text:s text:c="5"/>response-name = 1*response-char</text:span></text:span></text:p>
      <text:p text:style-name="P2"><text:span text:style-name="Police_20_par_20_défaut"><text:span text:style-name="T65"><text:s text:c="5"/>response-char = "_" / DIGIT / ALPHA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71]</text:span></text:span></text:p>
      <text:p text:style-name="P31"/>
      <text:p text:style-name="P2"><text:bookmark-start text:name="page-72"/><text:a xlink:type="simple" xlink:href="#page-72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2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appendix-A.4"/><text:a xlink:type="simple" xlink:href="#appendix-A.4" office:target-frame-name="_top" xlink:show="replace" text:style-name="Internet_20_link" text:visited-style-name="Visited_20_Internet_20_Link"><text:span text:style-name="Police_20_par_20_défaut"><text:span text:style-name="T62">A.4</text:span></text:span></text:a><text:bookmark-end text:name="appendix-A.4"/><text:span text:style-name="Police_20_par_20_défaut"><text:span text:style-name="T64">. <text:s/>"scope" Syntax</text:span></text:span></text:p>
      <text:p text:style-name="P30"/>
      <text:p text:style-name="P30"/>
      <text:p text:style-name="P2"><text:span text:style-name="Police_20_par_20_défaut"><text:span text:style-name="T65"><text:s text:c="3"/>The "scope" element is defined in </text:span></text:span><text:a xlink:type="simple" xlink:href="#section-3.3" office:target-frame-name="_top" xlink:show="replace" text:style-name="Internet_20_link" text:visited-style-name="Visited_20_Internet_20_Link"><text:span text:style-name="Police_20_par_20_défaut"><text:span text:style-name="T63">Section 3.3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scope <text:s text:c="6"/>= scope-token *( SP scope-token )</text:span></text:span></text:p>
      <text:p text:style-name="P2"><text:span text:style-name="Police_20_par_20_défaut"><text:span text:style-name="T65"><text:s text:c="5"/>scope-token = 1*NQCHAR</text:span></text:span></text:p>
      <text:p text:style-name="P30"/>
      <text:p text:style-name="P32"><text:bookmark-start text:name="appendix-A.5"/><text:a xlink:type="simple" xlink:href="#appendix-A.5" office:target-frame-name="_top" xlink:show="replace" text:style-name="Internet_20_link" text:visited-style-name="Visited_20_Internet_20_Link"><text:span text:style-name="Police_20_par_20_défaut"><text:span text:style-name="T62">A.5</text:span></text:span></text:a><text:bookmark-end text:name="appendix-A.5"/><text:span text:style-name="Police_20_par_20_défaut"><text:span text:style-name="T64">. <text:s/>"state" Syntax</text:span></text:span></text:p>
      <text:p text:style-name="P30"/>
      <text:p text:style-name="P30"/>
      <text:p text:style-name="P2"><text:span text:style-name="Police_20_par_20_défaut"><text:span text:style-name="T65"><text:s text:c="3"/>The "state" element is defined in Sections </text:span></text:span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63">4.1.1</text:span></text:span></text:a><text:span text:style-name="Police_20_par_20_défaut"><text:span text:style-name="T65">, </text:span></text:span><text:a xlink:type="simple" xlink:href="#section-4.1.2" office:target-frame-name="_top" xlink:show="replace" text:style-name="Internet_20_link" text:visited-style-name="Visited_20_Internet_20_Link"><text:span text:style-name="Police_20_par_20_défaut"><text:span text:style-name="T63">4.1.2</text:span></text:span></text:a><text:span text:style-name="Police_20_par_20_défaut"><text:span text:style-name="T65">, 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63">4.1.2.1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3"/>4.2.1, 4.2.2, and 4.2.2.1:</text:span></text:span></text:p>
      <text:p text:style-name="P30"/>
      <text:p text:style-name="P2"><text:span text:style-name="Police_20_par_20_défaut"><text:span text:style-name="T65"><text:s text:c="5"/>state <text:s text:c="5"/>= 1*VSCHAR</text:span></text:span></text:p>
      <text:p text:style-name="P30"/>
      <text:p text:style-name="P32"><text:bookmark-start text:name="appendix-A.6"/><text:a xlink:type="simple" xlink:href="#appendix-A.6" office:target-frame-name="_top" xlink:show="replace" text:style-name="Internet_20_link" text:visited-style-name="Visited_20_Internet_20_Link"><text:span text:style-name="Police_20_par_20_défaut"><text:span text:style-name="T62">A.6</text:span></text:span></text:a><text:bookmark-end text:name="appendix-A.6"/><text:span text:style-name="Police_20_par_20_défaut"><text:span text:style-name="T64">. <text:s/>"redirect_uri" Syntax</text:span></text:span></text:p>
      <text:p text:style-name="P30"/>
      <text:p text:style-name="P30"/>
      <text:p text:style-name="P2"><text:span text:style-name="Police_20_par_20_défaut"><text:span text:style-name="T65"><text:s text:c="3"/>The "redirect_uri" element is defined in Sections </text:span></text:span><text:a xlink:type="simple" xlink:href="#section-4.1.1" office:target-frame-name="_top" xlink:show="replace" text:style-name="Internet_20_link" text:visited-style-name="Visited_20_Internet_20_Link"><text:span text:style-name="Police_20_par_20_défaut"><text:span text:style-name="T63">4.1.1</text:span></text:span></text:a><text:span text:style-name="Police_20_par_20_défaut"><text:span text:style-name="T65">, </text:span></text:span><text:a xlink:type="simple" xlink:href="#section-4.1.3" office:target-frame-name="_top" xlink:show="replace" text:style-name="Internet_20_link" text:visited-style-name="Visited_20_Internet_20_Link"><text:span text:style-name="Police_20_par_20_défaut"><text:span text:style-name="T63">4.1.3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3"/>and 4.2.1:</text:span></text:span></text:p>
      <text:p text:style-name="P30"/>
      <text:p text:style-name="P2"><text:span text:style-name="Police_20_par_20_défaut"><text:span text:style-name="T65"><text:s text:c="5"/>redirect-uri <text:s text:c="5"/>= URI-reference</text:span></text:span></text:p>
      <text:p text:style-name="P30"/>
      <text:p text:style-name="P32"><text:bookmark-start text:name="appendix-A.7"/><text:a xlink:type="simple" xlink:href="#appendix-A.7" office:target-frame-name="_top" xlink:show="replace" text:style-name="Internet_20_link" text:visited-style-name="Visited_20_Internet_20_Link"><text:span text:style-name="Police_20_par_20_défaut"><text:span text:style-name="T62">A.7</text:span></text:span></text:a><text:bookmark-end text:name="appendix-A.7"/><text:span text:style-name="Police_20_par_20_défaut"><text:span text:style-name="T64">. <text:s/>"error" Syntax</text:span></text:span></text:p>
      <text:p text:style-name="P30"/>
      <text:p text:style-name="P30"/>
      <text:p text:style-name="P2"><text:span text:style-name="Police_20_par_20_défaut"><text:span text:style-name="T65"><text:s text:c="3"/>The "error" element is defined in Sections 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63">4.1.2.1</text:span></text:span></text:a><text:span text:style-name="Police_20_par_20_défaut"><text:span text:style-name="T65">, </text:span></text:span><text:a xlink:type="simple" xlink:href="#section-4.2.2.1" office:target-frame-name="_top" xlink:show="replace" text:style-name="Internet_20_link" text:visited-style-name="Visited_20_Internet_20_Link"><text:span text:style-name="Police_20_par_20_défaut"><text:span text:style-name="T63">4.2.2.1</text:span></text:span></text:a><text:span text:style-name="Police_20_par_20_défaut"><text:span text:style-name="T65">,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63">5.2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3"/>7.2, and 8.5:</text:span></text:span></text:p>
      <text:p text:style-name="P30"/>
      <text:p text:style-name="P2"><text:soft-page-break/><text:span text:style-name="Police_20_par_20_défaut"><text:span text:style-name="T65"><text:s text:c="5"/>error <text:s text:c="12"/>= 1*NQSCHAR</text:span></text:span></text:p>
      <text:p text:style-name="P30"/>
      <text:p text:style-name="P32"><text:bookmark-start text:name="appendix-A.8"/><text:a xlink:type="simple" xlink:href="#appendix-A.8" office:target-frame-name="_top" xlink:show="replace" text:style-name="Internet_20_link" text:visited-style-name="Visited_20_Internet_20_Link"><text:span text:style-name="Police_20_par_20_défaut"><text:span text:style-name="T62">A.8</text:span></text:span></text:a><text:bookmark-end text:name="appendix-A.8"/><text:span text:style-name="Police_20_par_20_défaut"><text:span text:style-name="T64">. <text:s/>"error_description" Syntax</text:span></text:span></text:p>
      <text:p text:style-name="P30"/>
      <text:p text:style-name="P30"/>
      <text:p text:style-name="P2"><text:span text:style-name="Police_20_par_20_défaut"><text:span text:style-name="T65"><text:s text:c="3"/>The "error_description" element is defined in Sections 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63">4.1.2.1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3"/>4.2.2.1, 5.2, and 7.2:</text:span></text:span></text:p>
      <text:p text:style-name="P30"/>
      <text:p text:style-name="P2"><text:span text:style-name="Police_20_par_20_défaut"><text:span text:style-name="T65"><text:s text:c="5"/>error-description = 1*NQSCHAR</text:span></text:span></text:p>
      <text:p text:style-name="P30"/>
      <text:p text:style-name="P32"><text:bookmark-start text:name="appendix-A.9"/><text:a xlink:type="simple" xlink:href="#appendix-A.9" office:target-frame-name="_top" xlink:show="replace" text:style-name="Internet_20_link" text:visited-style-name="Visited_20_Internet_20_Link"><text:span text:style-name="Police_20_par_20_défaut"><text:span text:style-name="T62">A.9</text:span></text:span></text:a><text:bookmark-end text:name="appendix-A.9"/><text:span text:style-name="Police_20_par_20_défaut"><text:span text:style-name="T64">. <text:s/>"error_uri" Syntax</text:span></text:span></text:p>
      <text:p text:style-name="P30"/>
      <text:p text:style-name="P30"/>
      <text:p text:style-name="P2"><text:span text:style-name="Police_20_par_20_défaut"><text:span text:style-name="T65"><text:s text:c="3"/>The "error_uri" element is defined in Sections </text:span></text:span><text:a xlink:type="simple" xlink:href="#section-4.1.2.1" office:target-frame-name="_top" xlink:show="replace" text:style-name="Internet_20_link" text:visited-style-name="Visited_20_Internet_20_Link"><text:span text:style-name="Police_20_par_20_défaut"><text:span text:style-name="T63">4.1.2.1</text:span></text:span></text:a><text:span text:style-name="Police_20_par_20_défaut"><text:span text:style-name="T65">, </text:span></text:span><text:a xlink:type="simple" xlink:href="#section-4.2.2.1" office:target-frame-name="_top" xlink:show="replace" text:style-name="Internet_20_link" text:visited-style-name="Visited_20_Internet_20_Link"><text:span text:style-name="Police_20_par_20_défaut"><text:span text:style-name="T63">4.2.2.1</text:span></text:span></text:a><text:span text:style-name="Police_20_par_20_défaut"><text:span text:style-name="T65">, </text:span></text:span><text:a xlink:type="simple" xlink:href="#section-5.2" office:target-frame-name="_top" xlink:show="replace" text:style-name="Internet_20_link" text:visited-style-name="Visited_20_Internet_20_Link"><text:span text:style-name="Police_20_par_20_défaut"><text:span text:style-name="T63">5.2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3"/>and 7.2:</text:span></text:span></text:p>
      <text:p text:style-name="P30"/>
      <text:p text:style-name="P2"><text:span text:style-name="Police_20_par_20_défaut"><text:span text:style-name="T65"><text:s text:c="5"/>error-uri <text:s text:c="8"/>= URI-reference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72]</text:span></text:span></text:p>
      <text:p text:style-name="P31"/>
      <text:p text:style-name="P2"><text:bookmark-start text:name="page-73"/><text:a xlink:type="simple" xlink:href="#page-73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3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appendix-A.10"/><text:a xlink:type="simple" xlink:href="#appendix-A.10" office:target-frame-name="_top" xlink:show="replace" text:style-name="Internet_20_link" text:visited-style-name="Visited_20_Internet_20_Link"><text:span text:style-name="Police_20_par_20_défaut"><text:span text:style-name="T62">A.10</text:span></text:span></text:a><text:bookmark-end text:name="appendix-A.10"/><text:span text:style-name="Police_20_par_20_défaut"><text:span text:style-name="T64">. <text:s/>"grant_type" Syntax</text:span></text:span></text:p>
      <text:p text:style-name="P30"/>
      <text:p text:style-name="P30"/>
      <text:p text:style-name="P2"><text:span text:style-name="Police_20_par_20_défaut"><text:span text:style-name="T65"><text:s text:c="3"/>The "grant_type" element is defined in Sections </text:span></text:span><text:a xlink:type="simple" xlink:href="#section-4.1.3" office:target-frame-name="_top" xlink:show="replace" text:style-name="Internet_20_link" text:visited-style-name="Visited_20_Internet_20_Link"><text:span text:style-name="Police_20_par_20_défaut"><text:span text:style-name="T63">4.1.3</text:span></text:span></text:a><text:span text:style-name="Police_20_par_20_défaut"><text:span text:style-name="T65">, </text:span></text:span><text:a xlink:type="simple" xlink:href="#section-4.3.2" office:target-frame-name="_top" xlink:show="replace" text:style-name="Internet_20_link" text:visited-style-name="Visited_20_Internet_20_Link"><text:span text:style-name="Police_20_par_20_défaut"><text:span text:style-name="T63">4.3.2</text:span></text:span></text:a><text:span text:style-name="Police_20_par_20_défaut"><text:span text:style-name="T65">, </text:span></text:span><text:a xlink:type="simple" xlink:href="#section-4.4.2" office:target-frame-name="_top" xlink:show="replace" text:style-name="Internet_20_link" text:visited-style-name="Visited_20_Internet_20_Link"><text:span text:style-name="Police_20_par_20_défaut"><text:span text:style-name="T63">4.4.2</text:span></text:span></text:a><text:span text:style-name="Police_20_par_20_défaut"><text:span text:style-name="T65">,</text:span></text:span></text:p>
      <text:p text:style-name="P2"><text:span text:style-name="Police_20_par_20_défaut"><text:span text:style-name="T65"><text:s text:c="3"/>4.5, and 6:</text:span></text:span></text:p>
      <text:p text:style-name="P30"/>
      <text:p text:style-name="P2"><text:span text:style-name="Police_20_par_20_défaut"><text:span text:style-name="T65"><text:s text:c="5"/>grant-type = grant-name / URI-reference</text:span></text:span></text:p>
      <text:p text:style-name="P2"><text:span text:style-name="Police_20_par_20_défaut"><text:span text:style-name="T65"><text:s text:c="5"/>grant-name = 1*name-char</text:span></text:span></text:p>
      <text:p text:style-name="P2"><text:span text:style-name="Police_20_par_20_défaut"><text:span text:style-name="T65"><text:s text:c="5"/>name-char <text:s/>= "-" / "." / "_" / DIGIT / ALPHA</text:span></text:span></text:p>
      <text:p text:style-name="P30"/>
      <text:p text:style-name="P32"><text:bookmark-start text:name="appendix-A.11"/><text:a xlink:type="simple" xlink:href="#appendix-A.11" office:target-frame-name="_top" xlink:show="replace" text:style-name="Internet_20_link" text:visited-style-name="Visited_20_Internet_20_Link"><text:span text:style-name="Police_20_par_20_défaut"><text:span text:style-name="T62">A.11</text:span></text:span></text:a><text:bookmark-end text:name="appendix-A.11"/><text:span text:style-name="Police_20_par_20_défaut"><text:span text:style-name="T64">. <text:s/>"code" Syntax</text:span></text:span></text:p>
      <text:p text:style-name="P30"/>
      <text:p text:style-name="P30"/>
      <text:p text:style-name="P2"><text:span text:style-name="Police_20_par_20_défaut"><text:span text:style-name="T65"><text:s text:c="3"/>The "code" element is defined in </text:span></text:span><text:a xlink:type="simple" xlink:href="#section-4.1.3" office:target-frame-name="_top" xlink:show="replace" text:style-name="Internet_20_link" text:visited-style-name="Visited_20_Internet_20_Link"><text:span text:style-name="Police_20_par_20_défaut"><text:span text:style-name="T63">Section 4.1.3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code <text:s text:c="6"/>= 1*VSCHAR</text:span></text:span></text:p>
      <text:p text:style-name="P30"/>
      <text:p text:style-name="P32"><text:bookmark-start text:name="appendix-A.12"/><text:a xlink:type="simple" xlink:href="#appendix-A.12" office:target-frame-name="_top" xlink:show="replace" text:style-name="Internet_20_link" text:visited-style-name="Visited_20_Internet_20_Link"><text:span text:style-name="Police_20_par_20_défaut"><text:span text:style-name="T62">A.12</text:span></text:span></text:a><text:bookmark-end text:name="appendix-A.12"/><text:span text:style-name="Police_20_par_20_défaut"><text:span text:style-name="T64">. <text:s/>"access_token" Syntax</text:span></text:span></text:p>
      <text:p text:style-name="P30"/>
      <text:p text:style-name="P30"/>
      <text:p text:style-name="P2"><text:span text:style-name="Police_20_par_20_défaut"><text:span text:style-name="T65"><text:s text:c="3"/>The "access_token" element is defined in Sections </text:span></text:span><text:a xlink:type="simple" xlink:href="#section-4.2.2" office:target-frame-name="_top" xlink:show="replace" text:style-name="Internet_20_link" text:visited-style-name="Visited_20_Internet_20_Link"><text:span text:style-name="Police_20_par_20_défaut"><text:span text:style-name="T63">4.2.2</text:span></text:span></text:a><text:span text:style-name="Police_20_par_20_défaut"><text:span text:style-name="T65"> and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63">5.1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access-token = 1*VSCHAR</text:span></text:span></text:p>
      <text:p text:style-name="P30"/>
      <text:p text:style-name="P32"><text:bookmark-start text:name="appendix-A.13"/><text:soft-page-break/><text:a xlink:type="simple" xlink:href="#appendix-A.13" office:target-frame-name="_top" xlink:show="replace" text:style-name="Internet_20_link" text:visited-style-name="Visited_20_Internet_20_Link"><text:span text:style-name="Police_20_par_20_défaut"><text:span text:style-name="T62">A.13</text:span></text:span></text:a><text:bookmark-end text:name="appendix-A.13"/><text:span text:style-name="Police_20_par_20_défaut"><text:span text:style-name="T64">. <text:s/>"token_type" Syntax</text:span></text:span></text:p>
      <text:p text:style-name="P30"/>
      <text:p text:style-name="P30"/>
      <text:p text:style-name="P2"><text:span text:style-name="Police_20_par_20_défaut"><text:span text:style-name="T65"><text:s text:c="3"/>The "token_type" element is defined in Sections </text:span></text:span><text:a xlink:type="simple" xlink:href="#section-4.2.2" office:target-frame-name="_top" xlink:show="replace" text:style-name="Internet_20_link" text:visited-style-name="Visited_20_Internet_20_Link"><text:span text:style-name="Police_20_par_20_défaut"><text:span text:style-name="T63">4.2.2</text:span></text:span></text:a><text:span text:style-name="Police_20_par_20_défaut"><text:span text:style-name="T65">,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63">5.1</text:span></text:span></text:a><text:span text:style-name="Police_20_par_20_défaut"><text:span text:style-name="T65">, and </text:span></text:span><text:a xlink:type="simple" xlink:href="#section-8.1" office:target-frame-name="_top" xlink:show="replace" text:style-name="Internet_20_link" text:visited-style-name="Visited_20_Internet_20_Link"><text:span text:style-name="Police_20_par_20_défaut"><text:span text:style-name="T63">8.1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token-type = type-name / URI-reference</text:span></text:span></text:p>
      <text:p text:style-name="P2"><text:span text:style-name="Police_20_par_20_défaut"><text:span text:style-name="T65"><text:s text:c="5"/>type-name <text:s/>= 1*name-char</text:span></text:span></text:p>
      <text:p text:style-name="P2"><text:span text:style-name="Police_20_par_20_défaut"><text:span text:style-name="T65"><text:s text:c="5"/>name-char <text:s/>= "-" / "." / "_" / DIGIT / ALPHA</text:span></text:span></text:p>
      <text:p text:style-name="P30"/>
      <text:p text:style-name="P32"><text:bookmark-start text:name="appendix-A.14"/><text:a xlink:type="simple" xlink:href="#appendix-A.14" office:target-frame-name="_top" xlink:show="replace" text:style-name="Internet_20_link" text:visited-style-name="Visited_20_Internet_20_Link"><text:span text:style-name="Police_20_par_20_défaut"><text:span text:style-name="T62">A.14</text:span></text:span></text:a><text:bookmark-end text:name="appendix-A.14"/><text:span text:style-name="Police_20_par_20_défaut"><text:span text:style-name="T64">. <text:s/>"expires_in" Syntax</text:span></text:span></text:p>
      <text:p text:style-name="P30"/>
      <text:p text:style-name="P30"/>
      <text:p text:style-name="P2"><text:span text:style-name="Police_20_par_20_défaut"><text:span text:style-name="T65"><text:s text:c="3"/>The "expires_in" element is defined in Sections </text:span></text:span><text:a xlink:type="simple" xlink:href="#section-4.2.2" office:target-frame-name="_top" xlink:show="replace" text:style-name="Internet_20_link" text:visited-style-name="Visited_20_Internet_20_Link"><text:span text:style-name="Police_20_par_20_défaut"><text:span text:style-name="T63">4.2.2</text:span></text:span></text:a><text:span text:style-name="Police_20_par_20_défaut"><text:span text:style-name="T65"> and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63">5.1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expires-in = 1*DIGIT</text:span></text:span></text:p>
      <text:p text:style-name="P30"/>
      <text:p text:style-name="P32"><text:bookmark-start text:name="appendix-A.15"/><text:a xlink:type="simple" xlink:href="#appendix-A.15" office:target-frame-name="_top" xlink:show="replace" text:style-name="Internet_20_link" text:visited-style-name="Visited_20_Internet_20_Link"><text:span text:style-name="Police_20_par_20_défaut"><text:span text:style-name="T62">A.15</text:span></text:span></text:a><text:bookmark-end text:name="appendix-A.15"/><text:span text:style-name="Police_20_par_20_défaut"><text:span text:style-name="T64">. <text:s/>"username" Syntax</text:span></text:span></text:p>
      <text:p text:style-name="P30"/>
      <text:p text:style-name="P30"/>
      <text:p text:style-name="P2"><text:span text:style-name="Police_20_par_20_défaut"><text:span text:style-name="T65"><text:s text:c="3"/>The "username" element is defined in </text:span></text:span><text:a xlink:type="simple" xlink:href="#section-4.3.2" office:target-frame-name="_top" xlink:show="replace" text:style-name="Internet_20_link" text:visited-style-name="Visited_20_Internet_20_Link"><text:span text:style-name="Police_20_par_20_défaut"><text:span text:style-name="T63">Section 4.3.2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username = *UNICODECHARNOCRLF</text:span></text:span></text:p>
      <text:p text:style-name="P30"/>
      <text:p text:style-name="P32"><text:bookmark-start text:name="appendix-A.16"/><text:a xlink:type="simple" xlink:href="#appendix-A.16" office:target-frame-name="_top" xlink:show="replace" text:style-name="Internet_20_link" text:visited-style-name="Visited_20_Internet_20_Link"><text:span text:style-name="Police_20_par_20_défaut"><text:span text:style-name="T62">A.16</text:span></text:span></text:a><text:bookmark-end text:name="appendix-A.16"/><text:span text:style-name="Police_20_par_20_défaut"><text:span text:style-name="T64">. <text:s/>"password" Syntax</text:span></text:span></text:p>
      <text:p text:style-name="P30"/>
      <text:p text:style-name="P30"/>
      <text:p text:style-name="P2"><text:span text:style-name="Police_20_par_20_défaut"><text:span text:style-name="T65"><text:s text:c="3"/>The "password" element is defined in </text:span></text:span><text:a xlink:type="simple" xlink:href="#section-4.3.2" office:target-frame-name="_top" xlink:show="replace" text:style-name="Internet_20_link" text:visited-style-name="Visited_20_Internet_20_Link"><text:span text:style-name="Police_20_par_20_défaut"><text:span text:style-name="T63">Section 4.3.2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password = *UNICODECHARNOCRLF</text:span></text:span></text:p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73]</text:span></text:span></text:p>
      <text:p text:style-name="P31"/>
      <text:p text:style-name="P2"><text:bookmark-start text:name="page-74"/><text:a xlink:type="simple" xlink:href="#page-74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4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appendix-A.17"/><text:a xlink:type="simple" xlink:href="#appendix-A.17" office:target-frame-name="_top" xlink:show="replace" text:style-name="Internet_20_link" text:visited-style-name="Visited_20_Internet_20_Link"><text:span text:style-name="Police_20_par_20_défaut"><text:span text:style-name="T62">A.17</text:span></text:span></text:a><text:bookmark-end text:name="appendix-A.17"/><text:span text:style-name="Police_20_par_20_défaut"><text:span text:style-name="T64">. <text:s/>"refresh_token" Syntax</text:span></text:span></text:p>
      <text:p text:style-name="P30"/>
      <text:p text:style-name="P30"/>
      <text:p text:style-name="P2"><text:span text:style-name="Police_20_par_20_défaut"><text:span text:style-name="T65"><text:s text:c="3"/>The "refresh_token" element is defined in Sections </text:span></text:span><text:a xlink:type="simple" xlink:href="#section-5.1" office:target-frame-name="_top" xlink:show="replace" text:style-name="Internet_20_link" text:visited-style-name="Visited_20_Internet_20_Link"><text:span text:style-name="Police_20_par_20_défaut"><text:span text:style-name="T63">5.1</text:span></text:span></text:a><text:span text:style-name="Police_20_par_20_défaut"><text:span text:style-name="T65"> and </text:span></text:span><text:a xlink:type="simple" xlink:href="#section-6" office:target-frame-name="_top" xlink:show="replace" text:style-name="Internet_20_link" text:visited-style-name="Visited_20_Internet_20_Link"><text:span text:style-name="Police_20_par_20_défaut"><text:span text:style-name="T63">6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refresh-token = 1*VSCHAR</text:span></text:span></text:p>
      <text:p text:style-name="P30"/>
      <text:p text:style-name="P32"><text:bookmark-start text:name="appendix-A.18"/><text:a xlink:type="simple" xlink:href="#appendix-A.18" office:target-frame-name="_top" xlink:show="replace" text:style-name="Internet_20_link" text:visited-style-name="Visited_20_Internet_20_Link"><text:span text:style-name="Police_20_par_20_défaut"><text:span text:style-name="T62">A.18</text:span></text:span></text:a><text:bookmark-end text:name="appendix-A.18"/><text:span text:style-name="Police_20_par_20_défaut"><text:span text:style-name="T64">. <text:s/>Endpoint Parameter Syntax</text:span></text:span></text:p>
      <text:p text:style-name="P30"/>
      <text:p text:style-name="P30"/>
      <text:p text:style-name="P2"><text:span text:style-name="Police_20_par_20_défaut"><text:span text:style-name="T65"><text:s text:c="3"/>The syntax for new endpoint parameters is defined in </text:span></text:span><text:a xlink:type="simple" xlink:href="#section-8.2" office:target-frame-name="_top" xlink:show="replace" text:style-name="Internet_20_link" text:visited-style-name="Visited_20_Internet_20_Link"><text:span text:style-name="Police_20_par_20_défaut"><text:span text:style-name="T63">Section 8.2</text:span></text:span></text:a><text:span text:style-name="Police_20_par_20_défaut"><text:span text:style-name="T65">:</text:span></text:span></text:p>
      <text:p text:style-name="P30"/>
      <text:p text:style-name="P2"><text:span text:style-name="Police_20_par_20_défaut"><text:span text:style-name="T65"><text:s text:c="5"/>param-name = 1*name-char</text:span></text:span></text:p>
      <text:p text:style-name="P2"><text:span text:style-name="Police_20_par_20_défaut"><text:span text:style-name="T65"><text:s text:c="5"/>name-char <text:s/>= "-" / "." / "_" / DIGIT / ALPHA</text:span></text:span></text:p>
      <text:p text:style-name="P30"/>
      <text:p text:style-name="P32"><text:bookmark-start text:name="appendix-B"/><text:a xlink:type="simple" xlink:href="#appendix-B" office:target-frame-name="_top" xlink:show="replace" text:style-name="Internet_20_link" text:visited-style-name="Visited_20_Internet_20_Link"><text:span text:style-name="Police_20_par_20_défaut"><text:span text:style-name="T62">Appendix B</text:span></text:span></text:a><text:bookmark-end text:name="appendix-B"/><text:span text:style-name="Police_20_par_20_défaut"><text:span text:style-name="T64">. <text:s/>Use of application/x-www-form-urlencoded Media Type</text:span></text:span></text:p>
      <text:p text:style-name="P30"><text:soft-page-break/></text:p>
      <text:p text:style-name="P30"/>
      <text:p text:style-name="P2"><text:span text:style-name="Police_20_par_20_défaut"><text:span text:style-name="T65"><text:s text:c="3"/>At the time of publication of this specification, the</text:span></text:span></text:p>
      <text:p text:style-name="P2"><text:span text:style-name="Police_20_par_20_défaut"><text:span text:style-name="T65"><text:s text:c="3"/>"application/x-www-form-urlencoded" media type was defined in</text:span></text:span></text:p>
      <text:p text:style-name="P2"><text:span text:style-name="Police_20_par_20_défaut"><text:span text:style-name="T65"><text:s text:c="3"/>Section 17.13.4 of [</text:span></text:span><text:a xlink:type="simple" xlink:href="#ref-W3C.REC-html401-19991224" office:target-frame-name="_top" xlink:show="replace" text:style-name="Internet_20_link" text:visited-style-name="Visited_20_Internet_20_Link"><text:span text:style-name="Police_20_par_20_défaut"><text:span text:style-name="T63">W3C.REC-html401-19991224</text:span></text:span></text:a><text:span text:style-name="Police_20_par_20_défaut"><text:span text:style-name="T65">] but not registered in</text:span></text:span></text:p>
      <text:p text:style-name="P2"><text:span text:style-name="Police_20_par_20_défaut"><text:span text:style-name="T65"><text:s text:c="3"/>the IANA MIME Media Types registry</text:span></text:span></text:p>
      <text:p text:style-name="P2"><text:span text:style-name="Police_20_par_20_défaut"><text:span text:style-name="T65"><text:s text:c="3"/>(&lt;</text:span></text:span><text:a xlink:type="simple" xlink:href="http://www.iana.org/assignments/media-types" office:target-frame-name="_top" xlink:show="replace" text:style-name="Internet_20_link" text:visited-style-name="Visited_20_Internet_20_Link"><text:span text:style-name="Police_20_par_20_défaut"><text:span text:style-name="T63">http://www.iana.org/assignments/media-types</text:span></text:span></text:a><text:span text:style-name="Police_20_par_20_défaut"><text:span text:style-name="T65">&gt;). <text:s/>Furthermore, that</text:span></text:span></text:p>
      <text:p text:style-name="P2"><text:span text:style-name="Police_20_par_20_défaut"><text:span text:style-name="T65"><text:s text:c="3"/>definition is incomplete, as it does not consider non-US-ASCII</text:span></text:span></text:p>
      <text:p text:style-name="P2"><text:span text:style-name="Police_20_par_20_défaut"><text:span text:style-name="T65"><text:s text:c="3"/>characters.</text:span></text:span></text:p>
      <text:p text:style-name="P30"/>
      <text:p text:style-name="P2"><text:span text:style-name="Police_20_par_20_défaut"><text:span text:style-name="T65"><text:s text:c="3"/>To address this shortcoming when generating payloads using this media</text:span></text:span></text:p>
      <text:p text:style-name="P2"><text:span text:style-name="Police_20_par_20_défaut"><text:span text:style-name="T65"><text:s text:c="3"/>type, names and values MUST be encoded using the UTF-8 character</text:span></text:span></text:p>
      <text:p text:style-name="P2"><text:span text:style-name="Police_20_par_20_défaut"><text:span text:style-name="T65"><text:s text:c="3"/>encoding scheme [</text:span></text:span><text:a xlink:type="simple" xlink:href="https://tools.ietf.org/html/rfc3629" office:target-frame-name="_top" xlink:show="replace" text:style-name="Internet_20_link" text:visited-style-name="Visited_20_Internet_20_Link"><text:span text:style-name="Police_20_par_20_défaut"><text:span text:style-name="T63">RFC3629</text:span></text:span></text:a><text:span text:style-name="Police_20_par_20_défaut"><text:span text:style-name="T65">] first; the resulting octet sequence then</text:span></text:span></text:p>
      <text:p text:style-name="P2"><text:span text:style-name="Police_20_par_20_défaut"><text:span text:style-name="T65"><text:s text:c="3"/>needs to be further encoded using the escaping rules defined in</text:span></text:span></text:p>
      <text:p text:style-name="P2"><text:span text:style-name="Police_20_par_20_défaut"><text:span text:style-name="T65"><text:s text:c="3"/>[</text:span></text:span><text:a xlink:type="simple" xlink:href="#ref-W3C.REC-html401-19991224" office:target-frame-name="_top" xlink:show="replace" text:style-name="Internet_20_link" text:visited-style-name="Visited_20_Internet_20_Link"><text:span text:style-name="Police_20_par_20_défaut"><text:span text:style-name="T63">W3C.REC-html401-19991224</text:span></text:span></text:a><text:span text:style-name="Police_20_par_20_défaut"><text:span text:style-name="T65">].</text:span></text:span></text:p>
      <text:p text:style-name="P30"/>
      <text:p text:style-name="P2"><text:span text:style-name="Police_20_par_20_défaut"><text:span text:style-name="T65"><text:s text:c="3"/>When parsing data from a payload using this media type, the names and</text:span></text:span></text:p>
      <text:p text:style-name="P2"><text:span text:style-name="Police_20_par_20_défaut"><text:span text:style-name="T65"><text:s text:c="3"/>values resulting from reversing the name/value encoding consequently</text:span></text:span></text:p>
      <text:p text:style-name="P2"><text:span text:style-name="Police_20_par_20_défaut"><text:span text:style-name="T65"><text:s text:c="3"/>need to be treated as octet sequences, to be decoded using the UTF-8</text:span></text:span></text:p>
      <text:p text:style-name="P2"><text:span text:style-name="Police_20_par_20_défaut"><text:span text:style-name="T65"><text:s text:c="3"/>character encoding scheme.</text:span></text:span></text:p>
      <text:p text:style-name="P30"/>
      <text:p text:style-name="P2"><text:span text:style-name="Police_20_par_20_défaut"><text:span text:style-name="T65"><text:s text:c="3"/>For example, the value consisting of the six Unicode code points</text:span></text:span></text:p>
      <text:p text:style-name="P2"><text:span text:style-name="Police_20_par_20_défaut"><text:span text:style-name="T65"><text:s text:c="3"/>(1) U+0020 (SPACE), (2) U+0025 (PERCENT SIGN),</text:span></text:span></text:p>
      <text:p text:style-name="P2"><text:span text:style-name="Police_20_par_20_défaut"><text:span text:style-name="T65"><text:s text:c="3"/>(3) U+0026 (AMPERSAND), (4) U+002B (PLUS SIGN),</text:span></text:span></text:p>
      <text:p text:style-name="P2"><text:span text:style-name="Police_20_par_20_défaut"><text:span text:style-name="T65"><text:s text:c="3"/>(5) U+00A3 (POUND SIGN), and (6) U+20AC (EURO SIGN) would be encoded</text:span></text:span></text:p>
      <text:p text:style-name="P2"><text:span text:style-name="Police_20_par_20_défaut"><text:span text:style-name="T65"><text:s text:c="3"/>into the octet sequence below (using hexadecimal notation):</text:span></text:span></text:p>
      <text:p text:style-name="P30"/>
      <text:p text:style-name="P2"><text:span text:style-name="Police_20_par_20_défaut"><text:span text:style-name="T65"><text:s text:c="5"/>20 25 26 2B C2 A3 E2 82 AC</text:span></text:span></text:p>
      <text:p text:style-name="P30"/>
      <text:p text:style-name="P2"><text:span text:style-name="Police_20_par_20_défaut"><text:span text:style-name="T65"><text:s text:c="3"/>and then represented in the payload as:</text:span></text:span></text:p>
      <text:p text:style-name="P30"/>
      <text:p text:style-name="P2"><text:span text:style-name="Police_20_par_20_défaut"><text:span text:style-name="T65"><text:s text:c="5"/>+%25%26%2B%C2%A3%E2%82%AC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74]</text:span></text:span></text:p>
      <text:p text:style-name="P31"/>
      <text:p text:style-name="P2"><text:bookmark-start text:name="page-75"/><text:a xlink:type="simple" xlink:href="#page-75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5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32"><text:bookmark-start text:name="appendix-C"/><text:a xlink:type="simple" xlink:href="#appendix-C" office:target-frame-name="_top" xlink:show="replace" text:style-name="Internet_20_link" text:visited-style-name="Visited_20_Internet_20_Link"><text:span text:style-name="Police_20_par_20_défaut"><text:span text:style-name="T62">Appendix C</text:span></text:span></text:a><text:bookmark-end text:name="appendix-C"/><text:span text:style-name="Police_20_par_20_défaut"><text:span text:style-name="T64">. <text:s/>Acknowledgements</text:span></text:span></text:p>
      <text:p text:style-name="P30"/>
      <text:p text:style-name="P30"/>
      <text:p text:style-name="P2"><text:span text:style-name="Police_20_par_20_défaut"><text:span text:style-name="T65"><text:s text:c="3"/>The initial OAuth 2.0 protocol specification was edited by David</text:span></text:span></text:p>
      <text:p text:style-name="P2"><text:span text:style-name="Police_20_par_20_défaut"><text:span text:style-name="T65"><text:s text:c="3"/>Recordon, based on two previous publications: the OAuth 1.0 community</text:span></text:span></text:p>
      <text:p text:style-name="P2"><text:span text:style-name="Police_20_par_20_défaut"><text:span text:style-name="T65"><text:s text:c="3"/>specification [</text:span></text:span><text:a xlink:type="simple" xlink:href="https://tools.ietf.org/html/rfc5849" office:target-frame-name="_top" xlink:show="replace" text:style-name="Internet_20_link" text:visited-style-name="Visited_20_Internet_20_Link"><text:span text:style-name="Police_20_par_20_défaut"><text:span text:style-name="T63">RFC5849</text:span></text:span></text:a><text:span text:style-name="Police_20_par_20_défaut"><text:span text:style-name="T65">], and OAuth WRAP (OAuth Web Resource</text:span></text:span></text:p>
      <text:p text:style-name="P2"><text:span text:style-name="Police_20_par_20_défaut"><text:span text:style-name="T65"><text:s text:c="3"/>Authorization Profiles) [</text:span></text:span><text:a xlink:type="simple" xlink:href="#ref-OAuth-WRAP" office:target-frame-name="_top" xlink:show="replace" text:style-name="Internet_20_link" text:visited-style-name="Visited_20_Internet_20_Link"><text:span text:style-name="Police_20_par_20_défaut"><text:span text:style-name="T63">OAuth-WRAP</text:span></text:span></text:a><text:span text:style-name="Police_20_par_20_défaut"><text:span text:style-name="T65">]. <text:s/>Eran Hammer then edited many</text:span></text:span></text:p>
      <text:p text:style-name="P2"><text:span text:style-name="Police_20_par_20_défaut"><text:span text:style-name="T65"><text:s text:c="3"/>of the intermediate drafts that evolved into this RFC. <text:s/>The Security</text:span></text:span></text:p>
      <text:p text:style-name="P2"><text:span text:style-name="Police_20_par_20_défaut"><text:span text:style-name="T65"><text:s text:c="3"/>Considerations section was drafted by Torsten Lodderstedt, Mark</text:span></text:span></text:p>
      <text:p text:style-name="P2"><text:span text:style-name="Police_20_par_20_défaut"><text:span text:style-name="T65"><text:s text:c="3"/>McGloin, Phil Hunt, Anthony Nadalin, and John Bradley. <text:s/>The section</text:span></text:span></text:p>
      <text:p text:style-name="P2"><text:span text:style-name="Police_20_par_20_défaut"><text:span text:style-name="T65"><text:s text:c="3"/>on use of the "application/x-www-form-urlencoded" media type was</text:span></text:span></text:p>
      <text:p text:style-name="P2"><text:span text:style-name="Police_20_par_20_défaut"><text:span text:style-name="T65"><text:s text:c="3"/>drafted by Julian Reschke. <text:s/>The ABNF section was drafted by Michael</text:span></text:span></text:p>
      <text:p text:style-name="P2"><text:span text:style-name="Police_20_par_20_défaut"><text:span text:style-name="T65"><text:s text:c="3"/>B. Jones.</text:span></text:span></text:p>
      <text:p text:style-name="P30"/>
      <text:p text:style-name="P2"><text:span text:style-name="Police_20_par_20_défaut"><text:span text:style-name="T65"><text:s text:c="3"/>The OAuth 1.0 community specification was edited by Eran Hammer and</text:span></text:span></text:p>
      <text:p text:style-name="P2"><text:span text:style-name="Police_20_par_20_défaut"><text:span text:style-name="T65"><text:s text:c="3"/>authored by Mark Atwood, Dirk Balfanz, Darren Bounds, Richard M.</text:span></text:span></text:p>
      <text:p text:style-name="P2"><text:soft-page-break/><text:span text:style-name="Police_20_par_20_défaut"><text:span text:style-name="T65"><text:s text:c="3"/>Conlan, Blaine Cook, Leah Culver, Breno de Medeiros, Brian Eaton,</text:span></text:span></text:p>
      <text:p text:style-name="P2"><text:span text:style-name="Police_20_par_20_défaut"><text:span text:style-name="T65"><text:s text:c="3"/>Kellan Elliott-McCrea, Larry Halff, Eran Hammer, Ben Laurie, Chris</text:span></text:span></text:p>
      <text:p text:style-name="P2"><text:span text:style-name="Police_20_par_20_défaut"><text:span text:style-name="T65"><text:s text:c="3"/>Messina, John Panzer, Sam Quigley, David Recordon, Eran Sandler,</text:span></text:span></text:p>
      <text:p text:style-name="P2"><text:span text:style-name="Police_20_par_20_défaut"><text:span text:style-name="T65"><text:s text:c="3"/>Jonathan Sergent, Todd Sieling, Brian Slesinsky, and Andy Smith.</text:span></text:span></text:p>
      <text:p text:style-name="P30"/>
      <text:p text:style-name="P2"><text:span text:style-name="Police_20_par_20_défaut"><text:span text:style-name="T65"><text:s text:c="3"/>The OAuth WRAP specification was edited by Dick Hardt and authored by</text:span></text:span></text:p>
      <text:p text:style-name="P2"><text:span text:style-name="Police_20_par_20_défaut"><text:span text:style-name="T65"><text:s text:c="3"/>Brian Eaton, Yaron Y. Goland, Dick Hardt, and Allen Tom.</text:span></text:span></text:p>
      <text:p text:style-name="P30"/>
      <text:p text:style-name="P2"><text:span text:style-name="Police_20_par_20_défaut"><text:span text:style-name="T65"><text:s text:c="3"/>This specification is the work of the OAuth Working Group, which</text:span></text:span></text:p>
      <text:p text:style-name="P2"><text:span text:style-name="Police_20_par_20_défaut"><text:span text:style-name="T65"><text:s text:c="3"/>includes dozens of active and dedicated participants. <text:s/>In particular,</text:span></text:span></text:p>
      <text:p text:style-name="P2"><text:span text:style-name="Police_20_par_20_défaut"><text:span text:style-name="T65"><text:s text:c="3"/>the following individuals contributed ideas, feedback, and wording</text:span></text:span></text:p>
      <text:p text:style-name="P2"><text:span text:style-name="Police_20_par_20_défaut"><text:span text:style-name="T65"><text:s text:c="3"/>that shaped and formed the final specification:</text:span></text:span></text:p>
      <text:p text:style-name="P30"/>
      <text:p text:style-name="P2"><text:span text:style-name="Police_20_par_20_défaut"><text:span text:style-name="T65"><text:s text:c="3"/>Michael Adams, Amanda Anganes, Andrew Arnott, Dirk Balfanz, Aiden</text:span></text:span></text:p>
      <text:p text:style-name="P2"><text:span text:style-name="Police_20_par_20_défaut"><text:span text:style-name="T65"><text:s text:c="3"/>Bell, John Bradley, Marcos Caceres, Brian Campbell, Scott Cantor,</text:span></text:span></text:p>
      <text:p text:style-name="P2"><text:span text:style-name="Police_20_par_20_défaut"><text:span text:style-name="T65"><text:s text:c="3"/>Blaine Cook, Roger Crew, Leah Culver, Bill de hOra, Andre DeMarre,</text:span></text:span></text:p>
      <text:p text:style-name="P2"><text:span text:style-name="Police_20_par_20_défaut"><text:span text:style-name="T65"><text:s text:c="3"/>Brian Eaton, Wesley Eddy, Wolter Eldering, Brian Ellin, Igor</text:span></text:span></text:p>
      <text:p text:style-name="P2"><text:span text:style-name="Police_20_par_20_défaut"><text:span text:style-name="T65"><text:s text:c="3"/>Faynberg, George Fletcher, Tim Freeman, Luca Frosini, Evan Gilbert,</text:span></text:span></text:p>
      <text:p text:style-name="P2"><text:span text:style-name="Police_20_par_20_défaut"><text:span text:style-name="T65"><text:s text:c="3"/>Yaron Y. Goland, Brent Goldman, Kristoffer Gronowski, Eran Hammer,</text:span></text:span></text:p>
      <text:p text:style-name="P2"><text:span text:style-name="Police_20_par_20_défaut"><text:span text:style-name="T65"><text:s text:c="3"/>Dick Hardt, Justin Hart, Craig Heath, Phil Hunt, Michael B. Jones,</text:span></text:span></text:p>
      <text:p text:style-name="P2"><text:span text:style-name="Police_20_par_20_défaut"><text:span text:style-name="T65"><text:s text:c="3"/>Terry Jones, John Kemp, Mark Kent, Raffi Krikorian, Chasen Le Hara,</text:span></text:span></text:p>
      <text:p text:style-name="P2"><text:span text:style-name="Police_20_par_20_défaut"><text:span text:style-name="T65"><text:s text:c="3"/>Rasmus Lerdorf, Torsten Lodderstedt, Hui-Lan Lu, Casey Lucas, Paul</text:span></text:span></text:p>
      <text:p text:style-name="P2"><text:span text:style-name="Police_20_par_20_défaut"><text:span text:style-name="T65"><text:s text:c="3"/>Madsen, Alastair Mair, Eve Maler, James Manger, Mark McGloin,</text:span></text:span></text:p>
      <text:p text:style-name="P2"><text:span text:style-name="Police_20_par_20_défaut"><text:span text:style-name="T65"><text:s text:c="3"/>Laurence Miao, William Mills, Chuck Mortimore, Anthony Nadalin,</text:span></text:span></text:p>
      <text:p text:style-name="P2"><text:span text:style-name="Police_20_par_20_défaut"><text:span text:style-name="T65"><text:s text:c="3"/>Julian Reschke, Justin Richer, Peter Saint-Andre, Nat Sakimura, Rob</text:span></text:span></text:p>
      <text:p text:style-name="P2"><text:span text:style-name="Police_20_par_20_défaut"><text:span text:style-name="T65"><text:s text:c="3"/>Sayre, Marius Scurtescu, Naitik Shah, Luke Shepard, Vlad Skvortsov,</text:span></text:span></text:p>
      <text:p text:style-name="P2"><text:span text:style-name="Police_20_par_20_défaut"><text:span text:style-name="T65"><text:s text:c="3"/>Justin Smith, Haibin Song, Niv Steingarten, Christian Stuebner,</text:span></text:span></text:p>
      <text:p text:style-name="P2"><text:span text:style-name="Police_20_par_20_défaut"><text:span text:style-name="T65"><text:s text:c="3"/>Jeremy Suriel, Paul Tarjan, Christopher Thomas, Henry S. Thompson,</text:span></text:span></text:p>
      <text:p text:style-name="P2"><text:span text:style-name="Police_20_par_20_défaut"><text:span text:style-name="T65"><text:s text:c="3"/>Allen Tom, Franklin Tse, Nick Walker, Shane Weeden, and Skylar</text:span></text:span></text:p>
      <text:p text:style-name="P2"><text:span text:style-name="Police_20_par_20_défaut"><text:span text:style-name="T65"><text:s text:c="3"/>Woodward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2"><text:span text:style-name="Police_20_par_20_défaut"><text:span text:style-name="T65">Hardt <text:s text:c="23"/>Standards Track <text:s text:c="18"/>[Page 75]</text:span></text:span></text:p>
      <text:p text:style-name="P31"/>
      <text:p text:style-name="P2"><text:bookmark-start text:name="page-76"/><text:a xlink:type="simple" xlink:href="#page-76" office:target-frame-name="_top" xlink:show="replace" text:style-name="Internet_20_link" text:visited-style-name="Visited_20_Internet_20_Link"><text:span text:style-name="Police_20_par_20_défaut"><text:span text:style-name="T63"><text:s/></text:span></text:span></text:a><text:bookmark-end text:name="page-76"/></text:p>
      <text:p text:style-name="P2"><text:a xlink:type="simple" xlink:href="https://tools.ietf.org/html/rfc6749" office:target-frame-name="_top" xlink:show="replace" text:style-name="Internet_20_link" text:visited-style-name="Visited_20_Internet_20_Link"><text:span text:style-name="Police_20_par_20_défaut"><text:span text:style-name="T63">RFC 6749</text:span></text:span></text:a><text:span text:style-name="Police_20_par_20_défaut"><text:span text:style-name="T65"> <text:s text:c="23"/>OAuth 2.0 <text:s text:c="18"/>October 2012</text:span></text:span></text:p>
      <text:p text:style-name="P30"/>
      <text:p text:style-name="P30"/>
      <text:p text:style-name="P2"><text:span text:style-name="Police_20_par_20_défaut"><text:span text:style-name="T65"><text:s text:c="3"/>This document was produced under the chairmanship of Blaine Cook,</text:span></text:span></text:p>
      <text:p text:style-name="P2"><text:span text:style-name="Police_20_par_20_défaut"><text:span text:style-name="T65"><text:s text:c="3"/>Peter Saint-Andre, Hannes Tschofenig, Barry Leiba, and Derek Atkins.</text:span></text:span></text:p>
      <text:p text:style-name="P2"><text:span text:style-name="Police_20_par_20_défaut"><text:span text:style-name="T65"><text:s text:c="3"/>The area directors included Lisa Dusseault, Peter Saint-Andre, and</text:span></text:span></text:p>
      <text:p text:style-name="P2"><text:span text:style-name="Police_20_par_20_défaut"><text:span text:style-name="T65"><text:s text:c="3"/>Stephen Farrell.</text:span></text:span></text:p>
      <text:p text:style-name="P30"/>
      <text:p text:style-name="P2"><text:span text:style-name="Police_20_par_20_défaut"><text:span text:style-name="T65">Author's Address</text:span></text:span></text:p>
      <text:p text:style-name="P30"/>
      <text:p text:style-name="P2"><text:span text:style-name="Police_20_par_20_défaut"><text:span text:style-name="T65"><text:s text:c="3"/>Dick Hardt (editor)</text:span></text:span></text:p>
      <text:p text:style-name="P2"><text:span text:style-name="Police_20_par_20_défaut"><text:span text:style-name="T65"><text:s text:c="3"/>Microsoft</text:span></text:span></text:p>
      <text:p text:style-name="P30"/>
      <text:p text:style-name="P2"><text:span text:style-name="Police_20_par_20_défaut"><text:span text:style-name="T65"><text:s text:c="3"/>EMail: dick.hardt@gmail.com</text:span></text:span></text:p>
      <text:p text:style-name="P2"><text:span text:style-name="Police_20_par_20_défaut"><text:span text:style-name="T65"><text:s text:c="3"/>URI: <text:s text:c="2"/></text:span></text:span><text:a xlink:type="simple" xlink:href="http://dickhardt.org/" office:target-frame-name="_top" xlink:show="replace" text:style-name="Internet_20_link" text:visited-style-name="Visited_20_Internet_20_Link"><text:span text:style-name="Police_20_par_20_défaut"><text:span text:style-name="T63">http://dickhardt.org/</text:span></text:span></text:a></text:p>
      <text:p text:style-name="P30"/>
      <text:p text:style-name="P30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Police_20_par_20_défaut"><text:span text:style-name="T18">Hardt <text:s text:c="23"/>Standards Track <text:s text:c="18"/>[Page 76]</text:span></text:span></text:p>
      <text:p text:style-name="P4"/>
      <text:p text:style-name="Standard"><text:span text:style-name="Police_20_par_20_défaut"><text:span text:style-name="T22"><text:line-break/></text:span></text:span><text:span text:style-name="Police_20_par_20_défaut"><text:span text:style-name="T23">Html markup produced by rfcmarkup 1.124, available from </text:span></text:span><text:a xlink:type="simple" xlink:href="https://tools.ietf.org/tools/rfcmarkup/" office:target-frame-name="_top" xlink:show="replace" text:style-name="Internet_20_link" text:visited-style-name="Visited_20_Internet_20_Link"><text:span text:style-name="Police_20_par_20_défaut"><text:span text:style-name="T25">https://tools.ietf.org/tools/rfcmarkup/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font-name-asian="Times New Roman" style:font-size-asian="24pt" style:language-asian="fr" style:country-asian="FR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fo:line-height="100%" fo:hyphenation-ladder-count="no-limit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76cm" fo:margin-bottom="0.176cm" fo:line-height="100%" fo:hyphenation-ladder-count="no-limit"/>
      <style:text-properties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76cm" fo:margin-bottom="0.176cm" fo:line-height="100%" fo:hyphenation-ladder-count="no-limit"/>
      <style:text-properties style:font-name="Times New Roman" fo:font-size="10pt" fo:font-weight="bold" style:font-name-asian="Times New Roman" style:font-size-asian="10pt" style:language-asian="fr" style:country-asian="FR" style:font-weight-asian="bold" style:font-name-complex="Times New Roman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réformaté_20_HTML" style:display-name="Préformaté HTML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fr" style:country-asian="FR" style:font-name-complex="Courier New" style:font-size-complex="10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Titre_20_2_20_Car" style:display-name="Titre 2 Car" style:family="text" style:parent-style-name="Police_20_par_20_défaut"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Titre_20_3_20_Car" style:display-name="Titre 3 Car" style:family="text" style:parent-style-name="Police_20_par_20_défaut"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Titre_20_4_20_Car" style:display-name="Titre 4 Car" style:family="text" style:parent-style-name="Police_20_par_20_défaut">
      <style:text-properties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itre_20_5_20_Car" style:display-name="Titre 5 Car" style:family="text" style:parent-style-name="Police_20_par_20_défaut">
      <style:text-properties style:font-name="Times New Roman" fo:font-size="10pt" fo:font-weight="bold" style:font-name-asian="Times New Roman" style:font-size-asian="10pt" style:language-asian="fr" style:country-asian="FR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GCC-MED</meta:initial-creator>
    <meta:creation-date>2018-01-17T15:14:00Z</meta:creation-date>
    <dc:date>2018-01-18T20:57:10.29</dc:date>
    <meta:editing-cycles>10</meta:editing-cycles>
    <meta:editing-duration>PT8H12M9S</meta:editing-duration>
    <meta:document-statistic meta:table-count="0" meta:image-count="0" meta:object-count="0" meta:page-count="76" meta:paragraph-count="2895" meta:word-count="20193" meta:character-count="1597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